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.5k_gens_lin2_greedySel" table:style-name="ta1">
        <table:shapes>
          <draw:frame draw:z-index="0" draw:style-name="gr1" draw:text-style-name="P1" svg:width="453.51pt" svg:height="255.09pt" svg:x="222.72pt" svg:y="5.87pt">
            <draw:object draw:notify-on-update-of-ranges="'2.5k_gens_lin2_greedySel'.B1:'2.5k_gens_lin2_greedySel'.B2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770981053574" calcext:value-type="float">
            <text:p>0.651770981053574</text:p>
          </table:table-cell>
          <table:table-cell office:value-type="float" office:value="0.0172729752960196" calcext:value-type="float">
            <text:p>0.01727297529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0207217758425" calcext:value-type="float">
            <text:p>0.660207217758425</text:p>
          </table:table-cell>
          <table:table-cell office:value-type="float" office:value="0.00963853335347307" calcext:value-type="float">
            <text:p>0.0096385333534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436634446199" calcext:value-type="float">
            <text:p>0.661436634446199</text:p>
          </table:table-cell>
          <table:table-cell office:value-type="float" office:value="0.00516247104492917" calcext:value-type="float">
            <text:p>0.005162471044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167952611299" calcext:value-type="float">
            <text:p>0.664167952611299</text:p>
          </table:table-cell>
          <table:table-cell office:value-type="float" office:value="0.00792970282242628" calcext:value-type="float">
            <text:p>0.007929702822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0124140716427" calcext:value-type="float">
            <text:p>0.670124140716427</text:p>
          </table:table-cell>
          <table:table-cell office:value-type="float" office:value="0.0143275187989922" calcext:value-type="float">
            <text:p>0.014327518798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702363907089" calcext:value-type="float">
            <text:p>0.690702363907089</text:p>
          </table:table-cell>
          <table:table-cell office:value-type="float" office:value="0.0112279761184533" calcext:value-type="float">
            <text:p>0.011227976118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513840264203" calcext:value-type="float">
            <text:p>0.694513840264203</text:p>
          </table:table-cell>
          <table:table-cell office:value-type="float" office:value="0.00374836906765918" calcext:value-type="float">
            <text:p>0.0037483690676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103857531621" calcext:value-type="float">
            <text:p>0.694103857531621</text:p>
          </table:table-cell>
          <table:table-cell office:value-type="float" office:value="0.00960962114994493" calcext:value-type="float">
            <text:p>0.009609621149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551056849359" calcext:value-type="float">
            <text:p>0.695551056849359</text:p>
          </table:table-cell>
          <table:table-cell office:value-type="float" office:value="0.000531904026436877" calcext:value-type="float">
            <text:p>0.000531904026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715069460202" calcext:value-type="float">
            <text:p>0.69715069460202</text:p>
          </table:table-cell>
          <table:table-cell office:value-type="float" office:value="0.00676307667350116" calcext:value-type="float">
            <text:p>0.0067630766735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385459262009" calcext:value-type="float">
            <text:p>0.700385459262009</text:p>
          </table:table-cell>
          <table:table-cell office:value-type="float" office:value="0.0129864879399034" calcext:value-type="float">
            <text:p>0.012986487939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2104155446315" calcext:value-type="float">
            <text:p>0.712104155446315</text:p>
          </table:table-cell>
          <table:table-cell office:value-type="float" office:value="0.0221744564855597" calcext:value-type="float">
            <text:p>0.02217445648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6158241638901" calcext:value-type="float">
            <text:p>0.746158241638901</text:p>
          </table:table-cell>
          <table:table-cell office:value-type="float" office:value="0.0097784455702873" calcext:value-type="float">
            <text:p>0.009778445570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3654964134394" calcext:value-type="float">
            <text:p>0.753654964134394</text:p>
          </table:table-cell>
          <table:table-cell office:value-type="float" office:value="0.00057608821206097" calcext:value-type="float">
            <text:p>0.000576088212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3331997991401" calcext:value-type="float">
            <text:p>0.753331997991401</text:p>
          </table:table-cell>
          <table:table-cell office:value-type="float" office:value="0.00645897187127712" calcext:value-type="float">
            <text:p>0.006458971871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5158878338499" calcext:value-type="float">
            <text:p>0.755158878338499</text:p>
          </table:table-cell>
          <table:table-cell office:value-type="float" office:value="0.00290233455229895" calcext:value-type="float">
            <text:p>0.002902334552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702810778144" calcext:value-type="float">
            <text:p>0.75702810778144</text:p>
          </table:table-cell>
          <table:table-cell office:value-type="float" office:value="0.00147749340111784" calcext:value-type="float">
            <text:p>0.001477493401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7369276827156" calcext:value-type="float">
            <text:p>0.757369276827156</text:p>
          </table:table-cell>
          <table:table-cell office:value-type="float" office:value="0.010337736142751" calcext:value-type="float">
            <text:p>0.010337736142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1137698127738" calcext:value-type="float">
            <text:p>0.761137698127738</text:p>
          </table:table-cell>
          <table:table-cell office:value-type="float" office:value="0.00113484935294996" calcext:value-type="float">
            <text:p>0.00113484935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2039347064277" calcext:value-type="float">
            <text:p>0.762039347064277</text:p>
          </table:table-cell>
          <table:table-cell office:value-type="float" office:value="0.00395766996322251" calcext:value-type="float">
            <text:p>0.003957669963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4289711701739" calcext:value-type="float">
            <text:p>0.764289711701739</text:p>
          </table:table-cell>
          <table:table-cell office:value-type="float" office:value="0.00646388777934279" calcext:value-type="float">
            <text:p>0.006463887779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7286110308024" calcext:value-type="float">
            <text:p>0.767286110308024</text:p>
          </table:table-cell>
          <table:table-cell office:value-type="float" office:value="0.0032728378605313" calcext:value-type="float">
            <text:p>0.003272837860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1642575503505" calcext:value-type="float">
            <text:p>0.771642575503505</text:p>
          </table:table-cell>
          <table:table-cell office:value-type="float" office:value="0.00477241666602468" calcext:value-type="float">
            <text:p>0.004772416666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3821255777575" calcext:value-type="float">
            <text:p>0.773821255777575</text:p>
          </table:table-cell>
          <table:table-cell office:value-type="float" office:value="0.00839910458074402" calcext:value-type="float">
            <text:p>0.008399104580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6666148806079" calcext:value-type="float">
            <text:p>0.776666148806079</text:p>
          </table:table-cell>
          <table:table-cell office:value-type="float" office:value="0.0125073745186553" calcext:value-type="float">
            <text:p>0.012507374518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8349154097559" calcext:value-type="float">
            <text:p>0.778349154097559</text:p>
          </table:table-cell>
          <table:table-cell office:value-type="float" office:value="0.00955826287506897" calcext:value-type="float">
            <text:p>0.009558262875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0076897143465" calcext:value-type="float">
            <text:p>0.780076897143465</text:p>
          </table:table-cell>
          <table:table-cell office:value-type="float" office:value="0.00664114650072921" calcext:value-type="float">
            <text:p>0.006641146500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0869397899316" calcext:value-type="float">
            <text:p>0.780869397899316</text:p>
          </table:table-cell>
          <table:table-cell office:value-type="float" office:value="0.00367707356112089" calcext:value-type="float">
            <text:p>0.003677073561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1465209331036" calcext:value-type="float">
            <text:p>0.781465209331036</text:p>
          </table:table-cell>
          <table:table-cell office:value-type="float" office:value="0.00398196088388306" calcext:value-type="float">
            <text:p>0.003981960883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1607157121732" calcext:value-type="float">
            <text:p>0.781607157121732</text:p>
          </table:table-cell>
          <table:table-cell office:value-type="float" office:value="0.00416938595395317" calcext:value-type="float">
            <text:p>0.004169385953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2003686766335" calcext:value-type="float">
            <text:p>0.782003686766335</text:p>
          </table:table-cell>
          <table:table-cell office:value-type="float" office:value="0.00657117029638692" calcext:value-type="float">
            <text:p>0.006571170296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206954116406" calcext:value-type="float">
            <text:p>0.78206954116406</text:p>
          </table:table-cell>
          <table:table-cell office:value-type="float" office:value="0.00910501877675515" calcext:value-type="float">
            <text:p>0.009105018776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0154997814176" calcext:value-type="float">
            <text:p>0.780154997814176</text:p>
          </table:table-cell>
          <table:table-cell office:value-type="float" office:value="0.0152350209015784" calcext:value-type="float">
            <text:p>0.015235020901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9994777679892" calcext:value-type="float">
            <text:p>0.779994777679892</text:p>
          </table:table-cell>
          <table:table-cell office:value-type="float" office:value="0.018977467706378" calcext:value-type="float">
            <text:p>0.018977467706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2543254871778" calcext:value-type="float">
            <text:p>0.782543254871778</text:p>
          </table:table-cell>
          <table:table-cell office:value-type="float" office:value="0.0112147642808401" calcext:value-type="float">
            <text:p>0.011214764280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2903887393629" calcext:value-type="float">
            <text:p>0.782903887393629</text:p>
          </table:table-cell>
          <table:table-cell office:value-type="float" office:value="0.0164061914218672" calcext:value-type="float">
            <text:p>0.016406191421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200357256523" calcext:value-type="float">
            <text:p>0.785200357256523</text:p>
          </table:table-cell>
          <table:table-cell office:value-type="float" office:value="0.00669401277889416" calcext:value-type="float">
            <text:p>0.006694012778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754222483526" calcext:value-type="float">
            <text:p>0.785754222483526</text:p>
          </table:table-cell>
          <table:table-cell office:value-type="float" office:value="0.00239772259196025" calcext:value-type="float">
            <text:p>0.00239772259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830569452081" calcext:value-type="float">
            <text:p>0.783830569452081</text:p>
          </table:table-cell>
          <table:table-cell office:value-type="float" office:value="0.0137193797503494" calcext:value-type="float">
            <text:p>0.01371937975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779668119966" calcext:value-type="float">
            <text:p>0.784779668119966</text:p>
          </table:table-cell>
          <table:table-cell office:value-type="float" office:value="0.00719239195656731" calcext:value-type="float">
            <text:p>0.007192391956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598502723102" calcext:value-type="float">
            <text:p>0.784598502723102</text:p>
          </table:table-cell>
          <table:table-cell office:value-type="float" office:value="0.0110772965327784" calcext:value-type="float">
            <text:p>0.011077296532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18265626017" calcext:value-type="float">
            <text:p>0.78418265626017</text:p>
          </table:table-cell>
          <table:table-cell office:value-type="float" office:value="0.00765268471151014" calcext:value-type="float">
            <text:p>0.00765268471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156678869933" calcext:value-type="float">
            <text:p>0.786156678869933</text:p>
          </table:table-cell>
          <table:table-cell office:value-type="float" office:value="0.000227490762727377" calcext:value-type="float">
            <text:p>0.000227490762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622033559424" calcext:value-type="float">
            <text:p>0.784622033559424</text:p>
          </table:table-cell>
          <table:table-cell office:value-type="float" office:value="0.00698063871681644" calcext:value-type="float">
            <text:p>0.006980638716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107386888595" calcext:value-type="float">
            <text:p>0.785107386888595</text:p>
          </table:table-cell>
          <table:table-cell office:value-type="float" office:value="0.0057443426433312" calcext:value-type="float">
            <text:p>0.005744342643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796533737151" calcext:value-type="float">
            <text:p>0.784796533737151</text:p>
          </table:table-cell>
          <table:table-cell office:value-type="float" office:value="0.00527779639378337" calcext:value-type="float">
            <text:p>0.005277796393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368286827224" calcext:value-type="float">
            <text:p>0.784368286827224</text:p>
          </table:table-cell>
          <table:table-cell office:value-type="float" office:value="0.00702724257019917" calcext:value-type="float">
            <text:p>0.0070272425701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749921285078" calcext:value-type="float">
            <text:p>0.784749921285078</text:p>
          </table:table-cell>
          <table:table-cell office:value-type="float" office:value="0.00912878426658205" calcext:value-type="float">
            <text:p>0.009128784266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32447383851" calcext:value-type="float">
            <text:p>0.78432447383851</text:p>
          </table:table-cell>
          <table:table-cell office:value-type="float" office:value="0.00968961077701148" calcext:value-type="float">
            <text:p>0.009689610777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958140303376" calcext:value-type="float">
            <text:p>0.783958140303376</text:p>
          </table:table-cell>
          <table:table-cell office:value-type="float" office:value="0.0127824675230184" calcext:value-type="float">
            <text:p>0.012782467523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979340795902" calcext:value-type="float">
            <text:p>0.785979340795902</text:p>
          </table:table-cell>
          <table:table-cell office:value-type="float" office:value="0.00199682500060616" calcext:value-type="float">
            <text:p>0.001996825000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1903138634181" calcext:value-type="float">
            <text:p>0.781903138634181</text:p>
          </table:table-cell>
          <table:table-cell office:value-type="float" office:value="0.018135892105779" calcext:value-type="float">
            <text:p>0.018135892105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0402365148" calcext:value-type="float">
            <text:p>0.7830402365148</text:p>
          </table:table-cell>
          <table:table-cell office:value-type="float" office:value="0.0126915695228895" calcext:value-type="float">
            <text:p>0.01269156952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2737493318456" calcext:value-type="float">
            <text:p>0.782737493318456</text:p>
          </table:table-cell>
          <table:table-cell office:value-type="float" office:value="0.01846091276655" calcext:value-type="float">
            <text:p>0.01846091276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838817696681" calcext:value-type="float">
            <text:p>0.784838817696681</text:p>
          </table:table-cell>
          <table:table-cell office:value-type="float" office:value="0.00557707479518835" calcext:value-type="float">
            <text:p>0.005577074795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535644973446" calcext:value-type="float">
            <text:p>0.784535644973446</text:p>
          </table:table-cell>
          <table:table-cell office:value-type="float" office:value="0.0134976241711139" calcext:value-type="float">
            <text:p>0.013497624171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968963718556" calcext:value-type="float">
            <text:p>0.785968963718556</text:p>
          </table:table-cell>
          <table:table-cell office:value-type="float" office:value="0.00171839877911719" calcext:value-type="float">
            <text:p>0.001718398779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474354389286" calcext:value-type="float">
            <text:p>0.784474354389286</text:p>
          </table:table-cell>
          <table:table-cell office:value-type="float" office:value="0.0123145998335203" calcext:value-type="float">
            <text:p>0.01231459983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098972859537" calcext:value-type="float">
            <text:p>0.785098972859537</text:p>
          </table:table-cell>
          <table:table-cell office:value-type="float" office:value="0.00638402882513521" calcext:value-type="float">
            <text:p>0.006384028825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374093111737" calcext:value-type="float">
            <text:p>0.785374093111737</text:p>
          </table:table-cell>
          <table:table-cell office:value-type="float" office:value="0.0041348423803923" calcext:value-type="float">
            <text:p>0.004134842380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257859299038" calcext:value-type="float">
            <text:p>0.785257859299038</text:p>
          </table:table-cell>
          <table:table-cell office:value-type="float" office:value="0.00602391772826893" calcext:value-type="float">
            <text:p>0.006023917728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2618499712532" calcext:value-type="float">
            <text:p>0.782618499712532</text:p>
          </table:table-cell>
          <table:table-cell office:value-type="float" office:value="0.0174424163575704" calcext:value-type="float">
            <text:p>0.017442416357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098738623649" calcext:value-type="float">
            <text:p>0.785098738623649</text:p>
          </table:table-cell>
          <table:table-cell office:value-type="float" office:value="0.00765923146007784" calcext:value-type="float">
            <text:p>0.007659231460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733189012937" calcext:value-type="float">
            <text:p>0.785733189012937</text:p>
          </table:table-cell>
          <table:table-cell office:value-type="float" office:value="0.00282448669305037" calcext:value-type="float">
            <text:p>0.00282448669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254092183576" calcext:value-type="float">
            <text:p>0.785254092183576</text:p>
          </table:table-cell>
          <table:table-cell office:value-type="float" office:value="0.00547597281439185" calcext:value-type="float">
            <text:p>0.005475972814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53336171707" calcext:value-type="float">
            <text:p>0.786053336171707</text:p>
          </table:table-cell>
          <table:table-cell office:value-type="float" office:value="0.00189406071150391" calcext:value-type="float">
            <text:p>0.001894060711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051170938759" calcext:value-type="float">
            <text:p>0.784051170938759</text:p>
          </table:table-cell>
          <table:table-cell office:value-type="float" office:value="0.0100538434339079" calcext:value-type="float">
            <text:p>0.010053843433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685457312953" calcext:value-type="float">
            <text:p>0.783685457312953</text:p>
          </table:table-cell>
          <table:table-cell office:value-type="float" office:value="0.0158863778267616" calcext:value-type="float">
            <text:p>0.015886377826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655069090844" calcext:value-type="float">
            <text:p>0.784655069090844</text:p>
          </table:table-cell>
          <table:table-cell office:value-type="float" office:value="0.00830840381463722" calcext:value-type="float">
            <text:p>0.008308403814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809078256572" calcext:value-type="float">
            <text:p>0.785809078256572</text:p>
          </table:table-cell>
          <table:table-cell office:value-type="float" office:value="0.0028721610641808" calcext:value-type="float">
            <text:p>0.002872161064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184905999807" calcext:value-type="float">
            <text:p>0.784184905999807</text:p>
          </table:table-cell>
          <table:table-cell office:value-type="float" office:value="0.00893031742906972" calcext:value-type="float">
            <text:p>0.00893031742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398448338873" calcext:value-type="float">
            <text:p>0.785398448338873</text:p>
          </table:table-cell>
          <table:table-cell office:value-type="float" office:value="0.00517715191959058" calcext:value-type="float">
            <text:p>0.005177151919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361030643156" calcext:value-type="float">
            <text:p>0.785361030643156</text:p>
          </table:table-cell>
          <table:table-cell office:value-type="float" office:value="0.00587618558507029" calcext:value-type="float">
            <text:p>0.00587618558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948687316296" calcext:value-type="float">
            <text:p>0.783948687316296</text:p>
          </table:table-cell>
          <table:table-cell office:value-type="float" office:value="0.00903081319359102" calcext:value-type="float">
            <text:p>0.009030813193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758780113799" calcext:value-type="float">
            <text:p>0.784758780113799</text:p>
          </table:table-cell>
          <table:table-cell office:value-type="float" office:value="0.00686283321273101" calcext:value-type="float">
            <text:p>0.006862833212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357870830196" calcext:value-type="float">
            <text:p>0.785357870830196</text:p>
          </table:table-cell>
          <table:table-cell office:value-type="float" office:value="0.00534197838847547" calcext:value-type="float">
            <text:p>0.005341978388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311149996252" calcext:value-type="float">
            <text:p>0.783311149996252</text:p>
          </table:table-cell>
          <table:table-cell office:value-type="float" office:value="0.021554931319186" calcext:value-type="float">
            <text:p>0.021554931319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237163589706" calcext:value-type="float">
            <text:p>0.784237163589706</text:p>
          </table:table-cell>
          <table:table-cell office:value-type="float" office:value="0.0127777798257851" calcext:value-type="float">
            <text:p>0.012777779825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457722681147" calcext:value-type="float">
            <text:p>0.785457722681147</text:p>
          </table:table-cell>
          <table:table-cell office:value-type="float" office:value="0.00378695118382406" calcext:value-type="float">
            <text:p>0.003786951183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263036286315" calcext:value-type="float">
            <text:p>0.785263036286315</text:p>
          </table:table-cell>
          <table:table-cell office:value-type="float" office:value="0.00409895868206866" calcext:value-type="float">
            <text:p>0.004098958682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292645591731" calcext:value-type="float">
            <text:p>0.783292645591731</text:p>
          </table:table-cell>
          <table:table-cell office:value-type="float" office:value="0.0137924343466089" calcext:value-type="float">
            <text:p>0.013792434346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02963410193" calcext:value-type="float">
            <text:p>0.78402963410193</text:p>
          </table:table-cell>
          <table:table-cell office:value-type="float" office:value="0.0146294418220552" calcext:value-type="float">
            <text:p>0.014629441822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599557687146" calcext:value-type="float">
            <text:p>0.783599557687146</text:p>
          </table:table-cell>
          <table:table-cell office:value-type="float" office:value="0.0143314952905735" calcext:value-type="float">
            <text:p>0.0143314952905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483525753665" calcext:value-type="float">
            <text:p>0.784483525753665</text:p>
          </table:table-cell>
          <table:table-cell office:value-type="float" office:value="0.00961489923018148" calcext:value-type="float">
            <text:p>0.009614899230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499380189673" calcext:value-type="float">
            <text:p>0.783499380189673</text:p>
          </table:table-cell>
          <table:table-cell office:value-type="float" office:value="0.0197358315469171" calcext:value-type="float">
            <text:p>0.019735831546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46568418526" calcext:value-type="float">
            <text:p>0.78346568418526</text:p>
          </table:table-cell>
          <table:table-cell office:value-type="float" office:value="0.0153725417692581" calcext:value-type="float">
            <text:p>0.015372541769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298844480119" calcext:value-type="float">
            <text:p>0.785298844480119</text:p>
          </table:table-cell>
          <table:table-cell office:value-type="float" office:value="0.00628218094449102" calcext:value-type="float">
            <text:p>0.006282180944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110717788032" calcext:value-type="float">
            <text:p>0.784110717788032</text:p>
          </table:table-cell>
          <table:table-cell office:value-type="float" office:value="0.0121734894579139" calcext:value-type="float">
            <text:p>0.012173489457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99595801049" calcext:value-type="float">
            <text:p>0.78399595801049</text:p>
          </table:table-cell>
          <table:table-cell office:value-type="float" office:value="0.00978861050275571" calcext:value-type="float">
            <text:p>0.009788610502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124922158498" calcext:value-type="float">
            <text:p>0.784124922158498</text:p>
          </table:table-cell>
          <table:table-cell office:value-type="float" office:value="0.0107868931660986" calcext:value-type="float">
            <text:p>0.010786893166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504366133526" calcext:value-type="float">
            <text:p>0.784504366133526</text:p>
          </table:table-cell>
          <table:table-cell office:value-type="float" office:value="0.013199346212921" calcext:value-type="float">
            <text:p>0.013199346212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129359959105" calcext:value-type="float">
            <text:p>0.785129359959105</text:p>
          </table:table-cell>
          <table:table-cell office:value-type="float" office:value="0.00622101012212234" calcext:value-type="float">
            <text:p>0.006221010122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743295800377" calcext:value-type="float">
            <text:p>0.784743295800377</text:p>
          </table:table-cell>
          <table:table-cell office:value-type="float" office:value="0.00799995223568268" calcext:value-type="float">
            <text:p>0.007999952235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094014385973" calcext:value-type="float">
            <text:p>0.785094014385973</text:p>
          </table:table-cell>
          <table:table-cell office:value-type="float" office:value="0.00658896656390884" calcext:value-type="float">
            <text:p>0.006588966563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354925698071" calcext:value-type="float">
            <text:p>0.785354925698071</text:p>
          </table:table-cell>
          <table:table-cell office:value-type="float" office:value="0.00618746597753658" calcext:value-type="float">
            <text:p>0.006187465977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52003083709" calcext:value-type="float">
            <text:p>0.78452003083709</text:p>
          </table:table-cell>
          <table:table-cell office:value-type="float" office:value="0.0135658158289796" calcext:value-type="float">
            <text:p>0.01356581582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365844689923" calcext:value-type="float">
            <text:p>0.784365844689923</text:p>
          </table:table-cell>
          <table:table-cell office:value-type="float" office:value="0.0119696019370204" calcext:value-type="float">
            <text:p>0.011969601937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479542885359" calcext:value-type="float">
            <text:p>0.784479542885359</text:p>
          </table:table-cell>
          <table:table-cell office:value-type="float" office:value="0.00861960695990549" calcext:value-type="float">
            <text:p>0.008619606959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721436856739" calcext:value-type="float">
            <text:p>0.784721436856739</text:p>
          </table:table-cell>
          <table:table-cell office:value-type="float" office:value="0.0085884098377086" calcext:value-type="float">
            <text:p>0.008588409837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49487259972" calcext:value-type="float">
            <text:p>0.78549487259972</text:p>
          </table:table-cell>
          <table:table-cell office:value-type="float" office:value="0.00431890929469893" calcext:value-type="float">
            <text:p>0.004318909294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209962488285" calcext:value-type="float">
            <text:p>0.784209962488285</text:p>
          </table:table-cell>
          <table:table-cell office:value-type="float" office:value="0.0135759214575716" calcext:value-type="float">
            <text:p>0.013575921457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928817697822" calcext:value-type="float">
            <text:p>0.784928817697822</text:p>
          </table:table-cell>
          <table:table-cell office:value-type="float" office:value="0.00610257740751283" calcext:value-type="float">
            <text:p>0.006102577407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531897029085" calcext:value-type="float">
            <text:p>0.784531897029085</text:p>
          </table:table-cell>
          <table:table-cell office:value-type="float" office:value="0.00891231905722243" calcext:value-type="float">
            <text:p>0.008912319057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877444490028" calcext:value-type="float">
            <text:p>0.785877444490028</text:p>
          </table:table-cell>
          <table:table-cell office:value-type="float" office:value="0.00366361580166484" calcext:value-type="float">
            <text:p>0.003663615801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996070283018" calcext:value-type="float">
            <text:p>0.784996070283018</text:p>
          </table:table-cell>
          <table:table-cell office:value-type="float" office:value="0.00679167837677155" calcext:value-type="float">
            <text:p>0.006791678376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339049108493" calcext:value-type="float">
            <text:p>0.783339049108493</text:p>
          </table:table-cell>
          <table:table-cell office:value-type="float" office:value="0.0199877342554065" calcext:value-type="float">
            <text:p>0.0199877342554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158485138329" calcext:value-type="float">
            <text:p>0.785158485138329</text:p>
          </table:table-cell>
          <table:table-cell office:value-type="float" office:value="0.00742069079490178" calcext:value-type="float">
            <text:p>0.0074206907949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303615870123" calcext:value-type="float">
            <text:p>0.785303615870123</text:p>
          </table:table-cell>
          <table:table-cell office:value-type="float" office:value="0.00694248998008588" calcext:value-type="float">
            <text:p>0.006942489980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754231054544" calcext:value-type="float">
            <text:p>0.785754231054544</text:p>
          </table:table-cell>
          <table:table-cell office:value-type="float" office:value="0.00476829182672671" calcext:value-type="float">
            <text:p>0.004768291826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49396763523" calcext:value-type="float">
            <text:p>0.786049396763523</text:p>
          </table:table-cell>
          <table:table-cell office:value-type="float" office:value="0.00445859145094671" calcext:value-type="float">
            <text:p>0.004458591450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133235715419" calcext:value-type="float">
            <text:p>0.786133235715419</text:p>
          </table:table-cell>
          <table:table-cell office:value-type="float" office:value="0.00250939347421312" calcext:value-type="float">
            <text:p>0.002509393474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561511369437" calcext:value-type="float">
            <text:p>0.783561511369437</text:p>
          </table:table-cell>
          <table:table-cell office:value-type="float" office:value="0.0166031390909486" calcext:value-type="float">
            <text:p>0.016603139090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574242644181" calcext:value-type="float">
            <text:p>0.785574242644181</text:p>
          </table:table-cell>
          <table:table-cell office:value-type="float" office:value="0.00523446033283746" calcext:value-type="float">
            <text:p>0.005234460332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704498079974" calcext:value-type="float">
            <text:p>0.784704498079974</text:p>
          </table:table-cell>
          <table:table-cell office:value-type="float" office:value="0.00817145388914454" calcext:value-type="float">
            <text:p>0.008171453889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611670330641" calcext:value-type="float">
            <text:p>0.785611670330641</text:p>
          </table:table-cell>
          <table:table-cell office:value-type="float" office:value="0.00631128639231553" calcext:value-type="float">
            <text:p>0.006311286392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390670973094" calcext:value-type="float">
            <text:p>0.785390670973094</text:p>
          </table:table-cell>
          <table:table-cell office:value-type="float" office:value="0.00620874184624604" calcext:value-type="float">
            <text:p>0.006208741846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816739847983" calcext:value-type="float">
            <text:p>0.785816739847983</text:p>
          </table:table-cell>
          <table:table-cell office:value-type="float" office:value="0.00372335550412084" calcext:value-type="float">
            <text:p>0.003723355504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57398687927" calcext:value-type="float">
            <text:p>0.786057398687927</text:p>
          </table:table-cell>
          <table:table-cell office:value-type="float" office:value="0.00455412922671245" calcext:value-type="float">
            <text:p>0.004554129226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919527590115" calcext:value-type="float">
            <text:p>0.783919527590115</text:p>
          </table:table-cell>
          <table:table-cell office:value-type="float" office:value="0.0105067501281857" calcext:value-type="float">
            <text:p>0.010506750128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744876461284" calcext:value-type="float">
            <text:p>0.785744876461284</text:p>
          </table:table-cell>
          <table:table-cell office:value-type="float" office:value="0.00582993554109293" calcext:value-type="float">
            <text:p>0.005829935541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662447212412" calcext:value-type="float">
            <text:p>0.784662447212412</text:p>
          </table:table-cell>
          <table:table-cell office:value-type="float" office:value="0.0105316576532941" calcext:value-type="float">
            <text:p>0.010531657653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125264028163" calcext:value-type="float">
            <text:p>0.783125264028163</text:p>
          </table:table-cell>
          <table:table-cell office:value-type="float" office:value="0.0163489149827238" calcext:value-type="float">
            <text:p>0.016348914982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350037507253" calcext:value-type="float">
            <text:p>0.785350037507253</text:p>
          </table:table-cell>
          <table:table-cell office:value-type="float" office:value="0.006496275789285" calcext:value-type="float">
            <text:p>0.006496275789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00448525053" calcext:value-type="float">
            <text:p>0.78500448525053</text:p>
          </table:table-cell>
          <table:table-cell office:value-type="float" office:value="0.00719334303863207" calcext:value-type="float">
            <text:p>0.007193343038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501370435506" calcext:value-type="float">
            <text:p>0.784501370435506</text:p>
          </table:table-cell>
          <table:table-cell office:value-type="float" office:value="0.0119619268354763" calcext:value-type="float">
            <text:p>0.011961926835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455355426466" calcext:value-type="float">
            <text:p>0.783455355426466</text:p>
          </table:table-cell>
          <table:table-cell office:value-type="float" office:value="0.0157299653407603" calcext:value-type="float">
            <text:p>0.01572996534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62764652326" calcext:value-type="float">
            <text:p>0.78462764652326</text:p>
          </table:table-cell>
          <table:table-cell office:value-type="float" office:value="0.0126826247464684" calcext:value-type="float">
            <text:p>0.012682624746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185852867257" calcext:value-type="float">
            <text:p>0.783185852867257</text:p>
          </table:table-cell>
          <table:table-cell office:value-type="float" office:value="0.0170847647814695" calcext:value-type="float">
            <text:p>0.01708476478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637289723531" calcext:value-type="float">
            <text:p>0.784637289723531</text:p>
          </table:table-cell>
          <table:table-cell office:value-type="float" office:value="0.0182325576924928" calcext:value-type="float">
            <text:p>0.0182325576924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1110628963533" calcext:value-type="float">
            <text:p>0.781110628963533</text:p>
          </table:table-cell>
          <table:table-cell office:value-type="float" office:value="0.0207869358184754" calcext:value-type="float">
            <text:p>0.020786935818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685530253338" calcext:value-type="float">
            <text:p>0.783685530253338</text:p>
          </table:table-cell>
          <table:table-cell office:value-type="float" office:value="0.0148915967030358" calcext:value-type="float">
            <text:p>0.014891596703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480734018423" calcext:value-type="float">
            <text:p>0.784480734018423</text:p>
          </table:table-cell>
          <table:table-cell office:value-type="float" office:value="0.0148925724760058" calcext:value-type="float">
            <text:p>0.014892572476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67204545298" calcext:value-type="float">
            <text:p>0.786067204545298</text:p>
          </table:table-cell>
          <table:table-cell office:value-type="float" office:value="0.00357403365078393" calcext:value-type="float">
            <text:p>0.003574033650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971673083395" calcext:value-type="float">
            <text:p>0.783971673083395</text:p>
          </table:table-cell>
          <table:table-cell office:value-type="float" office:value="0.0108614471233394" calcext:value-type="float">
            <text:p>0.010861447123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793894031934" calcext:value-type="float">
            <text:p>0.785793894031934</text:p>
          </table:table-cell>
          <table:table-cell office:value-type="float" office:value="0.00471285774485489" calcext:value-type="float">
            <text:p>0.004712857744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14862331896" calcext:value-type="float">
            <text:p>0.78514862331896</text:p>
          </table:table-cell>
          <table:table-cell office:value-type="float" office:value="0.00946691687544343" calcext:value-type="float">
            <text:p>0.009466916875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61638473295" calcext:value-type="float">
            <text:p>0.786061638473295</text:p>
          </table:table-cell>
          <table:table-cell office:value-type="float" office:value="0.00330938097005306" calcext:value-type="float">
            <text:p>0.003309380970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2558207707492" calcext:value-type="float">
            <text:p>0.782558207707492</text:p>
          </table:table-cell>
          <table:table-cell office:value-type="float" office:value="0.0203319891845396" calcext:value-type="float">
            <text:p>0.02033198918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105520743411" calcext:value-type="float">
            <text:p>0.786105520743411</text:p>
          </table:table-cell>
          <table:table-cell office:value-type="float" office:value="0.00552188123832089" calcext:value-type="float">
            <text:p>0.005521881238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533886141565" calcext:value-type="float">
            <text:p>0.784533886141565</text:p>
          </table:table-cell>
          <table:table-cell office:value-type="float" office:value="0.00994165396920072" calcext:value-type="float">
            <text:p>0.009941653969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79506265287" calcext:value-type="float">
            <text:p>0.786079506265287</text:p>
          </table:table-cell>
          <table:table-cell office:value-type="float" office:value="0.00400955290881038" calcext:value-type="float">
            <text:p>0.00400955290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980279083758" calcext:value-type="float">
            <text:p>0.784980279083758</text:p>
          </table:table-cell>
          <table:table-cell office:value-type="float" office:value="0.0123613949499695" calcext:value-type="float">
            <text:p>0.01236139494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143601333081" calcext:value-type="float">
            <text:p>0.786143601333081</text:p>
          </table:table-cell>
          <table:table-cell office:value-type="float" office:value="0.00354014144887494" calcext:value-type="float">
            <text:p>0.003540141448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266830800714" calcext:value-type="float">
            <text:p>0.785266830800714</text:p>
          </table:table-cell>
          <table:table-cell office:value-type="float" office:value="0.00829616448387228" calcext:value-type="float">
            <text:p>0.008296164483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902257667266" calcext:value-type="float">
            <text:p>0.785902257667266</text:p>
          </table:table-cell>
          <table:table-cell office:value-type="float" office:value="0.00790623926644174" calcext:value-type="float">
            <text:p>0.007906239266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72610459112" calcext:value-type="float">
            <text:p>0.78372610459112</text:p>
          </table:table-cell>
          <table:table-cell office:value-type="float" office:value="0.0197611986213827" calcext:value-type="float">
            <text:p>0.019761198621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747782619676" calcext:value-type="float">
            <text:p>0.785747782619676</text:p>
          </table:table-cell>
          <table:table-cell office:value-type="float" office:value="0.00816843580822618" calcext:value-type="float">
            <text:p>0.008168435808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909131108" calcext:value-type="float">
            <text:p>0.785909131108</text:p>
          </table:table-cell>
          <table:table-cell office:value-type="float" office:value="0.00592397484914126" calcext:value-type="float">
            <text:p>0.005923974849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87635188364" calcext:value-type="float">
            <text:p>0.786087635188364</text:p>
          </table:table-cell>
          <table:table-cell office:value-type="float" office:value="0.0059291381857348" calcext:value-type="float">
            <text:p>0.005929138185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421481486627" calcext:value-type="float">
            <text:p>0.785421481486627</text:p>
          </table:table-cell>
          <table:table-cell office:value-type="float" office:value="0.00776152146688873" calcext:value-type="float">
            <text:p>0.007761521466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218806748006" calcext:value-type="float">
            <text:p>0.785218806748006</text:p>
          </table:table-cell>
          <table:table-cell office:value-type="float" office:value="0.00662521276452955" calcext:value-type="float">
            <text:p>0.00662521276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975423931215" calcext:value-type="float">
            <text:p>0.784975423931215</text:p>
          </table:table-cell>
          <table:table-cell office:value-type="float" office:value="0.0111763836713191" calcext:value-type="float">
            <text:p>0.011176383671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440717953095" calcext:value-type="float">
            <text:p>0.785440717953095</text:p>
          </table:table-cell>
          <table:table-cell office:value-type="float" office:value="0.00695192047913159" calcext:value-type="float">
            <text:p>0.006951920479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068334727682" calcext:value-type="float">
            <text:p>0.785068334727682</text:p>
          </table:table-cell>
          <table:table-cell office:value-type="float" office:value="0.00806451644171973" calcext:value-type="float">
            <text:p>0.00806451644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258208670353" calcext:value-type="float">
            <text:p>0.786258208670353</text:p>
          </table:table-cell>
          <table:table-cell office:value-type="float" office:value="0.00382565281160206" calcext:value-type="float">
            <text:p>0.003825652811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683114405092" calcext:value-type="float">
            <text:p>0.785683114405092</text:p>
          </table:table-cell>
          <table:table-cell office:value-type="float" office:value="0.0063025324569509" calcext:value-type="float">
            <text:p>0.006302532456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540745666515" calcext:value-type="float">
            <text:p>0.786540745666515</text:p>
          </table:table-cell>
          <table:table-cell office:value-type="float" office:value="0.0023041644250276" calcext:value-type="float">
            <text:p>0.002304164425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404258097614" calcext:value-type="float">
            <text:p>0.785404258097614</text:p>
          </table:table-cell>
          <table:table-cell office:value-type="float" office:value="0.00657715150139123" calcext:value-type="float">
            <text:p>0.006577151501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290718801167" calcext:value-type="float">
            <text:p>0.785290718801167</text:p>
          </table:table-cell>
          <table:table-cell office:value-type="float" office:value="0.0126282557024646" calcext:value-type="float">
            <text:p>0.012628255702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740084835285" calcext:value-type="float">
            <text:p>0.786740084835285</text:p>
          </table:table-cell>
          <table:table-cell office:value-type="float" office:value="0.00198265770510299" calcext:value-type="float">
            <text:p>0.001982657705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298995081571" calcext:value-type="float">
            <text:p>0.786298995081571</text:p>
          </table:table-cell>
          <table:table-cell office:value-type="float" office:value="0.00385901960552797" calcext:value-type="float">
            <text:p>0.003859019605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23115284364" calcext:value-type="float">
            <text:p>0.786023115284364</text:p>
          </table:table-cell>
          <table:table-cell office:value-type="float" office:value="0.00453153114122227" calcext:value-type="float">
            <text:p>0.004531531141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601090210811" calcext:value-type="float">
            <text:p>0.785601090210811</text:p>
          </table:table-cell>
          <table:table-cell office:value-type="float" office:value="0.00685012920958722" calcext:value-type="float">
            <text:p>0.0068501292095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511512545718" calcext:value-type="float">
            <text:p>0.785511512545718</text:p>
          </table:table-cell>
          <table:table-cell office:value-type="float" office:value="0.00614613769799193" calcext:value-type="float">
            <text:p>0.006146137697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455361790349" calcext:value-type="float">
            <text:p>0.785455361790349</text:p>
          </table:table-cell>
          <table:table-cell office:value-type="float" office:value="0.00681275004545626" calcext:value-type="float">
            <text:p>0.006812750045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248033081004" calcext:value-type="float">
            <text:p>0.786248033081004</text:p>
          </table:table-cell>
          <table:table-cell office:value-type="float" office:value="0.00361278407137957" calcext:value-type="float">
            <text:p>0.00361278407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929909239262" calcext:value-type="float">
            <text:p>0.785929909239262</text:p>
          </table:table-cell>
          <table:table-cell office:value-type="float" office:value="0.00609891476627296" calcext:value-type="float">
            <text:p>0.006098914766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059369305982" calcext:value-type="float">
            <text:p>0.784059369305982</text:p>
          </table:table-cell>
          <table:table-cell office:value-type="float" office:value="0.016126018474591" calcext:value-type="float">
            <text:p>0.016126018474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405555363007" calcext:value-type="float">
            <text:p>0.786405555363007</text:p>
          </table:table-cell>
          <table:table-cell office:value-type="float" office:value="0.00364981873408602" calcext:value-type="float">
            <text:p>0.003649818734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419606742907" calcext:value-type="float">
            <text:p>0.785419606742907</text:p>
          </table:table-cell>
          <table:table-cell office:value-type="float" office:value="0.0079963526277551" calcext:value-type="float">
            <text:p>0.007996352627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581907803679" calcext:value-type="float">
            <text:p>0.784581907803679</text:p>
          </table:table-cell>
          <table:table-cell office:value-type="float" office:value="0.00977035308450819" calcext:value-type="float">
            <text:p>0.009770353084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533730292949" calcext:value-type="float">
            <text:p>0.786533730292949</text:p>
          </table:table-cell>
          <table:table-cell office:value-type="float" office:value="0.0031510779156546" calcext:value-type="float">
            <text:p>0.003151077915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07616686013" calcext:value-type="float">
            <text:p>0.78507616686013</text:p>
          </table:table-cell>
          <table:table-cell office:value-type="float" office:value="0.00846283413979667" calcext:value-type="float">
            <text:p>0.008462834139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379607745334" calcext:value-type="float">
            <text:p>0.784379607745334</text:p>
          </table:table-cell>
          <table:table-cell office:value-type="float" office:value="0.0159677013410976" calcext:value-type="float">
            <text:p>0.015967701341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848226237034" calcext:value-type="float">
            <text:p>0.785848226237034</text:p>
          </table:table-cell>
          <table:table-cell office:value-type="float" office:value="0.00652622369986294" calcext:value-type="float">
            <text:p>0.006526223699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330214107867" calcext:value-type="float">
            <text:p>0.786330214107867</text:p>
          </table:table-cell>
          <table:table-cell office:value-type="float" office:value="0.00371606554302109" calcext:value-type="float">
            <text:p>0.003716065543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34828844327" calcext:value-type="float">
            <text:p>0.786034828844327</text:p>
          </table:table-cell>
          <table:table-cell office:value-type="float" office:value="0.00407572114210365" calcext:value-type="float">
            <text:p>0.004075721142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436370335472" calcext:value-type="float">
            <text:p>0.785436370335472</text:p>
          </table:table-cell>
          <table:table-cell office:value-type="float" office:value="0.00527626416849221" calcext:value-type="float">
            <text:p>0.005276264168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53079068904" calcext:value-type="float">
            <text:p>0.78553079068904</text:p>
          </table:table-cell>
          <table:table-cell office:value-type="float" office:value="0.00856276833236412" calcext:value-type="float">
            <text:p>0.008562768332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543853863977" calcext:value-type="float">
            <text:p>0.785543853863977</text:p>
          </table:table-cell>
          <table:table-cell office:value-type="float" office:value="0.00747068272759859" calcext:value-type="float">
            <text:p>0.007470682727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167516804691" calcext:value-type="float">
            <text:p>0.784167516804691</text:p>
          </table:table-cell>
          <table:table-cell office:value-type="float" office:value="0.0188503248035112" calcext:value-type="float">
            <text:p>0.018850324803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02459666877" calcext:value-type="float">
            <text:p>0.786002459666877</text:p>
          </table:table-cell>
          <table:table-cell office:value-type="float" office:value="0.0047562266740167" calcext:value-type="float">
            <text:p>0.004756226674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511823417628" calcext:value-type="float">
            <text:p>0.785511823417628</text:p>
          </table:table-cell>
          <table:table-cell office:value-type="float" office:value="0.0109898557899873" calcext:value-type="float">
            <text:p>0.010989855789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872813617551" calcext:value-type="float">
            <text:p>0.785872813617551</text:p>
          </table:table-cell>
          <table:table-cell office:value-type="float" office:value="0.00744406901076087" calcext:value-type="float">
            <text:p>0.0074440690107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554410652009" calcext:value-type="float">
            <text:p>0.786554410652009</text:p>
          </table:table-cell>
          <table:table-cell office:value-type="float" office:value="0.00263310507255489" calcext:value-type="float">
            <text:p>0.002633105072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20999459829" calcext:value-type="float">
            <text:p>0.78620999459829</text:p>
          </table:table-cell>
          <table:table-cell office:value-type="float" office:value="0.005847601910377" calcext:value-type="float">
            <text:p>0.005847601910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209709706282" calcext:value-type="float">
            <text:p>0.786209709706282</text:p>
          </table:table-cell>
          <table:table-cell office:value-type="float" office:value="0.00605120909397864" calcext:value-type="float">
            <text:p>0.006051209093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977984102514" calcext:value-type="float">
            <text:p>0.785977984102514</text:p>
          </table:table-cell>
          <table:table-cell office:value-type="float" office:value="0.00801080578503482" calcext:value-type="float">
            <text:p>0.008010805785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098796986751" calcext:value-type="float">
            <text:p>0.785098796986751</text:p>
          </table:table-cell>
          <table:table-cell office:value-type="float" office:value="0.00994392635297559" calcext:value-type="float">
            <text:p>0.009943926352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941332298814" calcext:value-type="float">
            <text:p>0.785941332298814</text:p>
          </table:table-cell>
          <table:table-cell office:value-type="float" office:value="0.00519406080150371" calcext:value-type="float">
            <text:p>0.005194060801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350299918708" calcext:value-type="float">
            <text:p>0.786350299918708</text:p>
          </table:table-cell>
          <table:table-cell office:value-type="float" office:value="0.00578058199820364" calcext:value-type="float">
            <text:p>0.0057805819982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126095575952" calcext:value-type="float">
            <text:p>0.785126095575952</text:p>
          </table:table-cell>
          <table:table-cell office:value-type="float" office:value="0.00888794235571899" calcext:value-type="float">
            <text:p>0.0088879423557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317853121952" calcext:value-type="float">
            <text:p>0.785317853121952</text:p>
          </table:table-cell>
          <table:table-cell office:value-type="float" office:value="0.00852686875552125" calcext:value-type="float">
            <text:p>0.0085268687555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582079308628" calcext:value-type="float">
            <text:p>0.786582079308628</text:p>
          </table:table-cell>
          <table:table-cell office:value-type="float" office:value="0.00287123892267989" calcext:value-type="float">
            <text:p>0.00287123892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450255090667" calcext:value-type="float">
            <text:p>0.784450255090667</text:p>
          </table:table-cell>
          <table:table-cell office:value-type="float" office:value="0.00918885345109988" calcext:value-type="float">
            <text:p>0.0091888534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584015683895" calcext:value-type="float">
            <text:p>0.786584015683895</text:p>
          </table:table-cell>
          <table:table-cell office:value-type="float" office:value="0.00287210980563892" calcext:value-type="float">
            <text:p>0.002872109805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404949232005" calcext:value-type="float">
            <text:p>0.786404949232005</text:p>
          </table:table-cell>
          <table:table-cell office:value-type="float" office:value="0.00356446664667398" calcext:value-type="float">
            <text:p>0.003564466646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814602875023" calcext:value-type="float">
            <text:p>0.785814602875023</text:p>
          </table:table-cell>
          <table:table-cell office:value-type="float" office:value="0.00641487144727415" calcext:value-type="float">
            <text:p>0.006414871447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696110704435" calcext:value-type="float">
            <text:p>0.785696110704435</text:p>
          </table:table-cell>
          <table:table-cell office:value-type="float" office:value="0.00657668100350437" calcext:value-type="float">
            <text:p>0.006576681003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567103346273" calcext:value-type="float">
            <text:p>0.786567103346273</text:p>
          </table:table-cell>
          <table:table-cell office:value-type="float" office:value="0.00371486032878289" calcext:value-type="float">
            <text:p>0.003714860328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452284098552" calcext:value-type="float">
            <text:p>0.786452284098552</text:p>
          </table:table-cell>
          <table:table-cell office:value-type="float" office:value="0.00357065224885188" calcext:value-type="float">
            <text:p>0.0035706522488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647601760246" calcext:value-type="float">
            <text:p>0.784647601760246</text:p>
          </table:table-cell>
          <table:table-cell office:value-type="float" office:value="0.00863217384982323" calcext:value-type="float">
            <text:p>0.008632173849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78998458838" calcext:value-type="float">
            <text:p>0.78378998458838</text:p>
          </table:table-cell>
          <table:table-cell office:value-type="float" office:value="0.0171905413762798" calcext:value-type="float">
            <text:p>0.01719054137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190877345214" calcext:value-type="float">
            <text:p>0.785190877345214</text:p>
          </table:table-cell>
          <table:table-cell office:value-type="float" office:value="0.0156568491703722" calcext:value-type="float">
            <text:p>0.0156568491703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31574568342" calcext:value-type="float">
            <text:p>0.786031574568342</text:p>
          </table:table-cell>
          <table:table-cell office:value-type="float" office:value="0.0056387190096561" calcext:value-type="float">
            <text:p>0.005638719009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197022306527" calcext:value-type="float">
            <text:p>0.785197022306527</text:p>
          </table:table-cell>
          <table:table-cell office:value-type="float" office:value="0.0156696156487575" calcext:value-type="float">
            <text:p>0.015669615648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141541460187" calcext:value-type="float">
            <text:p>0.783141541460187</text:p>
          </table:table-cell>
          <table:table-cell office:value-type="float" office:value="0.0201006017560006" calcext:value-type="float">
            <text:p>0.020100601756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841361299926" calcext:value-type="float">
            <text:p>0.786841361299926</text:p>
          </table:table-cell>
          <table:table-cell office:value-type="float" office:value="0.00256119477485322" calcext:value-type="float">
            <text:p>0.002561194774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77299655525" calcext:value-type="float">
            <text:p>0.78477299655525</text:p>
          </table:table-cell>
          <table:table-cell office:value-type="float" office:value="0.0128491708314981" calcext:value-type="float">
            <text:p>0.012849170831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930592600043" calcext:value-type="float">
            <text:p>0.785930592600043</text:p>
          </table:table-cell>
          <table:table-cell office:value-type="float" office:value="0.0076536803687139" calcext:value-type="float">
            <text:p>0.007653680368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620286371081" calcext:value-type="float">
            <text:p>0.785620286371081</text:p>
          </table:table-cell>
          <table:table-cell office:value-type="float" office:value="0.0087057875130088" calcext:value-type="float">
            <text:p>0.008705787513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310148678116" calcext:value-type="float">
            <text:p>0.786310148678116</text:p>
          </table:table-cell>
          <table:table-cell office:value-type="float" office:value="0.00402553618697209" calcext:value-type="float">
            <text:p>0.004025536186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446021799027" calcext:value-type="float">
            <text:p>0.786446021799027</text:p>
          </table:table-cell>
          <table:table-cell office:value-type="float" office:value="0.0034745575822058" calcext:value-type="float">
            <text:p>0.003474557582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23951432193" calcext:value-type="float">
            <text:p>0.78423951432193</text:p>
          </table:table-cell>
          <table:table-cell office:value-type="float" office:value="0.0139098029800653" calcext:value-type="float">
            <text:p>0.013909802980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908662517063" calcext:value-type="float">
            <text:p>0.785908662517063</text:p>
          </table:table-cell>
          <table:table-cell office:value-type="float" office:value="0.00438513371795464" calcext:value-type="float">
            <text:p>0.004385133717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432588414667" calcext:value-type="float">
            <text:p>0.785432588414667</text:p>
          </table:table-cell>
          <table:table-cell office:value-type="float" office:value="0.00756006108354113" calcext:value-type="float">
            <text:p>0.007560061083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101554828066" calcext:value-type="float">
            <text:p>0.784101554828066</text:p>
          </table:table-cell>
          <table:table-cell office:value-type="float" office:value="0.020006316604427" calcext:value-type="float">
            <text:p>0.020006316604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011034174926" calcext:value-type="float">
            <text:p>0.785011034174926</text:p>
          </table:table-cell>
          <table:table-cell office:value-type="float" office:value="0.00844517036048653" calcext:value-type="float">
            <text:p>0.008445170360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3809888757" calcext:value-type="float">
            <text:p>0.78603809888757</text:p>
          </table:table-cell>
          <table:table-cell office:value-type="float" office:value="0.00423961472162285" calcext:value-type="float">
            <text:p>0.004239614721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353906226358" calcext:value-type="float">
            <text:p>0.786353906226358</text:p>
          </table:table-cell>
          <table:table-cell office:value-type="float" office:value="0.00608996141374589" calcext:value-type="float">
            <text:p>0.006089961413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892988309471" calcext:value-type="float">
            <text:p>0.783892988309471</text:p>
          </table:table-cell>
          <table:table-cell office:value-type="float" office:value="0.0147819611649326" calcext:value-type="float">
            <text:p>0.014781961164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497806706809" calcext:value-type="float">
            <text:p>0.784497806706809</text:p>
          </table:table-cell>
          <table:table-cell office:value-type="float" office:value="0.0100523721255235" calcext:value-type="float">
            <text:p>0.010052372125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98200735028" calcext:value-type="float">
            <text:p>0.786098200735028</text:p>
          </table:table-cell>
          <table:table-cell office:value-type="float" office:value="0.00539318161531376" calcext:value-type="float">
            <text:p>0.005393181615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226481905965" calcext:value-type="float">
            <text:p>0.783226481905965</text:p>
          </table:table-cell>
          <table:table-cell office:value-type="float" office:value="0.0205950616840192" calcext:value-type="float">
            <text:p>0.020595061684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559717202006" calcext:value-type="float">
            <text:p>0.786559717202006</text:p>
          </table:table-cell>
          <table:table-cell office:value-type="float" office:value="0.00502117334298028" calcext:value-type="float">
            <text:p>0.00502117334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104205263622" calcext:value-type="float">
            <text:p>0.786104205263622</text:p>
          </table:table-cell>
          <table:table-cell office:value-type="float" office:value="0.00609930117956917" calcext:value-type="float">
            <text:p>0.006099301179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976019624952" calcext:value-type="float">
            <text:p>0.784976019624952</text:p>
          </table:table-cell>
          <table:table-cell office:value-type="float" office:value="0.0112288881595794" calcext:value-type="float">
            <text:p>0.01122888815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815781628411" calcext:value-type="float">
            <text:p>0.784815781628411</text:p>
          </table:table-cell>
          <table:table-cell office:value-type="float" office:value="0.0135697294108056" calcext:value-type="float">
            <text:p>0.013569729410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944312551653" calcext:value-type="float">
            <text:p>0.785944312551653</text:p>
          </table:table-cell>
          <table:table-cell office:value-type="float" office:value="0.00636550768913262" calcext:value-type="float">
            <text:p>0.006365507689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366392334134" calcext:value-type="float">
            <text:p>0.784366392334134</text:p>
          </table:table-cell>
          <table:table-cell office:value-type="float" office:value="0.0110338143228433" calcext:value-type="float">
            <text:p>0.011033814322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679941979027" calcext:value-type="float">
            <text:p>0.784679941979027</text:p>
          </table:table-cell>
          <table:table-cell office:value-type="float" office:value="0.0100204842444317" calcext:value-type="float">
            <text:p>0.010020484244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58804456893" calcext:value-type="float">
            <text:p>0.78658804456893</text:p>
          </table:table-cell>
          <table:table-cell office:value-type="float" office:value="0.00512560958820178" calcext:value-type="float">
            <text:p>0.005125609588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950346391249" calcext:value-type="float">
            <text:p>0.784950346391249</text:p>
          </table:table-cell>
          <table:table-cell office:value-type="float" office:value="0.0121988197655639" calcext:value-type="float">
            <text:p>0.012198819765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473699276702" calcext:value-type="float">
            <text:p>0.785473699276702</text:p>
          </table:table-cell>
          <table:table-cell office:value-type="float" office:value="0.0153011114444741" calcext:value-type="float">
            <text:p>0.015301111444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381726528469" calcext:value-type="float">
            <text:p>0.786381726528469</text:p>
          </table:table-cell>
          <table:table-cell office:value-type="float" office:value="0.00503456149010041" calcext:value-type="float">
            <text:p>0.0050345614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24646182968" calcext:value-type="float">
            <text:p>0.786024646182968</text:p>
          </table:table-cell>
          <table:table-cell office:value-type="float" office:value="0.00926857649464414" calcext:value-type="float">
            <text:p>0.009268576494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302181965713" calcext:value-type="float">
            <text:p>0.786302181965713</text:p>
          </table:table-cell>
          <table:table-cell office:value-type="float" office:value="0.00629124328836995" calcext:value-type="float">
            <text:p>0.00629124328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761116545257" calcext:value-type="float">
            <text:p>0.784761116545257</text:p>
          </table:table-cell>
          <table:table-cell office:value-type="float" office:value="0.00985102557411349" calcext:value-type="float">
            <text:p>0.009851025574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583057113546" calcext:value-type="float">
            <text:p>0.786583057113546</text:p>
          </table:table-cell>
          <table:table-cell office:value-type="float" office:value="0.00590895502126973" calcext:value-type="float">
            <text:p>0.00590895502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088371079838" calcext:value-type="float">
            <text:p>0.785088371079838</text:p>
          </table:table-cell>
          <table:table-cell office:value-type="float" office:value="0.011137270985021" calcext:value-type="float">
            <text:p>0.011137270985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667449017913" calcext:value-type="float">
            <text:p>0.786667449017913</text:p>
          </table:table-cell>
          <table:table-cell office:value-type="float" office:value="0.00277226413530911" calcext:value-type="float">
            <text:p>0.002772264135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428809295497" calcext:value-type="float">
            <text:p>0.786428809295497</text:p>
          </table:table-cell>
          <table:table-cell office:value-type="float" office:value="0.00568234515358359" calcext:value-type="float">
            <text:p>0.005682345153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363057041475" calcext:value-type="float">
            <text:p>0.786363057041475</text:p>
          </table:table-cell>
          <table:table-cell office:value-type="float" office:value="0.00643902524554151" calcext:value-type="float">
            <text:p>0.006439025245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844073902147" calcext:value-type="float">
            <text:p>0.783844073902147</text:p>
          </table:table-cell>
          <table:table-cell office:value-type="float" office:value="0.0178519315611179" calcext:value-type="float">
            <text:p>0.017851931561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459479628722" calcext:value-type="float">
            <text:p>0.785459479628722</text:p>
          </table:table-cell>
          <table:table-cell office:value-type="float" office:value="0.00998776520520285" calcext:value-type="float">
            <text:p>0.009987765205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867539371696" calcext:value-type="float">
            <text:p>0.785867539371696</text:p>
          </table:table-cell>
          <table:table-cell office:value-type="float" office:value="0.00792354014229721" calcext:value-type="float">
            <text:p>0.007923540142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151177901638" calcext:value-type="float">
            <text:p>0.786151177901638</text:p>
          </table:table-cell>
          <table:table-cell office:value-type="float" office:value="0.00613868048068863" calcext:value-type="float">
            <text:p>0.0061386804806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650740714632" calcext:value-type="float">
            <text:p>0.785650740714632</text:p>
          </table:table-cell>
          <table:table-cell office:value-type="float" office:value="0.0115884170524966" calcext:value-type="float">
            <text:p>0.011588417052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487978053744" calcext:value-type="float">
            <text:p>0.785487978053744</text:p>
          </table:table-cell>
          <table:table-cell office:value-type="float" office:value="0.0163190065696877" calcext:value-type="float">
            <text:p>0.016319006569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786115431438" calcext:value-type="float">
            <text:p>0.785786115431438</text:p>
          </table:table-cell>
          <table:table-cell office:value-type="float" office:value="0.00693744742443235" calcext:value-type="float">
            <text:p>0.006937447424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68257327448" calcext:value-type="float">
            <text:p>0.78568257327448</text:p>
          </table:table-cell>
          <table:table-cell office:value-type="float" office:value="0.00839366211566469" calcext:value-type="float">
            <text:p>0.008393662115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268679651478" calcext:value-type="float">
            <text:p>0.785268679651478</text:p>
          </table:table-cell>
          <table:table-cell office:value-type="float" office:value="0.00964791446575545" calcext:value-type="float">
            <text:p>0.009647914465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437044136963" calcext:value-type="float">
            <text:p>0.786437044136963</text:p>
          </table:table-cell>
          <table:table-cell office:value-type="float" office:value="0.00407415946857574" calcext:value-type="float">
            <text:p>0.004074159468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670043368" calcext:value-type="float">
            <text:p>0.7860670043368</text:p>
          </table:table-cell>
          <table:table-cell office:value-type="float" office:value="0.00741636279272012" calcext:value-type="float">
            <text:p>0.00741636279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361427654677" calcext:value-type="float">
            <text:p>0.786361427654677</text:p>
          </table:table-cell>
          <table:table-cell office:value-type="float" office:value="0.00639195477912653" calcext:value-type="float">
            <text:p>0.006391954779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852396273521" calcext:value-type="float">
            <text:p>0.784852396273521</text:p>
          </table:table-cell>
          <table:table-cell office:value-type="float" office:value="0.0152867917958736" calcext:value-type="float">
            <text:p>0.015286791795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824650770171" calcext:value-type="float">
            <text:p>0.784824650770171</text:p>
          </table:table-cell>
          <table:table-cell office:value-type="float" office:value="0.0145479074331507" calcext:value-type="float">
            <text:p>0.014547907433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496539805597" calcext:value-type="float">
            <text:p>0.784496539805597</text:p>
          </table:table-cell>
          <table:table-cell office:value-type="float" office:value="0.0124932402843339" calcext:value-type="float">
            <text:p>0.012493240284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0597515733" calcext:value-type="float">
            <text:p>0.78600597515733</text:p>
          </table:table-cell>
          <table:table-cell office:value-type="float" office:value="0.00790132004091048" calcext:value-type="float">
            <text:p>0.00790132004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835704254729" calcext:value-type="float">
            <text:p>0.784835704254729</text:p>
          </table:table-cell>
          <table:table-cell office:value-type="float" office:value="0.0163180243892393" calcext:value-type="float">
            <text:p>0.016318024389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38718716149" calcext:value-type="float">
            <text:p>0.78638718716149</text:p>
          </table:table-cell>
          <table:table-cell office:value-type="float" office:value="0.00667687285684333" calcext:value-type="float">
            <text:p>0.006676872856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884610372342" calcext:value-type="float">
            <text:p>0.785884610372342</text:p>
          </table:table-cell>
          <table:table-cell office:value-type="float" office:value="0.00960654978628544" calcext:value-type="float">
            <text:p>0.009606549786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164060390559" calcext:value-type="float">
            <text:p>0.786164060390559</text:p>
          </table:table-cell>
          <table:table-cell office:value-type="float" office:value="0.00711204751926564" calcext:value-type="float">
            <text:p>0.007112047519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684382856604" calcext:value-type="float">
            <text:p>0.786684382856604</text:p>
          </table:table-cell>
          <table:table-cell office:value-type="float" office:value="0.00439551346878749" calcext:value-type="float">
            <text:p>0.004395513468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192903866964" calcext:value-type="float">
            <text:p>0.787192903866964</text:p>
          </table:table-cell>
          <table:table-cell office:value-type="float" office:value="0.00572792472597517" calcext:value-type="float">
            <text:p>0.005727924725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91197128799" calcext:value-type="float">
            <text:p>0.78591197128799</text:p>
          </table:table-cell>
          <table:table-cell office:value-type="float" office:value="0.00731982154274508" calcext:value-type="float">
            <text:p>0.007319821542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863998080218" calcext:value-type="float">
            <text:p>0.786863998080218</text:p>
          </table:table-cell>
          <table:table-cell office:value-type="float" office:value="0.00601445084209685" calcext:value-type="float">
            <text:p>0.006014450842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16250692048" calcext:value-type="float">
            <text:p>0.78616250692048</text:p>
          </table:table-cell>
          <table:table-cell office:value-type="float" office:value="0.00875370896467498" calcext:value-type="float">
            <text:p>0.008753708964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3015015090796" calcext:value-type="float">
            <text:p>0.783015015090796</text:p>
          </table:table-cell>
          <table:table-cell office:value-type="float" office:value="0.0168348716655428" calcext:value-type="float">
            <text:p>0.016834871665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750774588136" calcext:value-type="float">
            <text:p>0.786750774588136</text:p>
          </table:table-cell>
          <table:table-cell office:value-type="float" office:value="0.00659835179982322" calcext:value-type="float">
            <text:p>0.006598351799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36263998307" calcext:value-type="float">
            <text:p>0.78636263998307</text:p>
          </table:table-cell>
          <table:table-cell office:value-type="float" office:value="0.00888563856490302" calcext:value-type="float">
            <text:p>0.008885638564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55539053972" calcext:value-type="float">
            <text:p>0.78655539053972</text:p>
          </table:table-cell>
          <table:table-cell office:value-type="float" office:value="0.00787390753910652" calcext:value-type="float">
            <text:p>0.007873907539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666642919881" calcext:value-type="float">
            <text:p>0.786666642919881</text:p>
          </table:table-cell>
          <table:table-cell office:value-type="float" office:value="0.00716964370571475" calcext:value-type="float">
            <text:p>0.007169643705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1667925781411" calcext:value-type="float">
            <text:p>0.781667925781411</text:p>
          </table:table-cell>
          <table:table-cell office:value-type="float" office:value="0.0259071018085259" calcext:value-type="float">
            <text:p>0.025907101808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20634983598" calcext:value-type="float">
            <text:p>0.786020634983598</text:p>
          </table:table-cell>
          <table:table-cell office:value-type="float" office:value="0.0117961078168671" calcext:value-type="float">
            <text:p>0.011796107816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49542696225" calcext:value-type="float">
            <text:p>0.786049542696225</text:p>
          </table:table-cell>
          <table:table-cell office:value-type="float" office:value="0.00893681454344054" calcext:value-type="float">
            <text:p>0.008936814543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520099662959" calcext:value-type="float">
            <text:p>0.787520099662959</text:p>
          </table:table-cell>
          <table:table-cell office:value-type="float" office:value="0.00467340353403757" calcext:value-type="float">
            <text:p>0.004673403534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721823810806" calcext:value-type="float">
            <text:p>0.787721823810806</text:p>
          </table:table-cell>
          <table:table-cell office:value-type="float" office:value="0.0039614455353757" calcext:value-type="float">
            <text:p>0.003961445535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744509643458" calcext:value-type="float">
            <text:p>0.785744509643458</text:p>
          </table:table-cell>
          <table:table-cell office:value-type="float" office:value="0.0120181858213772" calcext:value-type="float">
            <text:p>0.012018185821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571698041025" calcext:value-type="float">
            <text:p>0.787571698041025</text:p>
          </table:table-cell>
          <table:table-cell office:value-type="float" office:value="0.0038370960719229" calcext:value-type="float">
            <text:p>0.003837096071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072954743101" calcext:value-type="float">
            <text:p>0.787072954743101</text:p>
          </table:table-cell>
          <table:table-cell office:value-type="float" office:value="0.00719435822114469" calcext:value-type="float">
            <text:p>0.007194358221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529123386396" calcext:value-type="float">
            <text:p>0.786529123386396</text:p>
          </table:table-cell>
          <table:table-cell office:value-type="float" office:value="0.0132398305683986" calcext:value-type="float">
            <text:p>0.013239830568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571377164215" calcext:value-type="float">
            <text:p>0.787571377164215</text:p>
          </table:table-cell>
          <table:table-cell office:value-type="float" office:value="0.00575196304949074" calcext:value-type="float">
            <text:p>0.005751963049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940231448246" calcext:value-type="float">
            <text:p>0.787940231448246</text:p>
          </table:table-cell>
          <table:table-cell office:value-type="float" office:value="0.00285850200250896" calcext:value-type="float">
            <text:p>0.002858502002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748099573258" calcext:value-type="float">
            <text:p>0.785748099573258</text:p>
          </table:table-cell>
          <table:table-cell office:value-type="float" office:value="0.0116849120258157" calcext:value-type="float">
            <text:p>0.011684912025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884091468217" calcext:value-type="float">
            <text:p>0.785884091468217</text:p>
          </table:table-cell>
          <table:table-cell office:value-type="float" office:value="0.00948329458891295" calcext:value-type="float">
            <text:p>0.009483294588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544633170487" calcext:value-type="float">
            <text:p>0.787544633170487</text:p>
          </table:table-cell>
          <table:table-cell office:value-type="float" office:value="0.00403317920898785" calcext:value-type="float">
            <text:p>0.004033179208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004145290453" calcext:value-type="float">
            <text:p>0.784004145290453</text:p>
          </table:table-cell>
          <table:table-cell office:value-type="float" office:value="0.0207662241309947" calcext:value-type="float">
            <text:p>0.020766224130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515688319073" calcext:value-type="float">
            <text:p>0.787515688319073</text:p>
          </table:table-cell>
          <table:table-cell office:value-type="float" office:value="0.00550023736447035" calcext:value-type="float">
            <text:p>0.00550023736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898501593046" calcext:value-type="float">
            <text:p>0.787898501593046</text:p>
          </table:table-cell>
          <table:table-cell office:value-type="float" office:value="0.00494285313851619" calcext:value-type="float">
            <text:p>0.004942853138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490526032987" calcext:value-type="float">
            <text:p>0.785490526032987</text:p>
          </table:table-cell>
          <table:table-cell office:value-type="float" office:value="0.0126347120982366" calcext:value-type="float">
            <text:p>0.012634712098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186123077245" calcext:value-type="float">
            <text:p>0.787186123077245</text:p>
          </table:table-cell>
          <table:table-cell office:value-type="float" office:value="0.00684719047206818" calcext:value-type="float">
            <text:p>0.006847190472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958535200135" calcext:value-type="float">
            <text:p>0.787958535200135</text:p>
          </table:table-cell>
          <table:table-cell office:value-type="float" office:value="0.00298908627363341" calcext:value-type="float">
            <text:p>0.002989086273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462834256942" calcext:value-type="float">
            <text:p>0.787462834256942</text:p>
          </table:table-cell>
          <table:table-cell office:value-type="float" office:value="0.00641937453485854" calcext:value-type="float">
            <text:p>0.006419374534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84409183229" calcext:value-type="float">
            <text:p>0.78484409183229</text:p>
          </table:table-cell>
          <table:table-cell office:value-type="float" office:value="0.0176332955716593" calcext:value-type="float">
            <text:p>0.0176332955716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631217681034" calcext:value-type="float">
            <text:p>0.786631217681034</text:p>
          </table:table-cell>
          <table:table-cell office:value-type="float" office:value="0.00907260581706479" calcext:value-type="float">
            <text:p>0.009072605817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101316656069" calcext:value-type="float">
            <text:p>0.785101316656069</text:p>
          </table:table-cell>
          <table:table-cell office:value-type="float" office:value="0.0110967407536757" calcext:value-type="float">
            <text:p>0.011096740753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078156599225" calcext:value-type="float">
            <text:p>0.786078156599225</text:p>
          </table:table-cell>
          <table:table-cell office:value-type="float" office:value="0.0142491356664214" calcext:value-type="float">
            <text:p>0.014249135666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707074402568" calcext:value-type="float">
            <text:p>0.784707074402568</text:p>
          </table:table-cell>
          <table:table-cell office:value-type="float" office:value="0.0157542405461078" calcext:value-type="float">
            <text:p>0.015754240546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820158005865" calcext:value-type="float">
            <text:p>0.786820158005865</text:p>
          </table:table-cell>
          <table:table-cell office:value-type="float" office:value="0.00830239610068135" calcext:value-type="float">
            <text:p>0.008302396100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312846481538" calcext:value-type="float">
            <text:p>0.787312846481538</text:p>
          </table:table-cell>
          <table:table-cell office:value-type="float" office:value="0.00648265724226762" calcext:value-type="float">
            <text:p>0.006482657242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325087619655" calcext:value-type="float">
            <text:p>0.788325087619655</text:p>
          </table:table-cell>
          <table:table-cell office:value-type="float" office:value="0.00300944561342571" calcext:value-type="float">
            <text:p>0.003009445613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582258288278" calcext:value-type="float">
            <text:p>0.785582258288278</text:p>
          </table:table-cell>
          <table:table-cell office:value-type="float" office:value="0.0130586074546363" calcext:value-type="float">
            <text:p>0.013058607454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113720543148" calcext:value-type="float">
            <text:p>0.788113720543148</text:p>
          </table:table-cell>
          <table:table-cell office:value-type="float" office:value="0.00519984996418647" calcext:value-type="float">
            <text:p>0.005199849964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665598561113" calcext:value-type="float">
            <text:p>0.787665598561113</text:p>
          </table:table-cell>
          <table:table-cell office:value-type="float" office:value="0.00637552737985031" calcext:value-type="float">
            <text:p>0.00637552737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030441153064" calcext:value-type="float">
            <text:p>0.787030441153064</text:p>
          </table:table-cell>
          <table:table-cell office:value-type="float" office:value="0.00949040489323211" calcext:value-type="float">
            <text:p>0.009490404893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728596921644" calcext:value-type="float">
            <text:p>0.787728596921644</text:p>
          </table:table-cell>
          <table:table-cell office:value-type="float" office:value="0.0066634755936952" calcext:value-type="float">
            <text:p>0.006663475593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275134934614" calcext:value-type="float">
            <text:p>0.787275134934614</text:p>
          </table:table-cell>
          <table:table-cell office:value-type="float" office:value="0.00972373179010745" calcext:value-type="float">
            <text:p>0.009723731790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289362668422" calcext:value-type="float">
            <text:p>0.784289362668422</text:p>
          </table:table-cell>
          <table:table-cell office:value-type="float" office:value="0.0184928515438784" calcext:value-type="float">
            <text:p>0.018492851543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913574561107" calcext:value-type="float">
            <text:p>0.787913574561107</text:p>
          </table:table-cell>
          <table:table-cell office:value-type="float" office:value="0.00919152265907251" calcext:value-type="float">
            <text:p>0.009191522659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939101636653" calcext:value-type="float">
            <text:p>0.786939101636653</text:p>
          </table:table-cell>
          <table:table-cell office:value-type="float" office:value="0.0112703270513879" calcext:value-type="float">
            <text:p>0.011270327051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305156503195" calcext:value-type="float">
            <text:p>0.786305156503195</text:p>
          </table:table-cell>
          <table:table-cell office:value-type="float" office:value="0.0136312014816938" calcext:value-type="float">
            <text:p>0.013631201481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845400795254" calcext:value-type="float">
            <text:p>0.786845400795254</text:p>
          </table:table-cell>
          <table:table-cell office:value-type="float" office:value="0.0100303077417265" calcext:value-type="float">
            <text:p>0.010030307741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260256643643" calcext:value-type="float">
            <text:p>0.787260256643643</text:p>
          </table:table-cell>
          <table:table-cell office:value-type="float" office:value="0.00807796147557304" calcext:value-type="float">
            <text:p>0.008077961475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739078220021" calcext:value-type="float">
            <text:p>0.786739078220021</text:p>
          </table:table-cell>
          <table:table-cell office:value-type="float" office:value="0.00890982888860422" calcext:value-type="float">
            <text:p>0.008909828888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484255771126" calcext:value-type="float">
            <text:p>0.786484255771126</text:p>
          </table:table-cell>
          <table:table-cell office:value-type="float" office:value="0.00988438205638124" calcext:value-type="float">
            <text:p>0.009884382056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805936869083" calcext:value-type="float">
            <text:p>0.784805936869083</text:p>
          </table:table-cell>
          <table:table-cell office:value-type="float" office:value="0.0135248630660253" calcext:value-type="float">
            <text:p>0.013524863066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536402578178" calcext:value-type="float">
            <text:p>0.786536402578178</text:p>
          </table:table-cell>
          <table:table-cell office:value-type="float" office:value="0.00904705838811818" calcext:value-type="float">
            <text:p>0.009047058388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2692168618" calcext:value-type="float">
            <text:p>0.7872692168618</text:p>
          </table:table-cell>
          <table:table-cell office:value-type="float" office:value="0.00683612498917738" calcext:value-type="float">
            <text:p>0.006836124989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23503469747" calcext:value-type="float">
            <text:p>0.78823503469747</text:p>
          </table:table-cell>
          <table:table-cell office:value-type="float" office:value="0.00394493374085405" calcext:value-type="float">
            <text:p>0.003944933740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737038398089" calcext:value-type="float">
            <text:p>0.787737038398089</text:p>
          </table:table-cell>
          <table:table-cell office:value-type="float" office:value="0.00562988320243654" calcext:value-type="float">
            <text:p>0.005629883202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541959307527" calcext:value-type="float">
            <text:p>0.787541959307527</text:p>
          </table:table-cell>
          <table:table-cell office:value-type="float" office:value="0.00634856875881488" calcext:value-type="float">
            <text:p>0.006348568758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823999616964" calcext:value-type="float">
            <text:p>0.787823999616964</text:p>
          </table:table-cell>
          <table:table-cell office:value-type="float" office:value="0.00480871106855727" calcext:value-type="float">
            <text:p>0.004808711068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997714630991" calcext:value-type="float">
            <text:p>0.786997714630991</text:p>
          </table:table-cell>
          <table:table-cell office:value-type="float" office:value="0.0103127147972512" calcext:value-type="float">
            <text:p>0.010312714797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506073730099" calcext:value-type="float">
            <text:p>0.788506073730099</text:p>
          </table:table-cell>
          <table:table-cell office:value-type="float" office:value="0.00257492998819716" calcext:value-type="float">
            <text:p>0.002574929988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751294369157" calcext:value-type="float">
            <text:p>0.787751294369157</text:p>
          </table:table-cell>
          <table:table-cell office:value-type="float" office:value="0.00664739631131149" calcext:value-type="float">
            <text:p>0.006647396311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079565823833" calcext:value-type="float">
            <text:p>0.787079565823833</text:p>
          </table:table-cell>
          <table:table-cell office:value-type="float" office:value="0.0087434893670051" calcext:value-type="float">
            <text:p>0.008743489367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330774943416" calcext:value-type="float">
            <text:p>0.788330774943416</text:p>
          </table:table-cell>
          <table:table-cell office:value-type="float" office:value="0.00562872797511074" calcext:value-type="float">
            <text:p>0.005628727975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939128265383" calcext:value-type="float">
            <text:p>0.786939128265383</text:p>
          </table:table-cell>
          <table:table-cell office:value-type="float" office:value="0.00818183643289003" calcext:value-type="float">
            <text:p>0.00818183643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680338514483" calcext:value-type="float">
            <text:p>0.787680338514483</text:p>
          </table:table-cell>
          <table:table-cell office:value-type="float" office:value="0.00562081707773792" calcext:value-type="float">
            <text:p>0.005620817077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603977714702" calcext:value-type="float">
            <text:p>0.788603977714702</text:p>
          </table:table-cell>
          <table:table-cell office:value-type="float" office:value="0.00212805362327209" calcext:value-type="float">
            <text:p>0.002128053623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701434678407" calcext:value-type="float">
            <text:p>0.788701434678407</text:p>
          </table:table-cell>
          <table:table-cell office:value-type="float" office:value="0.00257953949836954" calcext:value-type="float">
            <text:p>0.00257953949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6031431907" calcext:value-type="float">
            <text:p>0.7876031431907</text:p>
          </table:table-cell>
          <table:table-cell office:value-type="float" office:value="0.00730610433895621" calcext:value-type="float">
            <text:p>0.007306104338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468777492647" calcext:value-type="float">
            <text:p>0.787468777492647</text:p>
          </table:table-cell>
          <table:table-cell office:value-type="float" office:value="0.00700284240586822" calcext:value-type="float">
            <text:p>0.007002842405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322958611511" calcext:value-type="float">
            <text:p>0.787322958611511</text:p>
          </table:table-cell>
          <table:table-cell office:value-type="float" office:value="0.00728298124175833" calcext:value-type="float">
            <text:p>0.007282981241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403157841586" calcext:value-type="float">
            <text:p>0.787403157841586</text:p>
          </table:table-cell>
          <table:table-cell office:value-type="float" office:value="0.00824034186973538" calcext:value-type="float">
            <text:p>0.008240341869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117262151376" calcext:value-type="float">
            <text:p>0.787117262151376</text:p>
          </table:table-cell>
          <table:table-cell office:value-type="float" office:value="0.00975777453606186" calcext:value-type="float">
            <text:p>0.009757774536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107424664694" calcext:value-type="float">
            <text:p>0.787107424664694</text:p>
          </table:table-cell>
          <table:table-cell office:value-type="float" office:value="0.00824032196733467" calcext:value-type="float">
            <text:p>0.008240321967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745500271992" calcext:value-type="float">
            <text:p>0.787745500271992</text:p>
          </table:table-cell>
          <table:table-cell office:value-type="float" office:value="0.00823200267534805" calcext:value-type="float">
            <text:p>0.008232002675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316886914388" calcext:value-type="float">
            <text:p>0.787316886914388</text:p>
          </table:table-cell>
          <table:table-cell office:value-type="float" office:value="0.00659477480842957" calcext:value-type="float">
            <text:p>0.00659477480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002072380169" calcext:value-type="float">
            <text:p>0.788002072380169</text:p>
          </table:table-cell>
          <table:table-cell office:value-type="float" office:value="0.00511257457808812" calcext:value-type="float">
            <text:p>0.005112574578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420497376212" calcext:value-type="float">
            <text:p>0.788420497376212</text:p>
          </table:table-cell>
          <table:table-cell office:value-type="float" office:value="0.00490493447978633" calcext:value-type="float">
            <text:p>0.004904934479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42286944732" calcext:value-type="float">
            <text:p>0.78842286944732</text:p>
          </table:table-cell>
          <table:table-cell office:value-type="float" office:value="0.00434203547232116" calcext:value-type="float">
            <text:p>0.004342035472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795591879533" calcext:value-type="float">
            <text:p>0.785795591879533</text:p>
          </table:table-cell>
          <table:table-cell office:value-type="float" office:value="0.0193649777698218" calcext:value-type="float">
            <text:p>0.0193649777698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209830118025" calcext:value-type="float">
            <text:p>0.788209830118025</text:p>
          </table:table-cell>
          <table:table-cell office:value-type="float" office:value="0.0066217895285926" calcext:value-type="float">
            <text:p>0.006621789528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763944447201" calcext:value-type="float">
            <text:p>0.787763944447201</text:p>
          </table:table-cell>
          <table:table-cell office:value-type="float" office:value="0.00764496840501972" calcext:value-type="float">
            <text:p>0.00764496840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34667185841" calcext:value-type="float">
            <text:p>0.78934667185841</text:p>
          </table:table-cell>
          <table:table-cell office:value-type="float" office:value="0.00145473875161851" calcext:value-type="float">
            <text:p>0.001454738751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01870161302" calcext:value-type="float">
            <text:p>0.78901870161302</text:p>
          </table:table-cell>
          <table:table-cell office:value-type="float" office:value="0.00330516904264401" calcext:value-type="float">
            <text:p>0.003305169042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749757287906" calcext:value-type="float">
            <text:p>0.788749757287906</text:p>
          </table:table-cell>
          <table:table-cell office:value-type="float" office:value="0.00630671937762088" calcext:value-type="float">
            <text:p>0.006306719377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578598049896" calcext:value-type="float">
            <text:p>0.788578598049896</text:p>
          </table:table-cell>
          <table:table-cell office:value-type="float" office:value="0.00540482081414473" calcext:value-type="float">
            <text:p>0.005404820814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334392983536" calcext:value-type="float">
            <text:p>0.789334392983536</text:p>
          </table:table-cell>
          <table:table-cell office:value-type="float" office:value="0.00353405104267196" calcext:value-type="float">
            <text:p>0.003534051042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764561621232" calcext:value-type="float">
            <text:p>0.788764561621232</text:p>
          </table:table-cell>
          <table:table-cell office:value-type="float" office:value="0.00632848647555902" calcext:value-type="float">
            <text:p>0.006328486475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504470473653" calcext:value-type="float">
            <text:p>0.788504470473653</text:p>
          </table:table-cell>
          <table:table-cell office:value-type="float" office:value="0.00750493512412275" calcext:value-type="float">
            <text:p>0.007504935124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171636614457" calcext:value-type="float">
            <text:p>0.790171636614457</text:p>
          </table:table-cell>
          <table:table-cell office:value-type="float" office:value="0.00594674204852797" calcext:value-type="float">
            <text:p>0.005946742048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254920188161" calcext:value-type="float">
            <text:p>0.790254920188161</text:p>
          </table:table-cell>
          <table:table-cell office:value-type="float" office:value="0.00713713613529094" calcext:value-type="float">
            <text:p>0.007137136135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701440493484" calcext:value-type="float">
            <text:p>0.789701440493484</text:p>
          </table:table-cell>
          <table:table-cell office:value-type="float" office:value="0.00725529647480594" calcext:value-type="float">
            <text:p>0.007255296474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815499722757" calcext:value-type="float">
            <text:p>0.789815499722757</text:p>
          </table:table-cell>
          <table:table-cell office:value-type="float" office:value="0.00933857144691702" calcext:value-type="float">
            <text:p>0.009338571446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708472555583" calcext:value-type="float">
            <text:p>0.790708472555583</text:p>
          </table:table-cell>
          <table:table-cell office:value-type="float" office:value="0.005863027742781" calcext:value-type="float">
            <text:p>0.005863027742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55745666721" calcext:value-type="float">
            <text:p>0.78955745666721</text:p>
          </table:table-cell>
          <table:table-cell office:value-type="float" office:value="0.0100766769383386" calcext:value-type="float">
            <text:p>0.010076676938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47397999912" calcext:value-type="float">
            <text:p>0.791047397999912</text:p>
          </table:table-cell>
          <table:table-cell office:value-type="float" office:value="0.00509193302262127" calcext:value-type="float">
            <text:p>0.005091933022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05053442155" calcext:value-type="float">
            <text:p>0.791405053442155</text:p>
          </table:table-cell>
          <table:table-cell office:value-type="float" office:value="0.00476282370642551" calcext:value-type="float">
            <text:p>0.004762823706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11019884257" calcext:value-type="float">
            <text:p>0.791311019884257</text:p>
          </table:table-cell>
          <table:table-cell office:value-type="float" office:value="0.00600580371621942" calcext:value-type="float">
            <text:p>0.006005803716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93993140796" calcext:value-type="float">
            <text:p>0.791993993140796</text:p>
          </table:table-cell>
          <table:table-cell office:value-type="float" office:value="0.00454048958015639" calcext:value-type="float">
            <text:p>0.004540489580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642820246041" calcext:value-type="float">
            <text:p>0.790642820246041</text:p>
          </table:table-cell>
          <table:table-cell office:value-type="float" office:value="0.00699868928035033" calcext:value-type="float">
            <text:p>0.00699868928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42095407905" calcext:value-type="float">
            <text:p>0.791042095407905</text:p>
          </table:table-cell>
          <table:table-cell office:value-type="float" office:value="0.00688349345478252" calcext:value-type="float">
            <text:p>0.006883493454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29732448189" calcext:value-type="float">
            <text:p>0.791329732448189</text:p>
          </table:table-cell>
          <table:table-cell office:value-type="float" office:value="0.00939244434914973" calcext:value-type="float">
            <text:p>0.00939244434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0665060311" calcext:value-type="float">
            <text:p>0.79120665060311</text:p>
          </table:table-cell>
          <table:table-cell office:value-type="float" office:value="0.0076235171221227" calcext:value-type="float">
            <text:p>0.007623517122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4828953214" calcext:value-type="float">
            <text:p>0.79204828953214</text:p>
          </table:table-cell>
          <table:table-cell office:value-type="float" office:value="0.00582538811141447" calcext:value-type="float">
            <text:p>0.005825388111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650361155" calcext:value-type="float">
            <text:p>0.7920650361155</text:p>
          </table:table-cell>
          <table:table-cell office:value-type="float" office:value="0.00349550476272317" calcext:value-type="float">
            <text:p>0.0034955047627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036081880962" calcext:value-type="float">
            <text:p>0.790036081880962</text:p>
          </table:table-cell>
          <table:table-cell office:value-type="float" office:value="0.0117151726746068" calcext:value-type="float">
            <text:p>0.011715172674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41848471378" calcext:value-type="float">
            <text:p>0.79041848471378</text:p>
          </table:table-cell>
          <table:table-cell office:value-type="float" office:value="0.00786378356061805" calcext:value-type="float">
            <text:p>0.007863783560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514602198096" calcext:value-type="float">
            <text:p>0.790514602198096</text:p>
          </table:table-cell>
          <table:table-cell office:value-type="float" office:value="0.010389526932854" calcext:value-type="float">
            <text:p>0.0103895269328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99903121239" calcext:value-type="float">
            <text:p>0.791199903121239</text:p>
          </table:table-cell>
          <table:table-cell office:value-type="float" office:value="0.00691537217326482" calcext:value-type="float">
            <text:p>0.006915372173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50547799557" calcext:value-type="float">
            <text:p>0.791150547799557</text:p>
          </table:table-cell>
          <table:table-cell office:value-type="float" office:value="0.00587725533771967" calcext:value-type="float">
            <text:p>0.00587725533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8851079965" calcext:value-type="float">
            <text:p>0.79168851079965</text:p>
          </table:table-cell>
          <table:table-cell office:value-type="float" office:value="0.00579575496490355" calcext:value-type="float">
            <text:p>0.005795754964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28440405737" calcext:value-type="float">
            <text:p>0.790928440405737</text:p>
          </table:table-cell>
          <table:table-cell office:value-type="float" office:value="0.0150302926944648" calcext:value-type="float">
            <text:p>0.015030292694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461780510738" calcext:value-type="float">
            <text:p>0.789461780510738</text:p>
          </table:table-cell>
          <table:table-cell office:value-type="float" office:value="0.0115478540190541" calcext:value-type="float">
            <text:p>0.011547854019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36174475926" calcext:value-type="float">
            <text:p>0.791036174475926</text:p>
          </table:table-cell>
          <table:table-cell office:value-type="float" office:value="0.00813849307389077" calcext:value-type="float">
            <text:p>0.0081384930738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03703404384" calcext:value-type="float">
            <text:p>0.792303703404384</text:p>
          </table:table-cell>
          <table:table-cell office:value-type="float" office:value="0.00288802166431691" calcext:value-type="float">
            <text:p>0.002888021664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556500778667" calcext:value-type="float">
            <text:p>0.789556500778667</text:p>
          </table:table-cell>
          <table:table-cell office:value-type="float" office:value="0.011044107113342" calcext:value-type="float">
            <text:p>0.011044107113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91328902738" calcext:value-type="float">
            <text:p>0.791691328902738</text:p>
          </table:table-cell>
          <table:table-cell office:value-type="float" office:value="0.00628019143536923" calcext:value-type="float">
            <text:p>0.006280191435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8455010788" calcext:value-type="float">
            <text:p>0.79138455010788</text:p>
          </table:table-cell>
          <table:table-cell office:value-type="float" office:value="0.00719636183717562" calcext:value-type="float">
            <text:p>0.007196361837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246662181282" calcext:value-type="float">
            <text:p>0.788246662181282</text:p>
          </table:table-cell>
          <table:table-cell office:value-type="float" office:value="0.0178271734014824" calcext:value-type="float">
            <text:p>0.017827173401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170363134636" calcext:value-type="float">
            <text:p>0.790170363134636</text:p>
          </table:table-cell>
          <table:table-cell office:value-type="float" office:value="0.0110732596590313" calcext:value-type="float">
            <text:p>0.011073259659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21678981575" calcext:value-type="float">
            <text:p>0.791521678981575</text:p>
          </table:table-cell>
          <table:table-cell office:value-type="float" office:value="0.00703035301780971" calcext:value-type="float">
            <text:p>0.00703035301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76574655018" calcext:value-type="float">
            <text:p>0.791576574655018</text:p>
          </table:table-cell>
          <table:table-cell office:value-type="float" office:value="0.00508585123476087" calcext:value-type="float">
            <text:p>0.0050858512347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41155273431" calcext:value-type="float">
            <text:p>0.791941155273431</text:p>
          </table:table-cell>
          <table:table-cell office:value-type="float" office:value="0.00349419195337011" calcext:value-type="float">
            <text:p>0.00349419195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891170792745" calcext:value-type="float">
            <text:p>0.789891170792745</text:p>
          </table:table-cell>
          <table:table-cell office:value-type="float" office:value="0.011219567102637" calcext:value-type="float">
            <text:p>0.011219567102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162285569881" calcext:value-type="float">
            <text:p>0.790162285569881</text:p>
          </table:table-cell>
          <table:table-cell office:value-type="float" office:value="0.00997109133068837" calcext:value-type="float">
            <text:p>0.009971091330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34970613509" calcext:value-type="float">
            <text:p>0.791134970613509</text:p>
          </table:table-cell>
          <table:table-cell office:value-type="float" office:value="0.00681826871466732" calcext:value-type="float">
            <text:p>0.006818268714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16297496598" calcext:value-type="float">
            <text:p>0.791116297496598</text:p>
          </table:table-cell>
          <table:table-cell office:value-type="float" office:value="0.0120125917779598" calcext:value-type="float">
            <text:p>0.01201259177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70704670846" calcext:value-type="float">
            <text:p>0.791370704670846</text:p>
          </table:table-cell>
          <table:table-cell office:value-type="float" office:value="0.00684526866508279" calcext:value-type="float">
            <text:p>0.006845268665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976752716731" calcext:value-type="float">
            <text:p>0.789976752716731</text:p>
          </table:table-cell>
          <table:table-cell office:value-type="float" office:value="0.0159069166539085" calcext:value-type="float">
            <text:p>0.015906916653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431916825666" calcext:value-type="float">
            <text:p>0.788431916825666</text:p>
          </table:table-cell>
          <table:table-cell office:value-type="float" office:value="0.0155480256008807" calcext:value-type="float">
            <text:p>0.015548025600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208937952524" calcext:value-type="float">
            <text:p>0.789208937952524</text:p>
          </table:table-cell>
          <table:table-cell office:value-type="float" office:value="0.0102921761812427" calcext:value-type="float">
            <text:p>0.010292176181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19070838433" calcext:value-type="float">
            <text:p>0.791319070838433</text:p>
          </table:table-cell>
          <table:table-cell office:value-type="float" office:value="0.00705856956583413" calcext:value-type="float">
            <text:p>0.007058569565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197349173626" calcext:value-type="float">
            <text:p>0.789197349173626</text:p>
          </table:table-cell>
          <table:table-cell office:value-type="float" office:value="0.0129886626879909" calcext:value-type="float">
            <text:p>0.012988662687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520082462796" calcext:value-type="float">
            <text:p>0.790520082462796</text:p>
          </table:table-cell>
          <table:table-cell office:value-type="float" office:value="0.00946128699238943" calcext:value-type="float">
            <text:p>0.009461286992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66583946823" calcext:value-type="float">
            <text:p>0.791566583946823</text:p>
          </table:table-cell>
          <table:table-cell office:value-type="float" office:value="0.00758654783441811" calcext:value-type="float">
            <text:p>0.007586547834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74294284666" calcext:value-type="float">
            <text:p>0.791074294284666</text:p>
          </table:table-cell>
          <table:table-cell office:value-type="float" office:value="0.0062371284619765" calcext:value-type="float">
            <text:p>0.006237128461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08632206713" calcext:value-type="float">
            <text:p>0.791408632206713</text:p>
          </table:table-cell>
          <table:table-cell office:value-type="float" office:value="0.00612047089545901" calcext:value-type="float">
            <text:p>0.006120470895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26972578092" calcext:value-type="float">
            <text:p>0.791126972578092</text:p>
          </table:table-cell>
          <table:table-cell office:value-type="float" office:value="0.00694957309726018" calcext:value-type="float">
            <text:p>0.00694957309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34768419114" calcext:value-type="float">
            <text:p>0.78934768419114</text:p>
          </table:table-cell>
          <table:table-cell office:value-type="float" office:value="0.014861879815185" calcext:value-type="float">
            <text:p>0.014861879815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898466051686" calcext:value-type="float">
            <text:p>0.789898466051686</text:p>
          </table:table-cell>
          <table:table-cell office:value-type="float" office:value="0.0108125426303008" calcext:value-type="float">
            <text:p>0.010812542630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67846870084" calcext:value-type="float">
            <text:p>0.792267846870084</text:p>
          </table:table-cell>
          <table:table-cell office:value-type="float" office:value="0.00327802509499472" calcext:value-type="float">
            <text:p>0.003278025094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721824718602" calcext:value-type="float">
            <text:p>0.789721824718602</text:p>
          </table:table-cell>
          <table:table-cell office:value-type="float" office:value="0.0139178367909408" calcext:value-type="float">
            <text:p>0.013917836790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67370000449" calcext:value-type="float">
            <text:p>0.791267370000449</text:p>
          </table:table-cell>
          <table:table-cell office:value-type="float" office:value="0.00896890086381482" calcext:value-type="float">
            <text:p>0.008968900863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11522018385" calcext:value-type="float">
            <text:p>0.791311522018385</text:p>
          </table:table-cell>
          <table:table-cell office:value-type="float" office:value="0.00730230625875976" calcext:value-type="float">
            <text:p>0.00730230625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23391186359" calcext:value-type="float">
            <text:p>0.791023391186359</text:p>
          </table:table-cell>
          <table:table-cell office:value-type="float" office:value="0.00684412991324476" calcext:value-type="float">
            <text:p>0.006844129913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760500564264" calcext:value-type="float">
            <text:p>0.789760500564264</text:p>
          </table:table-cell>
          <table:table-cell office:value-type="float" office:value="0.0104670999831917" calcext:value-type="float">
            <text:p>0.010467099983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01097187923" calcext:value-type="float">
            <text:p>0.791601097187923</text:p>
          </table:table-cell>
          <table:table-cell office:value-type="float" office:value="0.00600039524024325" calcext:value-type="float">
            <text:p>0.006000395240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339977379145" calcext:value-type="float">
            <text:p>0.790339977379145</text:p>
          </table:table-cell>
          <table:table-cell office:value-type="float" office:value="0.00860784766204603" calcext:value-type="float">
            <text:p>0.008607847662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67222759138" calcext:value-type="float">
            <text:p>0.791367222759138</text:p>
          </table:table-cell>
          <table:table-cell office:value-type="float" office:value="0.00819226145447614" calcext:value-type="float">
            <text:p>0.008192261454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585834267182" calcext:value-type="float">
            <text:p>0.790585834267182</text:p>
          </table:table-cell>
          <table:table-cell office:value-type="float" office:value="0.00983885038139623" calcext:value-type="float">
            <text:p>0.009838850381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44758654361" calcext:value-type="float">
            <text:p>0.791244758654361</text:p>
          </table:table-cell>
          <table:table-cell office:value-type="float" office:value="0.00648263927212337" calcext:value-type="float">
            <text:p>0.006482639272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857527621322" calcext:value-type="float">
            <text:p>0.789857527621322</text:p>
          </table:table-cell>
          <table:table-cell office:value-type="float" office:value="0.0121017708299085" calcext:value-type="float">
            <text:p>0.012101770829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82467111147" calcext:value-type="float">
            <text:p>0.791682467111147</text:p>
          </table:table-cell>
          <table:table-cell office:value-type="float" office:value="0.00479104503137362" calcext:value-type="float">
            <text:p>0.004791045031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79248829205" calcext:value-type="float">
            <text:p>0.791079248829205</text:p>
          </table:table-cell>
          <table:table-cell office:value-type="float" office:value="0.00841774780869106" calcext:value-type="float">
            <text:p>0.008417747808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099079911552" calcext:value-type="float">
            <text:p>0.790099079911552</text:p>
          </table:table-cell>
          <table:table-cell office:value-type="float" office:value="0.00953632522512334" calcext:value-type="float">
            <text:p>0.009536325225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537884305174" calcext:value-type="float">
            <text:p>0.790537884305174</text:p>
          </table:table-cell>
          <table:table-cell office:value-type="float" office:value="0.00744646164421811" calcext:value-type="float">
            <text:p>0.007446461644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778886988106" calcext:value-type="float">
            <text:p>0.790778886988106</text:p>
          </table:table-cell>
          <table:table-cell office:value-type="float" office:value="0.00701199938006276" calcext:value-type="float">
            <text:p>0.007011999380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68094766534" calcext:value-type="float">
            <text:p>0.79068094766534</text:p>
          </table:table-cell>
          <table:table-cell office:value-type="float" office:value="0.00776544270276674" calcext:value-type="float">
            <text:p>0.007765442702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4375235241" calcext:value-type="float">
            <text:p>0.79134375235241</text:p>
          </table:table-cell>
          <table:table-cell office:value-type="float" office:value="0.00583233631120993" calcext:value-type="float">
            <text:p>0.00583233631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209290176474" calcext:value-type="float">
            <text:p>0.789209290176474</text:p>
          </table:table-cell>
          <table:table-cell office:value-type="float" office:value="0.0110297059941678" calcext:value-type="float">
            <text:p>0.011029705994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860790834998" calcext:value-type="float">
            <text:p>0.786860790834998</text:p>
          </table:table-cell>
          <table:table-cell office:value-type="float" office:value="0.0181740596642851" calcext:value-type="float">
            <text:p>0.018174059664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873176164943" calcext:value-type="float">
            <text:p>0.788873176164943</text:p>
          </table:table-cell>
          <table:table-cell office:value-type="float" office:value="0.0122397284592305" calcext:value-type="float">
            <text:p>0.012239728459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19214048035" calcext:value-type="float">
            <text:p>0.791719214048035</text:p>
          </table:table-cell>
          <table:table-cell office:value-type="float" office:value="0.00500951784076283" calcext:value-type="float">
            <text:p>0.005009517840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04334119764" calcext:value-type="float">
            <text:p>0.791004334119764</text:p>
          </table:table-cell>
          <table:table-cell office:value-type="float" office:value="0.00893638372430643" calcext:value-type="float">
            <text:p>0.008936383724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29239774046" calcext:value-type="float">
            <text:p>0.791029239774046</text:p>
          </table:table-cell>
          <table:table-cell office:value-type="float" office:value="0.00972880168770139" calcext:value-type="float">
            <text:p>0.009728801687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913817699758" calcext:value-type="float">
            <text:p>0.789913817699758</text:p>
          </table:table-cell>
          <table:table-cell office:value-type="float" office:value="0.00851852789904002" calcext:value-type="float">
            <text:p>0.00851852789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71433575998" calcext:value-type="float">
            <text:p>0.78971433575998</text:p>
          </table:table-cell>
          <table:table-cell office:value-type="float" office:value="0.00975263124172377" calcext:value-type="float">
            <text:p>0.009752631241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523507777733" calcext:value-type="float">
            <text:p>0.788523507777733</text:p>
          </table:table-cell>
          <table:table-cell office:value-type="float" office:value="0.01295527093052" calcext:value-type="float">
            <text:p>0.01295527093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856188660668" calcext:value-type="float">
            <text:p>0.789856188660668</text:p>
          </table:table-cell>
          <table:table-cell office:value-type="float" office:value="0.00860127334283034" calcext:value-type="float">
            <text:p>0.00860127334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05567795909" calcext:value-type="float">
            <text:p>0.791405567795909</text:p>
          </table:table-cell>
          <table:table-cell office:value-type="float" office:value="0.00747468050297866" calcext:value-type="float">
            <text:p>0.007474680502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686965722865" calcext:value-type="float">
            <text:p>0.788686965722865</text:p>
          </table:table-cell>
          <table:table-cell office:value-type="float" office:value="0.0153046733252769" calcext:value-type="float">
            <text:p>0.015304673325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54102071851" calcext:value-type="float">
            <text:p>0.790854102071851</text:p>
          </table:table-cell>
          <table:table-cell office:value-type="float" office:value="0.00841606494999073" calcext:value-type="float">
            <text:p>0.008416064949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51860394528" calcext:value-type="float">
            <text:p>0.791251860394528</text:p>
          </table:table-cell>
          <table:table-cell office:value-type="float" office:value="0.00725873954326524" calcext:value-type="float">
            <text:p>0.007258739543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8245713498" calcext:value-type="float">
            <text:p>0.79118245713498</text:p>
          </table:table-cell>
          <table:table-cell office:value-type="float" office:value="0.00792716345181883" calcext:value-type="float">
            <text:p>0.007927163451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446806517688" calcext:value-type="float">
            <text:p>0.790446806517688</text:p>
          </table:table-cell>
          <table:table-cell office:value-type="float" office:value="0.0104393453474777" calcext:value-type="float">
            <text:p>0.010439345347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401874256074" calcext:value-type="float">
            <text:p>0.790401874256074</text:p>
          </table:table-cell>
          <table:table-cell office:value-type="float" office:value="0.00960862604287218" calcext:value-type="float">
            <text:p>0.009608626042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73675838864" calcext:value-type="float">
            <text:p>0.791573675838864</text:p>
          </table:table-cell>
          <table:table-cell office:value-type="float" office:value="0.00518672964881761" calcext:value-type="float">
            <text:p>0.005186729648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19051001569" calcext:value-type="float">
            <text:p>0.790819051001569</text:p>
          </table:table-cell>
          <table:table-cell office:value-type="float" office:value="0.00800167973326995" calcext:value-type="float">
            <text:p>0.00800167973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258641169842" calcext:value-type="float">
            <text:p>0.790258641169842</text:p>
          </table:table-cell>
          <table:table-cell office:value-type="float" office:value="0.0142141858989844" calcext:value-type="float">
            <text:p>0.014214185898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011252117233" calcext:value-type="float">
            <text:p>0.790011252117233</text:p>
          </table:table-cell>
          <table:table-cell office:value-type="float" office:value="0.0120035497381345" calcext:value-type="float">
            <text:p>0.012003549738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29468510903" calcext:value-type="float">
            <text:p>0.791329468510903</text:p>
          </table:table-cell>
          <table:table-cell office:value-type="float" office:value="0.00845861413263511" calcext:value-type="float">
            <text:p>0.0084586141326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7792904427" calcext:value-type="float">
            <text:p>0.79137792904427</text:p>
          </table:table-cell>
          <table:table-cell office:value-type="float" office:value="0.00587444252496281" calcext:value-type="float">
            <text:p>0.005874442524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654333348988" calcext:value-type="float">
            <text:p>0.790654333348988</text:p>
          </table:table-cell>
          <table:table-cell office:value-type="float" office:value="0.0091069981608076" calcext:value-type="float">
            <text:p>0.009106998160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27324650573" calcext:value-type="float">
            <text:p>0.792227324650573</text:p>
          </table:table-cell>
          <table:table-cell office:value-type="float" office:value="0.00269011266926807" calcext:value-type="float">
            <text:p>0.002690112669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5748411231" calcext:value-type="float">
            <text:p>0.79215748411231</text:p>
          </table:table-cell>
          <table:table-cell office:value-type="float" office:value="0.00456604636510684" calcext:value-type="float">
            <text:p>0.004566046365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584159408977" calcext:value-type="float">
            <text:p>0.790584159408977</text:p>
          </table:table-cell>
          <table:table-cell office:value-type="float" office:value="0.00931899891674969" calcext:value-type="float">
            <text:p>0.00931899891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77739049921" calcext:value-type="float">
            <text:p>0.791477739049921</text:p>
          </table:table-cell>
          <table:table-cell office:value-type="float" office:value="0.0060178016014858" calcext:value-type="float">
            <text:p>0.006017801601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15469600026" calcext:value-type="float">
            <text:p>0.79015469600026</text:p>
          </table:table-cell>
          <table:table-cell office:value-type="float" office:value="0.0100723550968088" calcext:value-type="float">
            <text:p>0.010072355096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38562397557" calcext:value-type="float">
            <text:p>0.791338562397557</text:p>
          </table:table-cell>
          <table:table-cell office:value-type="float" office:value="0.00740356855219378" calcext:value-type="float">
            <text:p>0.007403568552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207472321166" calcext:value-type="float">
            <text:p>0.790207472321166</text:p>
          </table:table-cell>
          <table:table-cell office:value-type="float" office:value="0.0102497930621023" calcext:value-type="float">
            <text:p>0.010249793062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46354605935" calcext:value-type="float">
            <text:p>0.78946354605935</text:p>
          </table:table-cell>
          <table:table-cell office:value-type="float" office:value="0.0143084848169731" calcext:value-type="float">
            <text:p>0.01430848481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319343225242" calcext:value-type="float">
            <text:p>0.790319343225242</text:p>
          </table:table-cell>
          <table:table-cell office:value-type="float" office:value="0.00933005969309389" calcext:value-type="float">
            <text:p>0.009330059693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717591233511" calcext:value-type="float">
            <text:p>0.790717591233511</text:p>
          </table:table-cell>
          <table:table-cell office:value-type="float" office:value="0.00969480703470358" calcext:value-type="float">
            <text:p>0.009694807034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912990980151" calcext:value-type="float">
            <text:p>0.789912990980151</text:p>
          </table:table-cell>
          <table:table-cell office:value-type="float" office:value="0.0104755044696673" calcext:value-type="float">
            <text:p>0.010475504469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595229380429" calcext:value-type="float">
            <text:p>0.790595229380429</text:p>
          </table:table-cell>
          <table:table-cell office:value-type="float" office:value="0.00678251516493844" calcext:value-type="float">
            <text:p>0.006782515164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195213072686" calcext:value-type="float">
            <text:p>0.790195213072686</text:p>
          </table:table-cell>
          <table:table-cell office:value-type="float" office:value="0.0118712867355848" calcext:value-type="float">
            <text:p>0.011871286735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45424520968" calcext:value-type="float">
            <text:p>0.791245424520968</text:p>
          </table:table-cell>
          <table:table-cell office:value-type="float" office:value="0.00769754112249809" calcext:value-type="float">
            <text:p>0.007697541122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45160577805" calcext:value-type="float">
            <text:p>0.791345160577805</text:p>
          </table:table-cell>
          <table:table-cell office:value-type="float" office:value="0.00651016973440665" calcext:value-type="float">
            <text:p>0.0065101697344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56454716498" calcext:value-type="float">
            <text:p>0.791756454716498</text:p>
          </table:table-cell>
          <table:table-cell office:value-type="float" office:value="0.00522188839736396" calcext:value-type="float">
            <text:p>0.005221888397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402511935726" calcext:value-type="float">
            <text:p>0.790402511935726</text:p>
          </table:table-cell>
          <table:table-cell office:value-type="float" office:value="0.00889093350784923" calcext:value-type="float">
            <text:p>0.008890933507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137080152261" calcext:value-type="float">
            <text:p>0.790137080152261</text:p>
          </table:table-cell>
          <table:table-cell office:value-type="float" office:value="0.0093704949307133" calcext:value-type="float">
            <text:p>0.0093704949307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369570598258" calcext:value-type="float">
            <text:p>0.790369570598258</text:p>
          </table:table-cell>
          <table:table-cell office:value-type="float" office:value="0.00813878469190635" calcext:value-type="float">
            <text:p>0.008138784691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033034616509" calcext:value-type="float">
            <text:p>0.790033034616509</text:p>
          </table:table-cell>
          <table:table-cell office:value-type="float" office:value="0.0110472289974108" calcext:value-type="float">
            <text:p>0.011047228997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3247102802" calcext:value-type="float">
            <text:p>0.79213247102802</text:p>
          </table:table-cell>
          <table:table-cell office:value-type="float" office:value="0.00484871333547503" calcext:value-type="float">
            <text:p>0.004848713335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63532131799" calcext:value-type="float">
            <text:p>0.78963532131799</text:p>
          </table:table-cell>
          <table:table-cell office:value-type="float" office:value="0.01123935713609" calcext:value-type="float">
            <text:p>0.01123935713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692550737748" calcext:value-type="float">
            <text:p>0.789692550737748</text:p>
          </table:table-cell>
          <table:table-cell office:value-type="float" office:value="0.0104463434621119" calcext:value-type="float">
            <text:p>0.010446343462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17874727683" calcext:value-type="float">
            <text:p>0.791017874727683</text:p>
          </table:table-cell>
          <table:table-cell office:value-type="float" office:value="0.00738853725385907" calcext:value-type="float">
            <text:p>0.007388537253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483205489443" calcext:value-type="float">
            <text:p>0.789483205489443</text:p>
          </table:table-cell>
          <table:table-cell office:value-type="float" office:value="0.0104129139995926" calcext:value-type="float">
            <text:p>0.010412913999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679080477599" calcext:value-type="float">
            <text:p>0.789679080477599</text:p>
          </table:table-cell>
          <table:table-cell office:value-type="float" office:value="0.0104287061596032" calcext:value-type="float">
            <text:p>0.010428706159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7976022010653" calcext:value-type="float">
            <text:p>0.787976022010653</text:p>
          </table:table-cell>
          <table:table-cell office:value-type="float" office:value="0.0171646896744836" calcext:value-type="float">
            <text:p>0.017164689674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84304036156" calcext:value-type="float">
            <text:p>0.790884304036156</text:p>
          </table:table-cell>
          <table:table-cell office:value-type="float" office:value="0.0082219239919499" calcext:value-type="float">
            <text:p>0.00822192399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724261430561" calcext:value-type="float">
            <text:p>0.789724261430561</text:p>
          </table:table-cell>
          <table:table-cell office:value-type="float" office:value="0.00913660634755169" calcext:value-type="float">
            <text:p>0.009136606347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6560360884" calcext:value-type="float">
            <text:p>0.7906560360884</text:p>
          </table:table-cell>
          <table:table-cell office:value-type="float" office:value="0.00755132897862777" calcext:value-type="float">
            <text:p>0.007551328978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75609382492" calcext:value-type="float">
            <text:p>0.79075609382492</text:p>
          </table:table-cell>
          <table:table-cell office:value-type="float" office:value="0.00857907877773945" calcext:value-type="float">
            <text:p>0.008579078777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02756133553" calcext:value-type="float">
            <text:p>0.791002756133553</text:p>
          </table:table-cell>
          <table:table-cell office:value-type="float" office:value="0.00812549307415052" calcext:value-type="float">
            <text:p>0.008125493074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749511494547" calcext:value-type="float">
            <text:p>0.790749511494547</text:p>
          </table:table-cell>
          <table:table-cell office:value-type="float" office:value="0.00781449350339347" calcext:value-type="float">
            <text:p>0.007814493503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083245456141" calcext:value-type="float">
            <text:p>0.789083245456141</text:p>
          </table:table-cell>
          <table:table-cell office:value-type="float" office:value="0.0132765276958408" calcext:value-type="float">
            <text:p>0.013276527695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988217570231" calcext:value-type="float">
            <text:p>0.789988217570231</text:p>
          </table:table-cell>
          <table:table-cell office:value-type="float" office:value="0.00980965815557838" calcext:value-type="float">
            <text:p>0.009809658155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205924845482" calcext:value-type="float">
            <text:p>0.790205924845482</text:p>
          </table:table-cell>
          <table:table-cell office:value-type="float" office:value="0.0102090013293914" calcext:value-type="float">
            <text:p>0.010209001329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3860969452" calcext:value-type="float">
            <text:p>0.79263860969452</text:p>
          </table:table-cell>
          <table:table-cell office:value-type="float" office:value="0.00232682964692643" calcext:value-type="float">
            <text:p>0.002326829646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85058146902" calcext:value-type="float">
            <text:p>0.792285058146902</text:p>
          </table:table-cell>
          <table:table-cell office:value-type="float" office:value="0.00576363333559967" calcext:value-type="float">
            <text:p>0.0057636333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354726155938" calcext:value-type="float">
            <text:p>0.790354726155938</text:p>
          </table:table-cell>
          <table:table-cell office:value-type="float" office:value="0.0114035505934822" calcext:value-type="float">
            <text:p>0.0114035505934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27393490361" calcext:value-type="float">
            <text:p>0.791227393490361</text:p>
          </table:table-cell>
          <table:table-cell office:value-type="float" office:value="0.0068733005882182" calcext:value-type="float">
            <text:p>0.006873300588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89446070364" calcext:value-type="float">
            <text:p>0.78889446070364</text:p>
          </table:table-cell>
          <table:table-cell office:value-type="float" office:value="0.0178545614571144" calcext:value-type="float">
            <text:p>0.017854561457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655117149138" calcext:value-type="float">
            <text:p>0.789655117149138</text:p>
          </table:table-cell>
          <table:table-cell office:value-type="float" office:value="0.0112285999216451" calcext:value-type="float">
            <text:p>0.011228599921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2459317703" calcext:value-type="float">
            <text:p>0.79102459317703</text:p>
          </table:table-cell>
          <table:table-cell office:value-type="float" office:value="0.00605302155451091" calcext:value-type="float">
            <text:p>0.006053021554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55311230034" calcext:value-type="float">
            <text:p>0.791955311230034</text:p>
          </table:table-cell>
          <table:table-cell office:value-type="float" office:value="0.00495593247091595" calcext:value-type="float">
            <text:p>0.004955932470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369060448044" calcext:value-type="float">
            <text:p>0.790369060448044</text:p>
          </table:table-cell>
          <table:table-cell office:value-type="float" office:value="0.00997609367545255" calcext:value-type="float">
            <text:p>0.009976093675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06263761942" calcext:value-type="float">
            <text:p>0.791206263761942</text:p>
          </table:table-cell>
          <table:table-cell office:value-type="float" office:value="0.00932671491033245" calcext:value-type="float">
            <text:p>0.009326714910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709431756235" calcext:value-type="float">
            <text:p>0.790709431756235</text:p>
          </table:table-cell>
          <table:table-cell office:value-type="float" office:value="0.011388280153894" calcext:value-type="float">
            <text:p>0.011388280153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322917774221" calcext:value-type="float">
            <text:p>0.790322917774221</text:p>
          </table:table-cell>
          <table:table-cell office:value-type="float" office:value="0.0107132816796403" calcext:value-type="float">
            <text:p>0.01071328167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53481698622" calcext:value-type="float">
            <text:p>0.790853481698622</text:p>
          </table:table-cell>
          <table:table-cell office:value-type="float" office:value="0.0112467877373187" calcext:value-type="float">
            <text:p>0.011246787737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50576005912" calcext:value-type="float">
            <text:p>0.792550576005912</text:p>
          </table:table-cell>
          <table:table-cell office:value-type="float" office:value="0.00363099555065602" calcext:value-type="float">
            <text:p>0.003630995550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418485994534" calcext:value-type="float">
            <text:p>0.790418485994534</text:p>
          </table:table-cell>
          <table:table-cell office:value-type="float" office:value="0.0123104830803659" calcext:value-type="float">
            <text:p>0.012310483080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46598625929" calcext:value-type="float">
            <text:p>0.792346598625929</text:p>
          </table:table-cell>
          <table:table-cell office:value-type="float" office:value="0.00565955701519018" calcext:value-type="float">
            <text:p>0.00565955701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69982140881" calcext:value-type="float">
            <text:p>0.790869982140881</text:p>
          </table:table-cell>
          <table:table-cell office:value-type="float" office:value="0.00746041083577569" calcext:value-type="float">
            <text:p>0.007460410835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81995625161" calcext:value-type="float">
            <text:p>0.791281995625161</text:p>
          </table:table-cell>
          <table:table-cell office:value-type="float" office:value="0.00774226218111428" calcext:value-type="float">
            <text:p>0.007742262181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12985199406" calcext:value-type="float">
            <text:p>0.792012985199406</text:p>
          </table:table-cell>
          <table:table-cell office:value-type="float" office:value="0.00497533306123308" calcext:value-type="float">
            <text:p>0.004975333061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53200763116" calcext:value-type="float">
            <text:p>0.792053200763116</text:p>
          </table:table-cell>
          <table:table-cell office:value-type="float" office:value="0.00351006447038947" calcext:value-type="float">
            <text:p>0.003510064470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04125441377" calcext:value-type="float">
            <text:p>0.791304125441377</text:p>
          </table:table-cell>
          <table:table-cell office:value-type="float" office:value="0.00903068486343566" calcext:value-type="float">
            <text:p>0.009030684863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60355221534" calcext:value-type="float">
            <text:p>0.791960355221534</text:p>
          </table:table-cell>
          <table:table-cell office:value-type="float" office:value="0.0054080834985701" calcext:value-type="float">
            <text:p>0.00540808349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281267187621" calcext:value-type="float">
            <text:p>0.790281267187621</text:p>
          </table:table-cell>
          <table:table-cell office:value-type="float" office:value="0.00838268514559722" calcext:value-type="float">
            <text:p>0.008382685145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78950965238" calcext:value-type="float">
            <text:p>0.791178950965238</text:p>
          </table:table-cell>
          <table:table-cell office:value-type="float" office:value="0.00953013004060261" calcext:value-type="float">
            <text:p>0.009530130040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31995710527" calcext:value-type="float">
            <text:p>0.791431995710527</text:p>
          </table:table-cell>
          <table:table-cell office:value-type="float" office:value="0.00864549082306261" calcext:value-type="float">
            <text:p>0.008645490823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58535234967" calcext:value-type="float">
            <text:p>0.791158535234967</text:p>
          </table:table-cell>
          <table:table-cell office:value-type="float" office:value="0.00742469888493291" calcext:value-type="float">
            <text:p>0.007424698884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01945045013" calcext:value-type="float">
            <text:p>0.791001945045013</text:p>
          </table:table-cell>
          <table:table-cell office:value-type="float" office:value="0.00953290780095614" calcext:value-type="float">
            <text:p>0.009532907800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50434652751" calcext:value-type="float">
            <text:p>0.791050434652751</text:p>
          </table:table-cell>
          <table:table-cell office:value-type="float" office:value="0.00688870220177459" calcext:value-type="float">
            <text:p>0.006888702201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431420116821" calcext:value-type="float">
            <text:p>0.790431420116821</text:p>
          </table:table-cell>
          <table:table-cell office:value-type="float" office:value="0.0133792155202697" calcext:value-type="float">
            <text:p>0.0133792155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22949374449" calcext:value-type="float">
            <text:p>0.791622949374449</text:p>
          </table:table-cell>
          <table:table-cell office:value-type="float" office:value="0.0079831179201834" calcext:value-type="float">
            <text:p>0.007983117920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239199766551" calcext:value-type="float">
            <text:p>0.790239199766551</text:p>
          </table:table-cell>
          <table:table-cell office:value-type="float" office:value="0.00980277304464764" calcext:value-type="float">
            <text:p>0.009802773044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2137845639" calcext:value-type="float">
            <text:p>0.79212137845639</text:p>
          </table:table-cell>
          <table:table-cell office:value-type="float" office:value="0.00415149085104463" calcext:value-type="float">
            <text:p>0.004151490851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30425723498" calcext:value-type="float">
            <text:p>0.792330425723498</text:p>
          </table:table-cell>
          <table:table-cell office:value-type="float" office:value="0.00281053624882981" calcext:value-type="float">
            <text:p>0.00281053624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36985027524" calcext:value-type="float">
            <text:p>0.791436985027524</text:p>
          </table:table-cell>
          <table:table-cell office:value-type="float" office:value="0.0107470484760802" calcext:value-type="float">
            <text:p>0.01074704847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48823442016" calcext:value-type="float">
            <text:p>0.791648823442016</text:p>
          </table:table-cell>
          <table:table-cell office:value-type="float" office:value="0.00873745198158105" calcext:value-type="float">
            <text:p>0.008737451981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61982241492" calcext:value-type="float">
            <text:p>0.792261982241492</text:p>
          </table:table-cell>
          <table:table-cell office:value-type="float" office:value="0.00379690249666174" calcext:value-type="float">
            <text:p>0.0037969024966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99583136142" calcext:value-type="float">
            <text:p>0.791999583136142</text:p>
          </table:table-cell>
          <table:table-cell office:value-type="float" office:value="0.00493566278311711" calcext:value-type="float">
            <text:p>0.004935662783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51818669241" calcext:value-type="float">
            <text:p>0.792251818669241</text:p>
          </table:table-cell>
          <table:table-cell office:value-type="float" office:value="0.00407144662771197" calcext:value-type="float">
            <text:p>0.004071446627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353838721335" calcext:value-type="float">
            <text:p>0.790353838721335</text:p>
          </table:table-cell>
          <table:table-cell office:value-type="float" office:value="0.0106818249405776" calcext:value-type="float">
            <text:p>0.010681824940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880644078728" calcext:value-type="float">
            <text:p>0.789880644078728</text:p>
          </table:table-cell>
          <table:table-cell office:value-type="float" office:value="0.0115147234317848" calcext:value-type="float">
            <text:p>0.011514723431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067622228654" calcext:value-type="float">
            <text:p>0.790067622228654</text:p>
          </table:table-cell>
          <table:table-cell office:value-type="float" office:value="0.0125118401408551" calcext:value-type="float">
            <text:p>0.012511840140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64540636823" calcext:value-type="float">
            <text:p>0.791464540636823</text:p>
          </table:table-cell>
          <table:table-cell office:value-type="float" office:value="0.00584955489845427" calcext:value-type="float">
            <text:p>0.005849554898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9815206941" calcext:value-type="float">
            <text:p>0.79089815206941</text:p>
          </table:table-cell>
          <table:table-cell office:value-type="float" office:value="0.00896710462044515" calcext:value-type="float">
            <text:p>0.008967104620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54474095886" calcext:value-type="float">
            <text:p>0.791254474095886</text:p>
          </table:table-cell>
          <table:table-cell office:value-type="float" office:value="0.010909234491755" calcext:value-type="float">
            <text:p>0.010909234491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00443520041" calcext:value-type="float">
            <text:p>0.791000443520041</text:p>
          </table:table-cell>
          <table:table-cell office:value-type="float" office:value="0.00828996803829034" calcext:value-type="float">
            <text:p>0.00828996803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81301409239" calcext:value-type="float">
            <text:p>0.791381301409239</text:p>
          </table:table-cell>
          <table:table-cell office:value-type="float" office:value="0.00728865318707904" calcext:value-type="float">
            <text:p>0.007288653187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272970835872" calcext:value-type="float">
            <text:p>0.790272970835872</text:p>
          </table:table-cell>
          <table:table-cell office:value-type="float" office:value="0.00819984562711388" calcext:value-type="float">
            <text:p>0.008199845627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35018939465" calcext:value-type="float">
            <text:p>0.791035018939465</text:p>
          </table:table-cell>
          <table:table-cell office:value-type="float" office:value="0.00752445440853772" calcext:value-type="float">
            <text:p>0.007524454408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588144143949" calcext:value-type="float">
            <text:p>0.789588144143949</text:p>
          </table:table-cell>
          <table:table-cell office:value-type="float" office:value="0.0129510006835438" calcext:value-type="float">
            <text:p>0.012951000683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111632427843" calcext:value-type="float">
            <text:p>0.789111632427843</text:p>
          </table:table-cell>
          <table:table-cell office:value-type="float" office:value="0.0139157799372582" calcext:value-type="float">
            <text:p>0.013915779937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296932696702" calcext:value-type="float">
            <text:p>0.790296932696702</text:p>
          </table:table-cell>
          <table:table-cell office:value-type="float" office:value="0.00842718966413995" calcext:value-type="float">
            <text:p>0.00842718966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658674916899" calcext:value-type="float">
            <text:p>0.790658674916899</text:p>
          </table:table-cell>
          <table:table-cell office:value-type="float" office:value="0.00787006263276635" calcext:value-type="float">
            <text:p>0.007870062632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67579178074" calcext:value-type="float">
            <text:p>0.791367579178074</text:p>
          </table:table-cell>
          <table:table-cell office:value-type="float" office:value="0.00630081987631249" calcext:value-type="float">
            <text:p>0.006300819876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062789740402" calcext:value-type="float">
            <text:p>0.788062789740402</text:p>
          </table:table-cell>
          <table:table-cell office:value-type="float" office:value="0.0128800844450008" calcext:value-type="float">
            <text:p>0.012880084445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741805259372" calcext:value-type="float">
            <text:p>0.789741805259372</text:p>
          </table:table-cell>
          <table:table-cell office:value-type="float" office:value="0.0131035597707964" calcext:value-type="float">
            <text:p>0.013103559770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167813452553" calcext:value-type="float">
            <text:p>0.790167813452553</text:p>
          </table:table-cell>
          <table:table-cell office:value-type="float" office:value="0.0119603288592546" calcext:value-type="float">
            <text:p>0.011960328859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738761423803" calcext:value-type="float">
            <text:p>0.790738761423803</text:p>
          </table:table-cell>
          <table:table-cell office:value-type="float" office:value="0.00890697767192332" calcext:value-type="float">
            <text:p>0.008906977671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378944588185" calcext:value-type="float">
            <text:p>0.790378944588185</text:p>
          </table:table-cell>
          <table:table-cell office:value-type="float" office:value="0.0116738433991417" calcext:value-type="float">
            <text:p>0.011673843399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625974351984" calcext:value-type="float">
            <text:p>0.790625974351984</text:p>
          </table:table-cell>
          <table:table-cell office:value-type="float" office:value="0.00847036051828682" calcext:value-type="float">
            <text:p>0.008470360518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035986903225" calcext:value-type="float">
            <text:p>0.790035986903225</text:p>
          </table:table-cell>
          <table:table-cell office:value-type="float" office:value="0.00881659304035293" calcext:value-type="float">
            <text:p>0.008816593040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430120408929" calcext:value-type="float">
            <text:p>0.788430120408929</text:p>
          </table:table-cell>
          <table:table-cell office:value-type="float" office:value="0.0118501626948749" calcext:value-type="float">
            <text:p>0.011850162694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06640903729" calcext:value-type="float">
            <text:p>0.790906640903729</text:p>
          </table:table-cell>
          <table:table-cell office:value-type="float" office:value="0.00884135035064546" calcext:value-type="float">
            <text:p>0.008841350350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041271364001" calcext:value-type="float">
            <text:p>0.790041271364001</text:p>
          </table:table-cell>
          <table:table-cell office:value-type="float" office:value="0.0117355844360586" calcext:value-type="float">
            <text:p>0.011735584436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052326749176" calcext:value-type="float">
            <text:p>0.790052326749176</text:p>
          </table:table-cell>
          <table:table-cell office:value-type="float" office:value="0.010465091753974" calcext:value-type="float">
            <text:p>0.010465091753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622078010098" calcext:value-type="float">
            <text:p>0.788622078010098</text:p>
          </table:table-cell>
          <table:table-cell office:value-type="float" office:value="0.0119207265827056" calcext:value-type="float">
            <text:p>0.011920726582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80081688366" calcext:value-type="float">
            <text:p>0.791080081688366</text:p>
          </table:table-cell>
          <table:table-cell office:value-type="float" office:value="0.00729891548244571" calcext:value-type="float">
            <text:p>0.007298915482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08440304975" calcext:value-type="float">
            <text:p>0.791308440304975</text:p>
          </table:table-cell>
          <table:table-cell office:value-type="float" office:value="0.0072053300727829" calcext:value-type="float">
            <text:p>0.007205330072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975876186106" calcext:value-type="float">
            <text:p>0.788975876186106</text:p>
          </table:table-cell>
          <table:table-cell office:value-type="float" office:value="0.0132137057242673" calcext:value-type="float">
            <text:p>0.013213705724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31061752989" calcext:value-type="float">
            <text:p>0.792031061752989</text:p>
          </table:table-cell>
          <table:table-cell office:value-type="float" office:value="0.00531141890339261" calcext:value-type="float">
            <text:p>0.005311418903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88664161125" calcext:value-type="float">
            <text:p>0.791088664161125</text:p>
          </table:table-cell>
          <table:table-cell office:value-type="float" office:value="0.0101896178734847" calcext:value-type="float">
            <text:p>0.010189617873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00842958639" calcext:value-type="float">
            <text:p>0.791300842958639</text:p>
          </table:table-cell>
          <table:table-cell office:value-type="float" office:value="0.0065237715591957" calcext:value-type="float">
            <text:p>0.006523771559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576398848994" calcext:value-type="float">
            <text:p>0.790576398848994</text:p>
          </table:table-cell>
          <table:table-cell office:value-type="float" office:value="0.0113363465677276" calcext:value-type="float">
            <text:p>0.011336346567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091916357093" calcext:value-type="float">
            <text:p>0.790091916357093</text:p>
          </table:table-cell>
          <table:table-cell office:value-type="float" office:value="0.0122565453318676" calcext:value-type="float">
            <text:p>0.012256545331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67099892524" calcext:value-type="float">
            <text:p>0.791167099892524</text:p>
          </table:table-cell>
          <table:table-cell office:value-type="float" office:value="0.00853226096429228" calcext:value-type="float">
            <text:p>0.008532260964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01071970029" calcext:value-type="float">
            <text:p>0.790901071970029</text:p>
          </table:table-cell>
          <table:table-cell office:value-type="float" office:value="0.00672995304735124" calcext:value-type="float">
            <text:p>0.006729953047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1130908332" calcext:value-type="float">
            <text:p>0.79131130908332</text:p>
          </table:table-cell>
          <table:table-cell office:value-type="float" office:value="0.00838972419657045" calcext:value-type="float">
            <text:p>0.00838972419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29486757468" calcext:value-type="float">
            <text:p>0.791429486757468</text:p>
          </table:table-cell>
          <table:table-cell office:value-type="float" office:value="0.00765919279934956" calcext:value-type="float">
            <text:p>0.00765919279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47727779532" calcext:value-type="float">
            <text:p>0.792747727779532</text:p>
          </table:table-cell>
          <table:table-cell office:value-type="float" office:value="0.00335728893851657" calcext:value-type="float">
            <text:p>0.003357288938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193982087658" calcext:value-type="float">
            <text:p>0.790193982087658</text:p>
          </table:table-cell>
          <table:table-cell office:value-type="float" office:value="0.0100429470979081" calcext:value-type="float">
            <text:p>0.010042947097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70301881112" calcext:value-type="float">
            <text:p>0.790970301881112</text:p>
          </table:table-cell>
          <table:table-cell office:value-type="float" office:value="0.0102757509269259" calcext:value-type="float">
            <text:p>0.010275750926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62485735277" calcext:value-type="float">
            <text:p>0.791562485735277</text:p>
          </table:table-cell>
          <table:table-cell office:value-type="float" office:value="0.00844077463984248" calcext:value-type="float">
            <text:p>0.008440774639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689712161899" calcext:value-type="float">
            <text:p>0.789689712161899</text:p>
          </table:table-cell>
          <table:table-cell office:value-type="float" office:value="0.016713557197072" calcext:value-type="float">
            <text:p>0.016713557197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37469818813" calcext:value-type="float">
            <text:p>0.78937469818813</text:p>
          </table:table-cell>
          <table:table-cell office:value-type="float" office:value="0.0127548776485494" calcext:value-type="float">
            <text:p>0.012754877648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505341098082" calcext:value-type="float">
            <text:p>0.790505341098082</text:p>
          </table:table-cell>
          <table:table-cell office:value-type="float" office:value="0.0115653650855461" calcext:value-type="float">
            <text:p>0.011565365085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96398053208" calcext:value-type="float">
            <text:p>0.78896398053208</text:p>
          </table:table-cell>
          <table:table-cell office:value-type="float" office:value="0.0172106623185935" calcext:value-type="float">
            <text:p>0.01721066231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390011649635" calcext:value-type="float">
            <text:p>0.790390011649635</text:p>
          </table:table-cell>
          <table:table-cell office:value-type="float" office:value="0.0110375837388767" calcext:value-type="float">
            <text:p>0.011037583738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96328202125" calcext:value-type="float">
            <text:p>0.791596328202125</text:p>
          </table:table-cell>
          <table:table-cell office:value-type="float" office:value="0.00615111438159394" calcext:value-type="float">
            <text:p>0.006151114381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547477735165" calcext:value-type="float">
            <text:p>0.789547477735165</text:p>
          </table:table-cell>
          <table:table-cell office:value-type="float" office:value="0.0131200396136525" calcext:value-type="float">
            <text:p>0.013120039613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6162207913" calcext:value-type="float">
            <text:p>0.79166162207913</text:p>
          </table:table-cell>
          <table:table-cell office:value-type="float" office:value="0.00526091461973127" calcext:value-type="float">
            <text:p>0.005260914619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29449641716" calcext:value-type="float">
            <text:p>0.791129449641716</text:p>
          </table:table-cell>
          <table:table-cell office:value-type="float" office:value="0.00909753100841685" calcext:value-type="float">
            <text:p>0.009097531008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04907004232" calcext:value-type="float">
            <text:p>0.792004907004232</text:p>
          </table:table-cell>
          <table:table-cell office:value-type="float" office:value="0.00580942596946882" calcext:value-type="float">
            <text:p>0.005809425969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154253438726" calcext:value-type="float">
            <text:p>0.790154253438726</text:p>
          </table:table-cell>
          <table:table-cell office:value-type="float" office:value="0.0107909587339921" calcext:value-type="float">
            <text:p>0.010790958733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55902484655" calcext:value-type="float">
            <text:p>0.791655902484655</text:p>
          </table:table-cell>
          <table:table-cell office:value-type="float" office:value="0.00805267784584773" calcext:value-type="float">
            <text:p>0.008052677845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67165973011" calcext:value-type="float">
            <text:p>0.792467165973011</text:p>
          </table:table-cell>
          <table:table-cell office:value-type="float" office:value="0.00357950182470683" calcext:value-type="float">
            <text:p>0.0035795018247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570534573956" calcext:value-type="float">
            <text:p>0.790570534573956</text:p>
          </table:table-cell>
          <table:table-cell office:value-type="float" office:value="0.0104761179152413" calcext:value-type="float">
            <text:p>0.010476117915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53625137734" calcext:value-type="float">
            <text:p>0.792553625137734</text:p>
          </table:table-cell>
          <table:table-cell office:value-type="float" office:value="0.00358272869017675" calcext:value-type="float">
            <text:p>0.003582728690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3493286862" calcext:value-type="float">
            <text:p>0.79133493286862</text:p>
          </table:table-cell>
          <table:table-cell office:value-type="float" office:value="0.00755058329128506" calcext:value-type="float">
            <text:p>0.007550583291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39002169383" calcext:value-type="float">
            <text:p>0.791739002169383</text:p>
          </table:table-cell>
          <table:table-cell office:value-type="float" office:value="0.00562710107110618" calcext:value-type="float">
            <text:p>0.005627101071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60747545126" calcext:value-type="float">
            <text:p>0.791660747545126</text:p>
          </table:table-cell>
          <table:table-cell office:value-type="float" office:value="0.00820742672291512" calcext:value-type="float">
            <text:p>0.008207426722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018911874357" calcext:value-type="float">
            <text:p>0.790018911874357</text:p>
          </table:table-cell>
          <table:table-cell office:value-type="float" office:value="0.0119418663680215" calcext:value-type="float">
            <text:p>0.011941866368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61559098874" calcext:value-type="float">
            <text:p>0.791561559098874</text:p>
          </table:table-cell>
          <table:table-cell office:value-type="float" office:value="0.00895532202422499" calcext:value-type="float">
            <text:p>0.00895532202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6354949894" calcext:value-type="float">
            <text:p>0.79146354949894</text:p>
          </table:table-cell>
          <table:table-cell office:value-type="float" office:value="0.00784937625993078" calcext:value-type="float">
            <text:p>0.007849376259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82840839451" calcext:value-type="float">
            <text:p>0.791482840839451</text:p>
          </table:table-cell>
          <table:table-cell office:value-type="float" office:value="0.00550803811480524" calcext:value-type="float">
            <text:p>0.005508038114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255152402335" calcext:value-type="float">
            <text:p>0.790255152402335</text:p>
          </table:table-cell>
          <table:table-cell office:value-type="float" office:value="0.0118127563644229" calcext:value-type="float">
            <text:p>0.011812756364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50287921324" calcext:value-type="float">
            <text:p>0.790950287921324</text:p>
          </table:table-cell>
          <table:table-cell office:value-type="float" office:value="0.00908149663669089" calcext:value-type="float">
            <text:p>0.009081496636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42116690596" calcext:value-type="float">
            <text:p>0.791942116690596</text:p>
          </table:table-cell>
          <table:table-cell office:value-type="float" office:value="0.0085819588205325" calcext:value-type="float">
            <text:p>0.008581958820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83262544582" calcext:value-type="float">
            <text:p>0.792883262544582</text:p>
          </table:table-cell>
          <table:table-cell office:value-type="float" office:value="0.00194503892657734" calcext:value-type="float">
            <text:p>0.001945038926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64052628329" calcext:value-type="float">
            <text:p>0.790964052628329</text:p>
          </table:table-cell>
          <table:table-cell office:value-type="float" office:value="0.014684369438934" calcext:value-type="float">
            <text:p>0.014684369438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630330654373" calcext:value-type="float">
            <text:p>0.790630330654373</text:p>
          </table:table-cell>
          <table:table-cell office:value-type="float" office:value="0.0100967118781219" calcext:value-type="float">
            <text:p>0.010096711878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404851749802" calcext:value-type="float">
            <text:p>0.788404851749802</text:p>
          </table:table-cell>
          <table:table-cell office:value-type="float" office:value="0.019670577987504" calcext:value-type="float">
            <text:p>0.019670577987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09822884077" calcext:value-type="float">
            <text:p>0.792409822884077</text:p>
          </table:table-cell>
          <table:table-cell office:value-type="float" office:value="0.00752072684408343" calcext:value-type="float">
            <text:p>0.007520726844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40032631754" calcext:value-type="float">
            <text:p>0.790940032631754</text:p>
          </table:table-cell>
          <table:table-cell office:value-type="float" office:value="0.00803780169825727" calcext:value-type="float">
            <text:p>0.008037801698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14695274386" calcext:value-type="float">
            <text:p>0.791514695274386</text:p>
          </table:table-cell>
          <table:table-cell office:value-type="float" office:value="0.00809721847210869" calcext:value-type="float">
            <text:p>0.008097218472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81882555013" calcext:value-type="float">
            <text:p>0.791381882555013</text:p>
          </table:table-cell>
          <table:table-cell office:value-type="float" office:value="0.00842116876095238" calcext:value-type="float">
            <text:p>0.008421168760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95292122827" calcext:value-type="float">
            <text:p>0.791095292122827</text:p>
          </table:table-cell>
          <table:table-cell office:value-type="float" office:value="0.0110938768475533" calcext:value-type="float">
            <text:p>0.011093876847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87220384368" calcext:value-type="float">
            <text:p>0.791187220384368</text:p>
          </table:table-cell>
          <table:table-cell office:value-type="float" office:value="0.0110325002586254" calcext:value-type="float">
            <text:p>0.011032500258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1239301443" calcext:value-type="float">
            <text:p>0.79111239301443</text:p>
          </table:table-cell>
          <table:table-cell office:value-type="float" office:value="0.00828445102834498" calcext:value-type="float">
            <text:p>0.008284451028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71344076504" calcext:value-type="float">
            <text:p>0.792171344076504</text:p>
          </table:table-cell>
          <table:table-cell office:value-type="float" office:value="0.00509617062075666" calcext:value-type="float">
            <text:p>0.005096170620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00186039639" calcext:value-type="float">
            <text:p>0.791300186039639</text:p>
          </table:table-cell>
          <table:table-cell office:value-type="float" office:value="0.0107970153623152" calcext:value-type="float">
            <text:p>0.010797015362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60839634072" calcext:value-type="float">
            <text:p>0.790860839634072</text:p>
          </table:table-cell>
          <table:table-cell office:value-type="float" office:value="0.00926574506993019" calcext:value-type="float">
            <text:p>0.00926574506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56040963386" calcext:value-type="float">
            <text:p>0.79056040963386</text:p>
          </table:table-cell>
          <table:table-cell office:value-type="float" office:value="0.01241978495803" calcext:value-type="float">
            <text:p>0.01241978495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80832898238" calcext:value-type="float">
            <text:p>0.792680832898238</text:p>
          </table:table-cell>
          <table:table-cell office:value-type="float" office:value="0.00375143434285707" calcext:value-type="float">
            <text:p>0.0037514343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76217995538" calcext:value-type="float">
            <text:p>0.792676217995538</text:p>
          </table:table-cell>
          <table:table-cell office:value-type="float" office:value="0.00338433022607819" calcext:value-type="float">
            <text:p>0.003384330226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41463309713" calcext:value-type="float">
            <text:p>0.791141463309713</text:p>
          </table:table-cell>
          <table:table-cell office:value-type="float" office:value="0.00886508679593637" calcext:value-type="float">
            <text:p>0.008865086795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2054388195" calcext:value-type="float">
            <text:p>0.79252054388195</text:p>
          </table:table-cell>
          <table:table-cell office:value-type="float" office:value="0.00426851422700368" calcext:value-type="float">
            <text:p>0.004268514227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949819354446" calcext:value-type="float">
            <text:p>0.789949819354446</text:p>
          </table:table-cell>
          <table:table-cell office:value-type="float" office:value="0.0140248711994608" calcext:value-type="float">
            <text:p>0.014024871199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6377237547" calcext:value-type="float">
            <text:p>0.79086377237547</text:p>
          </table:table-cell>
          <table:table-cell office:value-type="float" office:value="0.00955527246235499" calcext:value-type="float">
            <text:p>0.009555272462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08759106033" calcext:value-type="float">
            <text:p>0.791508759106033</text:p>
          </table:table-cell>
          <table:table-cell office:value-type="float" office:value="0.010095934736917" calcext:value-type="float">
            <text:p>0.010095934736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7569805751" calcext:value-type="float">
            <text:p>0.79157569805751</text:p>
          </table:table-cell>
          <table:table-cell office:value-type="float" office:value="0.00954287687701471" calcext:value-type="float">
            <text:p>0.009542876877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935532564236" calcext:value-type="float">
            <text:p>0.788935532564236</text:p>
          </table:table-cell>
          <table:table-cell office:value-type="float" office:value="0.0183730936397796" calcext:value-type="float">
            <text:p>0.01837309363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46918850822" calcext:value-type="float">
            <text:p>0.792446918850822</text:p>
          </table:table-cell>
          <table:table-cell office:value-type="float" office:value="0.00452889639051009" calcext:value-type="float">
            <text:p>0.00452889639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769168249432" calcext:value-type="float">
            <text:p>0.789769168249432</text:p>
          </table:table-cell>
          <table:table-cell office:value-type="float" office:value="0.0150695580731727" calcext:value-type="float">
            <text:p>0.015069558073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24166984939" calcext:value-type="float">
            <text:p>0.791124166984939</text:p>
          </table:table-cell>
          <table:table-cell office:value-type="float" office:value="0.0112037519664659" calcext:value-type="float">
            <text:p>0.011203751966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42166682724" calcext:value-type="float">
            <text:p>0.792342166682724</text:p>
          </table:table-cell>
          <table:table-cell office:value-type="float" office:value="0.00466401418639694" calcext:value-type="float">
            <text:p>0.004664014186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469675911362" calcext:value-type="float">
            <text:p>0.789469675911362</text:p>
          </table:table-cell>
          <table:table-cell office:value-type="float" office:value="0.0133424887994832" calcext:value-type="float">
            <text:p>0.013342488799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73388246402" calcext:value-type="float">
            <text:p>0.792173388246402</text:p>
          </table:table-cell>
          <table:table-cell office:value-type="float" office:value="0.00667816605390966" calcext:value-type="float">
            <text:p>0.00667816605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81593382699" calcext:value-type="float">
            <text:p>0.791781593382699</text:p>
          </table:table-cell>
          <table:table-cell office:value-type="float" office:value="0.0096135363124266" calcext:value-type="float">
            <text:p>0.009613536312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04022172217" calcext:value-type="float">
            <text:p>0.791704022172217</text:p>
          </table:table-cell>
          <table:table-cell office:value-type="float" office:value="0.00799738165376915" calcext:value-type="float">
            <text:p>0.007997381653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59906182042" calcext:value-type="float">
            <text:p>0.791959906182042</text:p>
          </table:table-cell>
          <table:table-cell office:value-type="float" office:value="0.00970452242603845" calcext:value-type="float">
            <text:p>0.009704522426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01793406958" calcext:value-type="float">
            <text:p>0.791201793406958</text:p>
          </table:table-cell>
          <table:table-cell office:value-type="float" office:value="0.00773824447529476" calcext:value-type="float">
            <text:p>0.007738244475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73736686144" calcext:value-type="float">
            <text:p>0.791373736686144</text:p>
          </table:table-cell>
          <table:table-cell office:value-type="float" office:value="0.0093012372006245" calcext:value-type="float">
            <text:p>0.00930123720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91999957519" calcext:value-type="float">
            <text:p>0.791891999957519</text:p>
          </table:table-cell>
          <table:table-cell office:value-type="float" office:value="0.0102421187678904" calcext:value-type="float">
            <text:p>0.01024211876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43581548905" calcext:value-type="float">
            <text:p>0.791743581548905</text:p>
          </table:table-cell>
          <table:table-cell office:value-type="float" office:value="0.00858679658378046" calcext:value-type="float">
            <text:p>0.00858679658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65709427202" calcext:value-type="float">
            <text:p>0.792265709427202</text:p>
          </table:table-cell>
          <table:table-cell office:value-type="float" office:value="0.00465513696830921" calcext:value-type="float">
            <text:p>0.004655136968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15672057716" calcext:value-type="float">
            <text:p>0.791915672057716</text:p>
          </table:table-cell>
          <table:table-cell office:value-type="float" office:value="0.00719168148666354" calcext:value-type="float">
            <text:p>0.007191681486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7542620694" calcext:value-type="float">
            <text:p>0.79087542620694</text:p>
          </table:table-cell>
          <table:table-cell office:value-type="float" office:value="0.0103172319031764" calcext:value-type="float">
            <text:p>0.010317231903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76636702683" calcext:value-type="float">
            <text:p>0.791876636702683</text:p>
          </table:table-cell>
          <table:table-cell office:value-type="float" office:value="0.00698653115672953" calcext:value-type="float">
            <text:p>0.00698653115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609083646569" calcext:value-type="float">
            <text:p>0.790609083646569</text:p>
          </table:table-cell>
          <table:table-cell office:value-type="float" office:value="0.0114443579001899" calcext:value-type="float">
            <text:p>0.01144435790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71215324466" calcext:value-type="float">
            <text:p>0.791371215324466</text:p>
          </table:table-cell>
          <table:table-cell office:value-type="float" office:value="0.0118307877264208" calcext:value-type="float">
            <text:p>0.011830787726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09485037619" calcext:value-type="float">
            <text:p>0.791909485037619</text:p>
          </table:table-cell>
          <table:table-cell office:value-type="float" office:value="0.0102378240016947" calcext:value-type="float">
            <text:p>0.010237824001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9372098948" calcext:value-type="float">
            <text:p>0.79219372098948</text:p>
          </table:table-cell>
          <table:table-cell office:value-type="float" office:value="0.0100706499691813" calcext:value-type="float">
            <text:p>0.010070649969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12352782545" calcext:value-type="float">
            <text:p>0.791112352782545</text:p>
          </table:table-cell>
          <table:table-cell office:value-type="float" office:value="0.00952471986045253" calcext:value-type="float">
            <text:p>0.009524719860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23525342204" calcext:value-type="float">
            <text:p>0.791023525342204</text:p>
          </table:table-cell>
          <table:table-cell office:value-type="float" office:value="0.0125809133017934" calcext:value-type="float">
            <text:p>0.012580913301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27073979845" calcext:value-type="float">
            <text:p>0.791527073979845</text:p>
          </table:table-cell>
          <table:table-cell office:value-type="float" office:value="0.00914720704867078" calcext:value-type="float">
            <text:p>0.009147207048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5898929229" calcext:value-type="float">
            <text:p>0.79305898929229</text:p>
          </table:table-cell>
          <table:table-cell office:value-type="float" office:value="0.00251503928307608" calcext:value-type="float">
            <text:p>0.002515039283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90719569403" calcext:value-type="float">
            <text:p>0.791790719569403</text:p>
          </table:table-cell>
          <table:table-cell office:value-type="float" office:value="0.0111693353037774" calcext:value-type="float">
            <text:p>0.011169335303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65160864274" calcext:value-type="float">
            <text:p>0.791365160864274</text:p>
          </table:table-cell>
          <table:table-cell office:value-type="float" office:value="0.0115011190705641" calcext:value-type="float">
            <text:p>0.011501119070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87427320834" calcext:value-type="float">
            <text:p>0.791687427320834</text:p>
          </table:table-cell>
          <table:table-cell office:value-type="float" office:value="0.0112266088711749" calcext:value-type="float">
            <text:p>0.011226608871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445918522701" calcext:value-type="float">
            <text:p>0.790445918522701</text:p>
          </table:table-cell>
          <table:table-cell office:value-type="float" office:value="0.0113272824416762" calcext:value-type="float">
            <text:p>0.011327282441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01344514288" calcext:value-type="float">
            <text:p>0.790901344514288</text:p>
          </table:table-cell>
          <table:table-cell office:value-type="float" office:value="0.0140141111656705" calcext:value-type="float">
            <text:p>0.014014111165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03112281801" calcext:value-type="float">
            <text:p>0.792203112281801</text:p>
          </table:table-cell>
          <table:table-cell office:value-type="float" office:value="0.00602277196251621" calcext:value-type="float">
            <text:p>0.006022771962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55367623663" calcext:value-type="float">
            <text:p>0.792055367623663</text:p>
          </table:table-cell>
          <table:table-cell office:value-type="float" office:value="0.00650200703671314" calcext:value-type="float">
            <text:p>0.0065020070367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03888384868" calcext:value-type="float">
            <text:p>0.792403888384868</text:p>
          </table:table-cell>
          <table:table-cell office:value-type="float" office:value="0.00431032983086547" calcext:value-type="float">
            <text:p>0.004310329830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253914897939" calcext:value-type="float">
            <text:p>0.790253914897939</text:p>
          </table:table-cell>
          <table:table-cell office:value-type="float" office:value="0.0110302418616125" calcext:value-type="float">
            <text:p>0.011030241861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572673110526" calcext:value-type="float">
            <text:p>0.790572673110526</text:p>
          </table:table-cell>
          <table:table-cell office:value-type="float" office:value="0.0129656066839964" calcext:value-type="float">
            <text:p>0.012965606683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42022130796" calcext:value-type="float">
            <text:p>0.792442022130796</text:p>
          </table:table-cell>
          <table:table-cell office:value-type="float" office:value="0.00437670154216416" calcext:value-type="float">
            <text:p>0.004376701542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661321211394" calcext:value-type="float">
            <text:p>0.790661321211394</text:p>
          </table:table-cell>
          <table:table-cell office:value-type="float" office:value="0.00930153202020853" calcext:value-type="float">
            <text:p>0.009301532020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06176847189" calcext:value-type="float">
            <text:p>0.793006176847189</text:p>
          </table:table-cell>
          <table:table-cell office:value-type="float" office:value="0.00232174786494544" calcext:value-type="float">
            <text:p>0.002321747864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87955303344" calcext:value-type="float">
            <text:p>0.791987955303344</text:p>
          </table:table-cell>
          <table:table-cell office:value-type="float" office:value="0.00614684949073424" calcext:value-type="float">
            <text:p>0.006146849490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89035621624" calcext:value-type="float">
            <text:p>0.792489035621624</text:p>
          </table:table-cell>
          <table:table-cell office:value-type="float" office:value="0.00515831700831668" calcext:value-type="float">
            <text:p>0.005158317008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61586209012" calcext:value-type="float">
            <text:p>0.793061586209012</text:p>
          </table:table-cell>
          <table:table-cell office:value-type="float" office:value="0.00217469648175081" calcext:value-type="float">
            <text:p>0.002174696481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66772213271" calcext:value-type="float">
            <text:p>0.791866772213271</text:p>
          </table:table-cell>
          <table:table-cell office:value-type="float" office:value="0.00748658083183514" calcext:value-type="float">
            <text:p>0.007486580831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754333899445" calcext:value-type="float">
            <text:p>0.790754333899445</text:p>
          </table:table-cell>
          <table:table-cell office:value-type="float" office:value="0.0112929556803836" calcext:value-type="float">
            <text:p>0.011292955680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306781657637" calcext:value-type="float">
            <text:p>0.789306781657637</text:p>
          </table:table-cell>
          <table:table-cell office:value-type="float" office:value="0.0137976677135606" calcext:value-type="float">
            <text:p>0.013797667713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72117258576" calcext:value-type="float">
            <text:p>0.791772117258576</text:p>
          </table:table-cell>
          <table:table-cell office:value-type="float" office:value="0.0105083049113116" calcext:value-type="float">
            <text:p>0.010508304911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25713827007" calcext:value-type="float">
            <text:p>0.791725713827007</text:p>
          </table:table-cell>
          <table:table-cell office:value-type="float" office:value="0.00775769863578148" calcext:value-type="float">
            <text:p>0.007757698635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485235377717" calcext:value-type="float">
            <text:p>0.790485235377717</text:p>
          </table:table-cell>
          <table:table-cell office:value-type="float" office:value="0.0131705088094537" calcext:value-type="float">
            <text:p>0.013170508809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773339380537" calcext:value-type="float">
            <text:p>0.788773339380537</text:p>
          </table:table-cell>
          <table:table-cell office:value-type="float" office:value="0.018046335491712" calcext:value-type="float">
            <text:p>0.018046335491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74954560334" calcext:value-type="float">
            <text:p>0.791574954560334</text:p>
          </table:table-cell>
          <table:table-cell office:value-type="float" office:value="0.0115396165756398" calcext:value-type="float">
            <text:p>0.01153961657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92792128934" calcext:value-type="float">
            <text:p>0.791992792128934</text:p>
          </table:table-cell>
          <table:table-cell office:value-type="float" office:value="0.0101033481001499" calcext:value-type="float">
            <text:p>0.01010334810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86029111788" calcext:value-type="float">
            <text:p>0.791986029111788</text:p>
          </table:table-cell>
          <table:table-cell office:value-type="float" office:value="0.00854388266999164" calcext:value-type="float">
            <text:p>0.008543882669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63550336798" calcext:value-type="float">
            <text:p>0.790863550336798</text:p>
          </table:table-cell>
          <table:table-cell office:value-type="float" office:value="0.0116051385999474" calcext:value-type="float">
            <text:p>0.011605138599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293379216275" calcext:value-type="float">
            <text:p>0.790293379216275</text:p>
          </table:table-cell>
          <table:table-cell office:value-type="float" office:value="0.0180873147191733" calcext:value-type="float">
            <text:p>0.018087314719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73487898154" calcext:value-type="float">
            <text:p>0.792073487898154</text:p>
          </table:table-cell>
          <table:table-cell office:value-type="float" office:value="0.00841313067811394" calcext:value-type="float">
            <text:p>0.008413130678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770588775068" calcext:value-type="float">
            <text:p>0.788770588775068</text:p>
          </table:table-cell>
          <table:table-cell office:value-type="float" office:value="0.0154956516470646" calcext:value-type="float">
            <text:p>0.015495651647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45107833745" calcext:value-type="float">
            <text:p>0.792745107833745</text:p>
          </table:table-cell>
          <table:table-cell office:value-type="float" office:value="0.00464776536269171" calcext:value-type="float">
            <text:p>0.004647765362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31195288048" calcext:value-type="float">
            <text:p>0.792131195288048</text:p>
          </table:table-cell>
          <table:table-cell office:value-type="float" office:value="0.00785833175095137" calcext:value-type="float">
            <text:p>0.007858331750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0885794617" calcext:value-type="float">
            <text:p>0.79230885794617</text:p>
          </table:table-cell>
          <table:table-cell office:value-type="float" office:value="0.00474868744935723" calcext:value-type="float">
            <text:p>0.004748687449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06508037335" calcext:value-type="float">
            <text:p>0.793106508037335</text:p>
          </table:table-cell>
          <table:table-cell office:value-type="float" office:value="0.00372687867604601" calcext:value-type="float">
            <text:p>0.003726878676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733217987535" calcext:value-type="float">
            <text:p>0.789733217987535</text:p>
          </table:table-cell>
          <table:table-cell office:value-type="float" office:value="0.0172678958463593" calcext:value-type="float">
            <text:p>0.017267895846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30161640284" calcext:value-type="float">
            <text:p>0.793030161640284</text:p>
          </table:table-cell>
          <table:table-cell office:value-type="float" office:value="0.00262898330994981" calcext:value-type="float">
            <text:p>0.00262898330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83701232744" calcext:value-type="float">
            <text:p>0.792683701232744</text:p>
          </table:table-cell>
          <table:table-cell office:value-type="float" office:value="0.00354483651759244" calcext:value-type="float">
            <text:p>0.003544836517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727581352791" calcext:value-type="float">
            <text:p>0.789727581352791</text:p>
          </table:table-cell>
          <table:table-cell office:value-type="float" office:value="0.0174515358852558" calcext:value-type="float">
            <text:p>0.017451535885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6234175362" calcext:value-type="float">
            <text:p>0.79136234175362</text:p>
          </table:table-cell>
          <table:table-cell office:value-type="float" office:value="0.00836809880428921" calcext:value-type="float">
            <text:p>0.008368098804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96977473591" calcext:value-type="float">
            <text:p>0.791496977473591</text:p>
          </table:table-cell>
          <table:table-cell office:value-type="float" office:value="0.00952300563285528" calcext:value-type="float">
            <text:p>0.009523005632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54505887762" calcext:value-type="float">
            <text:p>0.791854505887762</text:p>
          </table:table-cell>
          <table:table-cell office:value-type="float" office:value="0.00680001685197573" calcext:value-type="float">
            <text:p>0.006800016851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31621510825" calcext:value-type="float">
            <text:p>0.791031621510825</text:p>
          </table:table-cell>
          <table:table-cell office:value-type="float" office:value="0.0115986023903653" calcext:value-type="float">
            <text:p>0.011598602390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96180200335" calcext:value-type="float">
            <text:p>0.792996180200335</text:p>
          </table:table-cell>
          <table:table-cell office:value-type="float" office:value="0.00575724228935754" calcext:value-type="float">
            <text:p>0.005757242289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84232821272" calcext:value-type="float">
            <text:p>0.791184232821272</text:p>
          </table:table-cell>
          <table:table-cell office:value-type="float" office:value="0.0109960094479402" calcext:value-type="float">
            <text:p>0.01099600944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37807934271" calcext:value-type="float">
            <text:p>0.792037807934271</text:p>
          </table:table-cell>
          <table:table-cell office:value-type="float" office:value="0.00697502525187877" calcext:value-type="float">
            <text:p>0.006975025251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27928338441" calcext:value-type="float">
            <text:p>0.792027928338441</text:p>
          </table:table-cell>
          <table:table-cell office:value-type="float" office:value="0.00757998535530049" calcext:value-type="float">
            <text:p>0.007579985355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79631641725" calcext:value-type="float">
            <text:p>0.791279631641725</text:p>
          </table:table-cell>
          <table:table-cell office:value-type="float" office:value="0.0112670160208488" calcext:value-type="float">
            <text:p>0.011267016020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31070211193" calcext:value-type="float">
            <text:p>0.792931070211193</text:p>
          </table:table-cell>
          <table:table-cell office:value-type="float" office:value="0.00323875410882484" calcext:value-type="float">
            <text:p>0.003238754108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794504699107" calcext:value-type="float">
            <text:p>0.790794504699107</text:p>
          </table:table-cell>
          <table:table-cell office:value-type="float" office:value="0.0103209138823702" calcext:value-type="float">
            <text:p>0.01032091388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05772332754" calcext:value-type="float">
            <text:p>0.792105772332754</text:p>
          </table:table-cell>
          <table:table-cell office:value-type="float" office:value="0.00661777741292108" calcext:value-type="float">
            <text:p>0.006617777412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88784590727" calcext:value-type="float">
            <text:p>0.791588784590727</text:p>
          </table:table-cell>
          <table:table-cell office:value-type="float" office:value="0.00772598920449904" calcext:value-type="float">
            <text:p>0.007725989204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75777864423" calcext:value-type="float">
            <text:p>0.793075777864423</text:p>
          </table:table-cell>
          <table:table-cell office:value-type="float" office:value="0.00359616768262376" calcext:value-type="float">
            <text:p>0.003596167682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70415140874" calcext:value-type="float">
            <text:p>0.792270415140874</text:p>
          </table:table-cell>
          <table:table-cell office:value-type="float" office:value="0.00778836811433478" calcext:value-type="float">
            <text:p>0.007788368114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35222344137" calcext:value-type="float">
            <text:p>0.792135222344137</text:p>
          </table:table-cell>
          <table:table-cell office:value-type="float" office:value="0.00874414371434395" calcext:value-type="float">
            <text:p>0.008744143714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36141767493" calcext:value-type="float">
            <text:p>0.792836141767493</text:p>
          </table:table-cell>
          <table:table-cell office:value-type="float" office:value="0.00343251729082712" calcext:value-type="float">
            <text:p>0.003432517290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808517473012" calcext:value-type="float">
            <text:p>0.789808517473012</text:p>
          </table:table-cell>
          <table:table-cell office:value-type="float" office:value="0.0130169919770282" calcext:value-type="float">
            <text:p>0.013016991977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29170850217" calcext:value-type="float">
            <text:p>0.793029170850217</text:p>
          </table:table-cell>
          <table:table-cell office:value-type="float" office:value="0.00413784352300045" calcext:value-type="float">
            <text:p>0.004137843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93064037818" calcext:value-type="float">
            <text:p>0.792993064037818</text:p>
          </table:table-cell>
          <table:table-cell office:value-type="float" office:value="0.00384284472407917" calcext:value-type="float">
            <text:p>0.003842844724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19583901203" calcext:value-type="float">
            <text:p>0.792919583901203</text:p>
          </table:table-cell>
          <table:table-cell office:value-type="float" office:value="0.00345501163211436" calcext:value-type="float">
            <text:p>0.003455011632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92607405089" calcext:value-type="float">
            <text:p>0.792392607405089</text:p>
          </table:table-cell>
          <table:table-cell office:value-type="float" office:value="0.00794778441280168" calcext:value-type="float">
            <text:p>0.007947784412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84627215201" calcext:value-type="float">
            <text:p>0.792984627215201</text:p>
          </table:table-cell>
          <table:table-cell office:value-type="float" office:value="0.00321796878097728" calcext:value-type="float">
            <text:p>0.003217968780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983489285299" calcext:value-type="float">
            <text:p>0.788983489285299</text:p>
          </table:table-cell>
          <table:table-cell office:value-type="float" office:value="0.0141814459603886" calcext:value-type="float">
            <text:p>0.014181445960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35677905792" calcext:value-type="float">
            <text:p>0.792235677905792</text:p>
          </table:table-cell>
          <table:table-cell office:value-type="float" office:value="0.00859156787594324" calcext:value-type="float">
            <text:p>0.008591567875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73202160667" calcext:value-type="float">
            <text:p>0.790973202160667</text:p>
          </table:table-cell>
          <table:table-cell office:value-type="float" office:value="0.0102585490113355" calcext:value-type="float">
            <text:p>0.010258549011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43882658914" calcext:value-type="float">
            <text:p>0.791943882658914</text:p>
          </table:table-cell>
          <table:table-cell office:value-type="float" office:value="0.00720393111704122" calcext:value-type="float">
            <text:p>0.007203931117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04695296295" calcext:value-type="float">
            <text:p>0.792404695296295</text:p>
          </table:table-cell>
          <table:table-cell office:value-type="float" office:value="0.00561522487766682" calcext:value-type="float">
            <text:p>0.005615224877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19555286136" calcext:value-type="float">
            <text:p>0.791819555286136</text:p>
          </table:table-cell>
          <table:table-cell office:value-type="float" office:value="0.00729820832053062" calcext:value-type="float">
            <text:p>0.007298208320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00681865195" calcext:value-type="float">
            <text:p>0.793000681865195</text:p>
          </table:table-cell>
          <table:table-cell office:value-type="float" office:value="0.00382811023850513" calcext:value-type="float">
            <text:p>0.003828110238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042278278549" calcext:value-type="float">
            <text:p>0.789042278278549</text:p>
          </table:table-cell>
          <table:table-cell office:value-type="float" office:value="0.0195097928772364" calcext:value-type="float">
            <text:p>0.019509792877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54811285057" calcext:value-type="float">
            <text:p>0.792354811285057</text:p>
          </table:table-cell>
          <table:table-cell office:value-type="float" office:value="0.00697652767945572" calcext:value-type="float">
            <text:p>0.006976527679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9562818931" calcext:value-type="float">
            <text:p>0.79199562818931</text:p>
          </table:table-cell>
          <table:table-cell office:value-type="float" office:value="0.00954743146933332" calcext:value-type="float">
            <text:p>0.009547431469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36294883631" calcext:value-type="float">
            <text:p>0.791136294883631</text:p>
          </table:table-cell>
          <table:table-cell office:value-type="float" office:value="0.00958553419412645" calcext:value-type="float">
            <text:p>0.009585534194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738112077795" calcext:value-type="float">
            <text:p>0.790738112077795</text:p>
          </table:table-cell>
          <table:table-cell office:value-type="float" office:value="0.0112076921836079" calcext:value-type="float">
            <text:p>0.011207692183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40649932771" calcext:value-type="float">
            <text:p>0.792640649932771</text:p>
          </table:table-cell>
          <table:table-cell office:value-type="float" office:value="0.00568911086093922" calcext:value-type="float">
            <text:p>0.005689110860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39074555408" calcext:value-type="float">
            <text:p>0.792739074555408</text:p>
          </table:table-cell>
          <table:table-cell office:value-type="float" office:value="0.00482165228087722" calcext:value-type="float">
            <text:p>0.004821652280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20077544072" calcext:value-type="float">
            <text:p>0.791620077544072</text:p>
          </table:table-cell>
          <table:table-cell office:value-type="float" office:value="0.00980684982917554" calcext:value-type="float">
            <text:p>0.009806849829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68839402715" calcext:value-type="float">
            <text:p>0.791668839402715</text:p>
          </table:table-cell>
          <table:table-cell office:value-type="float" office:value="0.00890595300913601" calcext:value-type="float">
            <text:p>0.008905953009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54513120682" calcext:value-type="float">
            <text:p>0.791754513120682</text:p>
          </table:table-cell>
          <table:table-cell office:value-type="float" office:value="0.00857814401957129" calcext:value-type="float">
            <text:p>0.008578144019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71827999476" calcext:value-type="float">
            <text:p>0.792571827999476</text:p>
          </table:table-cell>
          <table:table-cell office:value-type="float" office:value="0.00595225292505915" calcext:value-type="float">
            <text:p>0.005952252925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38215914076" calcext:value-type="float">
            <text:p>0.791438215914076</text:p>
          </table:table-cell>
          <table:table-cell office:value-type="float" office:value="0.00979599627133691" calcext:value-type="float">
            <text:p>0.009795996271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701296102152" calcext:value-type="float">
            <text:p>0.789701296102152</text:p>
          </table:table-cell>
          <table:table-cell office:value-type="float" office:value="0.017557118665593" calcext:value-type="float">
            <text:p>0.017557118665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99022369842" calcext:value-type="float">
            <text:p>0.793199022369842</text:p>
          </table:table-cell>
          <table:table-cell office:value-type="float" office:value="0.00340534371300773" calcext:value-type="float">
            <text:p>0.003405343713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56842153903" calcext:value-type="float">
            <text:p>0.792756842153903</text:p>
          </table:table-cell>
          <table:table-cell office:value-type="float" office:value="0.00631311064574512" calcext:value-type="float">
            <text:p>0.006313110645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81884694736" calcext:value-type="float">
            <text:p>0.792481884694736</text:p>
          </table:table-cell>
          <table:table-cell office:value-type="float" office:value="0.0060850316786929" calcext:value-type="float">
            <text:p>0.006085031678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02850047627" calcext:value-type="float">
            <text:p>0.791502850047627</text:p>
          </table:table-cell>
          <table:table-cell office:value-type="float" office:value="0.00776845512504477" calcext:value-type="float">
            <text:p>0.007768455125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65940630009" calcext:value-type="float">
            <text:p>0.792865940630009</text:p>
          </table:table-cell>
          <table:table-cell office:value-type="float" office:value="0.00374361461734928" calcext:value-type="float">
            <text:p>0.003743614617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84697417414" calcext:value-type="float">
            <text:p>0.792084697417414</text:p>
          </table:table-cell>
          <table:table-cell office:value-type="float" office:value="0.00877749580133877" calcext:value-type="float">
            <text:p>0.008777495801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53983214071" calcext:value-type="float">
            <text:p>0.792253983214071</text:p>
          </table:table-cell>
          <table:table-cell office:value-type="float" office:value="0.00742403274935254" calcext:value-type="float">
            <text:p>0.007424032749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01265376215" calcext:value-type="float">
            <text:p>0.791601265376215</text:p>
          </table:table-cell>
          <table:table-cell office:value-type="float" office:value="0.0100467431424754" calcext:value-type="float">
            <text:p>0.010046743142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48302917436" calcext:value-type="float">
            <text:p>0.791448302917436</text:p>
          </table:table-cell>
          <table:table-cell office:value-type="float" office:value="0.0136875995465743" calcext:value-type="float">
            <text:p>0.0136875995465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41979214002" calcext:value-type="float">
            <text:p>0.791941979214002</text:p>
          </table:table-cell>
          <table:table-cell office:value-type="float" office:value="0.00815380914955946" calcext:value-type="float">
            <text:p>0.008153809149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8428334901" calcext:value-type="float">
            <text:p>0.79098428334901</text:p>
          </table:table-cell>
          <table:table-cell office:value-type="float" office:value="0.0119882384577981" calcext:value-type="float">
            <text:p>0.011988238457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59428257914" calcext:value-type="float">
            <text:p>0.792159428257914</text:p>
          </table:table-cell>
          <table:table-cell office:value-type="float" office:value="0.00755277425294006" calcext:value-type="float">
            <text:p>0.00755277425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988808316467" calcext:value-type="float">
            <text:p>0.789988808316467</text:p>
          </table:table-cell>
          <table:table-cell office:value-type="float" office:value="0.0132165300691107" calcext:value-type="float">
            <text:p>0.013216530069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27817068762" calcext:value-type="float">
            <text:p>0.792027817068762</text:p>
          </table:table-cell>
          <table:table-cell office:value-type="float" office:value="0.0064882364646053" calcext:value-type="float">
            <text:p>0.006488236464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44357749333" calcext:value-type="float">
            <text:p>0.792744357749333</text:p>
          </table:table-cell>
          <table:table-cell office:value-type="float" office:value="0.00627596263639262" calcext:value-type="float">
            <text:p>0.006275962636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74099688247" calcext:value-type="float">
            <text:p>0.791774099688247</text:p>
          </table:table-cell>
          <table:table-cell office:value-type="float" office:value="0.00922223861362711" calcext:value-type="float">
            <text:p>0.009222238613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76371564305" calcext:value-type="float">
            <text:p>0.792276371564305</text:p>
          </table:table-cell>
          <table:table-cell office:value-type="float" office:value="0.0078806918962231" calcext:value-type="float">
            <text:p>0.007880691896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56806948423" calcext:value-type="float">
            <text:p>0.792856806948423</text:p>
          </table:table-cell>
          <table:table-cell office:value-type="float" office:value="0.00636267422339801" calcext:value-type="float">
            <text:p>0.006362674223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19179418384" calcext:value-type="float">
            <text:p>0.792319179418384</text:p>
          </table:table-cell>
          <table:table-cell office:value-type="float" office:value="0.00591342548612705" calcext:value-type="float">
            <text:p>0.005913425486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02010580347" calcext:value-type="float">
            <text:p>0.792202010580347</text:p>
          </table:table-cell>
          <table:table-cell office:value-type="float" office:value="0.00577605824481533" calcext:value-type="float">
            <text:p>0.005776058244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41088784705" calcext:value-type="float">
            <text:p>0.791741088784705</text:p>
          </table:table-cell>
          <table:table-cell office:value-type="float" office:value="0.00972120320274665" calcext:value-type="float">
            <text:p>0.009721203202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10159888117" calcext:value-type="float">
            <text:p>0.792910159888117</text:p>
          </table:table-cell>
          <table:table-cell office:value-type="float" office:value="0.00431066582106156" calcext:value-type="float">
            <text:p>0.004310665821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09219917529" calcext:value-type="float">
            <text:p>0.792109219917529</text:p>
          </table:table-cell>
          <table:table-cell office:value-type="float" office:value="0.00925462780011263" calcext:value-type="float">
            <text:p>0.009254627800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76155402291" calcext:value-type="float">
            <text:p>0.79076155402291</text:p>
          </table:table-cell>
          <table:table-cell office:value-type="float" office:value="0.0128349145471436" calcext:value-type="float">
            <text:p>0.012834914547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51156257966" calcext:value-type="float">
            <text:p>0.792851156257966</text:p>
          </table:table-cell>
          <table:table-cell office:value-type="float" office:value="0.00635012429983009" calcext:value-type="float">
            <text:p>0.00635012429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647142441682" calcext:value-type="float">
            <text:p>0.790647142441682</text:p>
          </table:table-cell>
          <table:table-cell office:value-type="float" office:value="0.0108993495752452" calcext:value-type="float">
            <text:p>0.010899349575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81051928948" calcext:value-type="float">
            <text:p>0.792581051928948</text:p>
          </table:table-cell>
          <table:table-cell office:value-type="float" office:value="0.00660983847704495" calcext:value-type="float">
            <text:p>0.006609838477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76895731604" calcext:value-type="float">
            <text:p>0.792776895731604</text:p>
          </table:table-cell>
          <table:table-cell office:value-type="float" office:value="0.00614991009006241" calcext:value-type="float">
            <text:p>0.006149910090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70959154909" calcext:value-type="float">
            <text:p>0.791770959154909</text:p>
          </table:table-cell>
          <table:table-cell office:value-type="float" office:value="0.00916097700561993" calcext:value-type="float">
            <text:p>0.009160977005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71626313989" calcext:value-type="float">
            <text:p>0.792371626313989</text:p>
          </table:table-cell>
          <table:table-cell office:value-type="float" office:value="0.00764749572730092" calcext:value-type="float">
            <text:p>0.007647495727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792668377526" calcext:value-type="float">
            <text:p>0.790792668377526</text:p>
          </table:table-cell>
          <table:table-cell office:value-type="float" office:value="0.00921811234503847" calcext:value-type="float">
            <text:p>0.009218112345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84570852359" calcext:value-type="float">
            <text:p>0.791084570852359</text:p>
          </table:table-cell>
          <table:table-cell office:value-type="float" office:value="0.0115599918089469" calcext:value-type="float">
            <text:p>0.011559991808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43058573887" calcext:value-type="float">
            <text:p>0.792043058573887</text:p>
          </table:table-cell>
          <table:table-cell office:value-type="float" office:value="0.00711537207952114" calcext:value-type="float">
            <text:p>0.0071153720795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585081119052" calcext:value-type="float">
            <text:p>0.790585081119052</text:p>
          </table:table-cell>
          <table:table-cell office:value-type="float" office:value="0.0108400890489354" calcext:value-type="float">
            <text:p>0.010840089048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52349017757" calcext:value-type="float">
            <text:p>0.792652349017757</text:p>
          </table:table-cell>
          <table:table-cell office:value-type="float" office:value="0.00615116735402138" calcext:value-type="float">
            <text:p>0.006151167354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56559966142" calcext:value-type="float">
            <text:p>0.790956559966142</text:p>
          </table:table-cell>
          <table:table-cell office:value-type="float" office:value="0.0163465171131132" calcext:value-type="float">
            <text:p>0.016346517113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82659420279" calcext:value-type="float">
            <text:p>0.792182659420279</text:p>
          </table:table-cell>
          <table:table-cell office:value-type="float" office:value="0.00678710666022342" calcext:value-type="float">
            <text:p>0.006787106660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55431469404" calcext:value-type="float">
            <text:p>0.790855431469404</text:p>
          </table:table-cell>
          <table:table-cell office:value-type="float" office:value="0.0161370184148698" calcext:value-type="float">
            <text:p>0.01613701841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723156046265" calcext:value-type="float">
            <text:p>0.790723156046265</text:p>
          </table:table-cell>
          <table:table-cell office:value-type="float" office:value="0.0145214447516297" calcext:value-type="float">
            <text:p>0.01452144475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32702914427" calcext:value-type="float">
            <text:p>0.790932702914427</text:p>
          </table:table-cell>
          <table:table-cell office:value-type="float" office:value="0.0141344634779724" calcext:value-type="float">
            <text:p>0.014134463477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14036519757" calcext:value-type="float">
            <text:p>0.791114036519757</text:p>
          </table:table-cell>
          <table:table-cell office:value-type="float" office:value="0.0129922608509525" calcext:value-type="float">
            <text:p>0.012992260850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78678920575" calcext:value-type="float">
            <text:p>0.791278678920575</text:p>
          </table:table-cell>
          <table:table-cell office:value-type="float" office:value="0.0112873694796872" calcext:value-type="float">
            <text:p>0.011287369479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80242390966" calcext:value-type="float">
            <text:p>0.791980242390966</text:p>
          </table:table-cell>
          <table:table-cell office:value-type="float" office:value="0.0079243512446598" calcext:value-type="float">
            <text:p>0.00792435124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98987896665" calcext:value-type="float">
            <text:p>0.793298987896665</text:p>
          </table:table-cell>
          <table:table-cell office:value-type="float" office:value="0.00312148578959789" calcext:value-type="float">
            <text:p>0.003121485789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5528800012" calcext:value-type="float">
            <text:p>0.79235528800012</text:p>
          </table:table-cell>
          <table:table-cell office:value-type="float" office:value="0.00687339872596562" calcext:value-type="float">
            <text:p>0.006873398725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96753289101" calcext:value-type="float">
            <text:p>0.793096753289101</text:p>
          </table:table-cell>
          <table:table-cell office:value-type="float" office:value="0.00534908717279882" calcext:value-type="float">
            <text:p>0.0053490871727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41054773632" calcext:value-type="float">
            <text:p>0.793141054773632</text:p>
          </table:table-cell>
          <table:table-cell office:value-type="float" office:value="0.00443132965505288" calcext:value-type="float">
            <text:p>0.004431329655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42004854661" calcext:value-type="float">
            <text:p>0.793042004854661</text:p>
          </table:table-cell>
          <table:table-cell office:value-type="float" office:value="0.00801936580760159" calcext:value-type="float">
            <text:p>0.008019365807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79485496124" calcext:value-type="float">
            <text:p>0.791479485496124</text:p>
          </table:table-cell>
          <table:table-cell office:value-type="float" office:value="0.00893314438067586" calcext:value-type="float">
            <text:p>0.008933144380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43430671524" calcext:value-type="float">
            <text:p>0.791843430671524</text:p>
          </table:table-cell>
          <table:table-cell office:value-type="float" office:value="0.011593923308639" calcext:value-type="float">
            <text:p>0.011593923308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93356093986" calcext:value-type="float">
            <text:p>0.792393356093986</text:p>
          </table:table-cell>
          <table:table-cell office:value-type="float" office:value="0.00709652565570796" calcext:value-type="float">
            <text:p>0.007096525655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334701706376" calcext:value-type="float">
            <text:p>0.789334701706376</text:p>
          </table:table-cell>
          <table:table-cell office:value-type="float" office:value="0.0199519674436182" calcext:value-type="float">
            <text:p>0.019951967443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40390582599" calcext:value-type="float">
            <text:p>0.792140390582599</text:p>
          </table:table-cell>
          <table:table-cell office:value-type="float" office:value="0.00780594544208791" calcext:value-type="float">
            <text:p>0.007805945442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76448270496" calcext:value-type="float">
            <text:p>0.792776448270496</text:p>
          </table:table-cell>
          <table:table-cell office:value-type="float" office:value="0.00609486914149798" calcext:value-type="float">
            <text:p>0.006094869141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65724620844" calcext:value-type="float">
            <text:p>0.792865724620844</text:p>
          </table:table-cell>
          <table:table-cell office:value-type="float" office:value="0.00460151836628432" calcext:value-type="float">
            <text:p>0.004601518366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22780846444" calcext:value-type="float">
            <text:p>0.793122780846444</text:p>
          </table:table-cell>
          <table:table-cell office:value-type="float" office:value="0.00379732038040131" calcext:value-type="float">
            <text:p>0.003797320380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13567346637" calcext:value-type="float">
            <text:p>0.792313567346637</text:p>
          </table:table-cell>
          <table:table-cell office:value-type="float" office:value="0.010251302234712" calcext:value-type="float">
            <text:p>0.010251302234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956913771366" calcext:value-type="float">
            <text:p>0.789956913771366</text:p>
          </table:table-cell>
          <table:table-cell office:value-type="float" office:value="0.0165027523755306" calcext:value-type="float">
            <text:p>0.016502752375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80917445476" calcext:value-type="float">
            <text:p>0.793680917445476</text:p>
          </table:table-cell>
          <table:table-cell office:value-type="float" office:value="0.00105603839605593" calcext:value-type="float">
            <text:p>0.001056038396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55767612706" calcext:value-type="float">
            <text:p>0.792855767612706</text:p>
          </table:table-cell>
          <table:table-cell office:value-type="float" office:value="0.00469677502755399" calcext:value-type="float">
            <text:p>0.004696775027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85930006502" calcext:value-type="float">
            <text:p>0.791785930006502</text:p>
          </table:table-cell>
          <table:table-cell office:value-type="float" office:value="0.00778120313553785" calcext:value-type="float">
            <text:p>0.007781203135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5803259499" calcext:value-type="float">
            <text:p>0.79225803259499</text:p>
          </table:table-cell>
          <table:table-cell office:value-type="float" office:value="0.0101555378100455" calcext:value-type="float">
            <text:p>0.010155537810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209010030493" calcext:value-type="float">
            <text:p>0.789209010030493</text:p>
          </table:table-cell>
          <table:table-cell office:value-type="float" office:value="0.0164169072489267" calcext:value-type="float">
            <text:p>0.016416907248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31604819809" calcext:value-type="float">
            <text:p>0.793231604819809</text:p>
          </table:table-cell>
          <table:table-cell office:value-type="float" office:value="0.00291602596753232" calcext:value-type="float">
            <text:p>0.002916025967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80816351375" calcext:value-type="float">
            <text:p>0.793880816351375</text:p>
          </table:table-cell>
          <table:table-cell office:value-type="float" office:value="0.000404480703001519" calcext:value-type="float">
            <text:p>0.000404480703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98461526544" calcext:value-type="float">
            <text:p>0.791798461526544</text:p>
          </table:table-cell>
          <table:table-cell office:value-type="float" office:value="0.00773260564604804" calcext:value-type="float">
            <text:p>0.007732605646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763662338646" calcext:value-type="float">
            <text:p>0.790763662338646</text:p>
          </table:table-cell>
          <table:table-cell office:value-type="float" office:value="0.012627767459832" calcext:value-type="float">
            <text:p>0.012627767459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06882084201" calcext:value-type="float">
            <text:p>0.791306882084201</text:p>
          </table:table-cell>
          <table:table-cell office:value-type="float" office:value="0.016700159458275" calcext:value-type="float">
            <text:p>0.016700159458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02333392877" calcext:value-type="float">
            <text:p>0.792802333392877</text:p>
          </table:table-cell>
          <table:table-cell office:value-type="float" office:value="0.00450070244481619" calcext:value-type="float">
            <text:p>0.004500702444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0093190873" calcext:value-type="float">
            <text:p>0.79190093190873</text:p>
          </table:table-cell>
          <table:table-cell office:value-type="float" office:value="0.0126671490612266" calcext:value-type="float">
            <text:p>0.012667149061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93899782458" calcext:value-type="float">
            <text:p>0.792993899782458</text:p>
          </table:table-cell>
          <table:table-cell office:value-type="float" office:value="0.0042277272964606" calcext:value-type="float">
            <text:p>0.004227727296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13183461744" calcext:value-type="float">
            <text:p>0.792913183461744</text:p>
          </table:table-cell>
          <table:table-cell office:value-type="float" office:value="0.00525475940020558" calcext:value-type="float">
            <text:p>0.005254759400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80130364387" calcext:value-type="float">
            <text:p>0.792880130364387</text:p>
          </table:table-cell>
          <table:table-cell office:value-type="float" office:value="0.00487124523220135" calcext:value-type="float">
            <text:p>0.004871245232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84576677054" calcext:value-type="float">
            <text:p>0.793384576677054</text:p>
          </table:table-cell>
          <table:table-cell office:value-type="float" office:value="0.00232483483801391" calcext:value-type="float">
            <text:p>0.002324834838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84088230977" calcext:value-type="float">
            <text:p>0.78884088230977</text:p>
          </table:table-cell>
          <table:table-cell office:value-type="float" office:value="0.0170585741235608" calcext:value-type="float">
            <text:p>0.017058574123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09209269804" calcext:value-type="float">
            <text:p>0.791709209269804</text:p>
          </table:table-cell>
          <table:table-cell office:value-type="float" office:value="0.0153766984642781" calcext:value-type="float">
            <text:p>0.015376698464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20538499123" calcext:value-type="float">
            <text:p>0.793020538499123</text:p>
          </table:table-cell>
          <table:table-cell office:value-type="float" office:value="0.00453846315933942" calcext:value-type="float">
            <text:p>0.004538463159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14443220158" calcext:value-type="float">
            <text:p>0.792614443220158</text:p>
          </table:table-cell>
          <table:table-cell office:value-type="float" office:value="0.0045223499633075" calcext:value-type="float">
            <text:p>0.004522349963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09504244704" calcext:value-type="float">
            <text:p>0.791609504244704</text:p>
          </table:table-cell>
          <table:table-cell office:value-type="float" office:value="0.00964255578145251" calcext:value-type="float">
            <text:p>0.009642555781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77583632245" calcext:value-type="float">
            <text:p>0.793077583632245</text:p>
          </table:table-cell>
          <table:table-cell office:value-type="float" office:value="0.00431205090202059" calcext:value-type="float">
            <text:p>0.004312050902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74473494382" calcext:value-type="float">
            <text:p>0.791674473494382</text:p>
          </table:table-cell>
          <table:table-cell office:value-type="float" office:value="0.0113934216608632" calcext:value-type="float">
            <text:p>0.011393421660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59668628206" calcext:value-type="float">
            <text:p>0.790959668628206</text:p>
          </table:table-cell>
          <table:table-cell office:value-type="float" office:value="0.0114615862532711" calcext:value-type="float">
            <text:p>0.011461586253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61437401787" calcext:value-type="float">
            <text:p>0.793161437401787</text:p>
          </table:table-cell>
          <table:table-cell office:value-type="float" office:value="0.00355373335562368" calcext:value-type="float">
            <text:p>0.003553733355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93761401781" calcext:value-type="float">
            <text:p>0.791693761401781</text:p>
          </table:table-cell>
          <table:table-cell office:value-type="float" office:value="0.00804192067743909" calcext:value-type="float">
            <text:p>0.008041920677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16417662879" calcext:value-type="float">
            <text:p>0.791916417662879</text:p>
          </table:table-cell>
          <table:table-cell office:value-type="float" office:value="0.00721870083692989" calcext:value-type="float">
            <text:p>0.00721870083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14388766724" calcext:value-type="float">
            <text:p>0.792714388766724</text:p>
          </table:table-cell>
          <table:table-cell office:value-type="float" office:value="0.00563248766247559" calcext:value-type="float">
            <text:p>0.005632487662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63129268251" calcext:value-type="float">
            <text:p>0.791663129268251</text:p>
          </table:table-cell>
          <table:table-cell office:value-type="float" office:value="0.00835536890086561" calcext:value-type="float">
            <text:p>0.008355368900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73107789241" calcext:value-type="float">
            <text:p>0.792473107789241</text:p>
          </table:table-cell>
          <table:table-cell office:value-type="float" office:value="0.00796418614804818" calcext:value-type="float">
            <text:p>0.007964186148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55816961357" calcext:value-type="float">
            <text:p>0.792355816961357</text:p>
          </table:table-cell>
          <table:table-cell office:value-type="float" office:value="0.0067262942378943" calcext:value-type="float">
            <text:p>0.006726294237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15902289549" calcext:value-type="float">
            <text:p>0.792415902289549</text:p>
          </table:table-cell>
          <table:table-cell office:value-type="float" office:value="0.0072103690676121" calcext:value-type="float">
            <text:p>0.007210369067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35652547204" calcext:value-type="float">
            <text:p>0.792435652547204</text:p>
          </table:table-cell>
          <table:table-cell office:value-type="float" office:value="0.00672046005293829" calcext:value-type="float">
            <text:p>0.006720460052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39818485886" calcext:value-type="float">
            <text:p>0.791839818485886</text:p>
          </table:table-cell>
          <table:table-cell office:value-type="float" office:value="0.00912711350173768" calcext:value-type="float">
            <text:p>0.009127113501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1158059298" calcext:value-type="float">
            <text:p>0.79131158059298</text:p>
          </table:table-cell>
          <table:table-cell office:value-type="float" office:value="0.0126721686853257" calcext:value-type="float">
            <text:p>0.0126721686853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98132108707" calcext:value-type="float">
            <text:p>0.790898132108707</text:p>
          </table:table-cell>
          <table:table-cell office:value-type="float" office:value="0.0140872963793668" calcext:value-type="float">
            <text:p>0.014087296379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47676332339" calcext:value-type="float">
            <text:p>0.793647676332339</text:p>
          </table:table-cell>
          <table:table-cell office:value-type="float" office:value="0.00162175325846821" calcext:value-type="float">
            <text:p>0.001621753258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47492901803" calcext:value-type="float">
            <text:p>0.792347492901803</text:p>
          </table:table-cell>
          <table:table-cell office:value-type="float" office:value="0.00767860176957661" calcext:value-type="float">
            <text:p>0.007678601769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83343818169" calcext:value-type="float">
            <text:p>0.793183343818169</text:p>
          </table:table-cell>
          <table:table-cell office:value-type="float" office:value="0.00592166936212803" calcext:value-type="float">
            <text:p>0.005921669362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58641113523" calcext:value-type="float">
            <text:p>0.791858641113523</text:p>
          </table:table-cell>
          <table:table-cell office:value-type="float" office:value="0.00989148121248622" calcext:value-type="float">
            <text:p>0.009891481212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61204878512" calcext:value-type="float">
            <text:p>0.792961204878512</text:p>
          </table:table-cell>
          <table:table-cell office:value-type="float" office:value="0.00486401219236178" calcext:value-type="float">
            <text:p>0.004864012192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37745882884" calcext:value-type="float">
            <text:p>0.791437745882884</text:p>
          </table:table-cell>
          <table:table-cell office:value-type="float" office:value="0.0159977644674061" calcext:value-type="float">
            <text:p>0.015997764467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787437991809" calcext:value-type="float">
            <text:p>0.790787437991809</text:p>
          </table:table-cell>
          <table:table-cell office:value-type="float" office:value="0.011580022700914" calcext:value-type="float">
            <text:p>0.011580022700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03768537654" calcext:value-type="float">
            <text:p>0.792703768537654</text:p>
          </table:table-cell>
          <table:table-cell office:value-type="float" office:value="0.00610250374897664" calcext:value-type="float">
            <text:p>0.0061025037489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32122387156" calcext:value-type="float">
            <text:p>0.792632122387156</text:p>
          </table:table-cell>
          <table:table-cell office:value-type="float" office:value="0.00638438581291358" calcext:value-type="float">
            <text:p>0.00638438581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2849748543" calcext:value-type="float">
            <text:p>0.79092849748543</text:p>
          </table:table-cell>
          <table:table-cell office:value-type="float" office:value="0.0114083545724203" calcext:value-type="float">
            <text:p>0.01140835457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50582410944" calcext:value-type="float">
            <text:p>0.792650582410944</text:p>
          </table:table-cell>
          <table:table-cell office:value-type="float" office:value="0.00634495041020059" calcext:value-type="float">
            <text:p>0.006344950410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9387941997" calcext:value-type="float">
            <text:p>0.79309387941997</text:p>
          </table:table-cell>
          <table:table-cell office:value-type="float" office:value="0.00451460008691806" calcext:value-type="float">
            <text:p>0.004514600086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23929543227" calcext:value-type="float">
            <text:p>0.792223929543227</text:p>
          </table:table-cell>
          <table:table-cell office:value-type="float" office:value="0.00756098157508691" calcext:value-type="float">
            <text:p>0.007560981575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33392545267" calcext:value-type="float">
            <text:p>0.792033392545267</text:p>
          </table:table-cell>
          <table:table-cell office:value-type="float" office:value="0.00800176940019323" calcext:value-type="float">
            <text:p>0.008001769400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63532225539" calcext:value-type="float">
            <text:p>0.791563532225539</text:p>
          </table:table-cell>
          <table:table-cell office:value-type="float" office:value="0.00908755519661131" calcext:value-type="float">
            <text:p>0.009087555196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93655744666" calcext:value-type="float">
            <text:p>0.791893655744666</text:p>
          </table:table-cell>
          <table:table-cell office:value-type="float" office:value="0.00877291466557398" calcext:value-type="float">
            <text:p>0.0087729146655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80755967153" calcext:value-type="float">
            <text:p>0.792980755967153</text:p>
          </table:table-cell>
          <table:table-cell office:value-type="float" office:value="0.00486561606464695" calcext:value-type="float">
            <text:p>0.004865616064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76800055631" calcext:value-type="float">
            <text:p>0.792576800055631</text:p>
          </table:table-cell>
          <table:table-cell office:value-type="float" office:value="0.00720294197672606" calcext:value-type="float">
            <text:p>0.007202941976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4078002462" calcext:value-type="float">
            <text:p>0.79164078002462</text:p>
          </table:table-cell>
          <table:table-cell office:value-type="float" office:value="0.0144324247411972" calcext:value-type="float">
            <text:p>0.014432424741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52092663856" calcext:value-type="float">
            <text:p>0.793052092663856</text:p>
          </table:table-cell>
          <table:table-cell office:value-type="float" office:value="0.0047260049093318" calcext:value-type="float">
            <text:p>0.0047260049093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88654366885" calcext:value-type="float">
            <text:p>0.791888654366885</text:p>
          </table:table-cell>
          <table:table-cell office:value-type="float" office:value="0.010639938718938" calcext:value-type="float">
            <text:p>0.010639938718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41221169788" calcext:value-type="float">
            <text:p>0.790941221169788</text:p>
          </table:table-cell>
          <table:table-cell office:value-type="float" office:value="0.0117612476279744" calcext:value-type="float">
            <text:p>0.011761247627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72371094995" calcext:value-type="float">
            <text:p>0.792072371094995</text:p>
          </table:table-cell>
          <table:table-cell office:value-type="float" office:value="0.00902311618569619" calcext:value-type="float">
            <text:p>0.009023116185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013571242119" calcext:value-type="float">
            <text:p>0.790013571242119</text:p>
          </table:table-cell>
          <table:table-cell office:value-type="float" office:value="0.015833189168038" calcext:value-type="float">
            <text:p>0.015833189168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49711386317" calcext:value-type="float">
            <text:p>0.791649711386317</text:p>
          </table:table-cell>
          <table:table-cell office:value-type="float" office:value="0.00987664223238435" calcext:value-type="float">
            <text:p>0.009876642232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62100610371" calcext:value-type="float">
            <text:p>0.791862100610371</text:p>
          </table:table-cell>
          <table:table-cell office:value-type="float" office:value="0.0104243576141678" calcext:value-type="float">
            <text:p>0.010424357614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56239810355" calcext:value-type="float">
            <text:p>0.792656239810355</text:p>
          </table:table-cell>
          <table:table-cell office:value-type="float" office:value="0.00602930884290319" calcext:value-type="float">
            <text:p>0.00602930884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83483475397" calcext:value-type="float">
            <text:p>0.792483483475397</text:p>
          </table:table-cell>
          <table:table-cell office:value-type="float" office:value="0.00717027702067262" calcext:value-type="float">
            <text:p>0.007170277020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35597833435" calcext:value-type="float">
            <text:p>0.793335597833435</text:p>
          </table:table-cell>
          <table:table-cell office:value-type="float" office:value="0.00393953351146982" calcext:value-type="float">
            <text:p>0.00393953351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03618776021" calcext:value-type="float">
            <text:p>0.791303618776021</text:p>
          </table:table-cell>
          <table:table-cell office:value-type="float" office:value="0.010483367706649" calcext:value-type="float">
            <text:p>0.010483367706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87528678328" calcext:value-type="float">
            <text:p>0.792787528678328</text:p>
          </table:table-cell>
          <table:table-cell office:value-type="float" office:value="0.00570652593855449" calcext:value-type="float">
            <text:p>0.005706525938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9320802841" calcext:value-type="float">
            <text:p>0.7899320802841</text:p>
          </table:table-cell>
          <table:table-cell office:value-type="float" office:value="0.0142325309564871" calcext:value-type="float">
            <text:p>0.014232530956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391297318" calcext:value-type="float">
            <text:p>0.7921391297318</text:p>
          </table:table-cell>
          <table:table-cell office:value-type="float" office:value="0.00832738914041109" calcext:value-type="float">
            <text:p>0.008327389140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8368301292" calcext:value-type="float">
            <text:p>0.79258368301292</text:p>
          </table:table-cell>
          <table:table-cell office:value-type="float" office:value="0.00778555900929681" calcext:value-type="float">
            <text:p>0.007785559009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33244627556" calcext:value-type="float">
            <text:p>0.792333244627556</text:p>
          </table:table-cell>
          <table:table-cell office:value-type="float" office:value="0.00658161651774967" calcext:value-type="float">
            <text:p>0.00658161651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85508998883" calcext:value-type="float">
            <text:p>0.791785508998883</text:p>
          </table:table-cell>
          <table:table-cell office:value-type="float" office:value="0.0110415583228588" calcext:value-type="float">
            <text:p>0.011041558322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3636817465" calcext:value-type="float">
            <text:p>0.79273636817465</text:p>
          </table:table-cell>
          <table:table-cell office:value-type="float" office:value="0.00765923886453225" calcext:value-type="float">
            <text:p>0.007659238864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6535502888" calcext:value-type="float">
            <text:p>0.79156535502888</text:p>
          </table:table-cell>
          <table:table-cell office:value-type="float" office:value="0.00984092272570937" calcext:value-type="float">
            <text:p>0.009840922725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870628995231" calcext:value-type="float">
            <text:p>0.789870628995231</text:p>
          </table:table-cell>
          <table:table-cell office:value-type="float" office:value="0.0178653489196752" calcext:value-type="float">
            <text:p>0.017865348919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00627190294" calcext:value-type="float">
            <text:p>0.791100627190294</text:p>
          </table:table-cell>
          <table:table-cell office:value-type="float" office:value="0.0191418343078336" calcext:value-type="float">
            <text:p>0.019141834307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01557936254" calcext:value-type="float">
            <text:p>0.792901557936254</text:p>
          </table:table-cell>
          <table:table-cell office:value-type="float" office:value="0.00494126877869018" calcext:value-type="float">
            <text:p>0.00494126877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1763716537" calcext:value-type="float">
            <text:p>0.79131763716537</text:p>
          </table:table-cell>
          <table:table-cell office:value-type="float" office:value="0.0122116080123654" calcext:value-type="float">
            <text:p>0.012211608012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233644793309" calcext:value-type="float">
            <text:p>0.790233644793309</text:p>
          </table:table-cell>
          <table:table-cell office:value-type="float" office:value="0.0166738228347949" calcext:value-type="float">
            <text:p>0.016673822834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51595391342" calcext:value-type="float">
            <text:p>0.792851595391342</text:p>
          </table:table-cell>
          <table:table-cell office:value-type="float" office:value="0.00523866221097274" calcext:value-type="float">
            <text:p>0.005238662210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87252454152" calcext:value-type="float">
            <text:p>0.793187252454152</text:p>
          </table:table-cell>
          <table:table-cell office:value-type="float" office:value="0.00384947804514149" calcext:value-type="float">
            <text:p>0.003849478045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64712968609" calcext:value-type="float">
            <text:p>0.792364712968609</text:p>
          </table:table-cell>
          <table:table-cell office:value-type="float" office:value="0.00676335062776273" calcext:value-type="float">
            <text:p>0.006763350627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58037510054" calcext:value-type="float">
            <text:p>0.791958037510054</text:p>
          </table:table-cell>
          <table:table-cell office:value-type="float" office:value="0.00812636678689371" calcext:value-type="float">
            <text:p>0.008126366786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90320595164" calcext:value-type="float">
            <text:p>0.791590320595164</text:p>
          </table:table-cell>
          <table:table-cell office:value-type="float" office:value="0.0113324425145764" calcext:value-type="float">
            <text:p>0.011332442514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96091728111" calcext:value-type="float">
            <text:p>0.791896091728111</text:p>
          </table:table-cell>
          <table:table-cell office:value-type="float" office:value="0.00780267262679453" calcext:value-type="float">
            <text:p>0.007802672626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71212759333" calcext:value-type="float">
            <text:p>0.793071212759333</text:p>
          </table:table-cell>
          <table:table-cell office:value-type="float" office:value="0.00502050836168048" calcext:value-type="float">
            <text:p>0.00502050836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99622586444" calcext:value-type="float">
            <text:p>0.78899622586444</text:p>
          </table:table-cell>
          <table:table-cell office:value-type="float" office:value="0.0153226398553038" calcext:value-type="float">
            <text:p>0.015322639855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74389365891" calcext:value-type="float">
            <text:p>0.792174389365891</text:p>
          </table:table-cell>
          <table:table-cell office:value-type="float" office:value="0.00980238838024378" calcext:value-type="float">
            <text:p>0.009802388380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49861592963" calcext:value-type="float">
            <text:p>0.791249861592963</text:p>
          </table:table-cell>
          <table:table-cell office:value-type="float" office:value="0.0119292624630115" calcext:value-type="float">
            <text:p>0.011929262463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09204110839" calcext:value-type="float">
            <text:p>0.793509204110839</text:p>
          </table:table-cell>
          <table:table-cell office:value-type="float" office:value="0.00237167936323117" calcext:value-type="float">
            <text:p>0.002371679363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94013363816" calcext:value-type="float">
            <text:p>0.792394013363816</text:p>
          </table:table-cell>
          <table:table-cell office:value-type="float" office:value="0.0063058945085731" calcext:value-type="float">
            <text:p>0.006305894508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03698031806" calcext:value-type="float">
            <text:p>0.793603698031806</text:p>
          </table:table-cell>
          <table:table-cell office:value-type="float" office:value="0.0020725566749949" calcext:value-type="float">
            <text:p>0.002072556674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11973583536" calcext:value-type="float">
            <text:p>0.793111973583536</text:p>
          </table:table-cell>
          <table:table-cell office:value-type="float" office:value="0.0062691412581527" calcext:value-type="float">
            <text:p>0.006269141258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96073010511" calcext:value-type="float">
            <text:p>0.793096073010511</text:p>
          </table:table-cell>
          <table:table-cell office:value-type="float" office:value="0.00367812632692892" calcext:value-type="float">
            <text:p>0.003678126326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33999189953" calcext:value-type="float">
            <text:p>0.792333999189953</text:p>
          </table:table-cell>
          <table:table-cell office:value-type="float" office:value="0.009232808499688" calcext:value-type="float">
            <text:p>0.009232808499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605291313281" calcext:value-type="float">
            <text:p>0.790605291313281</text:p>
          </table:table-cell>
          <table:table-cell office:value-type="float" office:value="0.0125634810902508" calcext:value-type="float">
            <text:p>0.01256348109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6349109523" calcext:value-type="float">
            <text:p>0.79146349109523</text:p>
          </table:table-cell>
          <table:table-cell office:value-type="float" office:value="0.0111112726103648" calcext:value-type="float">
            <text:p>0.011111272610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15673074199" calcext:value-type="float">
            <text:p>0.791815673074199</text:p>
          </table:table-cell>
          <table:table-cell office:value-type="float" office:value="0.0103877550774166" calcext:value-type="float">
            <text:p>0.010387755077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61966331395" calcext:value-type="float">
            <text:p>0.792861966331395</text:p>
          </table:table-cell>
          <table:table-cell office:value-type="float" office:value="0.0065428990069721" calcext:value-type="float">
            <text:p>0.006542899006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82123117869" calcext:value-type="float">
            <text:p>0.792282123117869</text:p>
          </table:table-cell>
          <table:table-cell office:value-type="float" office:value="0.00827677757391397" calcext:value-type="float">
            <text:p>0.008276777573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6346393938" calcext:value-type="float">
            <text:p>0.79186346393938</text:p>
          </table:table-cell>
          <table:table-cell office:value-type="float" office:value="0.00769905807844062" calcext:value-type="float">
            <text:p>0.007699058078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9303593358" calcext:value-type="float">
            <text:p>0.79209303593358</text:p>
          </table:table-cell>
          <table:table-cell office:value-type="float" office:value="0.00801389948926791" calcext:value-type="float">
            <text:p>0.008013899489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26303527988" calcext:value-type="float">
            <text:p>0.792226303527988</text:p>
          </table:table-cell>
          <table:table-cell office:value-type="float" office:value="0.0105163485698751" calcext:value-type="float">
            <text:p>0.010516348569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377427388086" calcext:value-type="float">
            <text:p>0.790377427388086</text:p>
          </table:table-cell>
          <table:table-cell office:value-type="float" office:value="0.0120763249117923" calcext:value-type="float">
            <text:p>0.012076324911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47681984111" calcext:value-type="float">
            <text:p>0.792647681984111</text:p>
          </table:table-cell>
          <table:table-cell office:value-type="float" office:value="0.00724728794751689" calcext:value-type="float">
            <text:p>0.007247287947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74322887434" calcext:value-type="float">
            <text:p>0.790874322887434</text:p>
          </table:table-cell>
          <table:table-cell office:value-type="float" office:value="0.0114354004305386" calcext:value-type="float">
            <text:p>0.011435400430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17458018752" calcext:value-type="float">
            <text:p>0.792517458018752</text:p>
          </table:table-cell>
          <table:table-cell office:value-type="float" office:value="0.00770865901279594" calcext:value-type="float">
            <text:p>0.007708659012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85767122012" calcext:value-type="float">
            <text:p>0.791885767122012</text:p>
          </table:table-cell>
          <table:table-cell office:value-type="float" office:value="0.0122183165109262" calcext:value-type="float">
            <text:p>0.012218316510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90641239997" calcext:value-type="float">
            <text:p>0.793490641239997</text:p>
          </table:table-cell>
          <table:table-cell office:value-type="float" office:value="0.00256070890950998" calcext:value-type="float">
            <text:p>0.00256070890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83469050773" calcext:value-type="float">
            <text:p>0.793083469050773</text:p>
          </table:table-cell>
          <table:table-cell office:value-type="float" office:value="0.00437304315948472" calcext:value-type="float">
            <text:p>0.004373043159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851986094559" calcext:value-type="float">
            <text:p>0.789851986094559</text:p>
          </table:table-cell>
          <table:table-cell office:value-type="float" office:value="0.0176256688157967" calcext:value-type="float">
            <text:p>0.017625668815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3025825432" calcext:value-type="float">
            <text:p>0.79393025825432</text:p>
          </table:table-cell>
          <table:table-cell office:value-type="float" office:value="0.00120929296594799" calcext:value-type="float">
            <text:p>0.001209292965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03394758155" calcext:value-type="float">
            <text:p>0.793003394758155</text:p>
          </table:table-cell>
          <table:table-cell office:value-type="float" office:value="0.00605068821843392" calcext:value-type="float">
            <text:p>0.006050688218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17376265438" calcext:value-type="float">
            <text:p>0.793717376265438</text:p>
          </table:table-cell>
          <table:table-cell office:value-type="float" office:value="0.00275024700512159" calcext:value-type="float">
            <text:p>0.002750247005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04647549828" calcext:value-type="float">
            <text:p>0.791904647549828</text:p>
          </table:table-cell>
          <table:table-cell office:value-type="float" office:value="0.0108349527900874" calcext:value-type="float">
            <text:p>0.010834952790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58212707048" calcext:value-type="float">
            <text:p>0.791958212707048</text:p>
          </table:table-cell>
          <table:table-cell office:value-type="float" office:value="0.0131767958063022" calcext:value-type="float">
            <text:p>0.013176795806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68205845722" calcext:value-type="float">
            <text:p>0.793268205845722</text:p>
          </table:table-cell>
          <table:table-cell office:value-type="float" office:value="0.00463380705727224" calcext:value-type="float">
            <text:p>0.004633807057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46488069343" calcext:value-type="float">
            <text:p>0.792946488069343</text:p>
          </table:table-cell>
          <table:table-cell office:value-type="float" office:value="0.00546087754390119" calcext:value-type="float">
            <text:p>0.005460877543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16387477304" calcext:value-type="float">
            <text:p>0.791616387477304</text:p>
          </table:table-cell>
          <table:table-cell office:value-type="float" office:value="0.0104342860393404" calcext:value-type="float">
            <text:p>0.010434286039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09728087542" calcext:value-type="float">
            <text:p>0.792709728087542</text:p>
          </table:table-cell>
          <table:table-cell office:value-type="float" office:value="0.0049313743397998" calcext:value-type="float">
            <text:p>0.0049313743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88873784315" calcext:value-type="float">
            <text:p>0.792788873784315</text:p>
          </table:table-cell>
          <table:table-cell office:value-type="float" office:value="0.00467353560700014" calcext:value-type="float">
            <text:p>0.004673535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20570042703" calcext:value-type="float">
            <text:p>0.791120570042703</text:p>
          </table:table-cell>
          <table:table-cell office:value-type="float" office:value="0.0101914175689826" calcext:value-type="float">
            <text:p>0.010191417568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10653708164" calcext:value-type="float">
            <text:p>0.792810653708164</text:p>
          </table:table-cell>
          <table:table-cell office:value-type="float" office:value="0.00529789152463572" calcext:value-type="float">
            <text:p>0.005297891524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57517397401" calcext:value-type="float">
            <text:p>0.792157517397401</text:p>
          </table:table-cell>
          <table:table-cell office:value-type="float" office:value="0.00872568265527944" calcext:value-type="float">
            <text:p>0.008725682655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41141662875" calcext:value-type="float">
            <text:p>0.792741141662875</text:p>
          </table:table-cell>
          <table:table-cell office:value-type="float" office:value="0.00563590097735388" calcext:value-type="float">
            <text:p>0.005635900977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31958721714" calcext:value-type="float">
            <text:p>0.792731958721714</text:p>
          </table:table-cell>
          <table:table-cell office:value-type="float" office:value="0.00693105035221607" calcext:value-type="float">
            <text:p>0.006931050352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29912410624" calcext:value-type="float">
            <text:p>0.792029912410624</text:p>
          </table:table-cell>
          <table:table-cell office:value-type="float" office:value="0.00924389690678443" calcext:value-type="float">
            <text:p>0.009243896906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55003222889" calcext:value-type="float">
            <text:p>0.793055003222889</text:p>
          </table:table-cell>
          <table:table-cell office:value-type="float" office:value="0.00510999642098031" calcext:value-type="float">
            <text:p>0.00510999642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19029988513" calcext:value-type="float">
            <text:p>0.792819029988513</text:p>
          </table:table-cell>
          <table:table-cell office:value-type="float" office:value="0.00716202537203786" calcext:value-type="float">
            <text:p>0.007162025372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56097869385" calcext:value-type="float">
            <text:p>0.791856097869385</text:p>
          </table:table-cell>
          <table:table-cell office:value-type="float" office:value="0.0122057337255362" calcext:value-type="float">
            <text:p>0.012205733725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35401862417" calcext:value-type="float">
            <text:p>0.791935401862417</text:p>
          </table:table-cell>
          <table:table-cell office:value-type="float" office:value="0.00920175406555337" calcext:value-type="float">
            <text:p>0.009201754065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18343294693" calcext:value-type="float">
            <text:p>0.793618343294693</text:p>
          </table:table-cell>
          <table:table-cell office:value-type="float" office:value="0.00290179660777071" calcext:value-type="float">
            <text:p>0.0029017966077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05906057633" calcext:value-type="float">
            <text:p>0.792005906057633</text:p>
          </table:table-cell>
          <table:table-cell office:value-type="float" office:value="0.00855512073960135" calcext:value-type="float">
            <text:p>0.0085551207396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10487192633" calcext:value-type="float">
            <text:p>0.792310487192633</text:p>
          </table:table-cell>
          <table:table-cell office:value-type="float" office:value="0.00747944293846837" calcext:value-type="float">
            <text:p>0.007479442938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69258416626" calcext:value-type="float">
            <text:p>0.792269258416626</text:p>
          </table:table-cell>
          <table:table-cell office:value-type="float" office:value="0.00790793166018333" calcext:value-type="float">
            <text:p>0.007907931660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80036456256" calcext:value-type="float">
            <text:p>0.791480036456256</text:p>
          </table:table-cell>
          <table:table-cell office:value-type="float" office:value="0.0102708855457518" calcext:value-type="float">
            <text:p>0.010270885545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27021553071" calcext:value-type="float">
            <text:p>0.791827021553071</text:p>
          </table:table-cell>
          <table:table-cell office:value-type="float" office:value="0.00840127959546103" calcext:value-type="float">
            <text:p>0.008401279595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5759189088" calcext:value-type="float">
            <text:p>0.79275759189088</text:p>
          </table:table-cell>
          <table:table-cell office:value-type="float" office:value="0.00607978641072366" calcext:value-type="float">
            <text:p>0.006079786410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72661832767" calcext:value-type="float">
            <text:p>0.793672661832767</text:p>
          </table:table-cell>
          <table:table-cell office:value-type="float" office:value="0.00286756124741391" calcext:value-type="float">
            <text:p>0.002867561247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88469581331" calcext:value-type="float">
            <text:p>0.790988469581331</text:p>
          </table:table-cell>
          <table:table-cell office:value-type="float" office:value="0.0174352144800149" calcext:value-type="float">
            <text:p>0.017435214480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02299288625" calcext:value-type="float">
            <text:p>0.793402299288625</text:p>
          </table:table-cell>
          <table:table-cell office:value-type="float" office:value="0.00234928368101087" calcext:value-type="float">
            <text:p>0.002349283681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46745939667" calcext:value-type="float">
            <text:p>0.791746745939667</text:p>
          </table:table-cell>
          <table:table-cell office:value-type="float" office:value="0.0105036686375804" calcext:value-type="float">
            <text:p>0.01050366863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882583681481" calcext:value-type="float">
            <text:p>0.788882583681481</text:p>
          </table:table-cell>
          <table:table-cell office:value-type="float" office:value="0.0230843497939106" calcext:value-type="float">
            <text:p>0.023084349793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74800108384" calcext:value-type="float">
            <text:p>0.792274800108384</text:p>
          </table:table-cell>
          <table:table-cell office:value-type="float" office:value="0.00810720083124095" calcext:value-type="float">
            <text:p>0.008107200831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5167545711" calcext:value-type="float">
            <text:p>0.79125167545711</text:p>
          </table:table-cell>
          <table:table-cell office:value-type="float" office:value="0.0128107386121705" calcext:value-type="float">
            <text:p>0.012810738612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32031657657" calcext:value-type="float">
            <text:p>0.793732031657657</text:p>
          </table:table-cell>
          <table:table-cell office:value-type="float" office:value="0.00160889580347986" calcext:value-type="float">
            <text:p>0.00160889580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66924996315" calcext:value-type="float">
            <text:p>0.792466924996315</text:p>
          </table:table-cell>
          <table:table-cell office:value-type="float" office:value="0.00758703438336134" calcext:value-type="float">
            <text:p>0.007587034383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21277928576" calcext:value-type="float">
            <text:p>0.79021277928576</text:p>
          </table:table-cell>
          <table:table-cell office:value-type="float" office:value="0.0158899396532015" calcext:value-type="float">
            <text:p>0.015889939653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127696100624" calcext:value-type="float">
            <text:p>0.790127696100624</text:p>
          </table:table-cell>
          <table:table-cell office:value-type="float" office:value="0.0215038723022622" calcext:value-type="float">
            <text:p>0.021503872302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283697364138" calcext:value-type="float">
            <text:p>0.790283697364138</text:p>
          </table:table-cell>
          <table:table-cell office:value-type="float" office:value="0.0162861784176031" calcext:value-type="float">
            <text:p>0.016286178417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79353919798" calcext:value-type="float">
            <text:p>0.791379353919798</text:p>
          </table:table-cell>
          <table:table-cell office:value-type="float" office:value="0.0111442256782443" calcext:value-type="float">
            <text:p>0.011144225678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56360837032" calcext:value-type="float">
            <text:p>0.791656360837032</text:p>
          </table:table-cell>
          <table:table-cell office:value-type="float" office:value="0.0172737908714252" calcext:value-type="float">
            <text:p>0.017273790871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7647750957" calcext:value-type="float">
            <text:p>0.79137647750957</text:p>
          </table:table-cell>
          <table:table-cell office:value-type="float" office:value="0.0144175084711377" calcext:value-type="float">
            <text:p>0.014417508471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2928101057" calcext:value-type="float">
            <text:p>0.79112928101057</text:p>
          </table:table-cell>
          <table:table-cell office:value-type="float" office:value="0.0115345374790341" calcext:value-type="float">
            <text:p>0.011534537479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436102182" calcext:value-type="float">
            <text:p>0.7924436102182</text:p>
          </table:table-cell>
          <table:table-cell office:value-type="float" office:value="0.00697951048238338" calcext:value-type="float">
            <text:p>0.006979510482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34343933622" calcext:value-type="float">
            <text:p>0.792734343933622</text:p>
          </table:table-cell>
          <table:table-cell office:value-type="float" office:value="0.00470054116788188" calcext:value-type="float">
            <text:p>0.0047005411678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92361451449" calcext:value-type="float">
            <text:p>0.791792361451449</text:p>
          </table:table-cell>
          <table:table-cell office:value-type="float" office:value="0.00683170793748299" calcext:value-type="float">
            <text:p>0.006831707937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39899697135" calcext:value-type="float">
            <text:p>0.792039899697135</text:p>
          </table:table-cell>
          <table:table-cell office:value-type="float" office:value="0.00703446062161349" calcext:value-type="float">
            <text:p>0.007034460621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7641487065" calcext:value-type="float">
            <text:p>0.79127641487065</text:p>
          </table:table-cell>
          <table:table-cell office:value-type="float" office:value="0.015535870600745" calcext:value-type="float">
            <text:p>0.015535870600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67922005051" calcext:value-type="float">
            <text:p>0.793167922005051</text:p>
          </table:table-cell>
          <table:table-cell office:value-type="float" office:value="0.00542576778050059" calcext:value-type="float">
            <text:p>0.0054257677805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1832109766" calcext:value-type="float">
            <text:p>0.79321832109766</text:p>
          </table:table-cell>
          <table:table-cell office:value-type="float" office:value="0.00463515347259487" calcext:value-type="float">
            <text:p>0.004635153472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64839599743" calcext:value-type="float">
            <text:p>0.793564839599743</text:p>
          </table:table-cell>
          <table:table-cell office:value-type="float" office:value="0.0034046388015726" calcext:value-type="float">
            <text:p>0.003404638801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47597767958" calcext:value-type="float">
            <text:p>0.793047597767958</text:p>
          </table:table-cell>
          <table:table-cell office:value-type="float" office:value="0.00586943883542418" calcext:value-type="float">
            <text:p>0.005869438835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07442509856" calcext:value-type="float">
            <text:p>0.792307442509856</text:p>
          </table:table-cell>
          <table:table-cell office:value-type="float" office:value="0.00900068533258872" calcext:value-type="float">
            <text:p>0.009000685332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34282976736" calcext:value-type="float">
            <text:p>0.792034282976736</text:p>
          </table:table-cell>
          <table:table-cell office:value-type="float" office:value="0.00860623525711371" calcext:value-type="float">
            <text:p>0.008606235257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21298075502" calcext:value-type="float">
            <text:p>0.792621298075502</text:p>
          </table:table-cell>
          <table:table-cell office:value-type="float" office:value="0.00656191869417263" calcext:value-type="float">
            <text:p>0.006561918694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44834728882" calcext:value-type="float">
            <text:p>0.790944834728882</text:p>
          </table:table-cell>
          <table:table-cell office:value-type="float" office:value="0.0144980217389872" calcext:value-type="float">
            <text:p>0.014498021738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24939928534" calcext:value-type="float">
            <text:p>0.793524939928534</text:p>
          </table:table-cell>
          <table:table-cell office:value-type="float" office:value="0.00244204063245232" calcext:value-type="float">
            <text:p>0.002442040632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78524240001" calcext:value-type="float">
            <text:p>0.792878524240001</text:p>
          </table:table-cell>
          <table:table-cell office:value-type="float" office:value="0.00820910713368367" calcext:value-type="float">
            <text:p>0.008209107133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60275723812" calcext:value-type="float">
            <text:p>0.792360275723812</text:p>
          </table:table-cell>
          <table:table-cell office:value-type="float" office:value="0.00666928742528178" calcext:value-type="float">
            <text:p>0.006669287425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32339703796" calcext:value-type="float">
            <text:p>0.792632339703796</text:p>
          </table:table-cell>
          <table:table-cell office:value-type="float" office:value="0.00856934725093575" calcext:value-type="float">
            <text:p>0.008569347250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69098375704" calcext:value-type="float">
            <text:p>0.791869098375704</text:p>
          </table:table-cell>
          <table:table-cell office:value-type="float" office:value="0.00997925912349638" calcext:value-type="float">
            <text:p>0.009979259123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11304863195" calcext:value-type="float">
            <text:p>0.793111304863195</text:p>
          </table:table-cell>
          <table:table-cell office:value-type="float" office:value="0.00620283782331947" calcext:value-type="float">
            <text:p>0.006202837823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86784112227" calcext:value-type="float">
            <text:p>0.791786784112227</text:p>
          </table:table-cell>
          <table:table-cell office:value-type="float" office:value="0.0102883321211091" calcext:value-type="float">
            <text:p>0.010288332121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15467833012" calcext:value-type="float">
            <text:p>0.792815467833012</text:p>
          </table:table-cell>
          <table:table-cell office:value-type="float" office:value="0.00762669150030822" calcext:value-type="float">
            <text:p>0.007626691500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70970710834" calcext:value-type="float">
            <text:p>0.792670970710834</text:p>
          </table:table-cell>
          <table:table-cell office:value-type="float" office:value="0.00759220884361313" calcext:value-type="float">
            <text:p>0.007592208843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74930668504" calcext:value-type="float">
            <text:p>0.792374930668504</text:p>
          </table:table-cell>
          <table:table-cell office:value-type="float" office:value="0.0104725802020456" calcext:value-type="float">
            <text:p>0.010472580202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04369777992" calcext:value-type="float">
            <text:p>0.791104369777992</text:p>
          </table:table-cell>
          <table:table-cell office:value-type="float" office:value="0.0105312680364657" calcext:value-type="float">
            <text:p>0.010531268036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82338958101" calcext:value-type="float">
            <text:p>0.793282338958101</text:p>
          </table:table-cell>
          <table:table-cell office:value-type="float" office:value="0.00416132819001068" calcext:value-type="float">
            <text:p>0.004161328190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37816833486" calcext:value-type="float">
            <text:p>0.793137816833486</text:p>
          </table:table-cell>
          <table:table-cell office:value-type="float" office:value="0.00506605337391313" calcext:value-type="float">
            <text:p>0.005066053373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49056313783" calcext:value-type="float">
            <text:p>0.793349056313783</text:p>
          </table:table-cell>
          <table:table-cell office:value-type="float" office:value="0.00444531080483338" calcext:value-type="float">
            <text:p>0.004445310804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61207177875" calcext:value-type="float">
            <text:p>0.792361207177875</text:p>
          </table:table-cell>
          <table:table-cell office:value-type="float" office:value="0.00793768597958474" calcext:value-type="float">
            <text:p>0.007937685979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38803668892" calcext:value-type="float">
            <text:p>0.793438803668892</text:p>
          </table:table-cell>
          <table:table-cell office:value-type="float" office:value="0.00424831456241507" calcext:value-type="float">
            <text:p>0.004248314562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39490892734" calcext:value-type="float">
            <text:p>0.792239490892734</text:p>
          </table:table-cell>
          <table:table-cell office:value-type="float" office:value="0.0086841884884568" calcext:value-type="float">
            <text:p>0.008684188488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236372415182" calcext:value-type="float">
            <text:p>0.790236372415182</text:p>
          </table:table-cell>
          <table:table-cell office:value-type="float" office:value="0.0122125431002024" calcext:value-type="float">
            <text:p>0.012212543100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5972861605" calcext:value-type="float">
            <text:p>0.79185972861605</text:p>
          </table:table-cell>
          <table:table-cell office:value-type="float" office:value="0.00819075903714843" calcext:value-type="float">
            <text:p>0.008190759037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59890423195" calcext:value-type="float">
            <text:p>0.792559890423195</text:p>
          </table:table-cell>
          <table:table-cell office:value-type="float" office:value="0.010811650539262" calcext:value-type="float">
            <text:p>0.010811650539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07698597698" calcext:value-type="float">
            <text:p>0.791707698597698</text:p>
          </table:table-cell>
          <table:table-cell office:value-type="float" office:value="0.00916910007162695" calcext:value-type="float">
            <text:p>0.009169100071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21362752964" calcext:value-type="float">
            <text:p>0.792821362752964</text:p>
          </table:table-cell>
          <table:table-cell office:value-type="float" office:value="0.00520730913329211" calcext:value-type="float">
            <text:p>0.005207309133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69282949919" calcext:value-type="float">
            <text:p>0.792969282949919</text:p>
          </table:table-cell>
          <table:table-cell office:value-type="float" office:value="0.00505980632332687" calcext:value-type="float">
            <text:p>0.005059806323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53712826195" calcext:value-type="float">
            <text:p>0.791553712826195</text:p>
          </table:table-cell>
          <table:table-cell office:value-type="float" office:value="0.00830078581399749" calcext:value-type="float">
            <text:p>0.008300785813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50608623467" calcext:value-type="float">
            <text:p>0.792650608623467</text:p>
          </table:table-cell>
          <table:table-cell office:value-type="float" office:value="0.00589802292418235" calcext:value-type="float">
            <text:p>0.005898022924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1288068391" calcext:value-type="float">
            <text:p>0.79101288068391</text:p>
          </table:table-cell>
          <table:table-cell office:value-type="float" office:value="0.0130669704324073" calcext:value-type="float">
            <text:p>0.0130669704324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22294693661" calcext:value-type="float">
            <text:p>0.793322294693661</text:p>
          </table:table-cell>
          <table:table-cell office:value-type="float" office:value="0.00364689101813711" calcext:value-type="float">
            <text:p>0.003646891018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42526586334" calcext:value-type="float">
            <text:p>0.793242526586334</text:p>
          </table:table-cell>
          <table:table-cell office:value-type="float" office:value="0.00440082908572627" calcext:value-type="float">
            <text:p>0.004400829085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04128533299" calcext:value-type="float">
            <text:p>0.791804128533299</text:p>
          </table:table-cell>
          <table:table-cell office:value-type="float" office:value="0.0086135563731947" calcext:value-type="float">
            <text:p>0.008613556373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882533875" calcext:value-type="float">
            <text:p>0.7922882533875</text:p>
          </table:table-cell>
          <table:table-cell office:value-type="float" office:value="0.00848206100784765" calcext:value-type="float">
            <text:p>0.008482061007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9625336166" calcext:value-type="float">
            <text:p>0.79239625336166</text:p>
          </table:table-cell>
          <table:table-cell office:value-type="float" office:value="0.00878468401064514" calcext:value-type="float">
            <text:p>0.008784684010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21486558588" calcext:value-type="float">
            <text:p>0.791821486558588</text:p>
          </table:table-cell>
          <table:table-cell office:value-type="float" office:value="0.00903778663961631" calcext:value-type="float">
            <text:p>0.00903778663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19055251031" calcext:value-type="float">
            <text:p>0.792719055251031</text:p>
          </table:table-cell>
          <table:table-cell office:value-type="float" office:value="0.00885363619322417" calcext:value-type="float">
            <text:p>0.008853636193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1789248206" calcext:value-type="float">
            <text:p>0.79281789248206</text:p>
          </table:table-cell>
          <table:table-cell office:value-type="float" office:value="0.00832433694511743" calcext:value-type="float">
            <text:p>0.008324336945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88023593002" calcext:value-type="float">
            <text:p>0.791888023593002</text:p>
          </table:table-cell>
          <table:table-cell office:value-type="float" office:value="0.00890087403071221" calcext:value-type="float">
            <text:p>0.008900874030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42764325673" calcext:value-type="float">
            <text:p>0.791742764325673</text:p>
          </table:table-cell>
          <table:table-cell office:value-type="float" office:value="0.0101878305969204" calcext:value-type="float">
            <text:p>0.010187830596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99707515424" calcext:value-type="float">
            <text:p>0.792299707515424</text:p>
          </table:table-cell>
          <table:table-cell office:value-type="float" office:value="0.00915756434272097" calcext:value-type="float">
            <text:p>0.009157564342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73017699826" calcext:value-type="float">
            <text:p>0.792673017699826</text:p>
          </table:table-cell>
          <table:table-cell office:value-type="float" office:value="0.00614926748917883" calcext:value-type="float">
            <text:p>0.006149267489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28869600938" calcext:value-type="float">
            <text:p>0.793228869600938</text:p>
          </table:table-cell>
          <table:table-cell office:value-type="float" office:value="0.00498404042264963" calcext:value-type="float">
            <text:p>0.00498404042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80485902616" calcext:value-type="float">
            <text:p>0.792880485902616</text:p>
          </table:table-cell>
          <table:table-cell office:value-type="float" office:value="0.00554815780589453" calcext:value-type="float">
            <text:p>0.005548157805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84870257169" calcext:value-type="float">
            <text:p>0.791184870257169</text:p>
          </table:table-cell>
          <table:table-cell office:value-type="float" office:value="0.0121001561611616" calcext:value-type="float">
            <text:p>0.012100156161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43323481851" calcext:value-type="float">
            <text:p>0.793443323481851</text:p>
          </table:table-cell>
          <table:table-cell office:value-type="float" office:value="0.00461538101946741" calcext:value-type="float">
            <text:p>0.004615381019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65624394008" calcext:value-type="float">
            <text:p>0.792965624394008</text:p>
          </table:table-cell>
          <table:table-cell office:value-type="float" office:value="0.00525272110268596" calcext:value-type="float">
            <text:p>0.005252721102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83543970599" calcext:value-type="float">
            <text:p>0.792083543970599</text:p>
          </table:table-cell>
          <table:table-cell office:value-type="float" office:value="0.00692809786412954" calcext:value-type="float">
            <text:p>0.00692809786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0865467123" calcext:value-type="float">
            <text:p>0.79230865467123</text:p>
          </table:table-cell>
          <table:table-cell office:value-type="float" office:value="0.00810190454228435" calcext:value-type="float">
            <text:p>0.008101904542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05282353454" calcext:value-type="float">
            <text:p>0.792105282353454</text:p>
          </table:table-cell>
          <table:table-cell office:value-type="float" office:value="0.00996898923889884" calcext:value-type="float">
            <text:p>0.009968989238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2752680704" calcext:value-type="float">
            <text:p>0.79372752680704</text:p>
          </table:table-cell>
          <table:table-cell office:value-type="float" office:value="0.00303140797277939" calcext:value-type="float">
            <text:p>0.003031407972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80350182076" calcext:value-type="float">
            <text:p>0.791680350182076</text:p>
          </table:table-cell>
          <table:table-cell office:value-type="float" office:value="0.00918120486815764" calcext:value-type="float">
            <text:p>0.009181204868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85470911363" calcext:value-type="float">
            <text:p>0.792685470911363</text:p>
          </table:table-cell>
          <table:table-cell office:value-type="float" office:value="0.00584425041592403" calcext:value-type="float">
            <text:p>0.005844250415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60165376961" calcext:value-type="float">
            <text:p>0.791060165376961</text:p>
          </table:table-cell>
          <table:table-cell office:value-type="float" office:value="0.00929736278619006" calcext:value-type="float">
            <text:p>0.00929736278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75104836937" calcext:value-type="float">
            <text:p>0.793375104836937</text:p>
          </table:table-cell>
          <table:table-cell office:value-type="float" office:value="0.00360805796650741" calcext:value-type="float">
            <text:p>0.003608057966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11572130041" calcext:value-type="float">
            <text:p>0.792911572130041</text:p>
          </table:table-cell>
          <table:table-cell office:value-type="float" office:value="0.00564930143202745" calcext:value-type="float">
            <text:p>0.00564930143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74579821617" calcext:value-type="float">
            <text:p>0.792674579821617</text:p>
          </table:table-cell>
          <table:table-cell office:value-type="float" office:value="0.00729874762645612" calcext:value-type="float">
            <text:p>0.007298747626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32899924653" calcext:value-type="float">
            <text:p>0.792032899924653</text:p>
          </table:table-cell>
          <table:table-cell office:value-type="float" office:value="0.00709485562627567" calcext:value-type="float">
            <text:p>0.007094855626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47970359334" calcext:value-type="float">
            <text:p>0.792047970359334</text:p>
          </table:table-cell>
          <table:table-cell office:value-type="float" office:value="0.0097376558723908" calcext:value-type="float">
            <text:p>0.009737655872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30580454127" calcext:value-type="float">
            <text:p>0.792030580454127</text:p>
          </table:table-cell>
          <table:table-cell office:value-type="float" office:value="0.0091511311791472" calcext:value-type="float">
            <text:p>0.009151131179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19694992323" calcext:value-type="float">
            <text:p>0.792519694992323</text:p>
          </table:table-cell>
          <table:table-cell office:value-type="float" office:value="0.0102626678385338" calcext:value-type="float">
            <text:p>0.010262667838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62604855035" calcext:value-type="float">
            <text:p>0.792162604855035</text:p>
          </table:table-cell>
          <table:table-cell office:value-type="float" office:value="0.00791175460865123" calcext:value-type="float">
            <text:p>0.007911754608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26779920172" calcext:value-type="float">
            <text:p>0.791726779920172</text:p>
          </table:table-cell>
          <table:table-cell office:value-type="float" office:value="0.00907359287327252" calcext:value-type="float">
            <text:p>0.009073592873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95771697256" calcext:value-type="float">
            <text:p>0.792495771697256</text:p>
          </table:table-cell>
          <table:table-cell office:value-type="float" office:value="0.00961760773118544" calcext:value-type="float">
            <text:p>0.009617607731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34250994104" calcext:value-type="float">
            <text:p>0.791534250994104</text:p>
          </table:table-cell>
          <table:table-cell office:value-type="float" office:value="0.0103853143273864" calcext:value-type="float">
            <text:p>0.010385314327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47253733064" calcext:value-type="float">
            <text:p>0.793047253733064</text:p>
          </table:table-cell>
          <table:table-cell office:value-type="float" office:value="0.00478152219663724" calcext:value-type="float">
            <text:p>0.004781522196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19807247104" calcext:value-type="float">
            <text:p>0.793419807247104</text:p>
          </table:table-cell>
          <table:table-cell office:value-type="float" office:value="0.00362192442416179" calcext:value-type="float">
            <text:p>0.003621924424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65081206722" calcext:value-type="float">
            <text:p>0.792865081206722</text:p>
          </table:table-cell>
          <table:table-cell office:value-type="float" office:value="0.00573316524915153" calcext:value-type="float">
            <text:p>0.005733165249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00471135358" calcext:value-type="float">
            <text:p>0.792700471135358</text:p>
          </table:table-cell>
          <table:table-cell office:value-type="float" office:value="0.00725231854738801" calcext:value-type="float">
            <text:p>0.007252318547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90182897612" calcext:value-type="float">
            <text:p>0.791990182897612</text:p>
          </table:table-cell>
          <table:table-cell office:value-type="float" office:value="0.00925692048390306" calcext:value-type="float">
            <text:p>0.009256920483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87646249452" calcext:value-type="float">
            <text:p>0.792087646249452</text:p>
          </table:table-cell>
          <table:table-cell office:value-type="float" office:value="0.00722663657549994" calcext:value-type="float">
            <text:p>0.0072266365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73226167855" calcext:value-type="float">
            <text:p>0.792073226167855</text:p>
          </table:table-cell>
          <table:table-cell office:value-type="float" office:value="0.0099555001322701" calcext:value-type="float">
            <text:p>0.00995550013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68211819445" calcext:value-type="float">
            <text:p>0.793568211819445</text:p>
          </table:table-cell>
          <table:table-cell office:value-type="float" office:value="0.00298402929344841" calcext:value-type="float">
            <text:p>0.002984029293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54246628507" calcext:value-type="float">
            <text:p>0.793054246628507</text:p>
          </table:table-cell>
          <table:table-cell office:value-type="float" office:value="0.00481584085471805" calcext:value-type="float">
            <text:p>0.0048158408547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46022515441" calcext:value-type="float">
            <text:p>0.793246022515441</text:p>
          </table:table-cell>
          <table:table-cell office:value-type="float" office:value="0.00474698347542786" calcext:value-type="float">
            <text:p>0.004746983475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77676170321" calcext:value-type="float">
            <text:p>0.792477676170321</text:p>
          </table:table-cell>
          <table:table-cell office:value-type="float" office:value="0.00974440117651974" calcext:value-type="float">
            <text:p>0.00974440117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53170662033" calcext:value-type="float">
            <text:p>0.790953170662033</text:p>
          </table:table-cell>
          <table:table-cell office:value-type="float" office:value="0.0126758395044416" calcext:value-type="float">
            <text:p>0.012675839504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70552708502" calcext:value-type="float">
            <text:p>0.791870552708502</text:p>
          </table:table-cell>
          <table:table-cell office:value-type="float" office:value="0.00905960758087719" calcext:value-type="float">
            <text:p>0.009059607580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56622674826" calcext:value-type="float">
            <text:p>0.792756622674826</text:p>
          </table:table-cell>
          <table:table-cell office:value-type="float" office:value="0.00683441811476133" calcext:value-type="float">
            <text:p>0.0068344181147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66435682955" calcext:value-type="float">
            <text:p>0.792366435682955</text:p>
          </table:table-cell>
          <table:table-cell office:value-type="float" office:value="0.00787604723029047" calcext:value-type="float">
            <text:p>0.007876047230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60670870767" calcext:value-type="float">
            <text:p>0.791360670870767</text:p>
          </table:table-cell>
          <table:table-cell office:value-type="float" office:value="0.0119192368798524" calcext:value-type="float">
            <text:p>0.0119192368798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16981716263" calcext:value-type="float">
            <text:p>0.793516981716263</text:p>
          </table:table-cell>
          <table:table-cell office:value-type="float" office:value="0.00357520113332298" calcext:value-type="float">
            <text:p>0.003575201133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90673160466" calcext:value-type="float">
            <text:p>0.792290673160466</text:p>
          </table:table-cell>
          <table:table-cell office:value-type="float" office:value="0.00835483462151325" calcext:value-type="float">
            <text:p>0.008354834621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7521801537" calcext:value-type="float">
            <text:p>0.79277521801537</text:p>
          </table:table-cell>
          <table:table-cell office:value-type="float" office:value="0.00583834030536147" calcext:value-type="float">
            <text:p>0.005838340305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42082013204" calcext:value-type="float">
            <text:p>0.792042082013204</text:p>
          </table:table-cell>
          <table:table-cell office:value-type="float" office:value="0.00946773686487756" calcext:value-type="float">
            <text:p>0.009467736864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83149936386" calcext:value-type="float">
            <text:p>0.792083149936386</text:p>
          </table:table-cell>
          <table:table-cell office:value-type="float" office:value="0.0097881845192673" calcext:value-type="float">
            <text:p>0.009788184519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50633470803" calcext:value-type="float">
            <text:p>0.791150633470803</text:p>
          </table:table-cell>
          <table:table-cell office:value-type="float" office:value="0.0109926186695645" calcext:value-type="float">
            <text:p>0.0109926186695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556738741057" calcext:value-type="float">
            <text:p>0.790556738741057</text:p>
          </table:table-cell>
          <table:table-cell office:value-type="float" office:value="0.0108867484271135" calcext:value-type="float">
            <text:p>0.010886748427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243458227" calcext:value-type="float">
            <text:p>0.7932243458227</text:p>
          </table:table-cell>
          <table:table-cell office:value-type="float" office:value="0.004833220449594" calcext:value-type="float">
            <text:p>0.004833220449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74747170586" calcext:value-type="float">
            <text:p>0.793174747170586</text:p>
          </table:table-cell>
          <table:table-cell office:value-type="float" office:value="0.00630550821093894" calcext:value-type="float">
            <text:p>0.006305508210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60089591735" calcext:value-type="float">
            <text:p>0.793060089591735</text:p>
          </table:table-cell>
          <table:table-cell office:value-type="float" office:value="0.00524266085355588" calcext:value-type="float">
            <text:p>0.005242660853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10804062112" calcext:value-type="float">
            <text:p>0.791310804062112</text:p>
          </table:table-cell>
          <table:table-cell office:value-type="float" office:value="0.0116535625661101" calcext:value-type="float">
            <text:p>0.01165356256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51164351351" calcext:value-type="float">
            <text:p>0.793351164351351</text:p>
          </table:table-cell>
          <table:table-cell office:value-type="float" office:value="0.00453156904954886" calcext:value-type="float">
            <text:p>0.004531569049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38975169927" calcext:value-type="float">
            <text:p>0.792438975169927</text:p>
          </table:table-cell>
          <table:table-cell office:value-type="float" office:value="0.00830398593718404" calcext:value-type="float">
            <text:p>0.008303985937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46012480901" calcext:value-type="float">
            <text:p>0.792246012480901</text:p>
          </table:table-cell>
          <table:table-cell office:value-type="float" office:value="0.0077269887494953" calcext:value-type="float">
            <text:p>0.007726988749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48090950095" calcext:value-type="float">
            <text:p>0.792348090950095</text:p>
          </table:table-cell>
          <table:table-cell office:value-type="float" office:value="0.0090881836258192" calcext:value-type="float">
            <text:p>0.009088183625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42583211076" calcext:value-type="float">
            <text:p>0.793042583211076</text:p>
          </table:table-cell>
          <table:table-cell office:value-type="float" office:value="0.00665841965944345" calcext:value-type="float">
            <text:p>0.006658419659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74601158998" calcext:value-type="float">
            <text:p>0.791674601158998</text:p>
          </table:table-cell>
          <table:table-cell office:value-type="float" office:value="0.0142038027899003" calcext:value-type="float">
            <text:p>0.0142038027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7973705327" calcext:value-type="float">
            <text:p>0.79327973705327</text:p>
          </table:table-cell>
          <table:table-cell office:value-type="float" office:value="0.00619324384934056" calcext:value-type="float">
            <text:p>0.006193243849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16623345692" calcext:value-type="float">
            <text:p>0.791916623345692</text:p>
          </table:table-cell>
          <table:table-cell office:value-type="float" office:value="0.0147728320523435" calcext:value-type="float">
            <text:p>0.014772832052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78772061248" calcext:value-type="float">
            <text:p>0.793578772061248</text:p>
          </table:table-cell>
          <table:table-cell office:value-type="float" office:value="0.00400245105048361" calcext:value-type="float">
            <text:p>0.004002451050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16866517887" calcext:value-type="float">
            <text:p>0.792916866517887</text:p>
          </table:table-cell>
          <table:table-cell office:value-type="float" office:value="0.00655047799109666" calcext:value-type="float">
            <text:p>0.006550477991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16013935635" calcext:value-type="float">
            <text:p>0.792816013935635</text:p>
          </table:table-cell>
          <table:table-cell office:value-type="float" office:value="0.00753524936167141" calcext:value-type="float">
            <text:p>0.007535249361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46782074221" calcext:value-type="float">
            <text:p>0.790946782074221</text:p>
          </table:table-cell>
          <table:table-cell office:value-type="float" office:value="0.0177835043295407" calcext:value-type="float">
            <text:p>0.017783504329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483148659854" calcext:value-type="float">
            <text:p>0.790483148659854</text:p>
          </table:table-cell>
          <table:table-cell office:value-type="float" office:value="0.0135854661101978" calcext:value-type="float">
            <text:p>0.013585466110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2630235103" calcext:value-type="float">
            <text:p>0.79302630235103</text:p>
          </table:table-cell>
          <table:table-cell office:value-type="float" office:value="0.00647880609963959" calcext:value-type="float">
            <text:p>0.00647880609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83860616924" calcext:value-type="float">
            <text:p>0.793083860616924</text:p>
          </table:table-cell>
          <table:table-cell office:value-type="float" office:value="0.0064250401604804" calcext:value-type="float">
            <text:p>0.00642504016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0312811152" calcext:value-type="float">
            <text:p>0.79350312811152</text:p>
          </table:table-cell>
          <table:table-cell office:value-type="float" office:value="0.00399431433648977" calcext:value-type="float">
            <text:p>0.00399431433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78572945811" calcext:value-type="float">
            <text:p>0.792778572945811</text:p>
          </table:table-cell>
          <table:table-cell office:value-type="float" office:value="0.00752813573828449" calcext:value-type="float">
            <text:p>0.007528135738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83805700316" calcext:value-type="float">
            <text:p>0.792283805700316</text:p>
          </table:table-cell>
          <table:table-cell office:value-type="float" office:value="0.00858332366298599" calcext:value-type="float">
            <text:p>0.008583323662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44911027031" calcext:value-type="float">
            <text:p>0.793144911027031</text:p>
          </table:table-cell>
          <table:table-cell office:value-type="float" office:value="0.00596656087750616" calcext:value-type="float">
            <text:p>0.005966560877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62046999853" calcext:value-type="float">
            <text:p>0.792662046999853</text:p>
          </table:table-cell>
          <table:table-cell office:value-type="float" office:value="0.00763612518507972" calcext:value-type="float">
            <text:p>0.00763612518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19166430363" calcext:value-type="float">
            <text:p>0.792919166430363</text:p>
          </table:table-cell>
          <table:table-cell office:value-type="float" office:value="0.00706419535308647" calcext:value-type="float">
            <text:p>0.007064195353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91376435239" calcext:value-type="float">
            <text:p>0.792591376435239</text:p>
          </table:table-cell>
          <table:table-cell office:value-type="float" office:value="0.00762930275435683" calcext:value-type="float">
            <text:p>0.007629302754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40263811323" calcext:value-type="float">
            <text:p>0.793140263811323</text:p>
          </table:table-cell>
          <table:table-cell office:value-type="float" office:value="0.0064772087920553" calcext:value-type="float">
            <text:p>0.006477208792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53046596739" calcext:value-type="float">
            <text:p>0.792853046596739</text:p>
          </table:table-cell>
          <table:table-cell office:value-type="float" office:value="0.00736364212647809" calcext:value-type="float">
            <text:p>0.007363642126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21196364518" calcext:value-type="float">
            <text:p>0.791221196364518</text:p>
          </table:table-cell>
          <table:table-cell office:value-type="float" office:value="0.0171770684674413" calcext:value-type="float">
            <text:p>0.017177068467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19766044832" calcext:value-type="float">
            <text:p>0.791119766044832</text:p>
          </table:table-cell>
          <table:table-cell office:value-type="float" office:value="0.0152716739235155" calcext:value-type="float">
            <text:p>0.015271673923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41137105078" calcext:value-type="float">
            <text:p>0.793641137105078</text:p>
          </table:table-cell>
          <table:table-cell office:value-type="float" office:value="0.00502380529880584" calcext:value-type="float">
            <text:p>0.00502380529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40183627555" calcext:value-type="float">
            <text:p>0.792440183627555</text:p>
          </table:table-cell>
          <table:table-cell office:value-type="float" office:value="0.00845015007219038" calcext:value-type="float">
            <text:p>0.00845015007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0385777048" calcext:value-type="float">
            <text:p>0.79380385777048</text:p>
          </table:table-cell>
          <table:table-cell office:value-type="float" office:value="0.00270390661551167" calcext:value-type="float">
            <text:p>0.002703906615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58784060878" calcext:value-type="float">
            <text:p>0.791958784060878</text:p>
          </table:table-cell>
          <table:table-cell office:value-type="float" office:value="0.00942697923751931" calcext:value-type="float">
            <text:p>0.009426979237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21122127633" calcext:value-type="float">
            <text:p>0.791921122127633</text:p>
          </table:table-cell>
          <table:table-cell office:value-type="float" office:value="0.00995680253731624" calcext:value-type="float">
            <text:p>0.009956802537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59693540618" calcext:value-type="float">
            <text:p>0.792459693540618</text:p>
          </table:table-cell>
          <table:table-cell office:value-type="float" office:value="0.00725797478131038" calcext:value-type="float">
            <text:p>0.00725797478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02996115043" calcext:value-type="float">
            <text:p>0.792602996115043</text:p>
          </table:table-cell>
          <table:table-cell office:value-type="float" office:value="0.008144995213231" calcext:value-type="float">
            <text:p>0.008144995213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86530504417" calcext:value-type="float">
            <text:p>0.791586530504417</text:p>
          </table:table-cell>
          <table:table-cell office:value-type="float" office:value="0.0123110990001086" calcext:value-type="float">
            <text:p>0.012311099000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33640642241" calcext:value-type="float">
            <text:p>0.793133640642241</text:p>
          </table:table-cell>
          <table:table-cell office:value-type="float" office:value="0.0069732977442988" calcext:value-type="float">
            <text:p>0.006973297744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3809112818" calcext:value-type="float">
            <text:p>0.79293809112818</text:p>
          </table:table-cell>
          <table:table-cell office:value-type="float" office:value="0.0064000119841362" calcext:value-type="float">
            <text:p>0.006400011984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17468204413" calcext:value-type="float">
            <text:p>0.792517468204413</text:p>
          </table:table-cell>
          <table:table-cell office:value-type="float" office:value="0.0102303846399111" calcext:value-type="float">
            <text:p>0.010230384639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42341790884" calcext:value-type="float">
            <text:p>0.793342341790884</text:p>
          </table:table-cell>
          <table:table-cell office:value-type="float" office:value="0.00421138844224367" calcext:value-type="float">
            <text:p>0.004211388442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04033608567" calcext:value-type="float">
            <text:p>0.793304033608567</text:p>
          </table:table-cell>
          <table:table-cell office:value-type="float" office:value="0.00696625473579776" calcext:value-type="float">
            <text:p>0.006966254735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72279338319" calcext:value-type="float">
            <text:p>0.793372279338319</text:p>
          </table:table-cell>
          <table:table-cell office:value-type="float" office:value="0.00588502964586923" calcext:value-type="float">
            <text:p>0.005885029645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6968376874" calcext:value-type="float">
            <text:p>0.79366968376874</text:p>
          </table:table-cell>
          <table:table-cell office:value-type="float" office:value="0.00373755398612385" calcext:value-type="float">
            <text:p>0.003737553986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7946033745" calcext:value-type="float">
            <text:p>0.79227946033745</text:p>
          </table:table-cell>
          <table:table-cell office:value-type="float" office:value="0.0160492780957151" calcext:value-type="float">
            <text:p>0.016049278095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50176620051" calcext:value-type="float">
            <text:p>0.792750176620051</text:p>
          </table:table-cell>
          <table:table-cell office:value-type="float" office:value="0.00914022894126626" calcext:value-type="float">
            <text:p>0.009140228941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60926255261" calcext:value-type="float">
            <text:p>0.792560926255261</text:p>
          </table:table-cell>
          <table:table-cell office:value-type="float" office:value="0.0082411993010291" calcext:value-type="float">
            <text:p>0.0082411993010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92956092959" calcext:value-type="float">
            <text:p>0.791092956092959</text:p>
          </table:table-cell>
          <table:table-cell office:value-type="float" office:value="0.0163712879611456" calcext:value-type="float">
            <text:p>0.016371287961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96491075369" calcext:value-type="float">
            <text:p>0.793096491075369</text:p>
          </table:table-cell>
          <table:table-cell office:value-type="float" office:value="0.00807174645622485" calcext:value-type="float">
            <text:p>0.008071746456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89726714651" calcext:value-type="float">
            <text:p>0.791589726714651</text:p>
          </table:table-cell>
          <table:table-cell office:value-type="float" office:value="0.0104766149870682" calcext:value-type="float">
            <text:p>0.010476614987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22163701216" calcext:value-type="float">
            <text:p>0.791822163701216</text:p>
          </table:table-cell>
          <table:table-cell office:value-type="float" office:value="0.0111741015835571" calcext:value-type="float">
            <text:p>0.011174101583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30923356138" calcext:value-type="float">
            <text:p>0.791730923356138</text:p>
          </table:table-cell>
          <table:table-cell office:value-type="float" office:value="0.0122464128114673" calcext:value-type="float">
            <text:p>0.012246412811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60939212897" calcext:value-type="float">
            <text:p>0.792460939212897</text:p>
          </table:table-cell>
          <table:table-cell office:value-type="float" office:value="0.00838288524262106" calcext:value-type="float">
            <text:p>0.008382885242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2101433666" calcext:value-type="float">
            <text:p>0.79372101433666</text:p>
          </table:table-cell>
          <table:table-cell office:value-type="float" office:value="0.00373436307978123" calcext:value-type="float">
            <text:p>0.003734363079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59164015986" calcext:value-type="float">
            <text:p>0.792259164015986</text:p>
          </table:table-cell>
          <table:table-cell office:value-type="float" office:value="0.00802037830804192" calcext:value-type="float">
            <text:p>0.008020378308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31303117351" calcext:value-type="float">
            <text:p>0.792631303117351</text:p>
          </table:table-cell>
          <table:table-cell office:value-type="float" office:value="0.0075935069159287" calcext:value-type="float">
            <text:p>0.007593506915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39520343586" calcext:value-type="float">
            <text:p>0.792139520343586</text:p>
          </table:table-cell>
          <table:table-cell office:value-type="float" office:value="0.00778091953191768" calcext:value-type="float">
            <text:p>0.007780919531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00771835748" calcext:value-type="float">
            <text:p>0.792400771835748</text:p>
          </table:table-cell>
          <table:table-cell office:value-type="float" office:value="0.00718522621520477" calcext:value-type="float">
            <text:p>0.007185226215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45010627796" calcext:value-type="float">
            <text:p>0.791745010627796</text:p>
          </table:table-cell>
          <table:table-cell office:value-type="float" office:value="0.0112816709208477" calcext:value-type="float">
            <text:p>0.011281670920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55973835575" calcext:value-type="float">
            <text:p>0.793555973835575</text:p>
          </table:table-cell>
          <table:table-cell office:value-type="float" office:value="0.00461026976847791" calcext:value-type="float">
            <text:p>0.004610269768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79659132281" calcext:value-type="float">
            <text:p>0.793079659132281</text:p>
          </table:table-cell>
          <table:table-cell office:value-type="float" office:value="0.00624066851035606" calcext:value-type="float">
            <text:p>0.006240668510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146600233" calcext:value-type="float">
            <text:p>0.7931146600233</text:p>
          </table:table-cell>
          <table:table-cell office:value-type="float" office:value="0.00458250865314134" calcext:value-type="float">
            <text:p>0.004582508653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92102134699" calcext:value-type="float">
            <text:p>0.792592102134699</text:p>
          </table:table-cell>
          <table:table-cell office:value-type="float" office:value="0.0106511188071109" calcext:value-type="float">
            <text:p>0.010651118807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3861666773" calcext:value-type="float">
            <text:p>0.79383861666773</text:p>
          </table:table-cell>
          <table:table-cell office:value-type="float" office:value="0.0043150156929516" calcext:value-type="float">
            <text:p>0.004315015692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16050216333" calcext:value-type="float">
            <text:p>0.793716050216333</text:p>
          </table:table-cell>
          <table:table-cell office:value-type="float" office:value="0.00334662655952984" calcext:value-type="float">
            <text:p>0.00334662655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21463088473" calcext:value-type="float">
            <text:p>0.791121463088473</text:p>
          </table:table-cell>
          <table:table-cell office:value-type="float" office:value="0.0172862484928298" calcext:value-type="float">
            <text:p>0.01728624849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89560018666" calcext:value-type="float">
            <text:p>0.792989560018666</text:p>
          </table:table-cell>
          <table:table-cell office:value-type="float" office:value="0.005070288901373" calcext:value-type="float">
            <text:p>0.005070288901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03759592016" calcext:value-type="float">
            <text:p>0.793403759592016</text:p>
          </table:table-cell>
          <table:table-cell office:value-type="float" office:value="0.00324217253591165" calcext:value-type="float">
            <text:p>0.003242172535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32636284325" calcext:value-type="float">
            <text:p>0.793732636284325</text:p>
          </table:table-cell>
          <table:table-cell office:value-type="float" office:value="0.00338110376708773" calcext:value-type="float">
            <text:p>0.003381103767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36775893743" calcext:value-type="float">
            <text:p>0.792736775893743</text:p>
          </table:table-cell>
          <table:table-cell office:value-type="float" office:value="0.0087595267808147" calcext:value-type="float">
            <text:p>0.008759526780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9339409888" calcext:value-type="float">
            <text:p>0.79349339409888</text:p>
          </table:table-cell>
          <table:table-cell office:value-type="float" office:value="0.00405910891408739" calcext:value-type="float">
            <text:p>0.004059108914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05429242052" calcext:value-type="float">
            <text:p>0.793405429242052</text:p>
          </table:table-cell>
          <table:table-cell office:value-type="float" office:value="0.00693459084704608" calcext:value-type="float">
            <text:p>0.006934590847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62017871636" calcext:value-type="float">
            <text:p>0.793662017871636</text:p>
          </table:table-cell>
          <table:table-cell office:value-type="float" office:value="0.00568757131762489" calcext:value-type="float">
            <text:p>0.005687571317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77654216912" calcext:value-type="float">
            <text:p>0.792877654216912</text:p>
          </table:table-cell>
          <table:table-cell office:value-type="float" office:value="0.00691367474962367" calcext:value-type="float">
            <text:p>0.006913674749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64375128581" calcext:value-type="float">
            <text:p>0.791164375128581</text:p>
          </table:table-cell>
          <table:table-cell office:value-type="float" office:value="0.012341922411831" calcext:value-type="float">
            <text:p>0.012341922411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17457804636" calcext:value-type="float">
            <text:p>0.791617457804636</text:p>
          </table:table-cell>
          <table:table-cell office:value-type="float" office:value="0.00939516910490989" calcext:value-type="float">
            <text:p>0.00939516910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38215588952" calcext:value-type="float">
            <text:p>0.793638215588952</text:p>
          </table:table-cell>
          <table:table-cell office:value-type="float" office:value="0.00496337069153232" calcext:value-type="float">
            <text:p>0.004963370691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94501231441" calcext:value-type="float">
            <text:p>0.793594501231441</text:p>
          </table:table-cell>
          <table:table-cell office:value-type="float" office:value="0.00417095128130898" calcext:value-type="float">
            <text:p>0.004170951281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07824978599" calcext:value-type="float">
            <text:p>0.792207824978599</text:p>
          </table:table-cell>
          <table:table-cell office:value-type="float" office:value="0.00793140125678219" calcext:value-type="float">
            <text:p>0.007931401256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04729487467" calcext:value-type="float">
            <text:p>0.791704729487467</text:p>
          </table:table-cell>
          <table:table-cell office:value-type="float" office:value="0.0151618098870162" calcext:value-type="float">
            <text:p>0.015161809887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27926878239" calcext:value-type="float">
            <text:p>0.791227926878239</text:p>
          </table:table-cell>
          <table:table-cell office:value-type="float" office:value="0.0127761501028086" calcext:value-type="float">
            <text:p>0.012776150102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84708131193" calcext:value-type="float">
            <text:p>0.791284708131193</text:p>
          </table:table-cell>
          <table:table-cell office:value-type="float" office:value="0.0109701696466285" calcext:value-type="float">
            <text:p>0.010970169646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05827726421" calcext:value-type="float">
            <text:p>0.793005827726421</text:p>
          </table:table-cell>
          <table:table-cell office:value-type="float" office:value="0.011054529188564" calcext:value-type="float">
            <text:p>0.011054529188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60535808024" calcext:value-type="float">
            <text:p>0.791860535808024</text:p>
          </table:table-cell>
          <table:table-cell office:value-type="float" office:value="0.00998856446490938" calcext:value-type="float">
            <text:p>0.009988564464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64883541697" calcext:value-type="float">
            <text:p>0.794164883541697</text:p>
          </table:table-cell>
          <table:table-cell office:value-type="float" office:value="0.00226107028342312" calcext:value-type="float">
            <text:p>0.002261070283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30984783036" calcext:value-type="float">
            <text:p>0.792530984783036</text:p>
          </table:table-cell>
          <table:table-cell office:value-type="float" office:value="0.00792479513924165" calcext:value-type="float">
            <text:p>0.007924795139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56017019699" calcext:value-type="float">
            <text:p>0.792656017019699</text:p>
          </table:table-cell>
          <table:table-cell office:value-type="float" office:value="0.0100205866764612" calcext:value-type="float">
            <text:p>0.0100205866764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64989898065" calcext:value-type="float">
            <text:p>0.792464989898065</text:p>
          </table:table-cell>
          <table:table-cell office:value-type="float" office:value="0.00910218881468363" calcext:value-type="float">
            <text:p>0.009102188814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42509823172" calcext:value-type="float">
            <text:p>0.792042509823172</text:p>
          </table:table-cell>
          <table:table-cell office:value-type="float" office:value="0.00990984806210776" calcext:value-type="float">
            <text:p>0.009909848062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26755096807" calcext:value-type="float">
            <text:p>0.792326755096807</text:p>
          </table:table-cell>
          <table:table-cell office:value-type="float" office:value="0.00897288812687343" calcext:value-type="float">
            <text:p>0.008972888126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51206541232" calcext:value-type="float">
            <text:p>0.792251206541232</text:p>
          </table:table-cell>
          <table:table-cell office:value-type="float" office:value="0.00995714345573005" calcext:value-type="float">
            <text:p>0.00995714345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8793797846" calcext:value-type="float">
            <text:p>0.79258793797846</text:p>
          </table:table-cell>
          <table:table-cell office:value-type="float" office:value="0.00825411233323649" calcext:value-type="float">
            <text:p>0.008254112333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83360473357" calcext:value-type="float">
            <text:p>0.792983360473357</text:p>
          </table:table-cell>
          <table:table-cell office:value-type="float" office:value="0.00769449357261387" calcext:value-type="float">
            <text:p>0.007694493572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27561005923" calcext:value-type="float">
            <text:p>0.791727561005923</text:p>
          </table:table-cell>
          <table:table-cell office:value-type="float" office:value="0.0114027626356563" calcext:value-type="float">
            <text:p>0.011402762635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56142856128" calcext:value-type="float">
            <text:p>0.792556142856128</text:p>
          </table:table-cell>
          <table:table-cell office:value-type="float" office:value="0.00881249438594054" calcext:value-type="float">
            <text:p>0.008812494385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14215029328" calcext:value-type="float">
            <text:p>0.791514215029328</text:p>
          </table:table-cell>
          <table:table-cell office:value-type="float" office:value="0.0101786318231678" calcext:value-type="float">
            <text:p>0.010178631823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48755545785" calcext:value-type="float">
            <text:p>0.793248755545785</text:p>
          </table:table-cell>
          <table:table-cell office:value-type="float" office:value="0.00548774750840238" calcext:value-type="float">
            <text:p>0.005487747508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37854148205" calcext:value-type="float">
            <text:p>0.791937854148205</text:p>
          </table:table-cell>
          <table:table-cell office:value-type="float" office:value="0.0105999873481687" calcext:value-type="float">
            <text:p>0.010599987348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57817962215" calcext:value-type="float">
            <text:p>0.791857817962215</text:p>
          </table:table-cell>
          <table:table-cell office:value-type="float" office:value="0.0110757049972141" calcext:value-type="float">
            <text:p>0.011075704997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05435260955" calcext:value-type="float">
            <text:p>0.793505435260955</text:p>
          </table:table-cell>
          <table:table-cell office:value-type="float" office:value="0.00405257869453966" calcext:value-type="float">
            <text:p>0.00405257869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02052272746" calcext:value-type="float">
            <text:p>0.792102052272746</text:p>
          </table:table-cell>
          <table:table-cell office:value-type="float" office:value="0.0105775134442776" calcext:value-type="float">
            <text:p>0.010577513444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94647416882" calcext:value-type="float">
            <text:p>0.792994647416882</text:p>
          </table:table-cell>
          <table:table-cell office:value-type="float" office:value="0.00877105097947099" calcext:value-type="float">
            <text:p>0.008771050979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46142585816" calcext:value-type="float">
            <text:p>0.793446142585816</text:p>
          </table:table-cell>
          <table:table-cell office:value-type="float" office:value="0.00742784446373483" calcext:value-type="float">
            <text:p>0.007427844463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19230229303" calcext:value-type="float">
            <text:p>0.792819230229303</text:p>
          </table:table-cell>
          <table:table-cell office:value-type="float" office:value="0.00616337920892036" calcext:value-type="float">
            <text:p>0.00616337920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77667752311" calcext:value-type="float">
            <text:p>0.791377667752311</text:p>
          </table:table-cell>
          <table:table-cell office:value-type="float" office:value="0.0110584105869831" calcext:value-type="float">
            <text:p>0.011058410586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35152950787" calcext:value-type="float">
            <text:p>0.793035152950787</text:p>
          </table:table-cell>
          <table:table-cell office:value-type="float" office:value="0.00847303030413702" calcext:value-type="float">
            <text:p>0.008473030304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65426563561" calcext:value-type="float">
            <text:p>0.792165426563561</text:p>
          </table:table-cell>
          <table:table-cell office:value-type="float" office:value="0.00905205528213909" calcext:value-type="float">
            <text:p>0.009052055282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64050726922" calcext:value-type="float">
            <text:p>0.793364050726922</text:p>
          </table:table-cell>
          <table:table-cell office:value-type="float" office:value="0.00528110259964312" calcext:value-type="float">
            <text:p>0.005281102599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1891977141" calcext:value-type="float">
            <text:p>0.79231891977141</text:p>
          </table:table-cell>
          <table:table-cell office:value-type="float" office:value="0.0111198562894954" calcext:value-type="float">
            <text:p>0.011119856289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92176204801" calcext:value-type="float">
            <text:p>0.792692176204801</text:p>
          </table:table-cell>
          <table:table-cell office:value-type="float" office:value="0.00781396069753851" calcext:value-type="float">
            <text:p>0.007813960697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82542753871" calcext:value-type="float">
            <text:p>0.793082542753871</text:p>
          </table:table-cell>
          <table:table-cell office:value-type="float" office:value="0.00543478651564189" calcext:value-type="float">
            <text:p>0.005434786515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07005968282" calcext:value-type="float">
            <text:p>0.793507005968282</text:p>
          </table:table-cell>
          <table:table-cell office:value-type="float" office:value="0.00531587350363025" calcext:value-type="float">
            <text:p>0.00531587350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23632067458" calcext:value-type="float">
            <text:p>0.794223632067458</text:p>
          </table:table-cell>
          <table:table-cell office:value-type="float" office:value="0.00267252264726214" calcext:value-type="float">
            <text:p>0.002672522647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181959342949" calcext:value-type="float">
            <text:p>0.790181959342949</text:p>
          </table:table-cell>
          <table:table-cell office:value-type="float" office:value="0.0198152664189849" calcext:value-type="float">
            <text:p>0.019815266418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56932993414" calcext:value-type="float">
            <text:p>0.793156932993414</text:p>
          </table:table-cell>
          <table:table-cell office:value-type="float" office:value="0.00754442493099417" calcext:value-type="float">
            <text:p>0.007544424930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33984672404" calcext:value-type="float">
            <text:p>0.793733984672404</text:p>
          </table:table-cell>
          <table:table-cell office:value-type="float" office:value="0.00377863132862497" calcext:value-type="float">
            <text:p>0.003778631328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89066325969" calcext:value-type="float">
            <text:p>0.793989066325969</text:p>
          </table:table-cell>
          <table:table-cell office:value-type="float" office:value="0.00194734230240247" calcext:value-type="float">
            <text:p>0.001947342302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01188953899" calcext:value-type="float">
            <text:p>0.792201188953899</text:p>
          </table:table-cell>
          <table:table-cell office:value-type="float" office:value="0.00859696036563927" calcext:value-type="float">
            <text:p>0.008596960365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21920326859" calcext:value-type="float">
            <text:p>0.792921920326859</text:p>
          </table:table-cell>
          <table:table-cell office:value-type="float" office:value="0.00771379937291685" calcext:value-type="float">
            <text:p>0.007713799372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32962381028" calcext:value-type="float">
            <text:p>0.791732962381028</text:p>
          </table:table-cell>
          <table:table-cell office:value-type="float" office:value="0.0160193305869003" calcext:value-type="float">
            <text:p>0.0160193305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47087953904" calcext:value-type="float">
            <text:p>0.791747087953904</text:p>
          </table:table-cell>
          <table:table-cell office:value-type="float" office:value="0.013911257679228" calcext:value-type="float">
            <text:p>0.013911257679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0606791048" calcext:value-type="float">
            <text:p>0.79400606791048</text:p>
          </table:table-cell>
          <table:table-cell office:value-type="float" office:value="0.00229906108979355" calcext:value-type="float">
            <text:p>0.002299061089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868862382041" calcext:value-type="float">
            <text:p>0.789868862382041</text:p>
          </table:table-cell>
          <table:table-cell office:value-type="float" office:value="0.0185720040584737" calcext:value-type="float">
            <text:p>0.018572004058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8831354641" calcext:value-type="float">
            <text:p>0.79188831354641</text:p>
          </table:table-cell>
          <table:table-cell office:value-type="float" office:value="0.0142569852854852" calcext:value-type="float">
            <text:p>0.014256985285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34676697427" calcext:value-type="float">
            <text:p>0.793134676697427</text:p>
          </table:table-cell>
          <table:table-cell office:value-type="float" office:value="0.00621109599012443" calcext:value-type="float">
            <text:p>0.006211095990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5379016601" calcext:value-type="float">
            <text:p>0.79285379016601</text:p>
          </table:table-cell>
          <table:table-cell office:value-type="float" office:value="0.00668119692328726" calcext:value-type="float">
            <text:p>0.006681196923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55157957346" calcext:value-type="float">
            <text:p>0.792155157957346</text:p>
          </table:table-cell>
          <table:table-cell office:value-type="float" office:value="0.0140272542820382" calcext:value-type="float">
            <text:p>0.014027254282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71532994969" calcext:value-type="float">
            <text:p>0.792271532994969</text:p>
          </table:table-cell>
          <table:table-cell office:value-type="float" office:value="0.00922304829991506" calcext:value-type="float">
            <text:p>0.009223048299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00048696652" calcext:value-type="float">
            <text:p>0.792300048696652</text:p>
          </table:table-cell>
          <table:table-cell office:value-type="float" office:value="0.0115869975509337" calcext:value-type="float">
            <text:p>0.011586997550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99405052103" calcext:value-type="float">
            <text:p>0.791099405052103</text:p>
          </table:table-cell>
          <table:table-cell office:value-type="float" office:value="0.0114257861718068" calcext:value-type="float">
            <text:p>0.011425786171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17645419349" calcext:value-type="float">
            <text:p>0.792017645419349</text:p>
          </table:table-cell>
          <table:table-cell office:value-type="float" office:value="0.0117384847938009" calcext:value-type="float">
            <text:p>0.011738484793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51314769795" calcext:value-type="float">
            <text:p>0.792951314769795</text:p>
          </table:table-cell>
          <table:table-cell office:value-type="float" office:value="0.00885494554570963" calcext:value-type="float">
            <text:p>0.00885494554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87244101498" calcext:value-type="float">
            <text:p>0.792687244101498</text:p>
          </table:table-cell>
          <table:table-cell office:value-type="float" office:value="0.00914394883732973" calcext:value-type="float">
            <text:p>0.00914394883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37821918091" calcext:value-type="float">
            <text:p>0.793037821918091</text:p>
          </table:table-cell>
          <table:table-cell office:value-type="float" office:value="0.0131843733811649" calcext:value-type="float">
            <text:p>0.013184373381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26552381484" calcext:value-type="float">
            <text:p>0.792626552381484</text:p>
          </table:table-cell>
          <table:table-cell office:value-type="float" office:value="0.00687468046810816" calcext:value-type="float">
            <text:p>0.006874680468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65729824685" calcext:value-type="float">
            <text:p>0.793265729824685</text:p>
          </table:table-cell>
          <table:table-cell office:value-type="float" office:value="0.00470517036904433" calcext:value-type="float">
            <text:p>0.004705170369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55577625153" calcext:value-type="float">
            <text:p>0.793255577625153</text:p>
          </table:table-cell>
          <table:table-cell office:value-type="float" office:value="0.00619653390770098" calcext:value-type="float">
            <text:p>0.006196533907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93170050284" calcext:value-type="float">
            <text:p>0.791693170050284</text:p>
          </table:table-cell>
          <table:table-cell office:value-type="float" office:value="0.0117616935657746" calcext:value-type="float">
            <text:p>0.011761693565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12394708147" calcext:value-type="float">
            <text:p>0.793212394708147</text:p>
          </table:table-cell>
          <table:table-cell office:value-type="float" office:value="0.00546519722776698" calcext:value-type="float">
            <text:p>0.005465197227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44883151598" calcext:value-type="float">
            <text:p>0.792044883151598</text:p>
          </table:table-cell>
          <table:table-cell office:value-type="float" office:value="0.0152875628515599" calcext:value-type="float">
            <text:p>0.0152875628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95016968684" calcext:value-type="float">
            <text:p>0.792595016968684</text:p>
          </table:table-cell>
          <table:table-cell office:value-type="float" office:value="0.00883837202640439" calcext:value-type="float">
            <text:p>0.008838372026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29145404584" calcext:value-type="float">
            <text:p>0.793629145404584</text:p>
          </table:table-cell>
          <table:table-cell office:value-type="float" office:value="0.00394807014084311" calcext:value-type="float">
            <text:p>0.003948070140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90616997608" calcext:value-type="float">
            <text:p>0.793390616997608</text:p>
          </table:table-cell>
          <table:table-cell office:value-type="float" office:value="0.00732997781698284" calcext:value-type="float">
            <text:p>0.007329977816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47778711284" calcext:value-type="float">
            <text:p>0.792647778711284</text:p>
          </table:table-cell>
          <table:table-cell office:value-type="float" office:value="0.00892527448721952" calcext:value-type="float">
            <text:p>0.008925274487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87045581835" calcext:value-type="float">
            <text:p>0.792487045581835</text:p>
          </table:table-cell>
          <table:table-cell office:value-type="float" office:value="0.00737626664137063" calcext:value-type="float">
            <text:p>0.007376266641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2664035476" calcext:value-type="float">
            <text:p>0.79152664035476</text:p>
          </table:table-cell>
          <table:table-cell office:value-type="float" office:value="0.0170183124429592" calcext:value-type="float">
            <text:p>0.017018312442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10468150894" calcext:value-type="float">
            <text:p>0.792810468150894</text:p>
          </table:table-cell>
          <table:table-cell office:value-type="float" office:value="0.00723886741347553" calcext:value-type="float">
            <text:p>0.007238867413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68433316863" calcext:value-type="float">
            <text:p>0.792368433316863</text:p>
          </table:table-cell>
          <table:table-cell office:value-type="float" office:value="0.00948813555694839" calcext:value-type="float">
            <text:p>0.009488135556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7099283459" calcext:value-type="float">
            <text:p>0.79187099283459</text:p>
          </table:table-cell>
          <table:table-cell office:value-type="float" office:value="0.0115731058105983" calcext:value-type="float">
            <text:p>0.011573105810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98713072364" calcext:value-type="float">
            <text:p>0.793498713072364</text:p>
          </table:table-cell>
          <table:table-cell office:value-type="float" office:value="0.00413521694134943" calcext:value-type="float">
            <text:p>0.004135216941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18464605599" calcext:value-type="float">
            <text:p>0.792018464605599</text:p>
          </table:table-cell>
          <table:table-cell office:value-type="float" office:value="0.0106771399459111" calcext:value-type="float">
            <text:p>0.010677139945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63986000641" calcext:value-type="float">
            <text:p>0.793263986000641</text:p>
          </table:table-cell>
          <table:table-cell office:value-type="float" office:value="0.00621079581944945" calcext:value-type="float">
            <text:p>0.006210795819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73775327041" calcext:value-type="float">
            <text:p>0.793373775327041</text:p>
          </table:table-cell>
          <table:table-cell office:value-type="float" office:value="0.00614564682200784" calcext:value-type="float">
            <text:p>0.006145646822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46739824299" calcext:value-type="float">
            <text:p>0.790946739824299</text:p>
          </table:table-cell>
          <table:table-cell office:value-type="float" office:value="0.0127910551114383" calcext:value-type="float">
            <text:p>0.0127910551114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3089431965" calcext:value-type="float">
            <text:p>0.79373089431965</text:p>
          </table:table-cell>
          <table:table-cell office:value-type="float" office:value="0.00470088491759228" calcext:value-type="float">
            <text:p>0.004700884917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80163446431" calcext:value-type="float">
            <text:p>0.792880163446431</text:p>
          </table:table-cell>
          <table:table-cell office:value-type="float" office:value="0.00940892736941441" calcext:value-type="float">
            <text:p>0.009408927369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87156838369" calcext:value-type="float">
            <text:p>0.793487156838369</text:p>
          </table:table-cell>
          <table:table-cell office:value-type="float" office:value="0.00783434702431252" calcext:value-type="float">
            <text:p>0.007834347024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25234027736" calcext:value-type="float">
            <text:p>0.793625234027736</text:p>
          </table:table-cell>
          <table:table-cell office:value-type="float" office:value="0.00507896336027448" calcext:value-type="float">
            <text:p>0.005078963360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367011113" calcext:value-type="float">
            <text:p>0.7930367011113</text:p>
          </table:table-cell>
          <table:table-cell office:value-type="float" office:value="0.00631055614083655" calcext:value-type="float">
            <text:p>0.006310556140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7401621757" calcext:value-type="float">
            <text:p>0.79217401621757</text:p>
          </table:table-cell>
          <table:table-cell office:value-type="float" office:value="0.0093533112736436" calcext:value-type="float">
            <text:p>0.009353311273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42404689509" calcext:value-type="float">
            <text:p>0.79042404689509</text:p>
          </table:table-cell>
          <table:table-cell office:value-type="float" office:value="0.020365345165352" calcext:value-type="float">
            <text:p>0.020365345165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0897565043" calcext:value-type="float">
            <text:p>0.79180897565043</text:p>
          </table:table-cell>
          <table:table-cell office:value-type="float" office:value="0.010695258901718" calcext:value-type="float">
            <text:p>0.0106952589017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98496063002" calcext:value-type="float">
            <text:p>0.791798496063002</text:p>
          </table:table-cell>
          <table:table-cell office:value-type="float" office:value="0.0113040268091829" calcext:value-type="float">
            <text:p>0.011304026809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59461594097" calcext:value-type="float">
            <text:p>0.793759461594097</text:p>
          </table:table-cell>
          <table:table-cell office:value-type="float" office:value="0.00437388273144252" calcext:value-type="float">
            <text:p>0.004373882731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25911376346" calcext:value-type="float">
            <text:p>0.793225911376346</text:p>
          </table:table-cell>
          <table:table-cell office:value-type="float" office:value="0.00558814127488837" calcext:value-type="float">
            <text:p>0.005588141274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33465289677" calcext:value-type="float">
            <text:p>0.792933465289677</text:p>
          </table:table-cell>
          <table:table-cell office:value-type="float" office:value="0.0101342666618579" calcext:value-type="float">
            <text:p>0.010134266661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63451942438" calcext:value-type="float">
            <text:p>0.790863451942438</text:p>
          </table:table-cell>
          <table:table-cell office:value-type="float" office:value="0.0189761287260549" calcext:value-type="float">
            <text:p>0.018976128726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43080701858" calcext:value-type="float">
            <text:p>0.792643080701858</text:p>
          </table:table-cell>
          <table:table-cell office:value-type="float" office:value="0.0106078291904541" calcext:value-type="float">
            <text:p>0.010607829190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21018816299" calcext:value-type="float">
            <text:p>0.792721018816299</text:p>
          </table:table-cell>
          <table:table-cell office:value-type="float" office:value="0.00959015826474267" calcext:value-type="float">
            <text:p>0.009590158264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44179348624" calcext:value-type="float">
            <text:p>0.793444179348624</text:p>
          </table:table-cell>
          <table:table-cell office:value-type="float" office:value="0.00515232729444754" calcext:value-type="float">
            <text:p>0.005152327294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92016236879" calcext:value-type="float">
            <text:p>0.792592016236879</text:p>
          </table:table-cell>
          <table:table-cell office:value-type="float" office:value="0.0136925307419538" calcext:value-type="float">
            <text:p>0.013692530741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51530434939" calcext:value-type="float">
            <text:p>0.793451530434939</text:p>
          </table:table-cell>
          <table:table-cell office:value-type="float" office:value="0.00573421712998579" calcext:value-type="float">
            <text:p>0.005734217129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77953446767" calcext:value-type="float">
            <text:p>0.791777953446767</text:p>
          </table:table-cell>
          <table:table-cell office:value-type="float" office:value="0.0118962695243221" calcext:value-type="float">
            <text:p>0.011896269524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97909500409" calcext:value-type="float">
            <text:p>0.792697909500409</text:p>
          </table:table-cell>
          <table:table-cell office:value-type="float" office:value="0.00614505447126159" calcext:value-type="float">
            <text:p>0.006145054471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9113171217" calcext:value-type="float">
            <text:p>0.79199113171217</text:p>
          </table:table-cell>
          <table:table-cell office:value-type="float" office:value="0.0106864653291125" calcext:value-type="float">
            <text:p>0.010686465329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05975817448" calcext:value-type="float">
            <text:p>0.792205975817448</text:p>
          </table:table-cell>
          <table:table-cell office:value-type="float" office:value="0.0120177391916104" calcext:value-type="float">
            <text:p>0.012017739191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08070895614" calcext:value-type="float">
            <text:p>0.793208070895614</text:p>
          </table:table-cell>
          <table:table-cell office:value-type="float" office:value="0.00533887447553493" calcext:value-type="float">
            <text:p>0.005338874475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88411266571" calcext:value-type="float">
            <text:p>0.792888411266571</text:p>
          </table:table-cell>
          <table:table-cell office:value-type="float" office:value="0.0105943097531798" calcext:value-type="float">
            <text:p>0.01059430975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45745119401" calcext:value-type="float">
            <text:p>0.792745745119401</text:p>
          </table:table-cell>
          <table:table-cell office:value-type="float" office:value="0.00717672648439758" calcext:value-type="float">
            <text:p>0.007176726484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81031984781" calcext:value-type="float">
            <text:p>0.791581031984781</text:p>
          </table:table-cell>
          <table:table-cell office:value-type="float" office:value="0.0146820129050378" calcext:value-type="float">
            <text:p>0.014682012905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28177238333" calcext:value-type="float">
            <text:p>0.792628177238333</text:p>
          </table:table-cell>
          <table:table-cell office:value-type="float" office:value="0.0101348858811921" calcext:value-type="float">
            <text:p>0.010134885881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24545008834" calcext:value-type="float">
            <text:p>0.792924545008834</text:p>
          </table:table-cell>
          <table:table-cell office:value-type="float" office:value="0.00922707883222562" calcext:value-type="float">
            <text:p>0.009227078832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82451492293" calcext:value-type="float">
            <text:p>0.791982451492293</text:p>
          </table:table-cell>
          <table:table-cell office:value-type="float" office:value="0.0110354073132942" calcext:value-type="float">
            <text:p>0.011035407313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38952441163" calcext:value-type="float">
            <text:p>0.794338952441163</text:p>
          </table:table-cell>
          <table:table-cell office:value-type="float" office:value="0.00153769493544326" calcext:value-type="float">
            <text:p>0.001537694935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85591489939" calcext:value-type="float">
            <text:p>0.792985591489939</text:p>
          </table:table-cell>
          <table:table-cell office:value-type="float" office:value="0.00878153882496177" calcext:value-type="float">
            <text:p>0.008781538824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17200650956" calcext:value-type="float">
            <text:p>0.793817200650956</text:p>
          </table:table-cell>
          <table:table-cell office:value-type="float" office:value="0.00298291514917883" calcext:value-type="float">
            <text:p>0.002982915149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35507997446" calcext:value-type="float">
            <text:p>0.790835507997446</text:p>
          </table:table-cell>
          <table:table-cell office:value-type="float" office:value="0.0150141466529533" calcext:value-type="float">
            <text:p>0.015014146652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47210966125" calcext:value-type="float">
            <text:p>0.793247210966125</text:p>
          </table:table-cell>
          <table:table-cell office:value-type="float" office:value="0.00717137868269996" calcext:value-type="float">
            <text:p>0.0071713786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21005688434" calcext:value-type="float">
            <text:p>0.792121005688434</text:p>
          </table:table-cell>
          <table:table-cell office:value-type="float" office:value="0.00920226682472003" calcext:value-type="float">
            <text:p>0.00920226682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71289728076" calcext:value-type="float">
            <text:p>0.792771289728076</text:p>
          </table:table-cell>
          <table:table-cell office:value-type="float" office:value="0.00714908172088524" calcext:value-type="float">
            <text:p>0.007149081720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69092550504" calcext:value-type="float">
            <text:p>0.793169092550504</text:p>
          </table:table-cell>
          <table:table-cell office:value-type="float" office:value="0.00680122854618442" calcext:value-type="float">
            <text:p>0.006801228546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36873747297" calcext:value-type="float">
            <text:p>0.793036873747297</text:p>
          </table:table-cell>
          <table:table-cell office:value-type="float" office:value="0.0060399962795946" calcext:value-type="float">
            <text:p>0.006039996279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14277061139" calcext:value-type="float">
            <text:p>0.793014277061139</text:p>
          </table:table-cell>
          <table:table-cell office:value-type="float" office:value="0.00761736882509463" calcext:value-type="float">
            <text:p>0.007617368825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58629534351" calcext:value-type="float">
            <text:p>0.791958629534351</text:p>
          </table:table-cell>
          <table:table-cell office:value-type="float" office:value="0.0141468977348584" calcext:value-type="float">
            <text:p>0.014146897734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77249681873" calcext:value-type="float">
            <text:p>0.791577249681873</text:p>
          </table:table-cell>
          <table:table-cell office:value-type="float" office:value="0.0133413200344013" calcext:value-type="float">
            <text:p>0.013341320034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3658741514" calcext:value-type="float">
            <text:p>0.79103658741514</text:p>
          </table:table-cell>
          <table:table-cell office:value-type="float" office:value="0.019235623898432" calcext:value-type="float">
            <text:p>0.019235623898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21898001481" calcext:value-type="float">
            <text:p>0.793021898001481</text:p>
          </table:table-cell>
          <table:table-cell office:value-type="float" office:value="0.00743440851934656" calcext:value-type="float">
            <text:p>0.007434408519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04630009915" calcext:value-type="float">
            <text:p>0.792704630009915</text:p>
          </table:table-cell>
          <table:table-cell office:value-type="float" office:value="0.00818849060059741" calcext:value-type="float">
            <text:p>0.008188490600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01394340657" calcext:value-type="float">
            <text:p>0.793801394340657</text:p>
          </table:table-cell>
          <table:table-cell office:value-type="float" office:value="0.00608220105615777" calcext:value-type="float">
            <text:p>0.006082201056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99664905517" calcext:value-type="float">
            <text:p>0.792699664905517</text:p>
          </table:table-cell>
          <table:table-cell office:value-type="float" office:value="0.0092124143045762" calcext:value-type="float">
            <text:p>0.009212414304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3407311578" calcext:value-type="float">
            <text:p>0.79423407311578</text:p>
          </table:table-cell>
          <table:table-cell office:value-type="float" office:value="0.00281690689927077" calcext:value-type="float">
            <text:p>0.002816906899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90978755022" calcext:value-type="float">
            <text:p>0.793290978755022</text:p>
          </table:table-cell>
          <table:table-cell office:value-type="float" office:value="0.00628555834727039" calcext:value-type="float">
            <text:p>0.00628555834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2420411159" calcext:value-type="float">
            <text:p>0.79352420411159</text:p>
          </table:table-cell>
          <table:table-cell office:value-type="float" office:value="0.00460546391199557" calcext:value-type="float">
            <text:p>0.004605463911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70058697271" calcext:value-type="float">
            <text:p>0.792570058697271</text:p>
          </table:table-cell>
          <table:table-cell office:value-type="float" office:value="0.00842708269462698" calcext:value-type="float">
            <text:p>0.008427082694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13554286903" calcext:value-type="float">
            <text:p>0.792813554286903</text:p>
          </table:table-cell>
          <table:table-cell office:value-type="float" office:value="0.00975829150613318" calcext:value-type="float">
            <text:p>0.009758291506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88493818185" calcext:value-type="float">
            <text:p>0.791788493818185</text:p>
          </table:table-cell>
          <table:table-cell office:value-type="float" office:value="0.0128573273574177" calcext:value-type="float">
            <text:p>0.012857327357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78361934799" calcext:value-type="float">
            <text:p>0.791978361934799</text:p>
          </table:table-cell>
          <table:table-cell office:value-type="float" office:value="0.00863067983294318" calcext:value-type="float">
            <text:p>0.008630679832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2448506117" calcext:value-type="float">
            <text:p>0.79352448506117</text:p>
          </table:table-cell>
          <table:table-cell office:value-type="float" office:value="0.00562618799426712" calcext:value-type="float">
            <text:p>0.005626187994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60503093041" calcext:value-type="float">
            <text:p>0.793060503093041</text:p>
          </table:table-cell>
          <table:table-cell office:value-type="float" office:value="0.00846678623660668" calcext:value-type="float">
            <text:p>0.008466786236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61846911089" calcext:value-type="float">
            <text:p>0.791361846911089</text:p>
          </table:table-cell>
          <table:table-cell office:value-type="float" office:value="0.0123905633354665" calcext:value-type="float">
            <text:p>0.012390563335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14797521332" calcext:value-type="float">
            <text:p>0.791714797521332</text:p>
          </table:table-cell>
          <table:table-cell office:value-type="float" office:value="0.0116963743264753" calcext:value-type="float">
            <text:p>0.011696374326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7639085154" calcext:value-type="float">
            <text:p>0.79187639085154</text:p>
          </table:table-cell>
          <table:table-cell office:value-type="float" office:value="0.0125561202516825" calcext:value-type="float">
            <text:p>0.012556120251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33094188768" calcext:value-type="float">
            <text:p>0.794333094188768</text:p>
          </table:table-cell>
          <table:table-cell office:value-type="float" office:value="0.00220817415039191" calcext:value-type="float">
            <text:p>0.002208174150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51572625871" calcext:value-type="float">
            <text:p>0.793351572625871</text:p>
          </table:table-cell>
          <table:table-cell office:value-type="float" office:value="0.00637380001494543" calcext:value-type="float">
            <text:p>0.006373800014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66122801614" calcext:value-type="float">
            <text:p>0.792066122801614</text:p>
          </table:table-cell>
          <table:table-cell office:value-type="float" office:value="0.0104842405579081" calcext:value-type="float">
            <text:p>0.010484240557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37458778395" calcext:value-type="float">
            <text:p>0.792937458778395</text:p>
          </table:table-cell>
          <table:table-cell office:value-type="float" office:value="0.00822156688840749" calcext:value-type="float">
            <text:p>0.008221566888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12996352966" calcext:value-type="float">
            <text:p>0.792812996352966</text:p>
          </table:table-cell>
          <table:table-cell office:value-type="float" office:value="0.00977526023156866" calcext:value-type="float">
            <text:p>0.009775260231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00822717924" calcext:value-type="float">
            <text:p>0.793200822717924</text:p>
          </table:table-cell>
          <table:table-cell office:value-type="float" office:value="0.00645127495304327" calcext:value-type="float">
            <text:p>0.006451274953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63566404689" calcext:value-type="float">
            <text:p>0.792263566404689</text:p>
          </table:table-cell>
          <table:table-cell office:value-type="float" office:value="0.00914085788089241" calcext:value-type="float">
            <text:p>0.009140857880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71231833776" calcext:value-type="float">
            <text:p>0.792771231833776</text:p>
          </table:table-cell>
          <table:table-cell office:value-type="float" office:value="0.00818804899092758" calcext:value-type="float">
            <text:p>0.008188048990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27276898177" calcext:value-type="float">
            <text:p>0.792327276898177</text:p>
          </table:table-cell>
          <table:table-cell office:value-type="float" office:value="0.00941108109547411" calcext:value-type="float">
            <text:p>0.009411081095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86178511179" calcext:value-type="float">
            <text:p>0.792786178511179</text:p>
          </table:table-cell>
          <table:table-cell office:value-type="float" office:value="0.00890390603565792" calcext:value-type="float">
            <text:p>0.008903906035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131427107141" calcext:value-type="float">
            <text:p>0.790131427107141</text:p>
          </table:table-cell>
          <table:table-cell office:value-type="float" office:value="0.0187683495730433" calcext:value-type="float">
            <text:p>0.018768349573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81150400492" calcext:value-type="float">
            <text:p>0.792081150400492</text:p>
          </table:table-cell>
          <table:table-cell office:value-type="float" office:value="0.0115291188037933" calcext:value-type="float">
            <text:p>0.011529118803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89168647614" calcext:value-type="float">
            <text:p>0.791489168647614</text:p>
          </table:table-cell>
          <table:table-cell office:value-type="float" office:value="0.0122687766410326" calcext:value-type="float">
            <text:p>0.012268776641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28779975582" calcext:value-type="float">
            <text:p>0.793728779975582</text:p>
          </table:table-cell>
          <table:table-cell office:value-type="float" office:value="0.00453859192027653" calcext:value-type="float">
            <text:p>0.004538591920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8386670446" calcext:value-type="float">
            <text:p>0.79408386670446</text:p>
          </table:table-cell>
          <table:table-cell office:value-type="float" office:value="0.00325821236034541" calcext:value-type="float">
            <text:p>0.003258212360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32073153547" calcext:value-type="float">
            <text:p>0.793832073153547</text:p>
          </table:table-cell>
          <table:table-cell office:value-type="float" office:value="0.00404211370016376" calcext:value-type="float">
            <text:p>0.004042113700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62297075211" calcext:value-type="float">
            <text:p>0.791362297075211</text:p>
          </table:table-cell>
          <table:table-cell office:value-type="float" office:value="0.0111458653048502" calcext:value-type="float">
            <text:p>0.01114586530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75989891937" calcext:value-type="float">
            <text:p>0.793175989891937</text:p>
          </table:table-cell>
          <table:table-cell office:value-type="float" office:value="0.0071914093994304" calcext:value-type="float">
            <text:p>0.00719140939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28021902921" calcext:value-type="float">
            <text:p>0.791528021902921</text:p>
          </table:table-cell>
          <table:table-cell office:value-type="float" office:value="0.0109761108007297" calcext:value-type="float">
            <text:p>0.01097611080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10135106388" calcext:value-type="float">
            <text:p>0.793710135106388</text:p>
          </table:table-cell>
          <table:table-cell office:value-type="float" office:value="0.00463554245763423" calcext:value-type="float">
            <text:p>0.004635542457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22992062791" calcext:value-type="float">
            <text:p>0.791122992062791</text:p>
          </table:table-cell>
          <table:table-cell office:value-type="float" office:value="0.0167228071393483" calcext:value-type="float">
            <text:p>0.016722807139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64678558638" calcext:value-type="float">
            <text:p>0.790964678558638</text:p>
          </table:table-cell>
          <table:table-cell office:value-type="float" office:value="0.0120527594912504" calcext:value-type="float">
            <text:p>0.01205275949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28322531006" calcext:value-type="float">
            <text:p>0.793828322531006</text:p>
          </table:table-cell>
          <table:table-cell office:value-type="float" office:value="0.00627575216999571" calcext:value-type="float">
            <text:p>0.006275752169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68838509856" calcext:value-type="float">
            <text:p>0.793768838509856</text:p>
          </table:table-cell>
          <table:table-cell office:value-type="float" office:value="0.00447017383786983" calcext:value-type="float">
            <text:p>0.00447017383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68608544325" calcext:value-type="float">
            <text:p>0.793068608544325</text:p>
          </table:table-cell>
          <table:table-cell office:value-type="float" office:value="0.00608233741789978" calcext:value-type="float">
            <text:p>0.0060823374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02623612438" calcext:value-type="float">
            <text:p>0.792202623612438</text:p>
          </table:table-cell>
          <table:table-cell office:value-type="float" office:value="0.010418013617286" calcext:value-type="float">
            <text:p>0.010418013617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81046544083" calcext:value-type="float">
            <text:p>0.794281046544083</text:p>
          </table:table-cell>
          <table:table-cell office:value-type="float" office:value="0.00277568429490302" calcext:value-type="float">
            <text:p>0.002775684294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25595156609" calcext:value-type="float">
            <text:p>0.793625595156609</text:p>
          </table:table-cell>
          <table:table-cell office:value-type="float" office:value="0.004657568716506" calcext:value-type="float">
            <text:p>0.004657568716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20893921533" calcext:value-type="float">
            <text:p>0.79020893921533</text:p>
          </table:table-cell>
          <table:table-cell office:value-type="float" office:value="0.0220726866179254" calcext:value-type="float">
            <text:p>0.022072686617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00848541936" calcext:value-type="float">
            <text:p>0.793000848541936</text:p>
          </table:table-cell>
          <table:table-cell office:value-type="float" office:value="0.0103374264831664" calcext:value-type="float">
            <text:p>0.010337426483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11182035645" calcext:value-type="float">
            <text:p>0.792611182035645</text:p>
          </table:table-cell>
          <table:table-cell office:value-type="float" office:value="0.00736385743787089" calcext:value-type="float">
            <text:p>0.007363857437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62830793558" calcext:value-type="float">
            <text:p>0.793162830793558</text:p>
          </table:table-cell>
          <table:table-cell office:value-type="float" office:value="0.00634881639994783" calcext:value-type="float">
            <text:p>0.006348816399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0525924356" calcext:value-type="float">
            <text:p>0.79340525924356</text:p>
          </table:table-cell>
          <table:table-cell office:value-type="float" office:value="0.0066038113320739" calcext:value-type="float">
            <text:p>0.006603811332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85179730659" calcext:value-type="float">
            <text:p>0.792885179730659</text:p>
          </table:table-cell>
          <table:table-cell office:value-type="float" office:value="0.00824052327055556" calcext:value-type="float">
            <text:p>0.008240523270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88274657746" calcext:value-type="float">
            <text:p>0.793788274657746</text:p>
          </table:table-cell>
          <table:table-cell office:value-type="float" office:value="0.00593730283634091" calcext:value-type="float">
            <text:p>0.005937302836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41834263169" calcext:value-type="float">
            <text:p>0.792841834263169</text:p>
          </table:table-cell>
          <table:table-cell office:value-type="float" office:value="0.00719091781774941" calcext:value-type="float">
            <text:p>0.007190917817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60259398878" calcext:value-type="float">
            <text:p>0.793760259398878</text:p>
          </table:table-cell>
          <table:table-cell office:value-type="float" office:value="0.00683610819985525" calcext:value-type="float">
            <text:p>0.006836108199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40490029749" calcext:value-type="float">
            <text:p>0.793440490029749</text:p>
          </table:table-cell>
          <table:table-cell office:value-type="float" office:value="0.00604292543465708" calcext:value-type="float">
            <text:p>0.006042925434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85305652561" calcext:value-type="float">
            <text:p>0.793485305652561</text:p>
          </table:table-cell>
          <table:table-cell office:value-type="float" office:value="0.00519904197640098" calcext:value-type="float">
            <text:p>0.005199041976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79172077702" calcext:value-type="float">
            <text:p>0.792679172077702</text:p>
          </table:table-cell>
          <table:table-cell office:value-type="float" office:value="0.011592094317326" calcext:value-type="float">
            <text:p>0.0115920943173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06109548641" calcext:value-type="float">
            <text:p>0.793006109548641</text:p>
          </table:table-cell>
          <table:table-cell office:value-type="float" office:value="0.00961485014390149" calcext:value-type="float">
            <text:p>0.0096148501439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6565377901" calcext:value-type="float">
            <text:p>0.79266565377901</text:p>
          </table:table-cell>
          <table:table-cell office:value-type="float" office:value="0.00872136616852454" calcext:value-type="float">
            <text:p>0.008721366168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62160382974" calcext:value-type="float">
            <text:p>0.791962160382974</text:p>
          </table:table-cell>
          <table:table-cell office:value-type="float" office:value="0.00993143788153779" calcext:value-type="float">
            <text:p>0.009931437881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66568967709" calcext:value-type="float">
            <text:p>0.793266568967709</text:p>
          </table:table-cell>
          <table:table-cell office:value-type="float" office:value="0.00754948034727923" calcext:value-type="float">
            <text:p>0.007549480347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1378224447" calcext:value-type="float">
            <text:p>0.79421378224447</text:p>
          </table:table-cell>
          <table:table-cell office:value-type="float" office:value="0.00233237257380997" calcext:value-type="float">
            <text:p>0.00233237257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45526111252" calcext:value-type="float">
            <text:p>0.793445526111252</text:p>
          </table:table-cell>
          <table:table-cell office:value-type="float" office:value="0.00507410161952379" calcext:value-type="float">
            <text:p>0.005074101619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05052168993" calcext:value-type="float">
            <text:p>0.792005052168993</text:p>
          </table:table-cell>
          <table:table-cell office:value-type="float" office:value="0.0117991786048262" calcext:value-type="float">
            <text:p>0.011799178604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22659669301" calcext:value-type="float">
            <text:p>0.791922659669301</text:p>
          </table:table-cell>
          <table:table-cell office:value-type="float" office:value="0.0144301421307774" calcext:value-type="float">
            <text:p>0.014430142130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89371498849" calcext:value-type="float">
            <text:p>0.793089371498849</text:p>
          </table:table-cell>
          <table:table-cell office:value-type="float" office:value="0.00921892292716026" calcext:value-type="float">
            <text:p>0.00921892292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35852637257" calcext:value-type="float">
            <text:p>0.793335852637257</text:p>
          </table:table-cell>
          <table:table-cell office:value-type="float" office:value="0.00571972004887309" calcext:value-type="float">
            <text:p>0.005719720048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78333412475" calcext:value-type="float">
            <text:p>0.793378333412475</text:p>
          </table:table-cell>
          <table:table-cell office:value-type="float" office:value="0.00578809066294862" calcext:value-type="float">
            <text:p>0.005788090662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13506853365" calcext:value-type="float">
            <text:p>0.793413506853365</text:p>
          </table:table-cell>
          <table:table-cell office:value-type="float" office:value="0.00553817564905625" calcext:value-type="float">
            <text:p>0.005538175649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84790250033" calcext:value-type="float">
            <text:p>0.792084790250033</text:p>
          </table:table-cell>
          <table:table-cell office:value-type="float" office:value="0.01133239043375" calcext:value-type="float">
            <text:p>0.01133239043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72245329535" calcext:value-type="float">
            <text:p>0.793772245329535</text:p>
          </table:table-cell>
          <table:table-cell office:value-type="float" office:value="0.00671290611851645" calcext:value-type="float">
            <text:p>0.006712906118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30463668344" calcext:value-type="float">
            <text:p>0.793830463668344</text:p>
          </table:table-cell>
          <table:table-cell office:value-type="float" office:value="0.00444090608718707" calcext:value-type="float">
            <text:p>0.004440906087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65740274216" calcext:value-type="float">
            <text:p>0.793665740274216</text:p>
          </table:table-cell>
          <table:table-cell office:value-type="float" office:value="0.00472874919419578" calcext:value-type="float">
            <text:p>0.004728749194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74655747171" calcext:value-type="float">
            <text:p>0.793474655747171</text:p>
          </table:table-cell>
          <table:table-cell office:value-type="float" office:value="0.00570817635573154" calcext:value-type="float">
            <text:p>0.005708176355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85696080614" calcext:value-type="float">
            <text:p>0.792685696080614</text:p>
          </table:table-cell>
          <table:table-cell office:value-type="float" office:value="0.0112063857024922" calcext:value-type="float">
            <text:p>0.011206385702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83507492722" calcext:value-type="float">
            <text:p>0.793583507492722</text:p>
          </table:table-cell>
          <table:table-cell office:value-type="float" office:value="0.00560057602338866" calcext:value-type="float">
            <text:p>0.005600576023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42478469854" calcext:value-type="float">
            <text:p>0.791842478469854</text:p>
          </table:table-cell>
          <table:table-cell office:value-type="float" office:value="0.0112815867881448" calcext:value-type="float">
            <text:p>0.011281586788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55146239797" calcext:value-type="float">
            <text:p>0.792355146239797</text:p>
          </table:table-cell>
          <table:table-cell office:value-type="float" office:value="0.010449387379957" calcext:value-type="float">
            <text:p>0.010449387379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19854765166" calcext:value-type="float">
            <text:p>0.793019854765166</text:p>
          </table:table-cell>
          <table:table-cell office:value-type="float" office:value="0.00634848618645185" calcext:value-type="float">
            <text:p>0.006348486186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29887230613" calcext:value-type="float">
            <text:p>0.791029887230613</text:p>
          </table:table-cell>
          <table:table-cell office:value-type="float" office:value="0.0171640803394174" calcext:value-type="float">
            <text:p>0.017164080339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43548360416" calcext:value-type="float">
            <text:p>0.791643548360416</text:p>
          </table:table-cell>
          <table:table-cell office:value-type="float" office:value="0.0166860868610932" calcext:value-type="float">
            <text:p>0.016686086861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52821415751" calcext:value-type="float">
            <text:p>0.793052821415751</text:p>
          </table:table-cell>
          <table:table-cell office:value-type="float" office:value="0.00921279550202365" calcext:value-type="float">
            <text:p>0.009212795502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77119680226" calcext:value-type="float">
            <text:p>0.793577119680226</text:p>
          </table:table-cell>
          <table:table-cell office:value-type="float" office:value="0.00546583741229776" calcext:value-type="float">
            <text:p>0.005465837412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67951727273" calcext:value-type="float">
            <text:p>0.793867951727273</text:p>
          </table:table-cell>
          <table:table-cell office:value-type="float" office:value="0.00402591844341468" calcext:value-type="float">
            <text:p>0.004025918443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88168442758" calcext:value-type="float">
            <text:p>0.793288168442758</text:p>
          </table:table-cell>
          <table:table-cell office:value-type="float" office:value="0.00539021633644145" calcext:value-type="float">
            <text:p>0.005390216336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01357804082" calcext:value-type="float">
            <text:p>0.793201357804082</text:p>
          </table:table-cell>
          <table:table-cell office:value-type="float" office:value="0.00750976429358397" calcext:value-type="float">
            <text:p>0.007509764293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92725912" calcext:value-type="float">
            <text:p>0.792492725912</text:p>
          </table:table-cell>
          <table:table-cell office:value-type="float" office:value="0.00926106673835001" calcext:value-type="float">
            <text:p>0.00926106673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4484647885" calcext:value-type="float">
            <text:p>0.79144484647885</text:p>
          </table:table-cell>
          <table:table-cell office:value-type="float" office:value="0.0123912062900341" calcext:value-type="float">
            <text:p>0.012391206290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17573727622" calcext:value-type="float">
            <text:p>0.791317573727622</text:p>
          </table:table-cell>
          <table:table-cell office:value-type="float" office:value="0.0144856126135991" calcext:value-type="float">
            <text:p>0.014485612613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3879629405" calcext:value-type="float">
            <text:p>0.79283879629405</text:p>
          </table:table-cell>
          <table:table-cell office:value-type="float" office:value="0.0086559497324281" calcext:value-type="float">
            <text:p>0.008655949732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34925205841" calcext:value-type="float">
            <text:p>0.792834925205841</text:p>
          </table:table-cell>
          <table:table-cell office:value-type="float" office:value="0.0078224626831312" calcext:value-type="float">
            <text:p>0.007822462683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40234052202" calcext:value-type="float">
            <text:p>0.792840234052202</text:p>
          </table:table-cell>
          <table:table-cell office:value-type="float" office:value="0.0144014078191202" calcext:value-type="float">
            <text:p>0.01440140781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90842183067" calcext:value-type="float">
            <text:p>0.793190842183067</text:p>
          </table:table-cell>
          <table:table-cell office:value-type="float" office:value="0.00569568079652109" calcext:value-type="float">
            <text:p>0.0056956807965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01641980021" calcext:value-type="float">
            <text:p>0.792401641980021</text:p>
          </table:table-cell>
          <table:table-cell office:value-type="float" office:value="0.00919026368300866" calcext:value-type="float">
            <text:p>0.009190263683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25128934965" calcext:value-type="float">
            <text:p>0.794225128934965</text:p>
          </table:table-cell>
          <table:table-cell office:value-type="float" office:value="0.0034339378200528" calcext:value-type="float">
            <text:p>0.003433937820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68772180371" calcext:value-type="float">
            <text:p>0.792868772180371</text:p>
          </table:table-cell>
          <table:table-cell office:value-type="float" office:value="0.00863176571106257" calcext:value-type="float">
            <text:p>0.008631765711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83199949063" calcext:value-type="float">
            <text:p>0.793883199949063</text:p>
          </table:table-cell>
          <table:table-cell office:value-type="float" office:value="0.00342351589880748" calcext:value-type="float">
            <text:p>0.003423515898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63803383736" calcext:value-type="float">
            <text:p>0.792363803383736</text:p>
          </table:table-cell>
          <table:table-cell office:value-type="float" office:value="0.00935701767774988" calcext:value-type="float">
            <text:p>0.00935701767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60224916608" calcext:value-type="float">
            <text:p>0.793260224916608</text:p>
          </table:table-cell>
          <table:table-cell office:value-type="float" office:value="0.00744664745039749" calcext:value-type="float">
            <text:p>0.007446647450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187279678" calcext:value-type="float">
            <text:p>0.7923187279678</text:p>
          </table:table-cell>
          <table:table-cell office:value-type="float" office:value="0.0107883820693812" calcext:value-type="float">
            <text:p>0.010788382069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54070027092" calcext:value-type="float">
            <text:p>0.793354070027092</text:p>
          </table:table-cell>
          <table:table-cell office:value-type="float" office:value="0.00580621747615774" calcext:value-type="float">
            <text:p>0.005806217476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21524524195" calcext:value-type="float">
            <text:p>0.794021524524195</text:p>
          </table:table-cell>
          <table:table-cell office:value-type="float" office:value="0.00336013394418353" calcext:value-type="float">
            <text:p>0.003360133944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05863459689" calcext:value-type="float">
            <text:p>0.793805863459689</text:p>
          </table:table-cell>
          <table:table-cell office:value-type="float" office:value="0.00508374089982397" calcext:value-type="float">
            <text:p>0.005083740899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004865429" calcext:value-type="float">
            <text:p>0.7919004865429</text:p>
          </table:table-cell>
          <table:table-cell office:value-type="float" office:value="0.0145159513205499" calcext:value-type="float">
            <text:p>0.01451595132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4191278863" calcext:value-type="float">
            <text:p>0.79254191278863</text:p>
          </table:table-cell>
          <table:table-cell office:value-type="float" office:value="0.0103787112714357" calcext:value-type="float">
            <text:p>0.010378711271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85445727833" calcext:value-type="float">
            <text:p>0.792685445727833</text:p>
          </table:table-cell>
          <table:table-cell office:value-type="float" office:value="0.0106099197114456" calcext:value-type="float">
            <text:p>0.010609919711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23448793988" calcext:value-type="float">
            <text:p>0.793223448793988</text:p>
          </table:table-cell>
          <table:table-cell office:value-type="float" office:value="0.00801328663427436" calcext:value-type="float">
            <text:p>0.008013286634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36316133377" calcext:value-type="float">
            <text:p>0.792636316133377</text:p>
          </table:table-cell>
          <table:table-cell office:value-type="float" office:value="0.00669619134578506" calcext:value-type="float">
            <text:p>0.006696191345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16530568659" calcext:value-type="float">
            <text:p>0.792216530568659</text:p>
          </table:table-cell>
          <table:table-cell office:value-type="float" office:value="0.0106203634810499" calcext:value-type="float">
            <text:p>0.01062036348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65833858864" calcext:value-type="float">
            <text:p>0.793465833858864</text:p>
          </table:table-cell>
          <table:table-cell office:value-type="float" office:value="0.0062635853876401" calcext:value-type="float">
            <text:p>0.00626358538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6496402946" calcext:value-type="float">
            <text:p>0.79356496402946</text:p>
          </table:table-cell>
          <table:table-cell office:value-type="float" office:value="0.00479202364142059" calcext:value-type="float">
            <text:p>0.004792023641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66396315778" calcext:value-type="float">
            <text:p>0.791166396315778</text:p>
          </table:table-cell>
          <table:table-cell office:value-type="float" office:value="0.0130291331049398" calcext:value-type="float">
            <text:p>0.013029133104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54760317142" calcext:value-type="float">
            <text:p>0.792054760317142</text:p>
          </table:table-cell>
          <table:table-cell office:value-type="float" office:value="0.0103238909926661" calcext:value-type="float">
            <text:p>0.010323890992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64843834781" calcext:value-type="float">
            <text:p>0.793364843834781</text:p>
          </table:table-cell>
          <table:table-cell office:value-type="float" office:value="0.00691883950186617" calcext:value-type="float">
            <text:p>0.006918839501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67067312141" calcext:value-type="float">
            <text:p>0.792267067312141</text:p>
          </table:table-cell>
          <table:table-cell office:value-type="float" office:value="0.00971729853617257" calcext:value-type="float">
            <text:p>0.009717298536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47819220104" calcext:value-type="float">
            <text:p>0.793547819220104</text:p>
          </table:table-cell>
          <table:table-cell office:value-type="float" office:value="0.00693988044902545" calcext:value-type="float">
            <text:p>0.006939880449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42881290382" calcext:value-type="float">
            <text:p>0.793742881290382</text:p>
          </table:table-cell>
          <table:table-cell office:value-type="float" office:value="0.00710771006662659" calcext:value-type="float">
            <text:p>0.007107710066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17359832947" calcext:value-type="float">
            <text:p>0.793917359832947</text:p>
          </table:table-cell>
          <table:table-cell office:value-type="float" office:value="0.00589760211550057" calcext:value-type="float">
            <text:p>0.0058976021155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70715160993" calcext:value-type="float">
            <text:p>0.791870715160993</text:p>
          </table:table-cell>
          <table:table-cell office:value-type="float" office:value="0.0107371110661779" calcext:value-type="float">
            <text:p>0.010737111066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41033055816" calcext:value-type="float">
            <text:p>0.791441033055816</text:p>
          </table:table-cell>
          <table:table-cell office:value-type="float" office:value="0.0127728123924708" calcext:value-type="float">
            <text:p>0.012772812392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01337018435" calcext:value-type="float">
            <text:p>0.793501337018435</text:p>
          </table:table-cell>
          <table:table-cell office:value-type="float" office:value="0.00690886696186628" calcext:value-type="float">
            <text:p>0.006908866961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03227390829" calcext:value-type="float">
            <text:p>0.793203227390829</text:p>
          </table:table-cell>
          <table:table-cell office:value-type="float" office:value="0.00714348119776748" calcext:value-type="float">
            <text:p>0.007143481197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04613628247" calcext:value-type="float">
            <text:p>0.793104613628247</text:p>
          </table:table-cell>
          <table:table-cell office:value-type="float" office:value="0.00933675000249752" calcext:value-type="float">
            <text:p>0.009336750002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95827639989" calcext:value-type="float">
            <text:p>0.793095827639989</text:p>
          </table:table-cell>
          <table:table-cell office:value-type="float" office:value="0.00935131003259733" calcext:value-type="float">
            <text:p>0.009351310032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52656365945" calcext:value-type="float">
            <text:p>0.794152656365945</text:p>
          </table:table-cell>
          <table:table-cell office:value-type="float" office:value="0.00303815192479252" calcext:value-type="float">
            <text:p>0.003038151924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47070600991" calcext:value-type="float">
            <text:p>0.791947070600991</text:p>
          </table:table-cell>
          <table:table-cell office:value-type="float" office:value="0.0111015754271587" calcext:value-type="float">
            <text:p>0.011101575427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20342351994" calcext:value-type="float">
            <text:p>0.792720342351994</text:p>
          </table:table-cell>
          <table:table-cell office:value-type="float" office:value="0.0101369824931512" calcext:value-type="float">
            <text:p>0.010136982493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7917940791" calcext:value-type="float">
            <text:p>0.79397917940791</text:p>
          </table:table-cell>
          <table:table-cell office:value-type="float" office:value="0.00652107833192694" calcext:value-type="float">
            <text:p>0.006521078331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95651680804" calcext:value-type="float">
            <text:p>0.793695651680804</text:p>
          </table:table-cell>
          <table:table-cell office:value-type="float" office:value="0.00430395900388553" calcext:value-type="float">
            <text:p>0.0043039590038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13061468375" calcext:value-type="float">
            <text:p>0.793313061468375</text:p>
          </table:table-cell>
          <table:table-cell office:value-type="float" office:value="0.00597164528736357" calcext:value-type="float">
            <text:p>0.005971645287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80847323652" calcext:value-type="float">
            <text:p>0.791880847323652</text:p>
          </table:table-cell>
          <table:table-cell office:value-type="float" office:value="0.0112503940512741" calcext:value-type="float">
            <text:p>0.011250394051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98866750864" calcext:value-type="float">
            <text:p>0.793098866750864</text:p>
          </table:table-cell>
          <table:table-cell office:value-type="float" office:value="0.0065268768639604" calcext:value-type="float">
            <text:p>0.00652687686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359172372879" calcext:value-type="float">
            <text:p>0.790359172372879</text:p>
          </table:table-cell>
          <table:table-cell office:value-type="float" office:value="0.0191504195340591" calcext:value-type="float">
            <text:p>0.019150419534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18954373876" calcext:value-type="float">
            <text:p>0.793218954373876</text:p>
          </table:table-cell>
          <table:table-cell office:value-type="float" office:value="0.00856099393530553" calcext:value-type="float">
            <text:p>0.008560993935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05015257856" calcext:value-type="float">
            <text:p>0.791305015257856</text:p>
          </table:table-cell>
          <table:table-cell office:value-type="float" office:value="0.0127645501552903" calcext:value-type="float">
            <text:p>0.01276455015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06058455781" calcext:value-type="float">
            <text:p>0.793006058455781</text:p>
          </table:table-cell>
          <table:table-cell office:value-type="float" office:value="0.00826316623229963" calcext:value-type="float">
            <text:p>0.0082631662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21686415544" calcext:value-type="float">
            <text:p>0.792621686415544</text:p>
          </table:table-cell>
          <table:table-cell office:value-type="float" office:value="0.00857468111008719" calcext:value-type="float">
            <text:p>0.008574681110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58395495832" calcext:value-type="float">
            <text:p>0.791958395495832</text:p>
          </table:table-cell>
          <table:table-cell office:value-type="float" office:value="0.0133678487385157" calcext:value-type="float">
            <text:p>0.013367848738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81004933782" calcext:value-type="float">
            <text:p>0.793881004933782</text:p>
          </table:table-cell>
          <table:table-cell office:value-type="float" office:value="0.00559071977611029" calcext:value-type="float">
            <text:p>0.00559071977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42889062029" calcext:value-type="float">
            <text:p>0.792342889062029</text:p>
          </table:table-cell>
          <table:table-cell office:value-type="float" office:value="0.0140024858070184" calcext:value-type="float">
            <text:p>0.014002485807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46043720848" calcext:value-type="float">
            <text:p>0.792446043720848</text:p>
          </table:table-cell>
          <table:table-cell office:value-type="float" office:value="0.00751667991504882" calcext:value-type="float">
            <text:p>0.0075166799150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57250036838" calcext:value-type="float">
            <text:p>0.793957250036838</text:p>
          </table:table-cell>
          <table:table-cell office:value-type="float" office:value="0.00351025256339664" calcext:value-type="float">
            <text:p>0.003510252563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58441779573" calcext:value-type="float">
            <text:p>0.792958441779573</text:p>
          </table:table-cell>
          <table:table-cell office:value-type="float" office:value="0.00827105336181202" calcext:value-type="float">
            <text:p>0.008271053361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11597567338" calcext:value-type="float">
            <text:p>0.792411597567338</text:p>
          </table:table-cell>
          <table:table-cell office:value-type="float" office:value="0.0074868804179777" calcext:value-type="float">
            <text:p>0.007486880417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25282180587" calcext:value-type="float">
            <text:p>0.792325282180587</text:p>
          </table:table-cell>
          <table:table-cell office:value-type="float" office:value="0.0107114126861928" calcext:value-type="float">
            <text:p>0.010711412686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65666172233" calcext:value-type="float">
            <text:p>0.792165666172233</text:p>
          </table:table-cell>
          <table:table-cell office:value-type="float" office:value="0.010955945104775" calcext:value-type="float">
            <text:p>0.010955945104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4512797624" calcext:value-type="float">
            <text:p>0.79434512797624</text:p>
          </table:table-cell>
          <table:table-cell office:value-type="float" office:value="0.00292582043009965" calcext:value-type="float">
            <text:p>0.0029258204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71625978106" calcext:value-type="float">
            <text:p>0.791571625978106</text:p>
          </table:table-cell>
          <table:table-cell office:value-type="float" office:value="0.0102960028516764" calcext:value-type="float">
            <text:p>0.010296002851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05345075488" calcext:value-type="float">
            <text:p>0.792705345075488</text:p>
          </table:table-cell>
          <table:table-cell office:value-type="float" office:value="0.00811092663393507" calcext:value-type="float">
            <text:p>0.008110926633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83883374102" calcext:value-type="float">
            <text:p>0.792983883374102</text:p>
          </table:table-cell>
          <table:table-cell office:value-type="float" office:value="0.0108007159846282" calcext:value-type="float">
            <text:p>0.010800715984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29653386564" calcext:value-type="float">
            <text:p>0.793829653386564</text:p>
          </table:table-cell>
          <table:table-cell office:value-type="float" office:value="0.00441439848931092" calcext:value-type="float">
            <text:p>0.004414398489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85225741039" calcext:value-type="float">
            <text:p>0.793585225741039</text:p>
          </table:table-cell>
          <table:table-cell office:value-type="float" office:value="0.00433780241677275" calcext:value-type="float">
            <text:p>0.004337802416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33418910041" calcext:value-type="float">
            <text:p>0.792933418910041</text:p>
          </table:table-cell>
          <table:table-cell office:value-type="float" office:value="0.00678219245325075" calcext:value-type="float">
            <text:p>0.006782192453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49041019713" calcext:value-type="float">
            <text:p>0.792749041019713</text:p>
          </table:table-cell>
          <table:table-cell office:value-type="float" office:value="0.0098228352884348" calcext:value-type="float">
            <text:p>0.009822835288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94404140148" calcext:value-type="float">
            <text:p>0.793894404140148</text:p>
          </table:table-cell>
          <table:table-cell office:value-type="float" office:value="0.00547682254536345" calcext:value-type="float">
            <text:p>0.005476822545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88657796109" calcext:value-type="float">
            <text:p>0.791788657796109</text:p>
          </table:table-cell>
          <table:table-cell office:value-type="float" office:value="0.00993690687382392" calcext:value-type="float">
            <text:p>0.009936906873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87677451997" calcext:value-type="float">
            <text:p>0.794287677451997</text:p>
          </table:table-cell>
          <table:table-cell office:value-type="float" office:value="0.00343760261070509" calcext:value-type="float">
            <text:p>0.003437602610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9693209824" calcext:value-type="float">
            <text:p>0.79219693209824</text:p>
          </table:table-cell>
          <table:table-cell office:value-type="float" office:value="0.0110406964504292" calcext:value-type="float">
            <text:p>0.011040696450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005542972" calcext:value-type="float">
            <text:p>0.7924005542972</text:p>
          </table:table-cell>
          <table:table-cell office:value-type="float" office:value="0.0112257074022628" calcext:value-type="float">
            <text:p>0.011225707402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02397450989" calcext:value-type="float">
            <text:p>0.793102397450989</text:p>
          </table:table-cell>
          <table:table-cell office:value-type="float" office:value="0.00750587671506948" calcext:value-type="float">
            <text:p>0.007505876715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41356638352" calcext:value-type="float">
            <text:p>0.794541356638352</text:p>
          </table:table-cell>
          <table:table-cell office:value-type="float" office:value="0.00148709413888251" calcext:value-type="float">
            <text:p>0.001487094138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11307765233" calcext:value-type="float">
            <text:p>0.793111307765233</text:p>
          </table:table-cell>
          <table:table-cell office:value-type="float" office:value="0.00780169961214831" calcext:value-type="float">
            <text:p>0.007801699612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32454733331" calcext:value-type="float">
            <text:p>0.792732454733331</text:p>
          </table:table-cell>
          <table:table-cell office:value-type="float" office:value="0.00770647652306144" calcext:value-type="float">
            <text:p>0.007706476523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50269273227" calcext:value-type="float">
            <text:p>0.792450269273227</text:p>
          </table:table-cell>
          <table:table-cell office:value-type="float" office:value="0.010118279618509" calcext:value-type="float">
            <text:p>0.010118279618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88681811861" calcext:value-type="float">
            <text:p>0.793688681811861</text:p>
          </table:table-cell>
          <table:table-cell office:value-type="float" office:value="0.00522919393225873" calcext:value-type="float">
            <text:p>0.005229193932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52144325501" calcext:value-type="float">
            <text:p>0.791452144325501</text:p>
          </table:table-cell>
          <table:table-cell office:value-type="float" office:value="0.010274314734961" calcext:value-type="float">
            <text:p>0.010274314734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41324621475" calcext:value-type="float">
            <text:p>0.793141324621475</text:p>
          </table:table-cell>
          <table:table-cell office:value-type="float" office:value="0.00792605944236813" calcext:value-type="float">
            <text:p>0.007926059442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28250231723" calcext:value-type="float">
            <text:p>0.793228250231723</text:p>
          </table:table-cell>
          <table:table-cell office:value-type="float" office:value="0.00702042073813111" calcext:value-type="float">
            <text:p>0.007020420738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46768360589" calcext:value-type="float">
            <text:p>0.794246768360589</text:p>
          </table:table-cell>
          <table:table-cell office:value-type="float" office:value="0.00350309919800219" calcext:value-type="float">
            <text:p>0.003503099198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76493329876" calcext:value-type="float">
            <text:p>0.791476493329876</text:p>
          </table:table-cell>
          <table:table-cell office:value-type="float" office:value="0.0117118740718267" calcext:value-type="float">
            <text:p>0.011711874071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41280339045" calcext:value-type="float">
            <text:p>0.794441280339045</text:p>
          </table:table-cell>
          <table:table-cell office:value-type="float" office:value="0.00253587172383087" calcext:value-type="float">
            <text:p>0.002535871723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53572730338" calcext:value-type="float">
            <text:p>0.791453572730338</text:p>
          </table:table-cell>
          <table:table-cell office:value-type="float" office:value="0.01902883920276" calcext:value-type="float">
            <text:p>0.01902883920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01940356657" calcext:value-type="float">
            <text:p>0.793501940356657</text:p>
          </table:table-cell>
          <table:table-cell office:value-type="float" office:value="0.006135915976284" calcext:value-type="float">
            <text:p>0.006135915976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91190537895" calcext:value-type="float">
            <text:p>0.792291190537895</text:p>
          </table:table-cell>
          <table:table-cell office:value-type="float" office:value="0.0107549981692869" calcext:value-type="float">
            <text:p>0.010754998169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55359570718" calcext:value-type="float">
            <text:p>0.793155359570718</text:p>
          </table:table-cell>
          <table:table-cell office:value-type="float" office:value="0.0107010073439485" calcext:value-type="float">
            <text:p>0.010701007343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57701962225" calcext:value-type="float">
            <text:p>0.793857701962225</text:p>
          </table:table-cell>
          <table:table-cell office:value-type="float" office:value="0.00494198473236312" calcext:value-type="float">
            <text:p>0.004941984732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95338879597" calcext:value-type="float">
            <text:p>0.793995338879597</text:p>
          </table:table-cell>
          <table:table-cell office:value-type="float" office:value="0.00595491232212568" calcext:value-type="float">
            <text:p>0.005954912322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00018071338" calcext:value-type="float">
            <text:p>0.792200018071338</text:p>
          </table:table-cell>
          <table:table-cell office:value-type="float" office:value="0.0114732243120497" calcext:value-type="float">
            <text:p>0.01147322431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87125312532" calcext:value-type="float">
            <text:p>0.793187125312532</text:p>
          </table:table-cell>
          <table:table-cell office:value-type="float" office:value="0.00746418183681681" calcext:value-type="float">
            <text:p>0.007464181836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8277599586" calcext:value-type="float">
            <text:p>0.79288277599586</text:p>
          </table:table-cell>
          <table:table-cell office:value-type="float" office:value="0.0109569439293237" calcext:value-type="float">
            <text:p>0.010956943929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791202550361" calcext:value-type="float">
            <text:p>0.790791202550361</text:p>
          </table:table-cell>
          <table:table-cell office:value-type="float" office:value="0.0185817720701962" calcext:value-type="float">
            <text:p>0.018581772070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77170296251" calcext:value-type="float">
            <text:p>0.794277170296251</text:p>
          </table:table-cell>
          <table:table-cell office:value-type="float" office:value="0.00244013305597602" calcext:value-type="float">
            <text:p>0.002440133055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4567924282" calcext:value-type="float">
            <text:p>0.79264567924282</text:p>
          </table:table-cell>
          <table:table-cell office:value-type="float" office:value="0.0118775999915511" calcext:value-type="float">
            <text:p>0.011877599991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23103664735" calcext:value-type="float">
            <text:p>0.792623103664735</text:p>
          </table:table-cell>
          <table:table-cell office:value-type="float" office:value="0.00961730223031182" calcext:value-type="float">
            <text:p>0.009617302230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39757627787" calcext:value-type="float">
            <text:p>0.793439757627787</text:p>
          </table:table-cell>
          <table:table-cell office:value-type="float" office:value="0.0058014420806563" calcext:value-type="float">
            <text:p>0.005801442080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51292844073" calcext:value-type="float">
            <text:p>0.791051292844073</text:p>
          </table:table-cell>
          <table:table-cell office:value-type="float" office:value="0.0214019621420307" calcext:value-type="float">
            <text:p>0.021401962142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69554307115" calcext:value-type="float">
            <text:p>0.793869554307115</text:p>
          </table:table-cell>
          <table:table-cell office:value-type="float" office:value="0.00678155228041851" calcext:value-type="float">
            <text:p>0.006781552280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8694437595" calcext:value-type="float">
            <text:p>0.79278694437595</text:p>
          </table:table-cell>
          <table:table-cell office:value-type="float" office:value="0.011860870610928" calcext:value-type="float">
            <text:p>0.011860870610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07755773967" calcext:value-type="float">
            <text:p>0.793507755773967</text:p>
          </table:table-cell>
          <table:table-cell office:value-type="float" office:value="0.00653070758292501" calcext:value-type="float">
            <text:p>0.006530707582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59815162806" calcext:value-type="float">
            <text:p>0.793959815162806</text:p>
          </table:table-cell>
          <table:table-cell office:value-type="float" office:value="0.0046758600905349" calcext:value-type="float">
            <text:p>0.004675860090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79596732014" calcext:value-type="float">
            <text:p>0.793979596732014</text:p>
          </table:table-cell>
          <table:table-cell office:value-type="float" office:value="0.00431256421528084" calcext:value-type="float">
            <text:p>0.004312564215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7218527209" calcext:value-type="float">
            <text:p>0.79407218527209</text:p>
          </table:table-cell>
          <table:table-cell office:value-type="float" office:value="0.00382686784657306" calcext:value-type="float">
            <text:p>0.003826867846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49544289187" calcext:value-type="float">
            <text:p>0.793849544289187</text:p>
          </table:table-cell>
          <table:table-cell office:value-type="float" office:value="0.00470208956125159" calcext:value-type="float">
            <text:p>0.004702089561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71693322562" calcext:value-type="float">
            <text:p>0.792871693322562</text:p>
          </table:table-cell>
          <table:table-cell office:value-type="float" office:value="0.00989576652472196" calcext:value-type="float">
            <text:p>0.0098957665247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753810829197" calcext:value-type="float">
            <text:p>0.790753810829197</text:p>
          </table:table-cell>
          <table:table-cell office:value-type="float" office:value="0.013351102551167" calcext:value-type="float">
            <text:p>0.013351102551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73225141641" calcext:value-type="float">
            <text:p>0.793673225141641</text:p>
          </table:table-cell>
          <table:table-cell office:value-type="float" office:value="0.0043317739201809" calcext:value-type="float">
            <text:p>0.004331773920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07603704555" calcext:value-type="float">
            <text:p>0.793607603704555</text:p>
          </table:table-cell>
          <table:table-cell office:value-type="float" office:value="0.00705660371830047" calcext:value-type="float">
            <text:p>0.0070566037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12437678388" calcext:value-type="float">
            <text:p>0.794112437678388</text:p>
          </table:table-cell>
          <table:table-cell office:value-type="float" office:value="0.0039346405042747" calcext:value-type="float">
            <text:p>0.003934640504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74608468499" calcext:value-type="float">
            <text:p>0.793674608468499</text:p>
          </table:table-cell>
          <table:table-cell office:value-type="float" office:value="0.00685241749460871" calcext:value-type="float">
            <text:p>0.006852417494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27274290393" calcext:value-type="float">
            <text:p>0.791627274290393</text:p>
          </table:table-cell>
          <table:table-cell office:value-type="float" office:value="0.0112912732986928" calcext:value-type="float">
            <text:p>0.011291273298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04686833236" calcext:value-type="float">
            <text:p>0.793104686833236</text:p>
          </table:table-cell>
          <table:table-cell office:value-type="float" office:value="0.0066811792782576" calcext:value-type="float">
            <text:p>0.006681179278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26948980939" calcext:value-type="float">
            <text:p>0.793826948980939</text:p>
          </table:table-cell>
          <table:table-cell office:value-type="float" office:value="0.00530692490270662" calcext:value-type="float">
            <text:p>0.0053069249027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69124865997" calcext:value-type="float">
            <text:p>0.793369124865997</text:p>
          </table:table-cell>
          <table:table-cell office:value-type="float" office:value="0.00536477904707789" calcext:value-type="float">
            <text:p>0.005364779047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89882574255" calcext:value-type="float">
            <text:p>0.792789882574255</text:p>
          </table:table-cell>
          <table:table-cell office:value-type="float" office:value="0.0138391675645394" calcext:value-type="float">
            <text:p>0.013839167564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22832018789" calcext:value-type="float">
            <text:p>0.792922832018789</text:p>
          </table:table-cell>
          <table:table-cell office:value-type="float" office:value="0.00845794711248412" calcext:value-type="float">
            <text:p>0.008457947112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84349901461" calcext:value-type="float">
            <text:p>0.793784349901461</text:p>
          </table:table-cell>
          <table:table-cell office:value-type="float" office:value="0.0045535357122071" calcext:value-type="float">
            <text:p>0.004553535712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63302716718" calcext:value-type="float">
            <text:p>0.792963302716718</text:p>
          </table:table-cell>
          <table:table-cell office:value-type="float" office:value="0.00986982350852716" calcext:value-type="float">
            <text:p>0.009869823508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17112276847" calcext:value-type="float">
            <text:p>0.793417112276847</text:p>
          </table:table-cell>
          <table:table-cell office:value-type="float" office:value="0.00841432648088023" calcext:value-type="float">
            <text:p>0.00841432648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82261265082" calcext:value-type="float">
            <text:p>0.792182261265082</text:p>
          </table:table-cell>
          <table:table-cell office:value-type="float" office:value="0.00912173572966722" calcext:value-type="float">
            <text:p>0.009121735729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651644440178" calcext:value-type="float">
            <text:p>0.790651644440178</text:p>
          </table:table-cell>
          <table:table-cell office:value-type="float" office:value="0.0159525507039753" calcext:value-type="float">
            <text:p>0.015952550703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70953578842" calcext:value-type="float">
            <text:p>0.794070953578842</text:p>
          </table:table-cell>
          <table:table-cell office:value-type="float" office:value="0.00539248939806803" calcext:value-type="float">
            <text:p>0.005392489398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02959643787" calcext:value-type="float">
            <text:p>0.793602959643787</text:p>
          </table:table-cell>
          <table:table-cell office:value-type="float" office:value="0.00756113063400386" calcext:value-type="float">
            <text:p>0.007561130634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16377375176" calcext:value-type="float">
            <text:p>0.792316377375176</text:p>
          </table:table-cell>
          <table:table-cell office:value-type="float" office:value="0.0108285653603453" calcext:value-type="float">
            <text:p>0.010828565360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54062864604" calcext:value-type="float">
            <text:p>0.794454062864604</text:p>
          </table:table-cell>
          <table:table-cell office:value-type="float" office:value="0.00222752172683917" calcext:value-type="float">
            <text:p>0.002227521726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78489464385" calcext:value-type="float">
            <text:p>0.793178489464385</text:p>
          </table:table-cell>
          <table:table-cell office:value-type="float" office:value="0.00962336796076822" calcext:value-type="float">
            <text:p>0.009623367960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05167351167" calcext:value-type="float">
            <text:p>0.793405167351167</text:p>
          </table:table-cell>
          <table:table-cell office:value-type="float" office:value="0.00755292865058526" calcext:value-type="float">
            <text:p>0.007552928650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85691694454" calcext:value-type="float">
            <text:p>0.793285691694454</text:p>
          </table:table-cell>
          <table:table-cell office:value-type="float" office:value="0.0108121706032099" calcext:value-type="float">
            <text:p>0.01081217060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78120296516" calcext:value-type="float">
            <text:p>0.794078120296516</text:p>
          </table:table-cell>
          <table:table-cell office:value-type="float" office:value="0.00645894426799668" calcext:value-type="float">
            <text:p>0.006458944267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70465318526" calcext:value-type="float">
            <text:p>0.793370465318526</text:p>
          </table:table-cell>
          <table:table-cell office:value-type="float" office:value="0.00653897207704381" calcext:value-type="float">
            <text:p>0.006538972077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23814002497" calcext:value-type="float">
            <text:p>0.792723814002497</text:p>
          </table:table-cell>
          <table:table-cell office:value-type="float" office:value="0.0112804916471371" calcext:value-type="float">
            <text:p>0.011280491647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73853168893" calcext:value-type="float">
            <text:p>0.793473853168893</text:p>
          </table:table-cell>
          <table:table-cell office:value-type="float" office:value="0.00480458549365513" calcext:value-type="float">
            <text:p>0.004804585493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67734323684" calcext:value-type="float">
            <text:p>0.793167734323684</text:p>
          </table:table-cell>
          <table:table-cell office:value-type="float" office:value="0.00896670534085772" calcext:value-type="float">
            <text:p>0.008966705340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92454448325" calcext:value-type="float">
            <text:p>0.793392454448325</text:p>
          </table:table-cell>
          <table:table-cell office:value-type="float" office:value="0.00865116947529094" calcext:value-type="float">
            <text:p>0.008651169475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83969037631" calcext:value-type="float">
            <text:p>0.793283969037631</text:p>
          </table:table-cell>
          <table:table-cell office:value-type="float" office:value="0.00930875742698196" calcext:value-type="float">
            <text:p>0.009308757426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54849883109" calcext:value-type="float">
            <text:p>0.794554849883109</text:p>
          </table:table-cell>
          <table:table-cell office:value-type="float" office:value="0.00238762562517527" calcext:value-type="float">
            <text:p>0.002387625625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86751994691" calcext:value-type="float">
            <text:p>0.792886751994691</text:p>
          </table:table-cell>
          <table:table-cell office:value-type="float" office:value="0.00804662430306062" calcext:value-type="float">
            <text:p>0.008046624303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92497987448" calcext:value-type="float">
            <text:p>0.793292497987448</text:p>
          </table:table-cell>
          <table:table-cell office:value-type="float" office:value="0.00742331147137533" calcext:value-type="float">
            <text:p>0.007423311471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93312038972" calcext:value-type="float">
            <text:p>0.793693312038972</text:p>
          </table:table-cell>
          <table:table-cell office:value-type="float" office:value="0.00488899654489239" calcext:value-type="float">
            <text:p>0.004888996544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36017513688" calcext:value-type="float">
            <text:p>0.793236017513688</text:p>
          </table:table-cell>
          <table:table-cell office:value-type="float" office:value="0.00697890731895227" calcext:value-type="float">
            <text:p>0.006978907318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85836172575" calcext:value-type="float">
            <text:p>0.794785836172575</text:p>
          </table:table-cell>
          <table:table-cell office:value-type="float" office:value="0.0010147359161004" calcext:value-type="float">
            <text:p>0.0010147359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14712376597" calcext:value-type="float">
            <text:p>0.793714712376597</text:p>
          </table:table-cell>
          <table:table-cell office:value-type="float" office:value="0.00457832082932725" calcext:value-type="float">
            <text:p>0.004578320829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27140033816" calcext:value-type="float">
            <text:p>0.793627140033816</text:p>
          </table:table-cell>
          <table:table-cell office:value-type="float" office:value="0.00622032228249509" calcext:value-type="float">
            <text:p>0.006220322282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42694586381" calcext:value-type="float">
            <text:p>0.793942694586381</text:p>
          </table:table-cell>
          <table:table-cell office:value-type="float" office:value="0.00699671230220174" calcext:value-type="float">
            <text:p>0.006996712302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97528910371" calcext:value-type="float">
            <text:p>0.792797528910371</text:p>
          </table:table-cell>
          <table:table-cell office:value-type="float" office:value="0.0101367001182382" calcext:value-type="float">
            <text:p>0.010136700118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30163033672" calcext:value-type="float">
            <text:p>0.792830163033672</text:p>
          </table:table-cell>
          <table:table-cell office:value-type="float" office:value="0.00973354723178463" calcext:value-type="float">
            <text:p>0.009733547231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3484996034" calcext:value-type="float">
            <text:p>0.79213484996034</text:p>
          </table:table-cell>
          <table:table-cell office:value-type="float" office:value="0.0117895238368557" calcext:value-type="float">
            <text:p>0.011789523836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61705421377" calcext:value-type="float">
            <text:p>0.792261705421377</text:p>
          </table:table-cell>
          <table:table-cell office:value-type="float" office:value="0.0120838411236249" calcext:value-type="float">
            <text:p>0.012083841123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74193415959" calcext:value-type="float">
            <text:p>0.794474193415959</text:p>
          </table:table-cell>
          <table:table-cell office:value-type="float" office:value="0.00262732819894362" calcext:value-type="float">
            <text:p>0.002627328198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78857510872" calcext:value-type="float">
            <text:p>0.792178857510872</text:p>
          </table:table-cell>
          <table:table-cell office:value-type="float" office:value="0.00935595594579422" calcext:value-type="float">
            <text:p>0.009355955945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46415365854" calcext:value-type="float">
            <text:p>0.793346415365854</text:p>
          </table:table-cell>
          <table:table-cell office:value-type="float" office:value="0.00564392068442095" calcext:value-type="float">
            <text:p>0.005643920684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28285104" calcext:value-type="float">
            <text:p>0.791928285104</text:p>
          </table:table-cell>
          <table:table-cell office:value-type="float" office:value="0.00970425662645371" calcext:value-type="float">
            <text:p>0.009704256626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94012526174" calcext:value-type="float">
            <text:p>0.794194012526174</text:p>
          </table:table-cell>
          <table:table-cell office:value-type="float" office:value="0.00364561437522403" calcext:value-type="float">
            <text:p>0.003645614375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77018165493" calcext:value-type="float">
            <text:p>0.792477018165493</text:p>
          </table:table-cell>
          <table:table-cell office:value-type="float" office:value="0.0121434094050247" calcext:value-type="float">
            <text:p>0.012143409405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52548032306" calcext:value-type="float">
            <text:p>0.791652548032306</text:p>
          </table:table-cell>
          <table:table-cell office:value-type="float" office:value="0.0155283868069124" calcext:value-type="float">
            <text:p>0.015528386806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28870757024" calcext:value-type="float">
            <text:p>0.791728870757024</text:p>
          </table:table-cell>
          <table:table-cell office:value-type="float" office:value="0.0134876265595164" calcext:value-type="float">
            <text:p>0.013487626559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22197838278" calcext:value-type="float">
            <text:p>0.792422197838278</text:p>
          </table:table-cell>
          <table:table-cell office:value-type="float" office:value="0.0122715362748931" calcext:value-type="float">
            <text:p>0.012271536274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55045802088" calcext:value-type="float">
            <text:p>0.793655045802088</text:p>
          </table:table-cell>
          <table:table-cell office:value-type="float" office:value="0.00820766118984725" calcext:value-type="float">
            <text:p>0.008207661189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99943432006" calcext:value-type="float">
            <text:p>0.794299943432006</text:p>
          </table:table-cell>
          <table:table-cell office:value-type="float" office:value="0.0031570515779555" calcext:value-type="float">
            <text:p>0.003157051577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46911088898" calcext:value-type="float">
            <text:p>0.792546911088898</text:p>
          </table:table-cell>
          <table:table-cell office:value-type="float" office:value="0.00975015038300257" calcext:value-type="float">
            <text:p>0.009750150383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37832132234" calcext:value-type="float">
            <text:p>0.792337832132234</text:p>
          </table:table-cell>
          <table:table-cell office:value-type="float" office:value="0.00963531325710751" calcext:value-type="float">
            <text:p>0.009635313257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37292603642" calcext:value-type="float">
            <text:p>0.791637292603642</text:p>
          </table:table-cell>
          <table:table-cell office:value-type="float" office:value="0.0132202826453304" calcext:value-type="float">
            <text:p>0.01322028264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11810411758" calcext:value-type="float">
            <text:p>0.792811810411758</text:p>
          </table:table-cell>
          <table:table-cell office:value-type="float" office:value="0.00973083948851047" calcext:value-type="float">
            <text:p>0.00973083948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3460284164" calcext:value-type="float">
            <text:p>0.79233460284164</text:p>
          </table:table-cell>
          <table:table-cell office:value-type="float" office:value="0.0099911467849491" calcext:value-type="float">
            <text:p>0.009991146784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08191101441" calcext:value-type="float">
            <text:p>0.792608191101441</text:p>
          </table:table-cell>
          <table:table-cell office:value-type="float" office:value="0.00853582431688799" calcext:value-type="float">
            <text:p>0.008535824316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69690465709" calcext:value-type="float">
            <text:p>0.793869690465709</text:p>
          </table:table-cell>
          <table:table-cell office:value-type="float" office:value="0.005050441481692" calcext:value-type="float">
            <text:p>0.005050441481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45309128091" calcext:value-type="float">
            <text:p>0.792245309128091</text:p>
          </table:table-cell>
          <table:table-cell office:value-type="float" office:value="0.0124874783524223" calcext:value-type="float">
            <text:p>0.012487478352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96184338784" calcext:value-type="float">
            <text:p>0.792796184338784</text:p>
          </table:table-cell>
          <table:table-cell office:value-type="float" office:value="0.00908795699105393" calcext:value-type="float">
            <text:p>0.009087956991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14249081645" calcext:value-type="float">
            <text:p>0.791714249081645</text:p>
          </table:table-cell>
          <table:table-cell office:value-type="float" office:value="0.0158383367697668" calcext:value-type="float">
            <text:p>0.015838336769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76066106767" calcext:value-type="float">
            <text:p>0.794176066106767</text:p>
          </table:table-cell>
          <table:table-cell office:value-type="float" office:value="0.00401535385796629" calcext:value-type="float">
            <text:p>0.004015353857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57101149272" calcext:value-type="float">
            <text:p>0.793557101149272</text:p>
          </table:table-cell>
          <table:table-cell office:value-type="float" office:value="0.00522963574777375" calcext:value-type="float">
            <text:p>0.005229635747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85120155047" calcext:value-type="float">
            <text:p>0.794785120155047</text:p>
          </table:table-cell>
          <table:table-cell office:value-type="float" office:value="0.000897908242919383" calcext:value-type="float">
            <text:p>0.000897908242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19986432067" calcext:value-type="float">
            <text:p>0.793019986432067</text:p>
          </table:table-cell>
          <table:table-cell office:value-type="float" office:value="0.00753399700725392" calcext:value-type="float">
            <text:p>0.007533997007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79874886764" calcext:value-type="float">
            <text:p>0.793679874886764</text:p>
          </table:table-cell>
          <table:table-cell office:value-type="float" office:value="0.0053580818617758" calcext:value-type="float">
            <text:p>0.005358081861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975982758488" calcext:value-type="float">
            <text:p>0.790975982758488</text:p>
          </table:table-cell>
          <table:table-cell office:value-type="float" office:value="0.0182495335879336" calcext:value-type="float">
            <text:p>0.018249533587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67839690611" calcext:value-type="float">
            <text:p>0.791967839690611</text:p>
          </table:table-cell>
          <table:table-cell office:value-type="float" office:value="0.00939502122137102" calcext:value-type="float">
            <text:p>0.009395021221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455960465573" calcext:value-type="float">
            <text:p>0.790455960465573</text:p>
          </table:table-cell>
          <table:table-cell office:value-type="float" office:value="0.0199325668414118" calcext:value-type="float">
            <text:p>0.019932566841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02635952439" calcext:value-type="float">
            <text:p>0.793602635952439</text:p>
          </table:table-cell>
          <table:table-cell office:value-type="float" office:value="0.00594190091577681" calcext:value-type="float">
            <text:p>0.005941900915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58192976966" calcext:value-type="float">
            <text:p>0.793158192976966</text:p>
          </table:table-cell>
          <table:table-cell office:value-type="float" office:value="0.00669983355792032" calcext:value-type="float">
            <text:p>0.00669983355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16983427779" calcext:value-type="float">
            <text:p>0.791416983427779</text:p>
          </table:table-cell>
          <table:table-cell office:value-type="float" office:value="0.0131967288958604" calcext:value-type="float">
            <text:p>0.013196728895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86367115399" calcext:value-type="float">
            <text:p>0.792286367115399</text:p>
          </table:table-cell>
          <table:table-cell office:value-type="float" office:value="0.012244252632311" calcext:value-type="float">
            <text:p>0.012244252632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74157485145" calcext:value-type="float">
            <text:p>0.793574157485145</text:p>
          </table:table-cell>
          <table:table-cell office:value-type="float" office:value="0.00507582067618659" calcext:value-type="float">
            <text:p>0.005075820676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53749346545" calcext:value-type="float">
            <text:p>0.792853749346545</text:p>
          </table:table-cell>
          <table:table-cell office:value-type="float" office:value="0.0102095100047237" calcext:value-type="float">
            <text:p>0.010209510004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16783851776" calcext:value-type="float">
            <text:p>0.794516783851776</text:p>
          </table:table-cell>
          <table:table-cell office:value-type="float" office:value="0.00381675128007339" calcext:value-type="float">
            <text:p>0.003816751280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92231283204" calcext:value-type="float">
            <text:p>0.792592231283204</text:p>
          </table:table-cell>
          <table:table-cell office:value-type="float" office:value="0.015524105255997" calcext:value-type="float">
            <text:p>0.015524105255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32304022042" calcext:value-type="float">
            <text:p>0.793132304022042</text:p>
          </table:table-cell>
          <table:table-cell office:value-type="float" office:value="0.010431117999323" calcext:value-type="float">
            <text:p>0.010431117999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5413613688" calcext:value-type="float">
            <text:p>0.79405413613688</text:p>
          </table:table-cell>
          <table:table-cell office:value-type="float" office:value="0.00439066691235429" calcext:value-type="float">
            <text:p>0.004390666912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46351456659" calcext:value-type="float">
            <text:p>0.794346351456659</text:p>
          </table:table-cell>
          <table:table-cell office:value-type="float" office:value="0.00284864803187992" calcext:value-type="float">
            <text:p>0.00284864803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59480048571" calcext:value-type="float">
            <text:p>0.793159480048571</text:p>
          </table:table-cell>
          <table:table-cell office:value-type="float" office:value="0.00580375735212546" calcext:value-type="float">
            <text:p>0.005803757352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52315523423" calcext:value-type="float">
            <text:p>0.792252315523423</text:p>
          </table:table-cell>
          <table:table-cell office:value-type="float" office:value="0.0109324404541857" calcext:value-type="float">
            <text:p>0.010932440454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40209600508" calcext:value-type="float">
            <text:p>0.794040209600508</text:p>
          </table:table-cell>
          <table:table-cell office:value-type="float" office:value="0.00600531431571918" calcext:value-type="float">
            <text:p>0.0060053143157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66534663726" calcext:value-type="float">
            <text:p>0.793766534663726</text:p>
          </table:table-cell>
          <table:table-cell office:value-type="float" office:value="0.00476621166623534" calcext:value-type="float">
            <text:p>0.004766211666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42513406806" calcext:value-type="float">
            <text:p>0.793942513406806</text:p>
          </table:table-cell>
          <table:table-cell office:value-type="float" office:value="0.00611834214275021" calcext:value-type="float">
            <text:p>0.00611834214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96006504355" calcext:value-type="float">
            <text:p>0.793696006504355</text:p>
          </table:table-cell>
          <table:table-cell office:value-type="float" office:value="0.00766365937849983" calcext:value-type="float">
            <text:p>0.0076636593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5827163386" calcext:value-type="float">
            <text:p>0.79445827163386</text:p>
          </table:table-cell>
          <table:table-cell office:value-type="float" office:value="0.0023085716040357" calcext:value-type="float">
            <text:p>0.002308571604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60756329331" calcext:value-type="float">
            <text:p>0.794260756329331</text:p>
          </table:table-cell>
          <table:table-cell office:value-type="float" office:value="0.00297843405029757" calcext:value-type="float">
            <text:p>0.002978434050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31956797331" calcext:value-type="float">
            <text:p>0.792931956797331</text:p>
          </table:table-cell>
          <table:table-cell office:value-type="float" office:value="0.00799373949771086" calcext:value-type="float">
            <text:p>0.007993739497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42599232968" calcext:value-type="float">
            <text:p>0.793042599232968</text:p>
          </table:table-cell>
          <table:table-cell office:value-type="float" office:value="0.0086580070827673" calcext:value-type="float">
            <text:p>0.008658007082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7897280189" calcext:value-type="float">
            <text:p>0.79207897280189</text:p>
          </table:table-cell>
          <table:table-cell office:value-type="float" office:value="0.0118777878679091" calcext:value-type="float">
            <text:p>0.0118777878679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34955104417" calcext:value-type="float">
            <text:p>0.793434955104417</text:p>
          </table:table-cell>
          <table:table-cell office:value-type="float" office:value="0.00651306402215454" calcext:value-type="float">
            <text:p>0.006513064022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07780122733" calcext:value-type="float">
            <text:p>0.790807780122733</text:p>
          </table:table-cell>
          <table:table-cell office:value-type="float" office:value="0.0173495990942087" calcext:value-type="float">
            <text:p>0.017349599094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20451193933" calcext:value-type="float">
            <text:p>0.793320451193933</text:p>
          </table:table-cell>
          <table:table-cell office:value-type="float" office:value="0.00825530007411052" calcext:value-type="float">
            <text:p>0.008255300074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9424608292" calcext:value-type="float">
            <text:p>0.79309424608292</text:p>
          </table:table-cell>
          <table:table-cell office:value-type="float" office:value="0.00945067011079218" calcext:value-type="float">
            <text:p>0.009450670110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68478572614" calcext:value-type="float">
            <text:p>0.793268478572614</text:p>
          </table:table-cell>
          <table:table-cell office:value-type="float" office:value="0.0082495948946055" calcext:value-type="float">
            <text:p>0.008249594894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0325790027" calcext:value-type="float">
            <text:p>0.79290325790027</text:p>
          </table:table-cell>
          <table:table-cell office:value-type="float" office:value="0.0152557361737371" calcext:value-type="float">
            <text:p>0.015255736173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89891321524" calcext:value-type="float">
            <text:p>0.794189891321524</text:p>
          </table:table-cell>
          <table:table-cell office:value-type="float" office:value="0.00607429059383703" calcext:value-type="float">
            <text:p>0.006074290593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32246150732" calcext:value-type="float">
            <text:p>0.792732246150732</text:p>
          </table:table-cell>
          <table:table-cell office:value-type="float" office:value="0.00903339620212049" calcext:value-type="float">
            <text:p>0.009033396202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41502117923" calcext:value-type="float">
            <text:p>0.792441502117923</text:p>
          </table:table-cell>
          <table:table-cell office:value-type="float" office:value="0.00889407260755627" calcext:value-type="float">
            <text:p>0.008894072607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516248971857" calcext:value-type="float">
            <text:p>0.789516248971857</text:p>
          </table:table-cell>
          <table:table-cell office:value-type="float" office:value="0.0159397166747893" calcext:value-type="float">
            <text:p>0.015939716674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91220028287" calcext:value-type="float">
            <text:p>0.793691220028287</text:p>
          </table:table-cell>
          <table:table-cell office:value-type="float" office:value="0.00589042802912381" calcext:value-type="float">
            <text:p>0.005890428029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66471579871" calcext:value-type="float">
            <text:p>0.793066471579871</text:p>
          </table:table-cell>
          <table:table-cell office:value-type="float" office:value="0.00938677123167149" calcext:value-type="float">
            <text:p>0.009386771231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80567779492" calcext:value-type="float">
            <text:p>0.791780567779492</text:p>
          </table:table-cell>
          <table:table-cell office:value-type="float" office:value="0.0115074142112833" calcext:value-type="float">
            <text:p>0.011507414211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97538769102" calcext:value-type="float">
            <text:p>0.793697538769102</text:p>
          </table:table-cell>
          <table:table-cell office:value-type="float" office:value="0.00521103914745187" calcext:value-type="float">
            <text:p>0.005211039147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31343192426" calcext:value-type="float">
            <text:p>0.792531343192426</text:p>
          </table:table-cell>
          <table:table-cell office:value-type="float" office:value="0.0111071785197246" calcext:value-type="float">
            <text:p>0.011107178519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06792940522" calcext:value-type="float">
            <text:p>0.792706792940522</text:p>
          </table:table-cell>
          <table:table-cell office:value-type="float" office:value="0.00997169351847565" calcext:value-type="float">
            <text:p>0.009971693518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47384658906" calcext:value-type="float">
            <text:p>0.794247384658906</text:p>
          </table:table-cell>
          <table:table-cell office:value-type="float" office:value="0.00341513714581325" calcext:value-type="float">
            <text:p>0.003415137145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92341631721" calcext:value-type="float">
            <text:p>0.793092341631721</text:p>
          </table:table-cell>
          <table:table-cell office:value-type="float" office:value="0.00740195136531719" calcext:value-type="float">
            <text:p>0.007401951365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9979399529" calcext:value-type="float">
            <text:p>0.79239979399529</text:p>
          </table:table-cell>
          <table:table-cell office:value-type="float" office:value="0.0100392390355624" calcext:value-type="float">
            <text:p>0.010039239035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47974081335" calcext:value-type="float">
            <text:p>0.793047974081335</text:p>
          </table:table-cell>
          <table:table-cell office:value-type="float" office:value="0.00993641269207706" calcext:value-type="float">
            <text:p>0.009936412692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62718768218" calcext:value-type="float">
            <text:p>0.792062718768218</text:p>
          </table:table-cell>
          <table:table-cell office:value-type="float" office:value="0.0177886680688649" calcext:value-type="float">
            <text:p>0.017788668068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44092926321" calcext:value-type="float">
            <text:p>0.793644092926321</text:p>
          </table:table-cell>
          <table:table-cell office:value-type="float" office:value="0.0055866191753978" calcext:value-type="float">
            <text:p>0.005586619175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22638979002" calcext:value-type="float">
            <text:p>0.792922638979002</text:p>
          </table:table-cell>
          <table:table-cell office:value-type="float" office:value="0.00952650959589978" calcext:value-type="float">
            <text:p>0.0095265095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58145322231" calcext:value-type="float">
            <text:p>0.794058145322231</text:p>
          </table:table-cell>
          <table:table-cell office:value-type="float" office:value="0.00356055002857707" calcext:value-type="float">
            <text:p>0.003560550028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90439908668" calcext:value-type="float">
            <text:p>0.791690439908668</text:p>
          </table:table-cell>
          <table:table-cell office:value-type="float" office:value="0.0125592367350208" calcext:value-type="float">
            <text:p>0.012559236735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054700704478" calcext:value-type="float">
            <text:p>0.791054700704478</text:p>
          </table:table-cell>
          <table:table-cell office:value-type="float" office:value="0.018642550283812" calcext:value-type="float">
            <text:p>0.018642550283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85301446458" calcext:value-type="float">
            <text:p>0.794285301446458</text:p>
          </table:table-cell>
          <table:table-cell office:value-type="float" office:value="0.00367519414175515" calcext:value-type="float">
            <text:p>0.003675194141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28037578977" calcext:value-type="float">
            <text:p>0.793828037578977</text:p>
          </table:table-cell>
          <table:table-cell office:value-type="float" office:value="0.00856557624584221" calcext:value-type="float">
            <text:p>0.008565576245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36079169862" calcext:value-type="float">
            <text:p>0.792436079169862</text:p>
          </table:table-cell>
          <table:table-cell office:value-type="float" office:value="0.0107100755824249" calcext:value-type="float">
            <text:p>0.010710075582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5424746368" calcext:value-type="float">
            <text:p>0.79205424746368</text:p>
          </table:table-cell>
          <table:table-cell office:value-type="float" office:value="0.0135577656639781" calcext:value-type="float">
            <text:p>0.013557765663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83081633602" calcext:value-type="float">
            <text:p>0.793283081633602</text:p>
          </table:table-cell>
          <table:table-cell office:value-type="float" office:value="0.0107173672791118" calcext:value-type="float">
            <text:p>0.010717367279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220003752711" calcext:value-type="float">
            <text:p>0.790220003752711</text:p>
          </table:table-cell>
          <table:table-cell office:value-type="float" office:value="0.0224940994975572" calcext:value-type="float">
            <text:p>0.022494099497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7389855065" calcext:value-type="float">
            <text:p>0.79337389855065</text:p>
          </table:table-cell>
          <table:table-cell office:value-type="float" office:value="0.00663139104293885" calcext:value-type="float">
            <text:p>0.00663139104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245297632125" calcext:value-type="float">
            <text:p>0.788245297632125</text:p>
          </table:table-cell>
          <table:table-cell office:value-type="float" office:value="0.0266873662531481" calcext:value-type="float">
            <text:p>0.026687366253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14587074479" calcext:value-type="float">
            <text:p>0.793814587074479</text:p>
          </table:table-cell>
          <table:table-cell office:value-type="float" office:value="0.00614101390113163" calcext:value-type="float">
            <text:p>0.006141013901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88095892845" calcext:value-type="float">
            <text:p>0.792188095892845</text:p>
          </table:table-cell>
          <table:table-cell office:value-type="float" office:value="0.0135196806294689" calcext:value-type="float">
            <text:p>0.013519680629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20025691574" calcext:value-type="float">
            <text:p>0.793420025691574</text:p>
          </table:table-cell>
          <table:table-cell office:value-type="float" office:value="0.00894571875661055" calcext:value-type="float">
            <text:p>0.008945718756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147576560472" calcext:value-type="float">
            <text:p>0.790147576560472</text:p>
          </table:table-cell>
          <table:table-cell office:value-type="float" office:value="0.0162280682098267" calcext:value-type="float">
            <text:p>0.016228068209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91767574052" calcext:value-type="float">
            <text:p>0.792891767574052</text:p>
          </table:table-cell>
          <table:table-cell office:value-type="float" office:value="0.00882984828831759" calcext:value-type="float">
            <text:p>0.008829848288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48641003436" calcext:value-type="float">
            <text:p>0.793448641003436</text:p>
          </table:table-cell>
          <table:table-cell office:value-type="float" office:value="0.00626976958902871" calcext:value-type="float">
            <text:p>0.0062697695890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15626754909" calcext:value-type="float">
            <text:p>0.792915626754909</text:p>
          </table:table-cell>
          <table:table-cell office:value-type="float" office:value="0.00946074259302634" calcext:value-type="float">
            <text:p>0.009460742593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0365618953" calcext:value-type="float">
            <text:p>0.79210365618953</text:p>
          </table:table-cell>
          <table:table-cell office:value-type="float" office:value="0.0152243104700054" calcext:value-type="float">
            <text:p>0.015224310470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88950454963" calcext:value-type="float">
            <text:p>0.793288950454963</text:p>
          </table:table-cell>
          <table:table-cell office:value-type="float" office:value="0.00706444511062085" calcext:value-type="float">
            <text:p>0.00706444511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5201343899" calcext:value-type="float">
            <text:p>0.79175201343899</text:p>
          </table:table-cell>
          <table:table-cell office:value-type="float" office:value="0.00991052235329751" calcext:value-type="float">
            <text:p>0.009910522353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92402406961" calcext:value-type="float">
            <text:p>0.794592402406961</text:p>
          </table:table-cell>
          <table:table-cell office:value-type="float" office:value="0.00216412634527302" calcext:value-type="float">
            <text:p>0.002164126345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75435194406" calcext:value-type="float">
            <text:p>0.793675435194406</text:p>
          </table:table-cell>
          <table:table-cell office:value-type="float" office:value="0.00583677407839935" calcext:value-type="float">
            <text:p>0.005836774078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20868568926" calcext:value-type="float">
            <text:p>0.793320868568926</text:p>
          </table:table-cell>
          <table:table-cell office:value-type="float" office:value="0.00899984172243609" calcext:value-type="float">
            <text:p>0.008999841722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80983928508" calcext:value-type="float">
            <text:p>0.793880983928508</text:p>
          </table:table-cell>
          <table:table-cell office:value-type="float" office:value="0.00555208323264684" calcext:value-type="float">
            <text:p>0.005552083232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1953692145" calcext:value-type="float">
            <text:p>0.79401953692145</text:p>
          </table:table-cell>
          <table:table-cell office:value-type="float" office:value="0.0054364899943637" calcext:value-type="float">
            <text:p>0.005436489994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50444325362" calcext:value-type="float">
            <text:p>0.792750444325362</text:p>
          </table:table-cell>
          <table:table-cell office:value-type="float" office:value="0.00893063789523253" calcext:value-type="float">
            <text:p>0.008930637895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99655774735" calcext:value-type="float">
            <text:p>0.793199655774735</text:p>
          </table:table-cell>
          <table:table-cell office:value-type="float" office:value="0.00983891262853169" calcext:value-type="float">
            <text:p>0.009838912628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96363663412" calcext:value-type="float">
            <text:p>0.794096363663412</text:p>
          </table:table-cell>
          <table:table-cell office:value-type="float" office:value="0.00399030141105207" calcext:value-type="float">
            <text:p>0.003990301411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76268623373" calcext:value-type="float">
            <text:p>0.791976268623373</text:p>
          </table:table-cell>
          <table:table-cell office:value-type="float" office:value="0.0124151958158504" calcext:value-type="float">
            <text:p>0.01241519581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65797235229" calcext:value-type="float">
            <text:p>0.792865797235229</text:p>
          </table:table-cell>
          <table:table-cell office:value-type="float" office:value="0.00674454553754142" calcext:value-type="float">
            <text:p>0.006744545537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38047751576" calcext:value-type="float">
            <text:p>0.793938047751576</text:p>
          </table:table-cell>
          <table:table-cell office:value-type="float" office:value="0.00668444387263817" calcext:value-type="float">
            <text:p>0.006684443872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79410529524" calcext:value-type="float">
            <text:p>0.792379410529524</text:p>
          </table:table-cell>
          <table:table-cell office:value-type="float" office:value="0.0120874986317043" calcext:value-type="float">
            <text:p>0.012087498631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64224097828" calcext:value-type="float">
            <text:p>0.792664224097828</text:p>
          </table:table-cell>
          <table:table-cell office:value-type="float" office:value="0.00774660512883904" calcext:value-type="float">
            <text:p>0.007746605128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68556754498" calcext:value-type="float">
            <text:p>0.792368556754498</text:p>
          </table:table-cell>
          <table:table-cell office:value-type="float" office:value="0.0137492897758937" calcext:value-type="float">
            <text:p>0.013749289775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13216662179" calcext:value-type="float">
            <text:p>0.792513216662179</text:p>
          </table:table-cell>
          <table:table-cell office:value-type="float" office:value="0.00900557616700792" calcext:value-type="float">
            <text:p>0.009005576167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12670037829" calcext:value-type="float">
            <text:p>0.793912670037829</text:p>
          </table:table-cell>
          <table:table-cell office:value-type="float" office:value="0.00572010801612252" calcext:value-type="float">
            <text:p>0.005720108016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01447658703" calcext:value-type="float">
            <text:p>0.793801447658703</text:p>
          </table:table-cell>
          <table:table-cell office:value-type="float" office:value="0.0100423961865264" calcext:value-type="float">
            <text:p>0.010042396186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46506183155" calcext:value-type="float">
            <text:p>0.793346506183155</text:p>
          </table:table-cell>
          <table:table-cell office:value-type="float" office:value="0.00672582529238003" calcext:value-type="float">
            <text:p>0.00672582529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20651936717" calcext:value-type="float">
            <text:p>0.792420651936717</text:p>
          </table:table-cell>
          <table:table-cell office:value-type="float" office:value="0.0106914539446968" calcext:value-type="float">
            <text:p>0.010691453944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16337814448" calcext:value-type="float">
            <text:p>0.792716337814448</text:p>
          </table:table-cell>
          <table:table-cell office:value-type="float" office:value="0.0113301009616862" calcext:value-type="float">
            <text:p>0.011330100961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44972214564" calcext:value-type="float">
            <text:p>0.792144972214564</text:p>
          </table:table-cell>
          <table:table-cell office:value-type="float" office:value="0.0148333745681865" calcext:value-type="float">
            <text:p>0.014833374568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3696632135" calcext:value-type="float">
            <text:p>0.79303696632135</text:p>
          </table:table-cell>
          <table:table-cell office:value-type="float" office:value="0.0150514955001529" calcext:value-type="float">
            <text:p>0.015051495500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79240656853" calcext:value-type="float">
            <text:p>0.793879240656853</text:p>
          </table:table-cell>
          <table:table-cell office:value-type="float" office:value="0.0074901172022306" calcext:value-type="float">
            <text:p>0.007490117202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65678726069" calcext:value-type="float">
            <text:p>0.791665678726069</text:p>
          </table:table-cell>
          <table:table-cell office:value-type="float" office:value="0.014364825658104" calcext:value-type="float">
            <text:p>0.014364825658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77875232765" calcext:value-type="float">
            <text:p>0.793077875232765</text:p>
          </table:table-cell>
          <table:table-cell office:value-type="float" office:value="0.00697579202192138" calcext:value-type="float">
            <text:p>0.006975792021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10423574268" calcext:value-type="float">
            <text:p>0.792710423574268</text:p>
          </table:table-cell>
          <table:table-cell office:value-type="float" office:value="0.0104348786605507" calcext:value-type="float">
            <text:p>0.010434878660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67908933247" calcext:value-type="float">
            <text:p>0.794367908933247</text:p>
          </table:table-cell>
          <table:table-cell office:value-type="float" office:value="0.00476173729405855" calcext:value-type="float">
            <text:p>0.004761737294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81260267645" calcext:value-type="float">
            <text:p>0.794581260267645</text:p>
          </table:table-cell>
          <table:table-cell office:value-type="float" office:value="0.00261080367356869" calcext:value-type="float">
            <text:p>0.002610803673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52791733638" calcext:value-type="float">
            <text:p>0.793052791733638</text:p>
          </table:table-cell>
          <table:table-cell office:value-type="float" office:value="0.0102039476421156" calcext:value-type="float">
            <text:p>0.010203947642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86455434105" calcext:value-type="float">
            <text:p>0.792586455434105</text:p>
          </table:table-cell>
          <table:table-cell office:value-type="float" office:value="0.0127003566310536" calcext:value-type="float">
            <text:p>0.012700356631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29689010554" calcext:value-type="float">
            <text:p>0.792329689010554</text:p>
          </table:table-cell>
          <table:table-cell office:value-type="float" office:value="0.0113848490553415" calcext:value-type="float">
            <text:p>0.011384849055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23266467648" calcext:value-type="float">
            <text:p>0.792623266467648</text:p>
          </table:table-cell>
          <table:table-cell office:value-type="float" office:value="0.0119731760979203" calcext:value-type="float">
            <text:p>0.01197317609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995926322" calcext:value-type="float">
            <text:p>0.7938995926322</text:p>
          </table:table-cell>
          <table:table-cell office:value-type="float" office:value="0.00573792994672131" calcext:value-type="float">
            <text:p>0.005737929946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24318294309" calcext:value-type="float">
            <text:p>0.793824318294309</text:p>
          </table:table-cell>
          <table:table-cell office:value-type="float" office:value="0.00581455377309597" calcext:value-type="float">
            <text:p>0.005814553773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47214509656" calcext:value-type="float">
            <text:p>0.792947214509656</text:p>
          </table:table-cell>
          <table:table-cell office:value-type="float" office:value="0.00851015358132967" calcext:value-type="float">
            <text:p>0.00851015358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881807533" calcext:value-type="float">
            <text:p>0.7937881807533</text:p>
          </table:table-cell>
          <table:table-cell office:value-type="float" office:value="0.00586490079725646" calcext:value-type="float">
            <text:p>0.005864900797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75274046942" calcext:value-type="float">
            <text:p>0.793375274046942</text:p>
          </table:table-cell>
          <table:table-cell office:value-type="float" office:value="0.00766139430063644" calcext:value-type="float">
            <text:p>0.007661394300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40841208241" calcext:value-type="float">
            <text:p>0.792040841208241</text:p>
          </table:table-cell>
          <table:table-cell office:value-type="float" office:value="0.0107568332547347" calcext:value-type="float">
            <text:p>0.010756833254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03713667561" calcext:value-type="float">
            <text:p>0.793903713667561</text:p>
          </table:table-cell>
          <table:table-cell office:value-type="float" office:value="0.00674890567250841" calcext:value-type="float">
            <text:p>0.006748905672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23489122885" calcext:value-type="float">
            <text:p>0.794423489122885</text:p>
          </table:table-cell>
          <table:table-cell office:value-type="float" office:value="0.00479925775946865" calcext:value-type="float">
            <text:p>0.004799257759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36199508503" calcext:value-type="float">
            <text:p>0.791136199508503</text:p>
          </table:table-cell>
          <table:table-cell office:value-type="float" office:value="0.0179588601379285" calcext:value-type="float">
            <text:p>0.017958860137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19808925229" calcext:value-type="float">
            <text:p>0.793419808925229</text:p>
          </table:table-cell>
          <table:table-cell office:value-type="float" office:value="0.00944856253157816" calcext:value-type="float">
            <text:p>0.009448562531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3525131878" calcext:value-type="float">
            <text:p>0.79263525131878</text:p>
          </table:table-cell>
          <table:table-cell office:value-type="float" office:value="0.00959348277283606" calcext:value-type="float">
            <text:p>0.009593482772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77015748848" calcext:value-type="float">
            <text:p>0.794677015748848</text:p>
          </table:table-cell>
          <table:table-cell office:value-type="float" office:value="0.00319396032535306" calcext:value-type="float">
            <text:p>0.003193960325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90838053223" calcext:value-type="float">
            <text:p>0.791290838053223</text:p>
          </table:table-cell>
          <table:table-cell office:value-type="float" office:value="0.0151447816154435" calcext:value-type="float">
            <text:p>0.015144781615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93435995463" calcext:value-type="float">
            <text:p>0.792793435995463</text:p>
          </table:table-cell>
          <table:table-cell office:value-type="float" office:value="0.00958375798079863" calcext:value-type="float">
            <text:p>0.0095837579807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6287022636" calcext:value-type="float">
            <text:p>0.79206287022636</text:p>
          </table:table-cell>
          <table:table-cell office:value-type="float" office:value="0.012928049483763" calcext:value-type="float">
            <text:p>0.012928049483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86076709887" calcext:value-type="float">
            <text:p>0.794286076709887</text:p>
          </table:table-cell>
          <table:table-cell office:value-type="float" office:value="0.00473714290583796" calcext:value-type="float">
            <text:p>0.004737142905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20064003463" calcext:value-type="float">
            <text:p>0.793120064003463</text:p>
          </table:table-cell>
          <table:table-cell office:value-type="float" office:value="0.00851100297025595" calcext:value-type="float">
            <text:p>0.00851100297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56903785922" calcext:value-type="float">
            <text:p>0.792256903785922</text:p>
          </table:table-cell>
          <table:table-cell office:value-type="float" office:value="0.00997154627326173" calcext:value-type="float">
            <text:p>0.009971546273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98288685333" calcext:value-type="float">
            <text:p>0.793098288685333</text:p>
          </table:table-cell>
          <table:table-cell office:value-type="float" office:value="0.0101066286901833" calcext:value-type="float">
            <text:p>0.010106628690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43004354347" calcext:value-type="float">
            <text:p>0.793443004354347</text:p>
          </table:table-cell>
          <table:table-cell office:value-type="float" office:value="0.00794088011404693" calcext:value-type="float">
            <text:p>0.007940880114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22379687193" calcext:value-type="float">
            <text:p>0.791522379687193</text:p>
          </table:table-cell>
          <table:table-cell office:value-type="float" office:value="0.0158808783044662" calcext:value-type="float">
            <text:p>0.015880878304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85966485315" calcext:value-type="float">
            <text:p>0.791385966485315</text:p>
          </table:table-cell>
          <table:table-cell office:value-type="float" office:value="0.0140215595592146" calcext:value-type="float">
            <text:p>0.014021559559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33158161154" calcext:value-type="float">
            <text:p>0.794033158161154</text:p>
          </table:table-cell>
          <table:table-cell office:value-type="float" office:value="0.00566090032233813" calcext:value-type="float">
            <text:p>0.005660900322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07401762182" calcext:value-type="float">
            <text:p>0.791507401762182</text:p>
          </table:table-cell>
          <table:table-cell office:value-type="float" office:value="0.0136630675879116" calcext:value-type="float">
            <text:p>0.013663067587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5831797461" calcext:value-type="float">
            <text:p>0.79415831797461</text:p>
          </table:table-cell>
          <table:table-cell office:value-type="float" office:value="0.00502856040809183" calcext:value-type="float">
            <text:p>0.005028560408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61918411987" calcext:value-type="float">
            <text:p>0.793661918411987</text:p>
          </table:table-cell>
          <table:table-cell office:value-type="float" office:value="0.00743708505253939" calcext:value-type="float">
            <text:p>0.007437085052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67643299891" calcext:value-type="float">
            <text:p>0.794767643299891</text:p>
          </table:table-cell>
          <table:table-cell office:value-type="float" office:value="0.0023622995625901" calcext:value-type="float">
            <text:p>0.00236229956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34613778869" calcext:value-type="float">
            <text:p>0.792934613778869</text:p>
          </table:table-cell>
          <table:table-cell office:value-type="float" office:value="0.0112021258815197" calcext:value-type="float">
            <text:p>0.01120212588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47042845837" calcext:value-type="float">
            <text:p>0.792147042845837</text:p>
          </table:table-cell>
          <table:table-cell office:value-type="float" office:value="0.0109150146971518" calcext:value-type="float">
            <text:p>0.010915014697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92648540313" calcext:value-type="float">
            <text:p>0.792692648540313</text:p>
          </table:table-cell>
          <table:table-cell office:value-type="float" office:value="0.00926327494547374" calcext:value-type="float">
            <text:p>0.009263274945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15486762359" calcext:value-type="float">
            <text:p>0.793815486762359</text:p>
          </table:table-cell>
          <table:table-cell office:value-type="float" office:value="0.00733550030301586" calcext:value-type="float">
            <text:p>0.007335500303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40679605764" calcext:value-type="float">
            <text:p>0.792340679605764</text:p>
          </table:table-cell>
          <table:table-cell office:value-type="float" office:value="0.010671044508324" calcext:value-type="float">
            <text:p>0.010671044508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44564342128" calcext:value-type="float">
            <text:p>0.794244564342128</text:p>
          </table:table-cell>
          <table:table-cell office:value-type="float" office:value="0.00406268923174912" calcext:value-type="float">
            <text:p>0.004062689231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48841499222" calcext:value-type="float">
            <text:p>0.793648841499222</text:p>
          </table:table-cell>
          <table:table-cell office:value-type="float" office:value="0.00645933071670778" calcext:value-type="float">
            <text:p>0.006459330716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90633675633" calcext:value-type="float">
            <text:p>0.791990633675633</text:p>
          </table:table-cell>
          <table:table-cell office:value-type="float" office:value="0.0125849982917023" calcext:value-type="float">
            <text:p>0.012584998291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534307726237" calcext:value-type="float">
            <text:p>0.790534307726237</text:p>
          </table:table-cell>
          <table:table-cell office:value-type="float" office:value="0.0180671374674464" calcext:value-type="float">
            <text:p>0.018067137467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74666988448" calcext:value-type="float">
            <text:p>0.794674666988448</text:p>
          </table:table-cell>
          <table:table-cell office:value-type="float" office:value="0.00277756891904878" calcext:value-type="float">
            <text:p>0.0027775689190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92247065613" calcext:value-type="float">
            <text:p>0.794292247065613</text:p>
          </table:table-cell>
          <table:table-cell office:value-type="float" office:value="0.00663499371868396" calcext:value-type="float">
            <text:p>0.006634993718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138553708854" calcext:value-type="float">
            <text:p>0.790138553708854</text:p>
          </table:table-cell>
          <table:table-cell office:value-type="float" office:value="0.0205523917310239" calcext:value-type="float">
            <text:p>0.020552391731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98069448968" calcext:value-type="float">
            <text:p>0.791998069448968</text:p>
          </table:table-cell>
          <table:table-cell office:value-type="float" office:value="0.010605434993028" calcext:value-type="float">
            <text:p>0.010605434993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15381191882" calcext:value-type="float">
            <text:p>0.792915381191882</text:p>
          </table:table-cell>
          <table:table-cell office:value-type="float" office:value="0.0117392522965201" calcext:value-type="float">
            <text:p>0.01173925229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93017236076" calcext:value-type="float">
            <text:p>0.792893017236076</text:p>
          </table:table-cell>
          <table:table-cell office:value-type="float" office:value="0.0108222304193983" calcext:value-type="float">
            <text:p>0.010822230419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55606472085" calcext:value-type="float">
            <text:p>0.792255606472085</text:p>
          </table:table-cell>
          <table:table-cell office:value-type="float" office:value="0.0113344535171196" calcext:value-type="float">
            <text:p>0.01133445351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60283418448" calcext:value-type="float">
            <text:p>0.792860283418448</text:p>
          </table:table-cell>
          <table:table-cell office:value-type="float" office:value="0.0104494164391567" calcext:value-type="float">
            <text:p>0.010449416439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48754376361" calcext:value-type="float">
            <text:p>0.792548754376361</text:p>
          </table:table-cell>
          <table:table-cell office:value-type="float" office:value="0.0149647256444887" calcext:value-type="float">
            <text:p>0.014964725644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49174619466" calcext:value-type="float">
            <text:p>0.791149174619466</text:p>
          </table:table-cell>
          <table:table-cell office:value-type="float" office:value="0.0153842386521534" calcext:value-type="float">
            <text:p>0.015384238652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70178152979" calcext:value-type="float">
            <text:p>0.793870178152979</text:p>
          </table:table-cell>
          <table:table-cell office:value-type="float" office:value="0.00862323718343871" calcext:value-type="float">
            <text:p>0.008623237183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06765596086" calcext:value-type="float">
            <text:p>0.794006765596086</text:p>
          </table:table-cell>
          <table:table-cell office:value-type="float" office:value="0.0059528754267493" calcext:value-type="float">
            <text:p>0.005952875426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41973629885" calcext:value-type="float">
            <text:p>0.793641973629885</text:p>
          </table:table-cell>
          <table:table-cell office:value-type="float" office:value="0.00821283769034298" calcext:value-type="float">
            <text:p>0.008212837690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20084224834" calcext:value-type="float">
            <text:p>0.794020084224834</text:p>
          </table:table-cell>
          <table:table-cell office:value-type="float" office:value="0.00521230680413576" calcext:value-type="float">
            <text:p>0.005212306804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88977453285" calcext:value-type="float">
            <text:p>0.794188977453285</text:p>
          </table:table-cell>
          <table:table-cell office:value-type="float" office:value="0.00397952919095624" calcext:value-type="float">
            <text:p>0.003979529190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60490277027" calcext:value-type="float">
            <text:p>0.794060490277027</text:p>
          </table:table-cell>
          <table:table-cell office:value-type="float" office:value="0.0068915688355286" calcext:value-type="float">
            <text:p>0.006891568835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67040850077" calcext:value-type="float">
            <text:p>0.792967040850077</text:p>
          </table:table-cell>
          <table:table-cell office:value-type="float" office:value="0.0110705583814769" calcext:value-type="float">
            <text:p>0.011070558381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8441081408" calcext:value-type="float">
            <text:p>0.79348441081408</text:p>
          </table:table-cell>
          <table:table-cell office:value-type="float" office:value="0.00918460715602195" calcext:value-type="float">
            <text:p>0.009184607156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65774018139" calcext:value-type="float">
            <text:p>0.794565774018139</text:p>
          </table:table-cell>
          <table:table-cell office:value-type="float" office:value="0.00336271981979543" calcext:value-type="float">
            <text:p>0.003362719819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64926060482" calcext:value-type="float">
            <text:p>0.792464926060482</text:p>
          </table:table-cell>
          <table:table-cell office:value-type="float" office:value="0.0147839320491596" calcext:value-type="float">
            <text:p>0.01478393204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81425478939" calcext:value-type="float">
            <text:p>0.791681425478939</text:p>
          </table:table-cell>
          <table:table-cell office:value-type="float" office:value="0.0129999739897493" calcext:value-type="float">
            <text:p>0.012999973989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82302974195" calcext:value-type="float">
            <text:p>0.793682302974195</text:p>
          </table:table-cell>
          <table:table-cell office:value-type="float" office:value="0.0096047876823325" calcext:value-type="float">
            <text:p>0.009604787682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99624992868" calcext:value-type="float">
            <text:p>0.792999624992868</text:p>
          </table:table-cell>
          <table:table-cell office:value-type="float" office:value="0.0112434699401953" calcext:value-type="float">
            <text:p>0.011243469940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47226794788" calcext:value-type="float">
            <text:p>0.794847226794788</text:p>
          </table:table-cell>
          <table:table-cell office:value-type="float" office:value="0.00230090047045214" calcext:value-type="float">
            <text:p>0.002300900470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55616793399" calcext:value-type="float">
            <text:p>0.794255616793399</text:p>
          </table:table-cell>
          <table:table-cell office:value-type="float" office:value="0.00492722560687623" calcext:value-type="float">
            <text:p>0.004927225606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26386191206" calcext:value-type="float">
            <text:p>0.792726386191206</text:p>
          </table:table-cell>
          <table:table-cell office:value-type="float" office:value="0.0131665098044888" calcext:value-type="float">
            <text:p>0.013166509804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39476323447" calcext:value-type="float">
            <text:p>0.793739476323447</text:p>
          </table:table-cell>
          <table:table-cell office:value-type="float" office:value="0.00634883487578573" calcext:value-type="float">
            <text:p>0.006348834875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68511487894" calcext:value-type="float">
            <text:p>0.793068511487894</text:p>
          </table:table-cell>
          <table:table-cell office:value-type="float" office:value="0.00825619268259439" calcext:value-type="float">
            <text:p>0.008256192682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2302427039" calcext:value-type="float">
            <text:p>0.79242302427039</text:p>
          </table:table-cell>
          <table:table-cell office:value-type="float" office:value="0.0111252866163821" calcext:value-type="float">
            <text:p>0.011125286616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35378546533" calcext:value-type="float">
            <text:p>0.793935378546533</text:p>
          </table:table-cell>
          <table:table-cell office:value-type="float" office:value="0.00557189089626916" calcext:value-type="float">
            <text:p>0.005571890896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94534116919" calcext:value-type="float">
            <text:p>0.792594534116919</text:p>
          </table:table-cell>
          <table:table-cell office:value-type="float" office:value="0.0125405519743861" calcext:value-type="float">
            <text:p>0.012540551974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60405495024" calcext:value-type="float">
            <text:p>0.794160405495024</text:p>
          </table:table-cell>
          <table:table-cell office:value-type="float" office:value="0.00676157279926982" calcext:value-type="float">
            <text:p>0.00676157279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60033795001" calcext:value-type="float">
            <text:p>0.793560033795001</text:p>
          </table:table-cell>
          <table:table-cell office:value-type="float" office:value="0.00748522789192189" calcext:value-type="float">
            <text:p>0.007485227891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09131635661" calcext:value-type="float">
            <text:p>0.793309131635661</text:p>
          </table:table-cell>
          <table:table-cell office:value-type="float" office:value="0.0109792859801917" calcext:value-type="float">
            <text:p>0.010979285980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96073160707" calcext:value-type="float">
            <text:p>0.794096073160707</text:p>
          </table:table-cell>
          <table:table-cell office:value-type="float" office:value="0.00818651178785873" calcext:value-type="float">
            <text:p>0.008186511787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56049500975" calcext:value-type="float">
            <text:p>0.792256049500975</text:p>
          </table:table-cell>
          <table:table-cell office:value-type="float" office:value="0.0103860511576296" calcext:value-type="float">
            <text:p>0.01038605115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79003780274" calcext:value-type="float">
            <text:p>0.793979003780274</text:p>
          </table:table-cell>
          <table:table-cell office:value-type="float" office:value="0.00735962964300617" calcext:value-type="float">
            <text:p>0.007359629643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97048659418" calcext:value-type="float">
            <text:p>0.793197048659418</text:p>
          </table:table-cell>
          <table:table-cell office:value-type="float" office:value="0.00705590815111817" calcext:value-type="float">
            <text:p>0.007055908151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30871348352" calcext:value-type="float">
            <text:p>0.794830871348352</text:p>
          </table:table-cell>
          <table:table-cell office:value-type="float" office:value="0.00246056097214734" calcext:value-type="float">
            <text:p>0.002460560972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68109382277" calcext:value-type="float">
            <text:p>0.794268109382277</text:p>
          </table:table-cell>
          <table:table-cell office:value-type="float" office:value="0.00502433717200035" calcext:value-type="float">
            <text:p>0.005024337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9042464845" calcext:value-type="float">
            <text:p>0.79189042464845</text:p>
          </table:table-cell>
          <table:table-cell office:value-type="float" office:value="0.0117705451917179" calcext:value-type="float">
            <text:p>0.0117705451917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61040223503" calcext:value-type="float">
            <text:p>0.794261040223503</text:p>
          </table:table-cell>
          <table:table-cell office:value-type="float" office:value="0.00416271876906033" calcext:value-type="float">
            <text:p>0.00416271876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46740151893" calcext:value-type="float">
            <text:p>0.793346740151893</text:p>
          </table:table-cell>
          <table:table-cell office:value-type="float" office:value="0.00952397117810924" calcext:value-type="float">
            <text:p>0.009523971178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34921895647" calcext:value-type="float">
            <text:p>0.793434921895647</text:p>
          </table:table-cell>
          <table:table-cell office:value-type="float" office:value="0.00815048507121177" calcext:value-type="float">
            <text:p>0.008150485071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81584788159" calcext:value-type="float">
            <text:p>0.793881584788159</text:p>
          </table:table-cell>
          <table:table-cell office:value-type="float" office:value="0.00635745767841387" calcext:value-type="float">
            <text:p>0.006357457678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88490087406" calcext:value-type="float">
            <text:p>0.793488490087406</text:p>
          </table:table-cell>
          <table:table-cell office:value-type="float" office:value="0.00706340855143808" calcext:value-type="float">
            <text:p>0.0070634085514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19260862267" calcext:value-type="float">
            <text:p>0.794019260862267</text:p>
          </table:table-cell>
          <table:table-cell office:value-type="float" office:value="0.00635030383914579" calcext:value-type="float">
            <text:p>0.006350303839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98916939391" calcext:value-type="float">
            <text:p>0.791998916939391</text:p>
          </table:table-cell>
          <table:table-cell office:value-type="float" office:value="0.0130465070234474" calcext:value-type="float">
            <text:p>0.013046507023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53230084021" calcext:value-type="float">
            <text:p>0.793453230084021</text:p>
          </table:table-cell>
          <table:table-cell office:value-type="float" office:value="0.0104323493427376" calcext:value-type="float">
            <text:p>0.010432349342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92582563756" calcext:value-type="float">
            <text:p>0.794492582563756</text:p>
          </table:table-cell>
          <table:table-cell office:value-type="float" office:value="0.00382327259576223" calcext:value-type="float">
            <text:p>0.003823272595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82279515088" calcext:value-type="float">
            <text:p>0.794582279515088</text:p>
          </table:table-cell>
          <table:table-cell office:value-type="float" office:value="0.00622778266483771" calcext:value-type="float">
            <text:p>0.006227782664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21196487086" calcext:value-type="float">
            <text:p>0.791721196487086</text:p>
          </table:table-cell>
          <table:table-cell office:value-type="float" office:value="0.0182071840294334" calcext:value-type="float">
            <text:p>0.018207184029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91404406037" calcext:value-type="float">
            <text:p>0.794391404406037</text:p>
          </table:table-cell>
          <table:table-cell office:value-type="float" office:value="0.00435209734647788" calcext:value-type="float">
            <text:p>0.004352097346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0423359421" calcext:value-type="float">
            <text:p>0.79400423359421</text:p>
          </table:table-cell>
          <table:table-cell office:value-type="float" office:value="0.00571856095150807" calcext:value-type="float">
            <text:p>0.005718560951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54069362305" calcext:value-type="float">
            <text:p>0.792154069362305</text:p>
          </table:table-cell>
          <table:table-cell office:value-type="float" office:value="0.0109707397784648" calcext:value-type="float">
            <text:p>0.010970739778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40625132921" calcext:value-type="float">
            <text:p>0.794140625132921</text:p>
          </table:table-cell>
          <table:table-cell office:value-type="float" office:value="0.00799257280442543" calcext:value-type="float">
            <text:p>0.007992572804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38868207846" calcext:value-type="float">
            <text:p>0.794338868207846</text:p>
          </table:table-cell>
          <table:table-cell office:value-type="float" office:value="0.00505823232140631" calcext:value-type="float">
            <text:p>0.005058232321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85414016208" calcext:value-type="float">
            <text:p>0.794085414016208</text:p>
          </table:table-cell>
          <table:table-cell office:value-type="float" office:value="0.00503727284403184" calcext:value-type="float">
            <text:p>0.005037272844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46452446775" calcext:value-type="float">
            <text:p>0.793546452446775</text:p>
          </table:table-cell>
          <table:table-cell office:value-type="float" office:value="0.00717683866278376" calcext:value-type="float">
            <text:p>0.007176838662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361931025798" calcext:value-type="float">
            <text:p>0.791361931025798</text:p>
          </table:table-cell>
          <table:table-cell office:value-type="float" office:value="0.0118803450547914" calcext:value-type="float">
            <text:p>0.011880345054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06341699063" calcext:value-type="float">
            <text:p>0.793206341699063</text:p>
          </table:table-cell>
          <table:table-cell office:value-type="float" office:value="0.00762049154992199" calcext:value-type="float">
            <text:p>0.007620491549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20563437743" calcext:value-type="float">
            <text:p>0.794320563437743</text:p>
          </table:table-cell>
          <table:table-cell office:value-type="float" office:value="0.00380897533658492" calcext:value-type="float">
            <text:p>0.003808975336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54775553613" calcext:value-type="float">
            <text:p>0.793954775553613</text:p>
          </table:table-cell>
          <table:table-cell office:value-type="float" office:value="0.00469153265339102" calcext:value-type="float">
            <text:p>0.004691532653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34766601148" calcext:value-type="float">
            <text:p>0.792734766601148</text:p>
          </table:table-cell>
          <table:table-cell office:value-type="float" office:value="0.0118718672300691" calcext:value-type="float">
            <text:p>0.011871867230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67415513048" calcext:value-type="float">
            <text:p>0.791767415513048</text:p>
          </table:table-cell>
          <table:table-cell office:value-type="float" office:value="0.0134103963592485" calcext:value-type="float">
            <text:p>0.013410396359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42268813316" calcext:value-type="float">
            <text:p>0.793042268813316</text:p>
          </table:table-cell>
          <table:table-cell office:value-type="float" office:value="0.0104290328375706" calcext:value-type="float">
            <text:p>0.010429032837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93792845279" calcext:value-type="float">
            <text:p>0.793193792845279</text:p>
          </table:table-cell>
          <table:table-cell office:value-type="float" office:value="0.00822866959970592" calcext:value-type="float">
            <text:p>0.008228669599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50384670372" calcext:value-type="float">
            <text:p>0.794650384670372</text:p>
          </table:table-cell>
          <table:table-cell office:value-type="float" office:value="0.00349607469357339" calcext:value-type="float">
            <text:p>0.003496074693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44129391695" calcext:value-type="float">
            <text:p>0.793444129391695</text:p>
          </table:table-cell>
          <table:table-cell office:value-type="float" office:value="0.00752391232712899" calcext:value-type="float">
            <text:p>0.007523912327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45219243552" calcext:value-type="float">
            <text:p>0.792745219243552</text:p>
          </table:table-cell>
          <table:table-cell office:value-type="float" office:value="0.0143963342771219" calcext:value-type="float">
            <text:p>0.014396334277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73394159289" calcext:value-type="float">
            <text:p>0.793873394159289</text:p>
          </table:table-cell>
          <table:table-cell office:value-type="float" office:value="0.00745447004882605" calcext:value-type="float">
            <text:p>0.007454470048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6039441561" calcext:value-type="float">
            <text:p>0.79336039441561</text:p>
          </table:table-cell>
          <table:table-cell office:value-type="float" office:value="0.0107727680142212" calcext:value-type="float">
            <text:p>0.010772768014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90598380438" calcext:value-type="float">
            <text:p>0.792090598380438</text:p>
          </table:table-cell>
          <table:table-cell office:value-type="float" office:value="0.00908925767087869" calcext:value-type="float">
            <text:p>0.009089257670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56371722289" calcext:value-type="float">
            <text:p>0.793956371722289</text:p>
          </table:table-cell>
          <table:table-cell office:value-type="float" office:value="0.00695536972317922" calcext:value-type="float">
            <text:p>0.006955369723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20841990404" calcext:value-type="float">
            <text:p>0.792720841990404</text:p>
          </table:table-cell>
          <table:table-cell office:value-type="float" office:value="0.0127538307350403" calcext:value-type="float">
            <text:p>0.01275383073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89578693668" calcext:value-type="float">
            <text:p>0.794089578693668</text:p>
          </table:table-cell>
          <table:table-cell office:value-type="float" office:value="0.00644394558935863" calcext:value-type="float">
            <text:p>0.006443945589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14233752782" calcext:value-type="float">
            <text:p>0.791614233752782</text:p>
          </table:table-cell>
          <table:table-cell office:value-type="float" office:value="0.0152522748003342" calcext:value-type="float">
            <text:p>0.015252274800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30391587446" calcext:value-type="float">
            <text:p>0.794030391587446</text:p>
          </table:table-cell>
          <table:table-cell office:value-type="float" office:value="0.00462549331965156" calcext:value-type="float">
            <text:p>0.004625493319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05864324567" calcext:value-type="float">
            <text:p>0.793105864324567</text:p>
          </table:table-cell>
          <table:table-cell office:value-type="float" office:value="0.00780102991864792" calcext:value-type="float">
            <text:p>0.007801029918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60321853511" calcext:value-type="float">
            <text:p>0.793560321853511</text:p>
          </table:table-cell>
          <table:table-cell office:value-type="float" office:value="0.00633633233152036" calcext:value-type="float">
            <text:p>0.00633633233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50896860602" calcext:value-type="float">
            <text:p>0.791850896860602</text:p>
          </table:table-cell>
          <table:table-cell office:value-type="float" office:value="0.0165363680159908" calcext:value-type="float">
            <text:p>0.016536368015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39339557925" calcext:value-type="float">
            <text:p>0.792439339557925</text:p>
          </table:table-cell>
          <table:table-cell office:value-type="float" office:value="0.0105404392815688" calcext:value-type="float">
            <text:p>0.010540439281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80012270665" calcext:value-type="float">
            <text:p>0.791780012270665</text:p>
          </table:table-cell>
          <table:table-cell office:value-type="float" office:value="0.0134912516752576" calcext:value-type="float">
            <text:p>0.013491251675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76971127064" calcext:value-type="float">
            <text:p>0.793576971127064</text:p>
          </table:table-cell>
          <table:table-cell office:value-type="float" office:value="0.00807061388000332" calcext:value-type="float">
            <text:p>0.008070613880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97564679902" calcext:value-type="float">
            <text:p>0.793897564679902</text:p>
          </table:table-cell>
          <table:table-cell office:value-type="float" office:value="0.00527964233629467" calcext:value-type="float">
            <text:p>0.005279642336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6595282863" calcext:value-type="float">
            <text:p>0.79286595282863</text:p>
          </table:table-cell>
          <table:table-cell office:value-type="float" office:value="0.00918645596581701" calcext:value-type="float">
            <text:p>0.009186455965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37865085279" calcext:value-type="float">
            <text:p>0.793337865085279</text:p>
          </table:table-cell>
          <table:table-cell office:value-type="float" office:value="0.00805570367945455" calcext:value-type="float">
            <text:p>0.008055703679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3781542901" calcext:value-type="float">
            <text:p>0.79463781542901</text:p>
          </table:table-cell>
          <table:table-cell office:value-type="float" office:value="0.00317313239473979" calcext:value-type="float">
            <text:p>0.00317313239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84959804166" calcext:value-type="float">
            <text:p>0.794084959804166</text:p>
          </table:table-cell>
          <table:table-cell office:value-type="float" office:value="0.00687336075214876" calcext:value-type="float">
            <text:p>0.006873360752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28366340592" calcext:value-type="float">
            <text:p>0.792928366340592</text:p>
          </table:table-cell>
          <table:table-cell office:value-type="float" office:value="0.0163641512332385" calcext:value-type="float">
            <text:p>0.016364151233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79990384718" calcext:value-type="float">
            <text:p>0.793079990384718</text:p>
          </table:table-cell>
          <table:table-cell office:value-type="float" office:value="0.00864874552686583" calcext:value-type="float">
            <text:p>0.008648745526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54145318032" calcext:value-type="float">
            <text:p>0.791454145318032</text:p>
          </table:table-cell>
          <table:table-cell office:value-type="float" office:value="0.0170833343619071" calcext:value-type="float">
            <text:p>0.017083334361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88557550231" calcext:value-type="float">
            <text:p>0.792688557550231</text:p>
          </table:table-cell>
          <table:table-cell office:value-type="float" office:value="0.00806457875653399" calcext:value-type="float">
            <text:p>0.008064578756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90309806" calcext:value-type="float">
            <text:p>0.793990309806</text:p>
          </table:table-cell>
          <table:table-cell office:value-type="float" office:value="0.00537122926542993" calcext:value-type="float">
            <text:p>0.00537122926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61343779088" calcext:value-type="float">
            <text:p>0.793161343779088</text:p>
          </table:table-cell>
          <table:table-cell office:value-type="float" office:value="0.00904918471191895" calcext:value-type="float">
            <text:p>0.009049184711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31320230379" calcext:value-type="float">
            <text:p>0.793431320230379</text:p>
          </table:table-cell>
          <table:table-cell office:value-type="float" office:value="0.00750053610894888" calcext:value-type="float">
            <text:p>0.007500536108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32172016765" calcext:value-type="float">
            <text:p>0.792932172016765</text:p>
          </table:table-cell>
          <table:table-cell office:value-type="float" office:value="0.00906857600237461" calcext:value-type="float">
            <text:p>0.009068576002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78219121237" calcext:value-type="float">
            <text:p>0.793178219121237</text:p>
          </table:table-cell>
          <table:table-cell office:value-type="float" office:value="0.00820125947527717" calcext:value-type="float">
            <text:p>0.008201259475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4342650254" calcext:value-type="float">
            <text:p>0.79444342650254</text:p>
          </table:table-cell>
          <table:table-cell office:value-type="float" office:value="0.00516110680635143" calcext:value-type="float">
            <text:p>0.005161106806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35312581474" calcext:value-type="float">
            <text:p>0.792635312581474</text:p>
          </table:table-cell>
          <table:table-cell office:value-type="float" office:value="0.00999049266158903" calcext:value-type="float">
            <text:p>0.009990492661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47427651546" calcext:value-type="float">
            <text:p>0.794447427651546</text:p>
          </table:table-cell>
          <table:table-cell office:value-type="float" office:value="0.00397607908926056" calcext:value-type="float">
            <text:p>0.003976079089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21852064505" calcext:value-type="float">
            <text:p>0.794421852064505</text:p>
          </table:table-cell>
          <table:table-cell office:value-type="float" office:value="0.0032997394883743" calcext:value-type="float">
            <text:p>0.003299739488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71939805576" calcext:value-type="float">
            <text:p>0.792771939805576</text:p>
          </table:table-cell>
          <table:table-cell office:value-type="float" office:value="0.0121468969402838" calcext:value-type="float">
            <text:p>0.012146896940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25317709759" calcext:value-type="float">
            <text:p>0.791925317709759</text:p>
          </table:table-cell>
          <table:table-cell office:value-type="float" office:value="0.0139275800838206" calcext:value-type="float">
            <text:p>0.013927580083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41459495836" calcext:value-type="float">
            <text:p>0.794341459495836</text:p>
          </table:table-cell>
          <table:table-cell office:value-type="float" office:value="0.00417593624515625" calcext:value-type="float">
            <text:p>0.00417593624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19043305997" calcext:value-type="float">
            <text:p>0.793919043305997</text:p>
          </table:table-cell>
          <table:table-cell office:value-type="float" office:value="0.00653097641660178" calcext:value-type="float">
            <text:p>0.006530976416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61356244392" calcext:value-type="float">
            <text:p>0.794461356244392</text:p>
          </table:table-cell>
          <table:table-cell office:value-type="float" office:value="0.00431353862807005" calcext:value-type="float">
            <text:p>0.00431353862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25863117511" calcext:value-type="float">
            <text:p>0.794325863117511</text:p>
          </table:table-cell>
          <table:table-cell office:value-type="float" office:value="0.00573933314975964" calcext:value-type="float">
            <text:p>0.00573933314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79374377365" calcext:value-type="float">
            <text:p>0.793079374377365</text:p>
          </table:table-cell>
          <table:table-cell office:value-type="float" office:value="0.00791899834544061" calcext:value-type="float">
            <text:p>0.007918998345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49445023508" calcext:value-type="float">
            <text:p>0.793549445023508</text:p>
          </table:table-cell>
          <table:table-cell office:value-type="float" office:value="0.00597794853663248" calcext:value-type="float">
            <text:p>0.005977948536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61703186746" calcext:value-type="float">
            <text:p>0.793361703186746</text:p>
          </table:table-cell>
          <table:table-cell office:value-type="float" office:value="0.00861325956095678" calcext:value-type="float">
            <text:p>0.008613259560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24105043269" calcext:value-type="float">
            <text:p>0.791824105043269</text:p>
          </table:table-cell>
          <table:table-cell office:value-type="float" office:value="0.0135687919074437" calcext:value-type="float">
            <text:p>0.013568791907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93084737203" calcext:value-type="float">
            <text:p>0.792893084737203</text:p>
          </table:table-cell>
          <table:table-cell office:value-type="float" office:value="0.0104151264153067" calcext:value-type="float">
            <text:p>0.010415126415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579030311478" calcext:value-type="float">
            <text:p>0.790579030311478</text:p>
          </table:table-cell>
          <table:table-cell office:value-type="float" office:value="0.0181780919726124" calcext:value-type="float">
            <text:p>0.018178091972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94862647774" calcext:value-type="float">
            <text:p>0.793494862647774</text:p>
          </table:table-cell>
          <table:table-cell office:value-type="float" office:value="0.00999009903074612" calcext:value-type="float">
            <text:p>0.009990099030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30315349352" calcext:value-type="float">
            <text:p>0.794630315349352</text:p>
          </table:table-cell>
          <table:table-cell office:value-type="float" office:value="0.00302446335920818" calcext:value-type="float">
            <text:p>0.003024463359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54844403872" calcext:value-type="float">
            <text:p>0.792554844403872</text:p>
          </table:table-cell>
          <table:table-cell office:value-type="float" office:value="0.0132791477109927" calcext:value-type="float">
            <text:p>0.013279147710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37329587694" calcext:value-type="float">
            <text:p>0.793037329587694</text:p>
          </table:table-cell>
          <table:table-cell office:value-type="float" office:value="0.0095261602338688" calcext:value-type="float">
            <text:p>0.009526160233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208623292707" calcext:value-type="float">
            <text:p>0.795208623292707</text:p>
          </table:table-cell>
          <table:table-cell office:value-type="float" office:value="0.000646321292842629" calcext:value-type="float">
            <text:p>0.000646321292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41959920269" calcext:value-type="float">
            <text:p>0.792441959920269</text:p>
          </table:table-cell>
          <table:table-cell office:value-type="float" office:value="0.0106414088369123" calcext:value-type="float">
            <text:p>0.010641408836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8318876036" calcext:value-type="float">
            <text:p>0.79348318876036</text:p>
          </table:table-cell>
          <table:table-cell office:value-type="float" office:value="0.00885230739988406" calcext:value-type="float">
            <text:p>0.008852307399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99002124056" calcext:value-type="float">
            <text:p>0.792099002124056</text:p>
          </table:table-cell>
          <table:table-cell office:value-type="float" office:value="0.0131751454931865" calcext:value-type="float">
            <text:p>0.013175145493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82634773014" calcext:value-type="float">
            <text:p>0.794882634773014</text:p>
          </table:table-cell>
          <table:table-cell office:value-type="float" office:value="0.00296000021149607" calcext:value-type="float">
            <text:p>0.002960000211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18206245574" calcext:value-type="float">
            <text:p>0.792118206245574</text:p>
          </table:table-cell>
          <table:table-cell office:value-type="float" office:value="0.0109648621597475" calcext:value-type="float">
            <text:p>0.010964862159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743754525" calcext:value-type="float">
            <text:p>0.7935743754525</text:p>
          </table:table-cell>
          <table:table-cell office:value-type="float" office:value="0.00829885140752089" calcext:value-type="float">
            <text:p>0.0082988514075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82973019904" calcext:value-type="float">
            <text:p>0.791482973019904</text:p>
          </table:table-cell>
          <table:table-cell office:value-type="float" office:value="0.0129857686830669" calcext:value-type="float">
            <text:p>0.012985768683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17365202707" calcext:value-type="float">
            <text:p>0.794317365202707</text:p>
          </table:table-cell>
          <table:table-cell office:value-type="float" office:value="0.0045275047269806" calcext:value-type="float">
            <text:p>0.004527504726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56978173014" calcext:value-type="float">
            <text:p>0.793756978173014</text:p>
          </table:table-cell>
          <table:table-cell office:value-type="float" office:value="0.00829827641234128" calcext:value-type="float">
            <text:p>0.008298276412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34503202502" calcext:value-type="float">
            <text:p>0.793534503202502</text:p>
          </table:table-cell>
          <table:table-cell office:value-type="float" office:value="0.00756621659846653" calcext:value-type="float">
            <text:p>0.007566216598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93284163968" calcext:value-type="float">
            <text:p>0.794593284163968</text:p>
          </table:table-cell>
          <table:table-cell office:value-type="float" office:value="0.00312368643389865" calcext:value-type="float">
            <text:p>0.003123686433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05844472028" calcext:value-type="float">
            <text:p>0.792005844472028</text:p>
          </table:table-cell>
          <table:table-cell office:value-type="float" office:value="0.011475634535961" calcext:value-type="float">
            <text:p>0.011475634535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48228221346" calcext:value-type="float">
            <text:p>0.794148228221346</text:p>
          </table:table-cell>
          <table:table-cell office:value-type="float" office:value="0.00644669318536255" calcext:value-type="float">
            <text:p>0.006446693185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83525038282" calcext:value-type="float">
            <text:p>0.794283525038282</text:p>
          </table:table-cell>
          <table:table-cell office:value-type="float" office:value="0.00711219396432802" calcext:value-type="float">
            <text:p>0.007112193964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12218689934" calcext:value-type="float">
            <text:p>0.792112218689934</text:p>
          </table:table-cell>
          <table:table-cell office:value-type="float" office:value="0.00929225882071943" calcext:value-type="float">
            <text:p>0.0092922588207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11316342751" calcext:value-type="float">
            <text:p>0.794611316342751</text:p>
          </table:table-cell>
          <table:table-cell office:value-type="float" office:value="0.00377957914849084" calcext:value-type="float">
            <text:p>0.003779579148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35007846568" calcext:value-type="float">
            <text:p>0.793935007846568</text:p>
          </table:table-cell>
          <table:table-cell office:value-type="float" office:value="0.00528947543733363" calcext:value-type="float">
            <text:p>0.005289475437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38951913013" calcext:value-type="float">
            <text:p>0.792738951913013</text:p>
          </table:table-cell>
          <table:table-cell office:value-type="float" office:value="0.011072182022389" calcext:value-type="float">
            <text:p>0.011072182022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82953721296" calcext:value-type="float">
            <text:p>0.793682953721296</text:p>
          </table:table-cell>
          <table:table-cell office:value-type="float" office:value="0.00824552604509322" calcext:value-type="float">
            <text:p>0.008245526045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87906907701" calcext:value-type="float">
            <text:p>0.793887906907701</text:p>
          </table:table-cell>
          <table:table-cell office:value-type="float" office:value="0.00684129405420071" calcext:value-type="float">
            <text:p>0.006841294054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47671440896" calcext:value-type="float">
            <text:p>0.794447671440896</text:p>
          </table:table-cell>
          <table:table-cell office:value-type="float" office:value="0.00710221627398382" calcext:value-type="float">
            <text:p>0.007102216273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06209657355" calcext:value-type="float">
            <text:p>0.792406209657355</text:p>
          </table:table-cell>
          <table:table-cell office:value-type="float" office:value="0.00871315850278617" calcext:value-type="float">
            <text:p>0.008713158502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03080014957" calcext:value-type="float">
            <text:p>0.793803080014957</text:p>
          </table:table-cell>
          <table:table-cell office:value-type="float" office:value="0.00627138316661886" calcext:value-type="float">
            <text:p>0.006271383166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47736062024" calcext:value-type="float">
            <text:p>0.794347736062024</text:p>
          </table:table-cell>
          <table:table-cell office:value-type="float" office:value="0.00450232200173222" calcext:value-type="float">
            <text:p>0.004502322001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12882474927" calcext:value-type="float">
            <text:p>0.793512882474927</text:p>
          </table:table-cell>
          <table:table-cell office:value-type="float" office:value="0.00605347907419642" calcext:value-type="float">
            <text:p>0.006053479074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05050112033" calcext:value-type="float">
            <text:p>0.792705050112033</text:p>
          </table:table-cell>
          <table:table-cell office:value-type="float" office:value="0.0104580439451831" calcext:value-type="float">
            <text:p>0.010458043945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93330850135" calcext:value-type="float">
            <text:p>0.794593330850135</text:p>
          </table:table-cell>
          <table:table-cell office:value-type="float" office:value="0.00313914662061238" calcext:value-type="float">
            <text:p>0.003139146620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44954996944" calcext:value-type="float">
            <text:p>0.793044954996944</text:p>
          </table:table-cell>
          <table:table-cell office:value-type="float" office:value="0.00935796450543832" calcext:value-type="float">
            <text:p>0.0093579645054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93469337787" calcext:value-type="float">
            <text:p>0.793293469337787</text:p>
          </table:table-cell>
          <table:table-cell office:value-type="float" office:value="0.00900935627594797" calcext:value-type="float">
            <text:p>0.009009356275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170514622499" calcext:value-type="float">
            <text:p>0.791170514622499</text:p>
          </table:table-cell>
          <table:table-cell office:value-type="float" office:value="0.0170652290173788" calcext:value-type="float">
            <text:p>0.017065229017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44554385532" calcext:value-type="float">
            <text:p>0.793044554385532</text:p>
          </table:table-cell>
          <table:table-cell office:value-type="float" office:value="0.0083310366983427" calcext:value-type="float">
            <text:p>0.008331036698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93470586624" calcext:value-type="float">
            <text:p>0.792393470586624</text:p>
          </table:table-cell>
          <table:table-cell office:value-type="float" office:value="0.0129911757243526" calcext:value-type="float">
            <text:p>0.012991175724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77265525602" calcext:value-type="float">
            <text:p>0.793377265525602</text:p>
          </table:table-cell>
          <table:table-cell office:value-type="float" office:value="0.00631808829600488" calcext:value-type="float">
            <text:p>0.006318088296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27703823291" calcext:value-type="float">
            <text:p>0.792227703823291</text:p>
          </table:table-cell>
          <table:table-cell office:value-type="float" office:value="0.0164862081233725" calcext:value-type="float">
            <text:p>0.016486208123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46303171023" calcext:value-type="float">
            <text:p>0.794246303171023</text:p>
          </table:table-cell>
          <table:table-cell office:value-type="float" office:value="0.00473163235214386" calcext:value-type="float">
            <text:p>0.004731632352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47812015311" calcext:value-type="float">
            <text:p>0.793047812015311</text:p>
          </table:table-cell>
          <table:table-cell office:value-type="float" office:value="0.0120910943645536" calcext:value-type="float">
            <text:p>0.012091094364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9620544851" calcext:value-type="float">
            <text:p>0.79309620544851</text:p>
          </table:table-cell>
          <table:table-cell office:value-type="float" office:value="0.00824482813520254" calcext:value-type="float">
            <text:p>0.008244828135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30101852068" calcext:value-type="float">
            <text:p>0.793530101852068</text:p>
          </table:table-cell>
          <table:table-cell office:value-type="float" office:value="0.00738053361384525" calcext:value-type="float">
            <text:p>0.007380533613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36477158913" calcext:value-type="float">
            <text:p>0.793736477158913</text:p>
          </table:table-cell>
          <table:table-cell office:value-type="float" office:value="0.00580744744344906" calcext:value-type="float">
            <text:p>0.005807447443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07365904757" calcext:value-type="float">
            <text:p>0.792707365904757</text:p>
          </table:table-cell>
          <table:table-cell office:value-type="float" office:value="0.0106710077497456" calcext:value-type="float">
            <text:p>0.010671007749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60209309203" calcext:value-type="float">
            <text:p>0.794760209309203</text:p>
          </table:table-cell>
          <table:table-cell office:value-type="float" office:value="0.00373782347651431" calcext:value-type="float">
            <text:p>0.003737823476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9759057325" calcext:value-type="float">
            <text:p>0.79089759057325</text:p>
          </table:table-cell>
          <table:table-cell office:value-type="float" office:value="0.0164644798931264" calcext:value-type="float">
            <text:p>0.016464479893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69914802385" calcext:value-type="float">
            <text:p>0.793869914802385</text:p>
          </table:table-cell>
          <table:table-cell office:value-type="float" office:value="0.00579497333696556" calcext:value-type="float">
            <text:p>0.005794973336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46872469719" calcext:value-type="float">
            <text:p>0.792846872469719</text:p>
          </table:table-cell>
          <table:table-cell office:value-type="float" office:value="0.00886818576412654" calcext:value-type="float">
            <text:p>0.008868185764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70557466477" calcext:value-type="float">
            <text:p>0.794270557466477</text:p>
          </table:table-cell>
          <table:table-cell office:value-type="float" office:value="0.00485486120992685" calcext:value-type="float">
            <text:p>0.004854861209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14872451895" calcext:value-type="float">
            <text:p>0.794614872451895</text:p>
          </table:table-cell>
          <table:table-cell office:value-type="float" office:value="0.00413995897154446" calcext:value-type="float">
            <text:p>0.004139958971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07827601315" calcext:value-type="float">
            <text:p>0.793107827601315</text:p>
          </table:table-cell>
          <table:table-cell office:value-type="float" office:value="0.00990928280790491" calcext:value-type="float">
            <text:p>0.009909282807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95895732535" calcext:value-type="float">
            <text:p>0.793695895732535</text:p>
          </table:table-cell>
          <table:table-cell office:value-type="float" office:value="0.00687019246541849" calcext:value-type="float">
            <text:p>0.006870192465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56887045438" calcext:value-type="float">
            <text:p>0.790856887045438</text:p>
          </table:table-cell>
          <table:table-cell office:value-type="float" office:value="0.0139290842331744" calcext:value-type="float">
            <text:p>0.013929084233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23476790265" calcext:value-type="float">
            <text:p>0.793723476790265</text:p>
          </table:table-cell>
          <table:table-cell office:value-type="float" office:value="0.00657663855149308" calcext:value-type="float">
            <text:p>0.0065766385514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55117231899" calcext:value-type="float">
            <text:p>0.793655117231899</text:p>
          </table:table-cell>
          <table:table-cell office:value-type="float" office:value="0.00762446228649289" calcext:value-type="float">
            <text:p>0.0076244622864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59427329617" calcext:value-type="float">
            <text:p>0.793759427329617</text:p>
          </table:table-cell>
          <table:table-cell office:value-type="float" office:value="0.00765239632345688" calcext:value-type="float">
            <text:p>0.007652396323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55335677305" calcext:value-type="float">
            <text:p>0.793955335677305</text:p>
          </table:table-cell>
          <table:table-cell office:value-type="float" office:value="0.0070018376437076" calcext:value-type="float">
            <text:p>0.007001837643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39225769129" calcext:value-type="float">
            <text:p>0.793839225769129</text:p>
          </table:table-cell>
          <table:table-cell office:value-type="float" office:value="0.00763337029196765" calcext:value-type="float">
            <text:p>0.007633370291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5867242789" calcext:value-type="float">
            <text:p>0.79205867242789</text:p>
          </table:table-cell>
          <table:table-cell office:value-type="float" office:value="0.0132115926519234" calcext:value-type="float">
            <text:p>0.013211592651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62047052883" calcext:value-type="float">
            <text:p>0.793662047052883</text:p>
          </table:table-cell>
          <table:table-cell office:value-type="float" office:value="0.00930781138805731" calcext:value-type="float">
            <text:p>0.009307811388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4705453035" calcext:value-type="float">
            <text:p>0.79394705453035</text:p>
          </table:table-cell>
          <table:table-cell office:value-type="float" office:value="0.00772098644958981" calcext:value-type="float">
            <text:p>0.00772098644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06076765866" calcext:value-type="float">
            <text:p>0.793906076765866</text:p>
          </table:table-cell>
          <table:table-cell office:value-type="float" office:value="0.00768788758933633" calcext:value-type="float">
            <text:p>0.007687887589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96335018977" calcext:value-type="float">
            <text:p>0.794096335018977</text:p>
          </table:table-cell>
          <table:table-cell office:value-type="float" office:value="0.00682053750063971" calcext:value-type="float">
            <text:p>0.00682053750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09429856877" calcext:value-type="float">
            <text:p>0.792709429856877</text:p>
          </table:table-cell>
          <table:table-cell office:value-type="float" office:value="0.0103685928265743" calcext:value-type="float">
            <text:p>0.0103685928265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83647471546" calcext:value-type="float">
            <text:p>0.791883647471546</text:p>
          </table:table-cell>
          <table:table-cell office:value-type="float" office:value="0.0138082449641089" calcext:value-type="float">
            <text:p>0.013808244964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60307855925" calcext:value-type="float">
            <text:p>0.792560307855925</text:p>
          </table:table-cell>
          <table:table-cell office:value-type="float" office:value="0.0172780096066822" calcext:value-type="float">
            <text:p>0.017278009606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21528199377" calcext:value-type="float">
            <text:p>0.794921528199377</text:p>
          </table:table-cell>
          <table:table-cell office:value-type="float" office:value="0.00405358891612813" calcext:value-type="float">
            <text:p>0.004053588916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69558014163" calcext:value-type="float">
            <text:p>0.793469558014163</text:p>
          </table:table-cell>
          <table:table-cell office:value-type="float" office:value="0.0082933471085037" calcext:value-type="float">
            <text:p>0.008293347108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89818944943" calcext:value-type="float">
            <text:p>0.793389818944943</text:p>
          </table:table-cell>
          <table:table-cell office:value-type="float" office:value="0.00773559910266405" calcext:value-type="float">
            <text:p>0.007735599102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22091731728" calcext:value-type="float">
            <text:p>0.793822091731728</text:p>
          </table:table-cell>
          <table:table-cell office:value-type="float" office:value="0.00944694426723141" calcext:value-type="float">
            <text:p>0.009446944267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72763640929" calcext:value-type="float">
            <text:p>0.791872763640929</text:p>
          </table:table-cell>
          <table:table-cell office:value-type="float" office:value="0.0200918466802728" calcext:value-type="float">
            <text:p>0.020091846680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87729009096" calcext:value-type="float">
            <text:p>0.793787729009096</text:p>
          </table:table-cell>
          <table:table-cell office:value-type="float" office:value="0.0078007477673676" calcext:value-type="float">
            <text:p>0.007800747767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40239314346" calcext:value-type="float">
            <text:p>0.794040239314346</text:p>
          </table:table-cell>
          <table:table-cell office:value-type="float" office:value="0.0064870317245254" calcext:value-type="float">
            <text:p>0.006487031724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36164455462" calcext:value-type="float">
            <text:p>0.792736164455462</text:p>
          </table:table-cell>
          <table:table-cell office:value-type="float" office:value="0.0124908576939351" calcext:value-type="float">
            <text:p>0.012490857693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46734225049" calcext:value-type="float">
            <text:p>0.792946734225049</text:p>
          </table:table-cell>
          <table:table-cell office:value-type="float" office:value="0.0107172557988774" calcext:value-type="float">
            <text:p>0.010717255798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97303982161" calcext:value-type="float">
            <text:p>0.794997303982161</text:p>
          </table:table-cell>
          <table:table-cell office:value-type="float" office:value="0.00224248623573513" calcext:value-type="float">
            <text:p>0.002242486235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34717020772" calcext:value-type="float">
            <text:p>0.793834717020772</text:p>
          </table:table-cell>
          <table:table-cell office:value-type="float" office:value="0.00577326096216286" calcext:value-type="float">
            <text:p>0.005773260962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28350035132" calcext:value-type="float">
            <text:p>0.792728350035132</text:p>
          </table:table-cell>
          <table:table-cell office:value-type="float" office:value="0.0145777169881128" calcext:value-type="float">
            <text:p>0.014577716988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498519824" calcext:value-type="float">
            <text:p>0.7946498519824</text:p>
          </table:table-cell>
          <table:table-cell office:value-type="float" office:value="0.00380698885788712" calcext:value-type="float">
            <text:p>0.003806988857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71683165545" calcext:value-type="float">
            <text:p>0.794071683165545</text:p>
          </table:table-cell>
          <table:table-cell office:value-type="float" office:value="0.00676835779844698" calcext:value-type="float">
            <text:p>0.006768357798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08894647652" calcext:value-type="float">
            <text:p>0.792308894647652</text:p>
          </table:table-cell>
          <table:table-cell office:value-type="float" office:value="0.0119254261314653" calcext:value-type="float">
            <text:p>0.011925426131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52667334125" calcext:value-type="float">
            <text:p>0.791652667334125</text:p>
          </table:table-cell>
          <table:table-cell office:value-type="float" office:value="0.0130067700306241" calcext:value-type="float">
            <text:p>0.013006770030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02800568611" calcext:value-type="float">
            <text:p>0.794002800568611</text:p>
          </table:table-cell>
          <table:table-cell office:value-type="float" office:value="0.00879711445811193" calcext:value-type="float">
            <text:p>0.008797114458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07923835413" calcext:value-type="float">
            <text:p>0.793707923835413</text:p>
          </table:table-cell>
          <table:table-cell office:value-type="float" office:value="0.00693805046206375" calcext:value-type="float">
            <text:p>0.006938050462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16746766418" calcext:value-type="float">
            <text:p>0.792816746766418</text:p>
          </table:table-cell>
          <table:table-cell office:value-type="float" office:value="0.0176323832943967" calcext:value-type="float">
            <text:p>0.017632383294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57513273148" calcext:value-type="float">
            <text:p>0.794757513273148</text:p>
          </table:table-cell>
          <table:table-cell office:value-type="float" office:value="0.00306640609200847" calcext:value-type="float">
            <text:p>0.003066406092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00987452668" calcext:value-type="float">
            <text:p>0.793800987452668</text:p>
          </table:table-cell>
          <table:table-cell office:value-type="float" office:value="0.00740536724337427" calcext:value-type="float">
            <text:p>0.007405367243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62281131395" calcext:value-type="float">
            <text:p>0.793162281131395</text:p>
          </table:table-cell>
          <table:table-cell office:value-type="float" office:value="0.00950959999996211" calcext:value-type="float">
            <text:p>0.009509599999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05496921759" calcext:value-type="float">
            <text:p>0.792605496921759</text:p>
          </table:table-cell>
          <table:table-cell office:value-type="float" office:value="0.0120700428973914" calcext:value-type="float">
            <text:p>0.012070042897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9303077282" calcext:value-type="float">
            <text:p>0.79419303077282</text:p>
          </table:table-cell>
          <table:table-cell office:value-type="float" office:value="0.00648642543253942" calcext:value-type="float">
            <text:p>0.006486425432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48244090182" calcext:value-type="float">
            <text:p>0.792648244090182</text:p>
          </table:table-cell>
          <table:table-cell office:value-type="float" office:value="0.0100525892483905" calcext:value-type="float">
            <text:p>0.010052589248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9633079923" calcext:value-type="float">
            <text:p>0.79319633079923</text:p>
          </table:table-cell>
          <table:table-cell office:value-type="float" office:value="0.00814425457813083" calcext:value-type="float">
            <text:p>0.008144254578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29058993265" calcext:value-type="float">
            <text:p>0.792829058993265</text:p>
          </table:table-cell>
          <table:table-cell office:value-type="float" office:value="0.00955286405822117" calcext:value-type="float">
            <text:p>0.009552864058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79304876006" calcext:value-type="float">
            <text:p>0.794279304876006</text:p>
          </table:table-cell>
          <table:table-cell office:value-type="float" office:value="0.00498079151599463" calcext:value-type="float">
            <text:p>0.004980791515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08476884299" calcext:value-type="float">
            <text:p>0.794208476884299</text:p>
          </table:table-cell>
          <table:table-cell office:value-type="float" office:value="0.00716563869897061" calcext:value-type="float">
            <text:p>0.007165638698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82661796419" calcext:value-type="float">
            <text:p>0.792982661796419</text:p>
          </table:table-cell>
          <table:table-cell office:value-type="float" office:value="0.0154018747497561" calcext:value-type="float">
            <text:p>0.015401874749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2901753275" calcext:value-type="float">
            <text:p>0.79412901753275</text:p>
          </table:table-cell>
          <table:table-cell office:value-type="float" office:value="0.00715991409642478" calcext:value-type="float">
            <text:p>0.007159914096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25830100451" calcext:value-type="float">
            <text:p>0.794225830100451</text:p>
          </table:table-cell>
          <table:table-cell office:value-type="float" office:value="0.00813507942208852" calcext:value-type="float">
            <text:p>0.0081350794220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32183717012" calcext:value-type="float">
            <text:p>0.794832183717012</text:p>
          </table:table-cell>
          <table:table-cell office:value-type="float" office:value="0.00403627377438619" calcext:value-type="float">
            <text:p>0.004036273774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438891314354" calcext:value-type="float">
            <text:p>0.791438891314354</text:p>
          </table:table-cell>
          <table:table-cell office:value-type="float" office:value="0.0184799926721884" calcext:value-type="float">
            <text:p>0.018479992672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82553126237" calcext:value-type="float">
            <text:p>0.794882553126237</text:p>
          </table:table-cell>
          <table:table-cell office:value-type="float" office:value="0.00308420146790294" calcext:value-type="float">
            <text:p>0.003084201467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42103030593" calcext:value-type="float">
            <text:p>0.793942103030593</text:p>
          </table:table-cell>
          <table:table-cell office:value-type="float" office:value="0.0090850258385463" calcext:value-type="float">
            <text:p>0.009085025838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5456259441" calcext:value-type="float">
            <text:p>0.79235456259441</text:p>
          </table:table-cell>
          <table:table-cell office:value-type="float" office:value="0.0123526157650973" calcext:value-type="float">
            <text:p>0.012352615765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27675875416" calcext:value-type="float">
            <text:p>0.793427675875416</text:p>
          </table:table-cell>
          <table:table-cell office:value-type="float" office:value="0.00989960698668024" calcext:value-type="float">
            <text:p>0.00989960698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34066378795" calcext:value-type="float">
            <text:p>0.792434066378795</text:p>
          </table:table-cell>
          <table:table-cell office:value-type="float" office:value="0.0139543691852104" calcext:value-type="float">
            <text:p>0.013954369185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6333212865" calcext:value-type="float">
            <text:p>0.79386333212865</text:p>
          </table:table-cell>
          <table:table-cell office:value-type="float" office:value="0.0080017185715553" calcext:value-type="float">
            <text:p>0.008001718571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70419214971" calcext:value-type="float">
            <text:p>0.792670419214971</text:p>
          </table:table-cell>
          <table:table-cell office:value-type="float" office:value="0.013262852532336" calcext:value-type="float">
            <text:p>0.013262852532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229894706187" calcext:value-type="float">
            <text:p>0.791229894706187</text:p>
          </table:table-cell>
          <table:table-cell office:value-type="float" office:value="0.01728651685101" calcext:value-type="float">
            <text:p>0.01728651685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21748485098" calcext:value-type="float">
            <text:p>0.794521748485098</text:p>
          </table:table-cell>
          <table:table-cell office:value-type="float" office:value="0.00595331315534177" calcext:value-type="float">
            <text:p>0.005953313155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36895679092" calcext:value-type="float">
            <text:p>0.794136895679092</text:p>
          </table:table-cell>
          <table:table-cell office:value-type="float" office:value="0.00503841116133435" calcext:value-type="float">
            <text:p>0.005038411161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56243391036" calcext:value-type="float">
            <text:p>0.793856243391036</text:p>
          </table:table-cell>
          <table:table-cell office:value-type="float" office:value="0.00697896915306843" calcext:value-type="float">
            <text:p>0.006978969153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77355606769" calcext:value-type="float">
            <text:p>0.793577355606769</text:p>
          </table:table-cell>
          <table:table-cell office:value-type="float" office:value="0.00881370713980578" calcext:value-type="float">
            <text:p>0.008813707139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39510789939" calcext:value-type="float">
            <text:p>0.794839510789939</text:p>
          </table:table-cell>
          <table:table-cell office:value-type="float" office:value="0.00527651395038533" calcext:value-type="float">
            <text:p>0.005276513950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9614432671" calcext:value-type="float">
            <text:p>0.79289614432671</text:p>
          </table:table-cell>
          <table:table-cell office:value-type="float" office:value="0.0136143744188096" calcext:value-type="float">
            <text:p>0.01361437441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50865876662" calcext:value-type="float">
            <text:p>0.792250865876662</text:p>
          </table:table-cell>
          <table:table-cell office:value-type="float" office:value="0.0122082829159435" calcext:value-type="float">
            <text:p>0.012208282915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00551115362" calcext:value-type="float">
            <text:p>0.793800551115362</text:p>
          </table:table-cell>
          <table:table-cell office:value-type="float" office:value="0.0103158550009965" calcext:value-type="float">
            <text:p>0.010315855000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9739336175" calcext:value-type="float">
            <text:p>0.79319739336175</text:p>
          </table:table-cell>
          <table:table-cell office:value-type="float" office:value="0.00921638453348597" calcext:value-type="float">
            <text:p>0.009216384533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72939491407" calcext:value-type="float">
            <text:p>0.794672939491407</text:p>
          </table:table-cell>
          <table:table-cell office:value-type="float" office:value="0.00447309709927387" calcext:value-type="float">
            <text:p>0.004473097099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11610521537" calcext:value-type="float">
            <text:p>0.794711610521537</text:p>
          </table:table-cell>
          <table:table-cell office:value-type="float" office:value="0.00514855179364758" calcext:value-type="float">
            <text:p>0.005148551793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20982093799" calcext:value-type="float">
            <text:p>0.79520982093799</text:p>
          </table:table-cell>
          <table:table-cell office:value-type="float" office:value="0.00222285820324366" calcext:value-type="float">
            <text:p>0.002222858203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08942218176" calcext:value-type="float">
            <text:p>0.794208942218176</text:p>
          </table:table-cell>
          <table:table-cell office:value-type="float" office:value="0.005256277017496" calcext:value-type="float">
            <text:p>0.005256277017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01010100305" calcext:value-type="float">
            <text:p>0.792901010100305</text:p>
          </table:table-cell>
          <table:table-cell office:value-type="float" office:value="0.00929612489679468" calcext:value-type="float">
            <text:p>0.009296124896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36135670133" calcext:value-type="float">
            <text:p>0.794136135670133</text:p>
          </table:table-cell>
          <table:table-cell office:value-type="float" office:value="0.00597526809431157" calcext:value-type="float">
            <text:p>0.005975268094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07797750133" calcext:value-type="float">
            <text:p>0.793707797750133</text:p>
          </table:table-cell>
          <table:table-cell office:value-type="float" office:value="0.0103985674015933" calcext:value-type="float">
            <text:p>0.010398567401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56856518636" calcext:value-type="float">
            <text:p>0.794756856518636</text:p>
          </table:table-cell>
          <table:table-cell office:value-type="float" office:value="0.00693536240661496" calcext:value-type="float">
            <text:p>0.006935362406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668149267" calcext:value-type="float">
            <text:p>0.7937668149267</text:p>
          </table:table-cell>
          <table:table-cell office:value-type="float" office:value="0.00716199652283826" calcext:value-type="float">
            <text:p>0.007161996522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58669789692" calcext:value-type="float">
            <text:p>0.794058669789692</text:p>
          </table:table-cell>
          <table:table-cell office:value-type="float" office:value="0.0053119510907964" calcext:value-type="float">
            <text:p>0.005311951090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77107676881" calcext:value-type="float">
            <text:p>0.792577107676881</text:p>
          </table:table-cell>
          <table:table-cell office:value-type="float" office:value="0.0140514337291172" calcext:value-type="float">
            <text:p>0.014051433729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87653516965" calcext:value-type="float">
            <text:p>0.793187653516965</text:p>
          </table:table-cell>
          <table:table-cell office:value-type="float" office:value="0.00912002808939259" calcext:value-type="float">
            <text:p>0.009120028089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04471478055" calcext:value-type="float">
            <text:p>0.793804471478055</text:p>
          </table:table-cell>
          <table:table-cell office:value-type="float" office:value="0.00807911266931475" calcext:value-type="float">
            <text:p>0.008079112669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09301034353" calcext:value-type="float">
            <text:p>0.794009301034353</text:p>
          </table:table-cell>
          <table:table-cell office:value-type="float" office:value="0.00720164401826711" calcext:value-type="float">
            <text:p>0.007201644018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33867484651" calcext:value-type="float">
            <text:p>0.794533867484651</text:p>
          </table:table-cell>
          <table:table-cell office:value-type="float" office:value="0.00693175228552048" calcext:value-type="float">
            <text:p>0.00693175228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34814292268" calcext:value-type="float">
            <text:p>0.794534814292268</text:p>
          </table:table-cell>
          <table:table-cell office:value-type="float" office:value="0.00411487191972857" calcext:value-type="float">
            <text:p>0.004114871919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14985520872" calcext:value-type="float">
            <text:p>0.794414985520872</text:p>
          </table:table-cell>
          <table:table-cell office:value-type="float" office:value="0.00456075271899333" calcext:value-type="float">
            <text:p>0.004560752718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98094847963" calcext:value-type="float">
            <text:p>0.794198094847963</text:p>
          </table:table-cell>
          <table:table-cell office:value-type="float" office:value="0.00585667978030341" calcext:value-type="float">
            <text:p>0.005856679780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33192665032" calcext:value-type="float">
            <text:p>0.794533192665032</text:p>
          </table:table-cell>
          <table:table-cell office:value-type="float" office:value="0.00651463803733759" calcext:value-type="float">
            <text:p>0.006514638037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47850547814" calcext:value-type="float">
            <text:p>0.794247850547814</text:p>
          </table:table-cell>
          <table:table-cell office:value-type="float" office:value="0.00734202842720971" calcext:value-type="float">
            <text:p>0.00734202842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89238108312" calcext:value-type="float">
            <text:p>0.792989238108312</text:p>
          </table:table-cell>
          <table:table-cell office:value-type="float" office:value="0.0167757981014213" calcext:value-type="float">
            <text:p>0.016775798101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01975979118" calcext:value-type="float">
            <text:p>0.794201975979118</text:p>
          </table:table-cell>
          <table:table-cell office:value-type="float" office:value="0.0075600181272671" calcext:value-type="float">
            <text:p>0.007560018127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57219355578" calcext:value-type="float">
            <text:p>0.794557219355578</text:p>
          </table:table-cell>
          <table:table-cell office:value-type="float" office:value="0.0053697948898202" calcext:value-type="float">
            <text:p>0.00536979488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25861722747" calcext:value-type="float">
            <text:p>0.793725861722747</text:p>
          </table:table-cell>
          <table:table-cell office:value-type="float" office:value="0.00652921153264182" calcext:value-type="float">
            <text:p>0.006529211532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23903018592" calcext:value-type="float">
            <text:p>0.793723903018592</text:p>
          </table:table-cell>
          <table:table-cell office:value-type="float" office:value="0.0084328336016899" calcext:value-type="float">
            <text:p>0.00843283360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11629430113" calcext:value-type="float">
            <text:p>0.793911629430113</text:p>
          </table:table-cell>
          <table:table-cell office:value-type="float" office:value="0.00825370211444714" calcext:value-type="float">
            <text:p>0.008253702114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67581254957" calcext:value-type="float">
            <text:p>0.793067581254957</text:p>
          </table:table-cell>
          <table:table-cell office:value-type="float" office:value="0.0140774042357466" calcext:value-type="float">
            <text:p>0.014077404235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70464237304" calcext:value-type="float">
            <text:p>0.793270464237304</text:p>
          </table:table-cell>
          <table:table-cell office:value-type="float" office:value="0.0103124180445891" calcext:value-type="float">
            <text:p>0.010312418044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9610633821" calcext:value-type="float">
            <text:p>0.79509610633821</text:p>
          </table:table-cell>
          <table:table-cell office:value-type="float" office:value="0.00227218387730171" calcext:value-type="float">
            <text:p>0.002272183877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50002557207" calcext:value-type="float">
            <text:p>0.794650002557207</text:p>
          </table:table-cell>
          <table:table-cell office:value-type="float" office:value="0.00716493637965367" calcext:value-type="float">
            <text:p>0.007164936379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54894058594" calcext:value-type="float">
            <text:p>0.793854894058594</text:p>
          </table:table-cell>
          <table:table-cell office:value-type="float" office:value="0.00781130883091124" calcext:value-type="float">
            <text:p>0.007811308830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45173926091" calcext:value-type="float">
            <text:p>0.794545173926091</text:p>
          </table:table-cell>
          <table:table-cell office:value-type="float" office:value="0.00619394858146437" calcext:value-type="float">
            <text:p>0.006193948581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43544245818" calcext:value-type="float">
            <text:p>0.793143544245818</text:p>
          </table:table-cell>
          <table:table-cell office:value-type="float" office:value="0.00870554788682357" calcext:value-type="float">
            <text:p>0.008705547886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84456505475" calcext:value-type="float">
            <text:p>0.793684456505475</text:p>
          </table:table-cell>
          <table:table-cell office:value-type="float" office:value="0.00983370211859249" calcext:value-type="float">
            <text:p>0.009833702118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69849292498" calcext:value-type="float">
            <text:p>0.793769849292498</text:p>
          </table:table-cell>
          <table:table-cell office:value-type="float" office:value="0.010357741821329" calcext:value-type="float">
            <text:p>0.010357741821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86722390436" calcext:value-type="float">
            <text:p>0.791586722390436</text:p>
          </table:table-cell>
          <table:table-cell office:value-type="float" office:value="0.011739794402779" calcext:value-type="float">
            <text:p>0.011739794402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03586153948" calcext:value-type="float">
            <text:p>0.793003586153948</text:p>
          </table:table-cell>
          <table:table-cell office:value-type="float" office:value="0.00935829873309886" calcext:value-type="float">
            <text:p>0.009358298733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12895284253" calcext:value-type="float">
            <text:p>0.793912895284253</text:p>
          </table:table-cell>
          <table:table-cell office:value-type="float" office:value="0.00684267794456854" calcext:value-type="float">
            <text:p>0.006842677944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47546914151" calcext:value-type="float">
            <text:p>0.794047546914151</text:p>
          </table:table-cell>
          <table:table-cell office:value-type="float" office:value="0.00670898781592283" calcext:value-type="float">
            <text:p>0.006708987815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94820386854" calcext:value-type="float">
            <text:p>0.794694820386854</text:p>
          </table:table-cell>
          <table:table-cell office:value-type="float" office:value="0.0057183320154198" calcext:value-type="float">
            <text:p>0.00571833201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28415010263" calcext:value-type="float">
            <text:p>0.794028415010263</text:p>
          </table:table-cell>
          <table:table-cell office:value-type="float" office:value="0.00630854605223787" calcext:value-type="float">
            <text:p>0.006308546052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80347640163" calcext:value-type="float">
            <text:p>0.793080347640163</text:p>
          </table:table-cell>
          <table:table-cell office:value-type="float" office:value="0.0119089389023705" calcext:value-type="float">
            <text:p>0.011908938902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21845214057" calcext:value-type="float">
            <text:p>0.793321845214057</text:p>
          </table:table-cell>
          <table:table-cell office:value-type="float" office:value="0.0106492384514404" calcext:value-type="float">
            <text:p>0.010649238451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45738201237" calcext:value-type="float">
            <text:p>0.793545738201237</text:p>
          </table:table-cell>
          <table:table-cell office:value-type="float" office:value="0.00828708685814781" calcext:value-type="float">
            <text:p>0.008287086858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207066482099" calcext:value-type="float">
            <text:p>0.795207066482099</text:p>
          </table:table-cell>
          <table:table-cell office:value-type="float" office:value="0.00190599227706279" calcext:value-type="float">
            <text:p>0.001905992277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65148009989" calcext:value-type="float">
            <text:p>0.794465148009989</text:p>
          </table:table-cell>
          <table:table-cell office:value-type="float" office:value="0.00483473850604859" calcext:value-type="float">
            <text:p>0.0048347385060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91075018816" calcext:value-type="float">
            <text:p>0.794391075018816</text:p>
          </table:table-cell>
          <table:table-cell office:value-type="float" office:value="0.00549181393057023" calcext:value-type="float">
            <text:p>0.00549181393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84163047892" calcext:value-type="float">
            <text:p>0.793084163047892</text:p>
          </table:table-cell>
          <table:table-cell office:value-type="float" office:value="0.00906803723192711" calcext:value-type="float">
            <text:p>0.009068037231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17004670704" calcext:value-type="float">
            <text:p>0.794017004670704</text:p>
          </table:table-cell>
          <table:table-cell office:value-type="float" office:value="0.00808476201539718" calcext:value-type="float">
            <text:p>0.008084762015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7064757019" calcext:value-type="float">
            <text:p>0.79467064757019</text:p>
          </table:table-cell>
          <table:table-cell office:value-type="float" office:value="0.00703899302352649" calcext:value-type="float">
            <text:p>0.007038993023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60755324983" calcext:value-type="float">
            <text:p>0.793860755324983</text:p>
          </table:table-cell>
          <table:table-cell office:value-type="float" office:value="0.0111533926050692" calcext:value-type="float">
            <text:p>0.011153392605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95444214045" calcext:value-type="float">
            <text:p>0.794495444214045</text:p>
          </table:table-cell>
          <table:table-cell office:value-type="float" office:value="0.00449858092193197" calcext:value-type="float">
            <text:p>0.004498580921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36945829058" calcext:value-type="float">
            <text:p>0.794236945829058</text:p>
          </table:table-cell>
          <table:table-cell office:value-type="float" office:value="0.00595094549434375" calcext:value-type="float">
            <text:p>0.005950945494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39344505741" calcext:value-type="float">
            <text:p>0.794239344505741</text:p>
          </table:table-cell>
          <table:table-cell office:value-type="float" office:value="0.00545588209383827" calcext:value-type="float">
            <text:p>0.005455882093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45414085088" calcext:value-type="float">
            <text:p>0.794045414085088</text:p>
          </table:table-cell>
          <table:table-cell office:value-type="float" office:value="0.00659316778732851" calcext:value-type="float">
            <text:p>0.006593167787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29799870828" calcext:value-type="float">
            <text:p>0.794329799870828</text:p>
          </table:table-cell>
          <table:table-cell office:value-type="float" office:value="0.00489256746184192" calcext:value-type="float">
            <text:p>0.004892567461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70460735888" calcext:value-type="float">
            <text:p>0.794970460735888</text:p>
          </table:table-cell>
          <table:table-cell office:value-type="float" office:value="0.00404454881116666" calcext:value-type="float">
            <text:p>0.004044548811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14746628921" calcext:value-type="float">
            <text:p>0.792914746628921</text:p>
          </table:table-cell>
          <table:table-cell office:value-type="float" office:value="0.008785372725769" calcext:value-type="float">
            <text:p>0.008785372725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07822510222" calcext:value-type="float">
            <text:p>0.793407822510222</text:p>
          </table:table-cell>
          <table:table-cell office:value-type="float" office:value="0.00872814993886949" calcext:value-type="float">
            <text:p>0.008728149938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06763014221" calcext:value-type="float">
            <text:p>0.792006763014221</text:p>
          </table:table-cell>
          <table:table-cell office:value-type="float" office:value="0.0177872227808145" calcext:value-type="float">
            <text:p>0.017787222780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32636908426" calcext:value-type="float">
            <text:p>0.795032636908426</text:p>
          </table:table-cell>
          <table:table-cell office:value-type="float" office:value="0.00220071610866689" calcext:value-type="float">
            <text:p>0.002200716108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18695459237" calcext:value-type="float">
            <text:p>0.794518695459237</text:p>
          </table:table-cell>
          <table:table-cell office:value-type="float" office:value="0.00458112191321315" calcext:value-type="float">
            <text:p>0.004581121913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19388633417" calcext:value-type="float">
            <text:p>0.793819388633417</text:p>
          </table:table-cell>
          <table:table-cell office:value-type="float" office:value="0.00859744642274703" calcext:value-type="float">
            <text:p>0.008597446422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34412385976" calcext:value-type="float">
            <text:p>0.791634412385976</text:p>
          </table:table-cell>
          <table:table-cell office:value-type="float" office:value="0.0115667264976735" calcext:value-type="float">
            <text:p>0.011566726497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76832694835" calcext:value-type="float">
            <text:p>0.793476832694835</text:p>
          </table:table-cell>
          <table:table-cell office:value-type="float" office:value="0.00780838263394879" calcext:value-type="float">
            <text:p>0.007808382633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89789488075" calcext:value-type="float">
            <text:p>0.793889789488075</text:p>
          </table:table-cell>
          <table:table-cell office:value-type="float" office:value="0.00699401312444182" calcext:value-type="float">
            <text:p>0.006994013124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23519586519" calcext:value-type="float">
            <text:p>0.792623519586519</text:p>
          </table:table-cell>
          <table:table-cell office:value-type="float" office:value="0.0109759227048012" calcext:value-type="float">
            <text:p>0.010975922704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9251551185" calcext:value-type="float">
            <text:p>0.79389251551185</text:p>
          </table:table-cell>
          <table:table-cell office:value-type="float" office:value="0.00769106381920952" calcext:value-type="float">
            <text:p>0.00769106381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01929594856" calcext:value-type="float">
            <text:p>0.794201929594856</text:p>
          </table:table-cell>
          <table:table-cell office:value-type="float" office:value="0.00763093577817357" calcext:value-type="float">
            <text:p>0.007630935778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99929202133" calcext:value-type="float">
            <text:p>0.794599929202133</text:p>
          </table:table-cell>
          <table:table-cell office:value-type="float" office:value="0.00433445694330083" calcext:value-type="float">
            <text:p>0.004334456943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07004422003" calcext:value-type="float">
            <text:p>0.794907004422003</text:p>
          </table:table-cell>
          <table:table-cell office:value-type="float" office:value="0.00379831037851687" calcext:value-type="float">
            <text:p>0.003798310378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01655552647" calcext:value-type="float">
            <text:p>0.792501655552647</text:p>
          </table:table-cell>
          <table:table-cell office:value-type="float" office:value="0.0104410066707486" calcext:value-type="float">
            <text:p>0.010441006670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88784054307" calcext:value-type="float">
            <text:p>0.793188784054307</text:p>
          </table:table-cell>
          <table:table-cell office:value-type="float" office:value="0.0091460287683845" calcext:value-type="float">
            <text:p>0.009146028768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448166952332" calcext:value-type="float">
            <text:p>0.795448166952332</text:p>
          </table:table-cell>
          <table:table-cell office:value-type="float" office:value="0.00072463583393145" calcext:value-type="float">
            <text:p>0.000724635833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84697081684" calcext:value-type="float">
            <text:p>0.792484697081684</text:p>
          </table:table-cell>
          <table:table-cell office:value-type="float" office:value="0.0165777603760028" calcext:value-type="float">
            <text:p>0.016577760376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89760967781" calcext:value-type="float">
            <text:p>0.793589760967781</text:p>
          </table:table-cell>
          <table:table-cell office:value-type="float" office:value="0.00661671699852712" calcext:value-type="float">
            <text:p>0.006616716998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12327428944" calcext:value-type="float">
            <text:p>0.793912327428944</text:p>
          </table:table-cell>
          <table:table-cell office:value-type="float" office:value="0.00685080096499118" calcext:value-type="float">
            <text:p>0.006850800964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13483920111" calcext:value-type="float">
            <text:p>0.794113483920111</text:p>
          </table:table-cell>
          <table:table-cell office:value-type="float" office:value="0.00602394381748084" calcext:value-type="float">
            <text:p>0.006023943817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69451989729" calcext:value-type="float">
            <text:p>0.794369451989729</text:p>
          </table:table-cell>
          <table:table-cell office:value-type="float" office:value="0.00764844523057018" calcext:value-type="float">
            <text:p>0.00764844523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70128659213" calcext:value-type="float">
            <text:p>0.793070128659213</text:p>
          </table:table-cell>
          <table:table-cell office:value-type="float" office:value="0.00979515531686963" calcext:value-type="float">
            <text:p>0.00979515531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58336712901" calcext:value-type="float">
            <text:p>0.794158336712901</text:p>
          </table:table-cell>
          <table:table-cell office:value-type="float" office:value="0.0074943803867949" calcext:value-type="float">
            <text:p>0.007494380386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66939189403" calcext:value-type="float">
            <text:p>0.793566939189403</text:p>
          </table:table-cell>
          <table:table-cell office:value-type="float" office:value="0.00804847895868495" calcext:value-type="float">
            <text:p>0.008048478958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91447054333" calcext:value-type="float">
            <text:p>0.794691447054333</text:p>
          </table:table-cell>
          <table:table-cell office:value-type="float" office:value="0.00427160012491718" calcext:value-type="float">
            <text:p>0.004271600124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37788995215" calcext:value-type="float">
            <text:p>0.793837788995215</text:p>
          </table:table-cell>
          <table:table-cell office:value-type="float" office:value="0.0079479209972294" calcext:value-type="float">
            <text:p>0.0079479209972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78250850928" calcext:value-type="float">
            <text:p>0.794278250850928</text:p>
          </table:table-cell>
          <table:table-cell office:value-type="float" office:value="0.00540196193449118" calcext:value-type="float">
            <text:p>0.005401961934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34196266851" calcext:value-type="float">
            <text:p>0.794734196266851</text:p>
          </table:table-cell>
          <table:table-cell office:value-type="float" office:value="0.00430487677267929" calcext:value-type="float">
            <text:p>0.004304876772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38802126078" calcext:value-type="float">
            <text:p>0.794338802126078</text:p>
          </table:table-cell>
          <table:table-cell office:value-type="float" office:value="0.00733397744889483" calcext:value-type="float">
            <text:p>0.007333977448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9128645224" calcext:value-type="float">
            <text:p>0.79329128645224</text:p>
          </table:table-cell>
          <table:table-cell office:value-type="float" office:value="0.00992080861363356" calcext:value-type="float">
            <text:p>0.009920808613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44300816977" calcext:value-type="float">
            <text:p>0.794744300816977</text:p>
          </table:table-cell>
          <table:table-cell office:value-type="float" office:value="0.00499408617578054" calcext:value-type="float">
            <text:p>0.004994086175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24338298464" calcext:value-type="float">
            <text:p>0.791524338298464</text:p>
          </table:table-cell>
          <table:table-cell office:value-type="float" office:value="0.0196234889729688" calcext:value-type="float">
            <text:p>0.019623488972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70101362214" calcext:value-type="float">
            <text:p>0.794370101362214</text:p>
          </table:table-cell>
          <table:table-cell office:value-type="float" office:value="0.00467701617207878" calcext:value-type="float">
            <text:p>0.004677016172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32268037723" calcext:value-type="float">
            <text:p>0.794632268037723</text:p>
          </table:table-cell>
          <table:table-cell office:value-type="float" office:value="0.00433724321437934" calcext:value-type="float">
            <text:p>0.004337243214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28850689163" calcext:value-type="float">
            <text:p>0.794628850689163</text:p>
          </table:table-cell>
          <table:table-cell office:value-type="float" office:value="0.0045135870275226" calcext:value-type="float">
            <text:p>0.004513587027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24824244179" calcext:value-type="float">
            <text:p>0.794124824244179</text:p>
          </table:table-cell>
          <table:table-cell office:value-type="float" office:value="0.00599494198581734" calcext:value-type="float">
            <text:p>0.005994941985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8877797166" calcext:value-type="float">
            <text:p>0.79428877797166</text:p>
          </table:table-cell>
          <table:table-cell office:value-type="float" office:value="0.00528957832096293" calcext:value-type="float">
            <text:p>0.005289578320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90248357304" calcext:value-type="float">
            <text:p>0.792390248357304</text:p>
          </table:table-cell>
          <table:table-cell office:value-type="float" office:value="0.0112336143500111" calcext:value-type="float">
            <text:p>0.011233614350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88300224553" calcext:value-type="float">
            <text:p>0.792988300224553</text:p>
          </table:table-cell>
          <table:table-cell office:value-type="float" office:value="0.0114664993405187" calcext:value-type="float">
            <text:p>0.011466499340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97212039938" calcext:value-type="float">
            <text:p>0.794997212039938</text:p>
          </table:table-cell>
          <table:table-cell office:value-type="float" office:value="0.00352955662021888" calcext:value-type="float">
            <text:p>0.003529556620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1196525246" calcext:value-type="float">
            <text:p>0.79331196525246</text:p>
          </table:table-cell>
          <table:table-cell office:value-type="float" office:value="0.00884138153894341" calcext:value-type="float">
            <text:p>0.008841381538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18959626451" calcext:value-type="float">
            <text:p>0.793618959626451</text:p>
          </table:table-cell>
          <table:table-cell office:value-type="float" office:value="0.00719999838551348" calcext:value-type="float">
            <text:p>0.007199998385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323278017159" calcext:value-type="float">
            <text:p>0.795323278017159</text:p>
          </table:table-cell>
          <table:table-cell office:value-type="float" office:value="0.00212559370387361" calcext:value-type="float">
            <text:p>0.002125593703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6123030282" calcext:value-type="float">
            <text:p>0.79236123030282</text:p>
          </table:table-cell>
          <table:table-cell office:value-type="float" office:value="0.0142353446054565" calcext:value-type="float">
            <text:p>0.014235344605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71803455072" calcext:value-type="float">
            <text:p>0.792971803455072</text:p>
          </table:table-cell>
          <table:table-cell office:value-type="float" office:value="0.009870826200353" calcext:value-type="float">
            <text:p>0.009870826200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91612070106" calcext:value-type="float">
            <text:p>0.794691612070106</text:p>
          </table:table-cell>
          <table:table-cell office:value-type="float" office:value="0.00353153985301212" calcext:value-type="float">
            <text:p>0.003531539853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49005861322" calcext:value-type="float">
            <text:p>0.794649005861322</text:p>
          </table:table-cell>
          <table:table-cell office:value-type="float" office:value="0.00526948509350692" calcext:value-type="float">
            <text:p>0.005269485093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90001323648" calcext:value-type="float">
            <text:p>0.792690001323648</text:p>
          </table:table-cell>
          <table:table-cell office:value-type="float" office:value="0.0143910000572127" calcext:value-type="float">
            <text:p>0.014391000057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98325489753" calcext:value-type="float">
            <text:p>0.793598325489753</text:p>
          </table:table-cell>
          <table:table-cell office:value-type="float" office:value="0.00914512757384487" calcext:value-type="float">
            <text:p>0.009145127573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19803399909" calcext:value-type="float">
            <text:p>0.793619803399909</text:p>
          </table:table-cell>
          <table:table-cell office:value-type="float" office:value="0.00740883440655523" calcext:value-type="float">
            <text:p>0.007408834406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20720892584" calcext:value-type="float">
            <text:p>0.794020720892584</text:p>
          </table:table-cell>
          <table:table-cell office:value-type="float" office:value="0.00784798296528144" calcext:value-type="float">
            <text:p>0.007847982965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2103296959" calcext:value-type="float">
            <text:p>0.79412103296959</text:p>
          </table:table-cell>
          <table:table-cell office:value-type="float" office:value="0.00813454475106293" calcext:value-type="float">
            <text:p>0.008134544751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04717422238" calcext:value-type="float">
            <text:p>0.795104717422238</text:p>
          </table:table-cell>
          <table:table-cell office:value-type="float" office:value="0.00294732958542562" calcext:value-type="float">
            <text:p>0.002947329585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51711036853" calcext:value-type="float">
            <text:p>0.795051711036853</text:p>
          </table:table-cell>
          <table:table-cell office:value-type="float" office:value="0.00253329744782891" calcext:value-type="float">
            <text:p>0.002533297447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78355945554" calcext:value-type="float">
            <text:p>0.792478355945554</text:p>
          </table:table-cell>
          <table:table-cell office:value-type="float" office:value="0.011642638067777" calcext:value-type="float">
            <text:p>0.011642638067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88125955056" calcext:value-type="float">
            <text:p>0.793688125955056</text:p>
          </table:table-cell>
          <table:table-cell office:value-type="float" office:value="0.00658086697181298" calcext:value-type="float">
            <text:p>0.006580866971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53775383702" calcext:value-type="float">
            <text:p>0.793653775383702</text:p>
          </table:table-cell>
          <table:table-cell office:value-type="float" office:value="0.00790694377322848" calcext:value-type="float">
            <text:p>0.007906943773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03431688449" calcext:value-type="float">
            <text:p>0.794603431688449</text:p>
          </table:table-cell>
          <table:table-cell office:value-type="float" office:value="0.00514480981289079" calcext:value-type="float">
            <text:p>0.0051448098128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46476768314" calcext:value-type="float">
            <text:p>0.793846476768314</text:p>
          </table:table-cell>
          <table:table-cell office:value-type="float" office:value="0.00818960669314911" calcext:value-type="float">
            <text:p>0.008189606693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15801600255" calcext:value-type="float">
            <text:p>0.794315801600255</text:p>
          </table:table-cell>
          <table:table-cell office:value-type="float" office:value="0.00696679988747941" calcext:value-type="float">
            <text:p>0.006966799887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87636115059" calcext:value-type="float">
            <text:p>0.794287636115059</text:p>
          </table:table-cell>
          <table:table-cell office:value-type="float" office:value="0.00617890529085811" calcext:value-type="float">
            <text:p>0.006178905290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97285573164" calcext:value-type="float">
            <text:p>0.793297285573164</text:p>
          </table:table-cell>
          <table:table-cell office:value-type="float" office:value="0.0105835680443028" calcext:value-type="float">
            <text:p>0.010583568044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14248645227" calcext:value-type="float">
            <text:p>0.792314248645227</text:p>
          </table:table-cell>
          <table:table-cell office:value-type="float" office:value="0.0111589992743337" calcext:value-type="float">
            <text:p>0.011158999274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39542488863" calcext:value-type="float">
            <text:p>0.794339542488863</text:p>
          </table:table-cell>
          <table:table-cell office:value-type="float" office:value="0.00773079767467019" calcext:value-type="float">
            <text:p>0.00773079767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10560378479" calcext:value-type="float">
            <text:p>0.793710560378479</text:p>
          </table:table-cell>
          <table:table-cell office:value-type="float" office:value="0.00693653091860686" calcext:value-type="float">
            <text:p>0.006936530918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44398564739" calcext:value-type="float">
            <text:p>0.793944398564739</text:p>
          </table:table-cell>
          <table:table-cell office:value-type="float" office:value="0.00714537919935424" calcext:value-type="float">
            <text:p>0.007145379199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66120805329" calcext:value-type="float">
            <text:p>0.795166120805329</text:p>
          </table:table-cell>
          <table:table-cell office:value-type="float" office:value="0.00264322257761955" calcext:value-type="float">
            <text:p>0.00264322257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248197696822" calcext:value-type="float">
            <text:p>0.795248197696822</text:p>
          </table:table-cell>
          <table:table-cell office:value-type="float" office:value="0.00222848032643379" calcext:value-type="float">
            <text:p>0.0022284803264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40645399055" calcext:value-type="float">
            <text:p>0.794240645399055</text:p>
          </table:table-cell>
          <table:table-cell office:value-type="float" office:value="0.0066432331151736" calcext:value-type="float">
            <text:p>0.006643233115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49576291943" calcext:value-type="float">
            <text:p>0.793949576291943</text:p>
          </table:table-cell>
          <table:table-cell office:value-type="float" office:value="0.00628796168524772" calcext:value-type="float">
            <text:p>0.006287961685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12577873919" calcext:value-type="float">
            <text:p>0.793212577873919</text:p>
          </table:table-cell>
          <table:table-cell office:value-type="float" office:value="0.0105420056520949" calcext:value-type="float">
            <text:p>0.010542005652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46699883181" calcext:value-type="float">
            <text:p>0.793946699883181</text:p>
          </table:table-cell>
          <table:table-cell office:value-type="float" office:value="0.00738608488053862" calcext:value-type="float">
            <text:p>0.007386084880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63013433629" calcext:value-type="float">
            <text:p>0.794363013433629</text:p>
          </table:table-cell>
          <table:table-cell office:value-type="float" office:value="0.00705019323533394" calcext:value-type="float">
            <text:p>0.007050193235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2606446929" calcext:value-type="float">
            <text:p>0.79432606446929</text:p>
          </table:table-cell>
          <table:table-cell office:value-type="float" office:value="0.00535269653095973" calcext:value-type="float">
            <text:p>0.00535269653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355517656895" calcext:value-type="float">
            <text:p>0.795355517656895</text:p>
          </table:table-cell>
          <table:table-cell office:value-type="float" office:value="0.00197481469966296" calcext:value-type="float">
            <text:p>0.001974814699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56182252006" calcext:value-type="float">
            <text:p>0.793756182252006</text:p>
          </table:table-cell>
          <table:table-cell office:value-type="float" office:value="0.0103776063900472" calcext:value-type="float">
            <text:p>0.010377606390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07636526858" calcext:value-type="float">
            <text:p>0.793607636526858</text:p>
          </table:table-cell>
          <table:table-cell office:value-type="float" office:value="0.00876825318212974" calcext:value-type="float">
            <text:p>0.00876825318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7183891119" calcext:value-type="float">
            <text:p>0.79397183891119</text:p>
          </table:table-cell>
          <table:table-cell office:value-type="float" office:value="0.00686572047543279" calcext:value-type="float">
            <text:p>0.006865720475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69182106625" calcext:value-type="float">
            <text:p>0.793369182106625</text:p>
          </table:table-cell>
          <table:table-cell office:value-type="float" office:value="0.0100877587570078" calcext:value-type="float">
            <text:p>0.010087758757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85754069736" calcext:value-type="float">
            <text:p>0.791585754069736</text:p>
          </table:table-cell>
          <table:table-cell office:value-type="float" office:value="0.0204049081047424" calcext:value-type="float">
            <text:p>0.020404908104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40474615185" calcext:value-type="float">
            <text:p>0.793040474615185</text:p>
          </table:table-cell>
          <table:table-cell office:value-type="float" office:value="0.0139716741584538" calcext:value-type="float">
            <text:p>0.013971674158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315433163189" calcext:value-type="float">
            <text:p>0.795315433163189</text:p>
          </table:table-cell>
          <table:table-cell office:value-type="float" office:value="0.00229704316648374" calcext:value-type="float">
            <text:p>0.002297043166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96108970958" calcext:value-type="float">
            <text:p>0.793596108970958</text:p>
          </table:table-cell>
          <table:table-cell office:value-type="float" office:value="0.0167241882826343" calcext:value-type="float">
            <text:p>0.016724188282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60369420563" calcext:value-type="float">
            <text:p>0.794660369420563</text:p>
          </table:table-cell>
          <table:table-cell office:value-type="float" office:value="0.00496121608669105" calcext:value-type="float">
            <text:p>0.004961216086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74277571142" calcext:value-type="float">
            <text:p>0.792774277571142</text:p>
          </table:table-cell>
          <table:table-cell office:value-type="float" office:value="0.0105667915745435" calcext:value-type="float">
            <text:p>0.010566791574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37860759228" calcext:value-type="float">
            <text:p>0.794237860759228</text:p>
          </table:table-cell>
          <table:table-cell office:value-type="float" office:value="0.00599414296199439" calcext:value-type="float">
            <text:p>0.005994142961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09468227099" calcext:value-type="float">
            <text:p>0.792709468227099</text:p>
          </table:table-cell>
          <table:table-cell office:value-type="float" office:value="0.0123058883355305" calcext:value-type="float">
            <text:p>0.012305888335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05636650294" calcext:value-type="float">
            <text:p>0.792905636650294</text:p>
          </table:table-cell>
          <table:table-cell office:value-type="float" office:value="0.00912954401076177" calcext:value-type="float">
            <text:p>0.009129544010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89674056592" calcext:value-type="float">
            <text:p>0.792689674056592</text:p>
          </table:table-cell>
          <table:table-cell office:value-type="float" office:value="0.0135699728774094" calcext:value-type="float">
            <text:p>0.01356997287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33589728371" calcext:value-type="float">
            <text:p>0.792233589728371</text:p>
          </table:table-cell>
          <table:table-cell office:value-type="float" office:value="0.0172741301322234" calcext:value-type="float">
            <text:p>0.017274130132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55394848465" calcext:value-type="float">
            <text:p>0.795055394848465</text:p>
          </table:table-cell>
          <table:table-cell office:value-type="float" office:value="0.00595921223489378" calcext:value-type="float">
            <text:p>0.005959212234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2231093001" calcext:value-type="float">
            <text:p>0.79282231093001</text:p>
          </table:table-cell>
          <table:table-cell office:value-type="float" office:value="0.00958319641226666" calcext:value-type="float">
            <text:p>0.009583196412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26066190144" calcext:value-type="float">
            <text:p>0.794226066190144</text:p>
          </table:table-cell>
          <table:table-cell office:value-type="float" office:value="0.00711835442876533" calcext:value-type="float">
            <text:p>0.007118354428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84044449454" calcext:value-type="float">
            <text:p>0.794884044449454</text:p>
          </table:table-cell>
          <table:table-cell office:value-type="float" office:value="0.00362740461075313" calcext:value-type="float">
            <text:p>0.0036274046107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32655047116" calcext:value-type="float">
            <text:p>0.794732655047116</text:p>
          </table:table-cell>
          <table:table-cell office:value-type="float" office:value="0.00467784861845581" calcext:value-type="float">
            <text:p>0.004677848618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74584719511" calcext:value-type="float">
            <text:p>0.794674584719511</text:p>
          </table:table-cell>
          <table:table-cell office:value-type="float" office:value="0.00492723728568984" calcext:value-type="float">
            <text:p>0.00492723728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21546478065" calcext:value-type="float">
            <text:p>0.793621546478065</text:p>
          </table:table-cell>
          <table:table-cell office:value-type="float" office:value="0.00864875308802063" calcext:value-type="float">
            <text:p>0.008648753088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49611570325" calcext:value-type="float">
            <text:p>0.793249611570325</text:p>
          </table:table-cell>
          <table:table-cell office:value-type="float" office:value="0.0103216357662225" calcext:value-type="float">
            <text:p>0.010321635766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31911660921" calcext:value-type="float">
            <text:p>0.793631911660921</text:p>
          </table:table-cell>
          <table:table-cell office:value-type="float" office:value="0.0100780457819965" calcext:value-type="float">
            <text:p>0.010078045781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04857002933" calcext:value-type="float">
            <text:p>0.794404857002933</text:p>
          </table:table-cell>
          <table:table-cell office:value-type="float" office:value="0.0057490147459497" calcext:value-type="float">
            <text:p>0.00574901474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05501424966" calcext:value-type="float">
            <text:p>0.792505501424966</text:p>
          </table:table-cell>
          <table:table-cell office:value-type="float" office:value="0.0134635710276008" calcext:value-type="float">
            <text:p>0.0134635710276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594666465969" calcext:value-type="float">
            <text:p>0.795594666465969</text:p>
          </table:table-cell>
          <table:table-cell office:value-type="float" office:value="0.000742746438861129" calcext:value-type="float">
            <text:p>0.00074274643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24348326388" calcext:value-type="float">
            <text:p>0.792724348326388</text:p>
          </table:table-cell>
          <table:table-cell office:value-type="float" office:value="0.00913311697609572" calcext:value-type="float">
            <text:p>0.009133116976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90231120818" calcext:value-type="float">
            <text:p>0.792890231120818</text:p>
          </table:table-cell>
          <table:table-cell office:value-type="float" office:value="0.011414803730949" calcext:value-type="float">
            <text:p>0.011414803730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71644411799" calcext:value-type="float">
            <text:p>0.794371644411799</text:p>
          </table:table-cell>
          <table:table-cell office:value-type="float" office:value="0.00572346589544487" calcext:value-type="float">
            <text:p>0.005723465895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99345921078" calcext:value-type="float">
            <text:p>0.791899345921078</text:p>
          </table:table-cell>
          <table:table-cell office:value-type="float" office:value="0.0191521453863559" calcext:value-type="float">
            <text:p>0.019152145386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2563190427" calcext:value-type="float">
            <text:p>0.79362563190427</text:p>
          </table:table-cell>
          <table:table-cell office:value-type="float" office:value="0.00950879975949654" calcext:value-type="float">
            <text:p>0.009508799759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223245338594" calcext:value-type="float">
            <text:p>0.795223245338594</text:p>
          </table:table-cell>
          <table:table-cell office:value-type="float" office:value="0.00254330857326714" calcext:value-type="float">
            <text:p>0.002543308573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17269841453" calcext:value-type="float">
            <text:p>0.792217269841453</text:p>
          </table:table-cell>
          <table:table-cell office:value-type="float" office:value="0.0128236077918558" calcext:value-type="float">
            <text:p>0.012823607791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30885077722" calcext:value-type="float">
            <text:p>0.793930885077722</text:p>
          </table:table-cell>
          <table:table-cell office:value-type="float" office:value="0.007309078886254" calcext:value-type="float">
            <text:p>0.007309078886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87056574966" calcext:value-type="float">
            <text:p>0.793587056574966</text:p>
          </table:table-cell>
          <table:table-cell office:value-type="float" office:value="0.00866384671138904" calcext:value-type="float">
            <text:p>0.008663846711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39707767801" calcext:value-type="float">
            <text:p>0.795039707767801</text:p>
          </table:table-cell>
          <table:table-cell office:value-type="float" office:value="0.00513571251451933" calcext:value-type="float">
            <text:p>0.005135712514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76789095477" calcext:value-type="float">
            <text:p>0.794176789095477</text:p>
          </table:table-cell>
          <table:table-cell office:value-type="float" office:value="0.00600686192021434" calcext:value-type="float">
            <text:p>0.006006861920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29083973706" calcext:value-type="float">
            <text:p>0.793029083973706</text:p>
          </table:table-cell>
          <table:table-cell office:value-type="float" office:value="0.0162457058140758" calcext:value-type="float">
            <text:p>0.016245705814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93763800325" calcext:value-type="float">
            <text:p>0.791593763800325</text:p>
          </table:table-cell>
          <table:table-cell office:value-type="float" office:value="0.0147045379362944" calcext:value-type="float">
            <text:p>0.014704537936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61741386031" calcext:value-type="float">
            <text:p>0.794761741386031</text:p>
          </table:table-cell>
          <table:table-cell office:value-type="float" office:value="0.0044332007471853" calcext:value-type="float">
            <text:p>0.004433200747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60210092576" calcext:value-type="float">
            <text:p>0.794260210092576</text:p>
          </table:table-cell>
          <table:table-cell office:value-type="float" office:value="0.00779327608955003" calcext:value-type="float">
            <text:p>0.00779327608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1684539589" calcext:value-type="float">
            <text:p>0.79461684539589</text:p>
          </table:table-cell>
          <table:table-cell office:value-type="float" office:value="0.0052828035665373" calcext:value-type="float">
            <text:p>0.005282803566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03908618693" calcext:value-type="float">
            <text:p>0.791503908618693</text:p>
          </table:table-cell>
          <table:table-cell office:value-type="float" office:value="0.0193472658807918" calcext:value-type="float">
            <text:p>0.019347265880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47364271855" calcext:value-type="float">
            <text:p>0.793247364271855</text:p>
          </table:table-cell>
          <table:table-cell office:value-type="float" office:value="0.0107501512149353" calcext:value-type="float">
            <text:p>0.010750151214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075961051621" calcext:value-type="float">
            <text:p>0.792075961051621</text:p>
          </table:table-cell>
          <table:table-cell office:value-type="float" office:value="0.018549855641254" calcext:value-type="float">
            <text:p>0.018549855641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82276952156" calcext:value-type="float">
            <text:p>0.793782276952156</text:p>
          </table:table-cell>
          <table:table-cell office:value-type="float" office:value="0.00788509940134772" calcext:value-type="float">
            <text:p>0.007885099401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64443889711" calcext:value-type="float">
            <text:p>0.794164443889711</text:p>
          </table:table-cell>
          <table:table-cell office:value-type="float" office:value="0.00613205494750852" calcext:value-type="float">
            <text:p>0.006132054947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70801448036" calcext:value-type="float">
            <text:p>0.794670801448036</text:p>
          </table:table-cell>
          <table:table-cell office:value-type="float" office:value="0.00476812635232233" calcext:value-type="float">
            <text:p>0.004768126352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78933134952" calcext:value-type="float">
            <text:p>0.793578933134952</text:p>
          </table:table-cell>
          <table:table-cell office:value-type="float" office:value="0.0083834734983181" calcext:value-type="float">
            <text:p>0.008383473498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5005846159" calcext:value-type="float">
            <text:p>0.79415005846159</text:p>
          </table:table-cell>
          <table:table-cell office:value-type="float" office:value="0.00842813243392714" calcext:value-type="float">
            <text:p>0.008428132433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4178694397" calcext:value-type="float">
            <text:p>0.79394178694397</text:p>
          </table:table-cell>
          <table:table-cell office:value-type="float" office:value="0.0082501376958905" calcext:value-type="float">
            <text:p>0.0082501376958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8861310038" calcext:value-type="float">
            <text:p>0.79338861310038</text:p>
          </table:table-cell>
          <table:table-cell office:value-type="float" office:value="0.0114669474883996" calcext:value-type="float">
            <text:p>0.0114669474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36061786721" calcext:value-type="float">
            <text:p>0.794136061786721</text:p>
          </table:table-cell>
          <table:table-cell office:value-type="float" office:value="0.00726133737729109" calcext:value-type="float">
            <text:p>0.007261337377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01009599919" calcext:value-type="float">
            <text:p>0.793701009599919</text:p>
          </table:table-cell>
          <table:table-cell office:value-type="float" office:value="0.00913206518874097" calcext:value-type="float">
            <text:p>0.009132065188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68617936591" calcext:value-type="float">
            <text:p>0.794668617936591</text:p>
          </table:table-cell>
          <table:table-cell office:value-type="float" office:value="0.00463377454404949" calcext:value-type="float">
            <text:p>0.0046337745440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92877975495" calcext:value-type="float">
            <text:p>0.794192877975495</text:p>
          </table:table-cell>
          <table:table-cell office:value-type="float" office:value="0.0076665983663148" calcext:value-type="float">
            <text:p>0.007666598366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17696267152" calcext:value-type="float">
            <text:p>0.793817696267152</text:p>
          </table:table-cell>
          <table:table-cell office:value-type="float" office:value="0.00976903109979516" calcext:value-type="float">
            <text:p>0.009769031099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98756837275" calcext:value-type="float">
            <text:p>0.794498756837275</text:p>
          </table:table-cell>
          <table:table-cell office:value-type="float" office:value="0.00665987313610655" calcext:value-type="float">
            <text:p>0.006659873136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27919670467" calcext:value-type="float">
            <text:p>0.793527919670467</text:p>
          </table:table-cell>
          <table:table-cell office:value-type="float" office:value="0.00892028324501964" calcext:value-type="float">
            <text:p>0.00892028324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70163134194" calcext:value-type="float">
            <text:p>0.793270163134194</text:p>
          </table:table-cell>
          <table:table-cell office:value-type="float" office:value="0.0144739974158477" calcext:value-type="float">
            <text:p>0.014473997415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81908993834" calcext:value-type="float">
            <text:p>0.793981908993834</text:p>
          </table:table-cell>
          <table:table-cell office:value-type="float" office:value="0.00827445716760305" calcext:value-type="float">
            <text:p>0.008274457167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91446441708" calcext:value-type="float">
            <text:p>0.794191446441708</text:p>
          </table:table-cell>
          <table:table-cell office:value-type="float" office:value="0.00534279724220019" calcext:value-type="float">
            <text:p>0.0053427972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00555876551" calcext:value-type="float">
            <text:p>0.794400555876551</text:p>
          </table:table-cell>
          <table:table-cell office:value-type="float" office:value="0.0061068856847105" calcext:value-type="float">
            <text:p>0.006106885684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22113895647" calcext:value-type="float">
            <text:p>0.793222113895647</text:p>
          </table:table-cell>
          <table:table-cell office:value-type="float" office:value="0.0109305186806856" calcext:value-type="float">
            <text:p>0.010930518680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69359364393" calcext:value-type="float">
            <text:p>0.794369359364393</text:p>
          </table:table-cell>
          <table:table-cell office:value-type="float" office:value="0.00769801762385238" calcext:value-type="float">
            <text:p>0.0076980176238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01006693669" calcext:value-type="float">
            <text:p>0.794801006693669</text:p>
          </table:table-cell>
          <table:table-cell office:value-type="float" office:value="0.00397980220555823" calcext:value-type="float">
            <text:p>0.003979802205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83351367889" calcext:value-type="float">
            <text:p>0.794383351367889</text:p>
          </table:table-cell>
          <table:table-cell office:value-type="float" office:value="0.00737699109110045" calcext:value-type="float">
            <text:p>0.0073769910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43258985784" calcext:value-type="float">
            <text:p>0.795043258985784</text:p>
          </table:table-cell>
          <table:table-cell office:value-type="float" office:value="0.00306077688642821" calcext:value-type="float">
            <text:p>0.003060776886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51702682689" calcext:value-type="float">
            <text:p>0.793951702682689</text:p>
          </table:table-cell>
          <table:table-cell office:value-type="float" office:value="0.00855387574950438" calcext:value-type="float">
            <text:p>0.008553875749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17789850868" calcext:value-type="float">
            <text:p>0.793217789850868</text:p>
          </table:table-cell>
          <table:table-cell office:value-type="float" office:value="0.0090984147361906" calcext:value-type="float">
            <text:p>0.009098414736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81617059331" calcext:value-type="float">
            <text:p>0.792281617059331</text:p>
          </table:table-cell>
          <table:table-cell office:value-type="float" office:value="0.0126090754723406" calcext:value-type="float">
            <text:p>0.012609075472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33087033963" calcext:value-type="float">
            <text:p>0.794233087033963</text:p>
          </table:table-cell>
          <table:table-cell office:value-type="float" office:value="0.00963661847626828" calcext:value-type="float">
            <text:p>0.009636618476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01094140809" calcext:value-type="float">
            <text:p>0.792801094140809</text:p>
          </table:table-cell>
          <table:table-cell office:value-type="float" office:value="0.0129833257917914" calcext:value-type="float">
            <text:p>0.012983325791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47550341374" calcext:value-type="float">
            <text:p>0.793747550341374</text:p>
          </table:table-cell>
          <table:table-cell office:value-type="float" office:value="0.00845788814944279" calcext:value-type="float">
            <text:p>0.008457888149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16656984866" calcext:value-type="float">
            <text:p>0.795116656984866</text:p>
          </table:table-cell>
          <table:table-cell office:value-type="float" office:value="0.00343259782864909" calcext:value-type="float">
            <text:p>0.003432597828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34905885332" calcext:value-type="float">
            <text:p>0.791734905885332</text:p>
          </table:table-cell>
          <table:table-cell office:value-type="float" office:value="0.0126711002128257" calcext:value-type="float">
            <text:p>0.012671100212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88265448866" calcext:value-type="float">
            <text:p>0.794088265448866</text:p>
          </table:table-cell>
          <table:table-cell office:value-type="float" office:value="0.00701894674316331" calcext:value-type="float">
            <text:p>0.007018946743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01540638301" calcext:value-type="float">
            <text:p>0.794401540638301</text:p>
          </table:table-cell>
          <table:table-cell office:value-type="float" office:value="0.00723154138516556" calcext:value-type="float">
            <text:p>0.007231541385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65374692471" calcext:value-type="float">
            <text:p>0.793165374692471</text:p>
          </table:table-cell>
          <table:table-cell office:value-type="float" office:value="0.0121723570607956" calcext:value-type="float">
            <text:p>0.012172357060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05074176223" calcext:value-type="float">
            <text:p>0.794305074176223</text:p>
          </table:table-cell>
          <table:table-cell office:value-type="float" office:value="0.00648523058688281" calcext:value-type="float">
            <text:p>0.006485230586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36330831671" calcext:value-type="float">
            <text:p>0.794336330831671</text:p>
          </table:table-cell>
          <table:table-cell office:value-type="float" office:value="0.00783614522797116" calcext:value-type="float">
            <text:p>0.007836145227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497489282996" calcext:value-type="float">
            <text:p>0.795497489282996</text:p>
          </table:table-cell>
          <table:table-cell office:value-type="float" office:value="0.00184510954262514" calcext:value-type="float">
            <text:p>0.001845109542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25165055764" calcext:value-type="float">
            <text:p>0.794725165055764</text:p>
          </table:table-cell>
          <table:table-cell office:value-type="float" office:value="0.0053692292802453" calcext:value-type="float">
            <text:p>0.005369229280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46941199864" calcext:value-type="float">
            <text:p>0.792746941199864</text:p>
          </table:table-cell>
          <table:table-cell office:value-type="float" office:value="0.0120571308739497" calcext:value-type="float">
            <text:p>0.01205713087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94693289965" calcext:value-type="float">
            <text:p>0.794194693289965</text:p>
          </table:table-cell>
          <table:table-cell office:value-type="float" office:value="0.00597746005579919" calcext:value-type="float">
            <text:p>0.0059774600557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42729585126" calcext:value-type="float">
            <text:p>0.794342729585126</text:p>
          </table:table-cell>
          <table:table-cell office:value-type="float" office:value="0.00722159511343688" calcext:value-type="float">
            <text:p>0.007221595113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41381295466" calcext:value-type="float">
            <text:p>0.794241381295466</text:p>
          </table:table-cell>
          <table:table-cell office:value-type="float" office:value="0.00571604197698348" calcext:value-type="float">
            <text:p>0.005716041976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26233082577" calcext:value-type="float">
            <text:p>0.793426233082577</text:p>
          </table:table-cell>
          <table:table-cell office:value-type="float" office:value="0.0118642036818607" calcext:value-type="float">
            <text:p>0.011864203681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79012570509" calcext:value-type="float">
            <text:p>0.795079012570509</text:p>
          </table:table-cell>
          <table:table-cell office:value-type="float" office:value="0.00361708774911541" calcext:value-type="float">
            <text:p>0.003617087749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35165331736" calcext:value-type="float">
            <text:p>0.794535165331736</text:p>
          </table:table-cell>
          <table:table-cell office:value-type="float" office:value="0.0063772633176797" calcext:value-type="float">
            <text:p>0.00637726331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2644833225" calcext:value-type="float">
            <text:p>0.79502644833225</text:p>
          </table:table-cell>
          <table:table-cell office:value-type="float" office:value="0.00441278808817842" calcext:value-type="float">
            <text:p>0.004412788088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47219164901" calcext:value-type="float">
            <text:p>0.794747219164901</text:p>
          </table:table-cell>
          <table:table-cell office:value-type="float" office:value="0.00537173915373971" calcext:value-type="float">
            <text:p>0.00537173915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01253710385" calcext:value-type="float">
            <text:p>0.793801253710385</text:p>
          </table:table-cell>
          <table:table-cell office:value-type="float" office:value="0.00798725170218902" calcext:value-type="float">
            <text:p>0.007987251702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38203381189" calcext:value-type="float">
            <text:p>0.794038203381189</text:p>
          </table:table-cell>
          <table:table-cell office:value-type="float" office:value="0.00888696240713389" calcext:value-type="float">
            <text:p>0.008886962407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95039058363" calcext:value-type="float">
            <text:p>0.794695039058363</text:p>
          </table:table-cell>
          <table:table-cell office:value-type="float" office:value="0.00582246330742415" calcext:value-type="float">
            <text:p>0.005822463307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66303090886" calcext:value-type="float">
            <text:p>0.792166303090886</text:p>
          </table:table-cell>
          <table:table-cell office:value-type="float" office:value="0.0132849009631872" calcext:value-type="float">
            <text:p>0.013284900963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28613809625" calcext:value-type="float">
            <text:p>0.795128613809625</text:p>
          </table:table-cell>
          <table:table-cell office:value-type="float" office:value="0.00239872710070239" calcext:value-type="float">
            <text:p>0.002398727100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68181894671" calcext:value-type="float">
            <text:p>0.793768181894671</text:p>
          </table:table-cell>
          <table:table-cell office:value-type="float" office:value="0.00690499073730224" calcext:value-type="float">
            <text:p>0.006904990737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45459430431" calcext:value-type="float">
            <text:p>0.794245459430431</text:p>
          </table:table-cell>
          <table:table-cell office:value-type="float" office:value="0.00885520814836834" calcext:value-type="float">
            <text:p>0.008855208148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13343704836" calcext:value-type="float">
            <text:p>0.793913343704836</text:p>
          </table:table-cell>
          <table:table-cell office:value-type="float" office:value="0.00810344401083441" calcext:value-type="float">
            <text:p>0.008103444010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97545834846" calcext:value-type="float">
            <text:p>0.794497545834846</text:p>
          </table:table-cell>
          <table:table-cell office:value-type="float" office:value="0.00686592670254283" calcext:value-type="float">
            <text:p>0.006865926702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179331312" calcext:value-type="float">
            <text:p>0.7942179331312</text:p>
          </table:table-cell>
          <table:table-cell office:value-type="float" office:value="0.00641129753451066" calcext:value-type="float">
            <text:p>0.006411297534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21091132946" calcext:value-type="float">
            <text:p>0.794421091132946</text:p>
          </table:table-cell>
          <table:table-cell office:value-type="float" office:value="0.00935299954286622" calcext:value-type="float">
            <text:p>0.009352999542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74395053426" calcext:value-type="float">
            <text:p>0.792974395053426</text:p>
          </table:table-cell>
          <table:table-cell office:value-type="float" office:value="0.0118849770806611" calcext:value-type="float">
            <text:p>0.011884977080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18671675292" calcext:value-type="float">
            <text:p>0.794018671675292</text:p>
          </table:table-cell>
          <table:table-cell office:value-type="float" office:value="0.00722256329559943" calcext:value-type="float">
            <text:p>0.007222563295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39835314806" calcext:value-type="float">
            <text:p>0.794039835314806</text:p>
          </table:table-cell>
          <table:table-cell office:value-type="float" office:value="0.00764868473277673" calcext:value-type="float">
            <text:p>0.007648684732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2307158376" calcext:value-type="float">
            <text:p>0.79472307158376</text:p>
          </table:table-cell>
          <table:table-cell office:value-type="float" office:value="0.00534990695068558" calcext:value-type="float">
            <text:p>0.005349906950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785909820132" calcext:value-type="float">
            <text:p>0.791785909820132</text:p>
          </table:table-cell>
          <table:table-cell office:value-type="float" office:value="0.020264077660244" calcext:value-type="float">
            <text:p>0.020264077660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32480670705" calcext:value-type="float">
            <text:p>0.793932480670705</text:p>
          </table:table-cell>
          <table:table-cell office:value-type="float" office:value="0.00644837941758482" calcext:value-type="float">
            <text:p>0.006448379417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93223260775" calcext:value-type="float">
            <text:p>0.794893223260775</text:p>
          </table:table-cell>
          <table:table-cell office:value-type="float" office:value="0.0063662446989048" calcext:value-type="float">
            <text:p>0.006366244698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48520269329" calcext:value-type="float">
            <text:p>0.794548520269329</text:p>
          </table:table-cell>
          <table:table-cell office:value-type="float" office:value="0.00644344331191911" calcext:value-type="float">
            <text:p>0.006443443311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60642758062" calcext:value-type="float">
            <text:p>0.793860642758062</text:p>
          </table:table-cell>
          <table:table-cell office:value-type="float" office:value="0.00883890064347365" calcext:value-type="float">
            <text:p>0.008838900643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08537354222" calcext:value-type="float">
            <text:p>0.794208537354222</text:p>
          </table:table-cell>
          <table:table-cell office:value-type="float" office:value="0.00759754775267092" calcext:value-type="float">
            <text:p>0.007597547752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79873806077" calcext:value-type="float">
            <text:p>0.793879873806077</text:p>
          </table:table-cell>
          <table:table-cell office:value-type="float" office:value="0.00787890999250807" calcext:value-type="float">
            <text:p>0.007878909992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20844598543" calcext:value-type="float">
            <text:p>0.795020844598543</text:p>
          </table:table-cell>
          <table:table-cell office:value-type="float" office:value="0.00407484047780765" calcext:value-type="float">
            <text:p>0.004074840477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51538455813" calcext:value-type="float">
            <text:p>0.794951538455813</text:p>
          </table:table-cell>
          <table:table-cell office:value-type="float" office:value="0.00387177411865254" calcext:value-type="float">
            <text:p>0.003871774118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58376781025" calcext:value-type="float">
            <text:p>0.793858376781025</text:p>
          </table:table-cell>
          <table:table-cell office:value-type="float" office:value="0.00663898703617086" calcext:value-type="float">
            <text:p>0.006638987036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33283914573" calcext:value-type="float">
            <text:p>0.792333283914573</text:p>
          </table:table-cell>
          <table:table-cell office:value-type="float" office:value="0.0142719359786226" calcext:value-type="float">
            <text:p>0.014271935978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62802382625" calcext:value-type="float">
            <text:p>0.794362802382625</text:p>
          </table:table-cell>
          <table:table-cell office:value-type="float" office:value="0.00822214077352027" calcext:value-type="float">
            <text:p>0.00822214077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47396110105" calcext:value-type="float">
            <text:p>0.793747396110105</text:p>
          </table:table-cell>
          <table:table-cell office:value-type="float" office:value="0.0117190195412367" calcext:value-type="float">
            <text:p>0.011719019541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53752960494" calcext:value-type="float">
            <text:p>0.793953752960494</text:p>
          </table:table-cell>
          <table:table-cell office:value-type="float" office:value="0.00842080840748437" calcext:value-type="float">
            <text:p>0.008420808407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47687927243" calcext:value-type="float">
            <text:p>0.794447687927243</text:p>
          </table:table-cell>
          <table:table-cell office:value-type="float" office:value="0.00720303433076774" calcext:value-type="float">
            <text:p>0.007203034330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37870490287" calcext:value-type="float">
            <text:p>0.794037870490287</text:p>
          </table:table-cell>
          <table:table-cell office:value-type="float" office:value="0.00673776134988792" calcext:value-type="float">
            <text:p>0.006737761349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47381736575" calcext:value-type="float">
            <text:p>0.793747381736575</text:p>
          </table:table-cell>
          <table:table-cell office:value-type="float" office:value="0.00797775293395778" calcext:value-type="float">
            <text:p>0.007977752933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57175725957" calcext:value-type="float">
            <text:p>0.793757175725957</text:p>
          </table:table-cell>
          <table:table-cell office:value-type="float" office:value="0.00857457946101564" calcext:value-type="float">
            <text:p>0.008574579461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38310117378" calcext:value-type="float">
            <text:p>0.795038310117378</text:p>
          </table:table-cell>
          <table:table-cell office:value-type="float" office:value="0.00358696054044053" calcext:value-type="float">
            <text:p>0.003586960540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18377285011" calcext:value-type="float">
            <text:p>0.793918377285011</text:p>
          </table:table-cell>
          <table:table-cell office:value-type="float" office:value="0.00689155721924068" calcext:value-type="float">
            <text:p>0.006891557219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65712337544" calcext:value-type="float">
            <text:p>0.791865712337544</text:p>
          </table:table-cell>
          <table:table-cell office:value-type="float" office:value="0.0183645929334867" calcext:value-type="float">
            <text:p>0.018364592933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85815383904" calcext:value-type="float">
            <text:p>0.794885815383904</text:p>
          </table:table-cell>
          <table:table-cell office:value-type="float" office:value="0.00436938972592493" calcext:value-type="float">
            <text:p>0.004369389725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89221705309" calcext:value-type="float">
            <text:p>0.794289221705309</text:p>
          </table:table-cell>
          <table:table-cell office:value-type="float" office:value="0.0084331576229328" calcext:value-type="float">
            <text:p>0.008433157622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71595337643" calcext:value-type="float">
            <text:p>0.795071595337643</text:p>
          </table:table-cell>
          <table:table-cell office:value-type="float" office:value="0.00413298695855775" calcext:value-type="float">
            <text:p>0.004132986958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252975053459" calcext:value-type="float">
            <text:p>0.795252975053459</text:p>
          </table:table-cell>
          <table:table-cell office:value-type="float" office:value="0.00308983438018656" calcext:value-type="float">
            <text:p>0.003089834380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40280564554" calcext:value-type="float">
            <text:p>0.793940280564554</text:p>
          </table:table-cell>
          <table:table-cell office:value-type="float" office:value="0.0067735608629874" calcext:value-type="float">
            <text:p>0.006773560862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219616590221" calcext:value-type="float">
            <text:p>0.795219616590221</text:p>
          </table:table-cell>
          <table:table-cell office:value-type="float" office:value="0.00315155270673677" calcext:value-type="float">
            <text:p>0.003151552706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41045181308" calcext:value-type="float">
            <text:p>0.793241045181308</text:p>
          </table:table-cell>
          <table:table-cell office:value-type="float" office:value="0.00945908832215758" calcext:value-type="float">
            <text:p>0.009459088322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50075793189" calcext:value-type="float">
            <text:p>0.795150075793189</text:p>
          </table:table-cell>
          <table:table-cell office:value-type="float" office:value="0.00316355774228391" calcext:value-type="float">
            <text:p>0.003163557742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52501246059" calcext:value-type="float">
            <text:p>0.794252501246059</text:p>
          </table:table-cell>
          <table:table-cell office:value-type="float" office:value="0.00792087266878888" calcext:value-type="float">
            <text:p>0.00792087266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32137142124" calcext:value-type="float">
            <text:p>0.793632137142124</text:p>
          </table:table-cell>
          <table:table-cell office:value-type="float" office:value="0.00983740514163542" calcext:value-type="float">
            <text:p>0.0098374051416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11658644268" calcext:value-type="float">
            <text:p>0.794511658644268</text:p>
          </table:table-cell>
          <table:table-cell office:value-type="float" office:value="0.00716449338560944" calcext:value-type="float">
            <text:p>0.007164493385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26270400911" calcext:value-type="float">
            <text:p>0.793126270400911</text:p>
          </table:table-cell>
          <table:table-cell office:value-type="float" office:value="0.0181438296612182" calcext:value-type="float">
            <text:p>0.018143829661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91413594259" calcext:value-type="float">
            <text:p>0.792691413594259</text:p>
          </table:table-cell>
          <table:table-cell office:value-type="float" office:value="0.0142192417378698" calcext:value-type="float">
            <text:p>0.01421924173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01240892769" calcext:value-type="float">
            <text:p>0.794601240892769</text:p>
          </table:table-cell>
          <table:table-cell office:value-type="float" office:value="0.00619233051419332" calcext:value-type="float">
            <text:p>0.006192330514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65493856739" calcext:value-type="float">
            <text:p>0.79565493856739</text:p>
          </table:table-cell>
          <table:table-cell office:value-type="float" office:value="0.00236590868756632" calcext:value-type="float">
            <text:p>0.002365908687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28340569423" calcext:value-type="float">
            <text:p>0.793328340569423</text:p>
          </table:table-cell>
          <table:table-cell office:value-type="float" office:value="0.00901742073082033" calcext:value-type="float">
            <text:p>0.00901742073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956663768335" calcext:value-type="float">
            <text:p>0.791956663768335</text:p>
          </table:table-cell>
          <table:table-cell office:value-type="float" office:value="0.0199463920207463" calcext:value-type="float">
            <text:p>0.019946392020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68584017246" calcext:value-type="float">
            <text:p>0.793868584017246</text:p>
          </table:table-cell>
          <table:table-cell office:value-type="float" office:value="0.00596304552733369" calcext:value-type="float">
            <text:p>0.005963045527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64244698733" calcext:value-type="float">
            <text:p>0.793264244698733</text:p>
          </table:table-cell>
          <table:table-cell office:value-type="float" office:value="0.00949092284161545" calcext:value-type="float">
            <text:p>0.009490922841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61356477977" calcext:value-type="float">
            <text:p>0.793061356477977</text:p>
          </table:table-cell>
          <table:table-cell office:value-type="float" office:value="0.0118117194916133" calcext:value-type="float">
            <text:p>0.011811719491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71628237901" calcext:value-type="float">
            <text:p>0.795171628237901</text:p>
          </table:table-cell>
          <table:table-cell office:value-type="float" office:value="0.00394516250856288" calcext:value-type="float">
            <text:p>0.003945162508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86092896499" calcext:value-type="float">
            <text:p>0.794986092896499</text:p>
          </table:table-cell>
          <table:table-cell office:value-type="float" office:value="0.00501608151263017" calcext:value-type="float">
            <text:p>0.00501608151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76806554881" calcext:value-type="float">
            <text:p>0.794976806554881</text:p>
          </table:table-cell>
          <table:table-cell office:value-type="float" office:value="0.00492817007996907" calcext:value-type="float">
            <text:p>0.004928170079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90458980611" calcext:value-type="float">
            <text:p>0.793490458980611</text:p>
          </table:table-cell>
          <table:table-cell office:value-type="float" office:value="0.0155527880172212" calcext:value-type="float">
            <text:p>0.015552788017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37630660688" calcext:value-type="float">
            <text:p>0.793137630660688</text:p>
          </table:table-cell>
          <table:table-cell office:value-type="float" office:value="0.0139082957528235" calcext:value-type="float">
            <text:p>0.013908295752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15073864424" calcext:value-type="float">
            <text:p>0.795115073864424</text:p>
          </table:table-cell>
          <table:table-cell office:value-type="float" office:value="0.00420534600323616" calcext:value-type="float">
            <text:p>0.004205346003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66767768268" calcext:value-type="float">
            <text:p>0.794466767768268</text:p>
          </table:table-cell>
          <table:table-cell office:value-type="float" office:value="0.00711758695044165" calcext:value-type="float">
            <text:p>0.007117586950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53264054452" calcext:value-type="float">
            <text:p>0.794953264054452</text:p>
          </table:table-cell>
          <table:table-cell office:value-type="float" office:value="0.00440675511448117" calcext:value-type="float">
            <text:p>0.004406755114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3121120363" calcext:value-type="float">
            <text:p>0.79433121120363</text:p>
          </table:table-cell>
          <table:table-cell office:value-type="float" office:value="0.00821694829489582" calcext:value-type="float">
            <text:p>0.008216948294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50882637505" calcext:value-type="float">
            <text:p>0.793950882637505</text:p>
          </table:table-cell>
          <table:table-cell office:value-type="float" office:value="0.00818633536288028" calcext:value-type="float">
            <text:p>0.00818633536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6007664629" calcext:value-type="float">
            <text:p>0.79226007664629</text:p>
          </table:table-cell>
          <table:table-cell office:value-type="float" office:value="0.0131016579707506" calcext:value-type="float">
            <text:p>0.013101657970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592178324" calcext:value-type="float">
            <text:p>0.7948592178324</text:p>
          </table:table-cell>
          <table:table-cell office:value-type="float" office:value="0.00477467706293608" calcext:value-type="float">
            <text:p>0.004774677062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49673375501" calcext:value-type="float">
            <text:p>0.792649673375501</text:p>
          </table:table-cell>
          <table:table-cell office:value-type="float" office:value="0.0122561269610775" calcext:value-type="float">
            <text:p>0.012256126961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37816625662" calcext:value-type="float">
            <text:p>0.792937816625662</text:p>
          </table:table-cell>
          <table:table-cell office:value-type="float" office:value="0.0108296042976954" calcext:value-type="float">
            <text:p>0.010829604297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74955245897" calcext:value-type="float">
            <text:p>0.794774955245897</text:p>
          </table:table-cell>
          <table:table-cell office:value-type="float" office:value="0.00542706827804501" calcext:value-type="float">
            <text:p>0.005427068278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09778831943" calcext:value-type="float">
            <text:p>0.793809778831943</text:p>
          </table:table-cell>
          <table:table-cell office:value-type="float" office:value="0.0177250079977276" calcext:value-type="float">
            <text:p>0.017725007997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30857014352" calcext:value-type="float">
            <text:p>0.792430857014352</text:p>
          </table:table-cell>
          <table:table-cell office:value-type="float" office:value="0.0132651827939973" calcext:value-type="float">
            <text:p>0.013265182793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80639064052" calcext:value-type="float">
            <text:p>0.791880639064052</text:p>
          </table:table-cell>
          <table:table-cell office:value-type="float" office:value="0.0123781478270119" calcext:value-type="float">
            <text:p>0.012378147827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47189938705" calcext:value-type="float">
            <text:p>0.794647189938705</text:p>
          </table:table-cell>
          <table:table-cell office:value-type="float" office:value="0.00482068715224116" calcext:value-type="float">
            <text:p>0.004820687152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23719191766" calcext:value-type="float">
            <text:p>0.793723719191766</text:p>
          </table:table-cell>
          <table:table-cell office:value-type="float" office:value="0.0133132312703695" calcext:value-type="float">
            <text:p>0.013313231270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15643804176" calcext:value-type="float">
            <text:p>0.794215643804176</text:p>
          </table:table-cell>
          <table:table-cell office:value-type="float" office:value="0.00645702361367767" calcext:value-type="float">
            <text:p>0.006457023613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3545827185" calcext:value-type="float">
            <text:p>0.79343545827185</text:p>
          </table:table-cell>
          <table:table-cell office:value-type="float" office:value="0.0117047557120278" calcext:value-type="float">
            <text:p>0.011704755712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6763256726" calcext:value-type="float">
            <text:p>0.79426763256726</text:p>
          </table:table-cell>
          <table:table-cell office:value-type="float" office:value="0.00599746482202141" calcext:value-type="float">
            <text:p>0.005997464822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25633145807" calcext:value-type="float">
            <text:p>0.794725633145807</text:p>
          </table:table-cell>
          <table:table-cell office:value-type="float" office:value="0.00580025749864784" calcext:value-type="float">
            <text:p>0.005800257498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57110445054" calcext:value-type="float">
            <text:p>0.792757110445054</text:p>
          </table:table-cell>
          <table:table-cell office:value-type="float" office:value="0.0175105868751003" calcext:value-type="float">
            <text:p>0.0175105868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39813950117" calcext:value-type="float">
            <text:p>0.793239813950117</text:p>
          </table:table-cell>
          <table:table-cell office:value-type="float" office:value="0.00930885525058063" calcext:value-type="float">
            <text:p>0.009308855250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08647254123" calcext:value-type="float">
            <text:p>0.793208647254123</text:p>
          </table:table-cell>
          <table:table-cell office:value-type="float" office:value="0.00949666400034796" calcext:value-type="float">
            <text:p>0.009496664000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7894029848" calcext:value-type="float">
            <text:p>0.79367894029848</text:p>
          </table:table-cell>
          <table:table-cell office:value-type="float" office:value="0.00933495605910972" calcext:value-type="float">
            <text:p>0.00933495605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12831122172" calcext:value-type="float">
            <text:p>0.795112831122172</text:p>
          </table:table-cell>
          <table:table-cell office:value-type="float" office:value="0.00612476641138296" calcext:value-type="float">
            <text:p>0.006124766411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25413159558" calcext:value-type="float">
            <text:p>0.793425413159558</text:p>
          </table:table-cell>
          <table:table-cell office:value-type="float" office:value="0.00930779347453007" calcext:value-type="float">
            <text:p>0.00930779347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50644600035" calcext:value-type="float">
            <text:p>0.795150644600035</text:p>
          </table:table-cell>
          <table:table-cell office:value-type="float" office:value="0.00439899628964768" calcext:value-type="float">
            <text:p>0.004398996289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482413511754" calcext:value-type="float">
            <text:p>0.790482413511754</text:p>
          </table:table-cell>
          <table:table-cell office:value-type="float" office:value="0.0188156303643519" calcext:value-type="float">
            <text:p>0.018815630364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94830625571" calcext:value-type="float">
            <text:p>0.793994830625571</text:p>
          </table:table-cell>
          <table:table-cell office:value-type="float" office:value="0.00965457928368806" calcext:value-type="float">
            <text:p>0.009654579283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97942821794" calcext:value-type="float">
            <text:p>0.794297942821794</text:p>
          </table:table-cell>
          <table:table-cell office:value-type="float" office:value="0.00783215822220805" calcext:value-type="float">
            <text:p>0.007832158222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07661360163" calcext:value-type="float">
            <text:p>0.794607661360163</text:p>
          </table:table-cell>
          <table:table-cell office:value-type="float" office:value="0.00544870512944826" calcext:value-type="float">
            <text:p>0.005448705129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36712173446" calcext:value-type="float">
            <text:p>0.795036712173446</text:p>
          </table:table-cell>
          <table:table-cell office:value-type="float" office:value="0.00630048350467598" calcext:value-type="float">
            <text:p>0.006300483504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1464102219" calcext:value-type="float">
            <text:p>0.79371464102219</text:p>
          </table:table-cell>
          <table:table-cell office:value-type="float" office:value="0.0130368040894197" calcext:value-type="float">
            <text:p>0.01303680408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99223611749" calcext:value-type="float">
            <text:p>0.794199223611749</text:p>
          </table:table-cell>
          <table:table-cell office:value-type="float" office:value="0.00894962914621888" calcext:value-type="float">
            <text:p>0.008949629146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04329645958" calcext:value-type="float">
            <text:p>0.794404329645958</text:p>
          </table:table-cell>
          <table:table-cell office:value-type="float" office:value="0.00749615115539284" calcext:value-type="float">
            <text:p>0.007496151155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35974353252" calcext:value-type="float">
            <text:p>0.794735974353252</text:p>
          </table:table-cell>
          <table:table-cell office:value-type="float" office:value="0.00544744508760746" calcext:value-type="float">
            <text:p>0.005447445087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25358200866" calcext:value-type="float">
            <text:p>0.794825358200866</text:p>
          </table:table-cell>
          <table:table-cell office:value-type="float" office:value="0.0074494273667701" calcext:value-type="float">
            <text:p>0.00744942736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12703129906" calcext:value-type="float">
            <text:p>0.794312703129906</text:p>
          </table:table-cell>
          <table:table-cell office:value-type="float" office:value="0.00976679166481458" calcext:value-type="float">
            <text:p>0.009766791664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60944696185" calcext:value-type="float">
            <text:p>0.792760944696185</text:p>
          </table:table-cell>
          <table:table-cell office:value-type="float" office:value="0.011597591115796" calcext:value-type="float">
            <text:p>0.011597591115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78831966189" calcext:value-type="float">
            <text:p>0.793778831966189</text:p>
          </table:table-cell>
          <table:table-cell office:value-type="float" office:value="0.00906110539163558" calcext:value-type="float">
            <text:p>0.009061105391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47540210235" calcext:value-type="float">
            <text:p>0.792647540210235</text:p>
          </table:table-cell>
          <table:table-cell office:value-type="float" office:value="0.0166758573569377" calcext:value-type="float">
            <text:p>0.016675857356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85774396466" calcext:value-type="float">
            <text:p>0.793785774396466</text:p>
          </table:table-cell>
          <table:table-cell office:value-type="float" office:value="0.00877557426253254" calcext:value-type="float">
            <text:p>0.0087755742625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16999999358" calcext:value-type="float">
            <text:p>0.794216999999358</text:p>
          </table:table-cell>
          <table:table-cell office:value-type="float" office:value="0.00857505366616411" calcext:value-type="float">
            <text:p>0.008575053666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46716548769" calcext:value-type="float">
            <text:p>0.793446716548769</text:p>
          </table:table-cell>
          <table:table-cell office:value-type="float" office:value="0.0086675940748754" calcext:value-type="float">
            <text:p>0.008667594074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78952511123" calcext:value-type="float">
            <text:p>0.794178952511123</text:p>
          </table:table-cell>
          <table:table-cell office:value-type="float" office:value="0.00692404032024869" calcext:value-type="float">
            <text:p>0.006924040320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9595879711" calcext:value-type="float">
            <text:p>0.79359595879711</text:p>
          </table:table-cell>
          <table:table-cell office:value-type="float" office:value="0.00954874203492498" calcext:value-type="float">
            <text:p>0.009548742034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94553451808" calcext:value-type="float">
            <text:p>0.792594553451808</text:p>
          </table:table-cell>
          <table:table-cell office:value-type="float" office:value="0.0184410454675575" calcext:value-type="float">
            <text:p>0.018441045467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9387789063" calcext:value-type="float">
            <text:p>0.79249387789063</text:p>
          </table:table-cell>
          <table:table-cell office:value-type="float" office:value="0.0130662367718107" calcext:value-type="float">
            <text:p>0.013066236771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87154984065" calcext:value-type="float">
            <text:p>0.793387154984065</text:p>
          </table:table-cell>
          <table:table-cell office:value-type="float" office:value="0.0128972679919705" calcext:value-type="float">
            <text:p>0.012897267991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03233375762" calcext:value-type="float">
            <text:p>0.793103233375762</text:p>
          </table:table-cell>
          <table:table-cell office:value-type="float" office:value="0.0110039496316199" calcext:value-type="float">
            <text:p>0.01100394963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21036761877" calcext:value-type="float">
            <text:p>0.793621036761877</text:p>
          </table:table-cell>
          <table:table-cell office:value-type="float" office:value="0.00959967402675635" calcext:value-type="float">
            <text:p>0.009599674026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86626879322" calcext:value-type="float">
            <text:p>0.795186626879322</text:p>
          </table:table-cell>
          <table:table-cell office:value-type="float" office:value="0.00288837294872852" calcext:value-type="float">
            <text:p>0.002888372948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28538338777" calcext:value-type="float">
            <text:p>0.795028538338777</text:p>
          </table:table-cell>
          <table:table-cell office:value-type="float" office:value="0.00432325225138416" calcext:value-type="float">
            <text:p>0.004323252251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2355704915" calcext:value-type="float">
            <text:p>0.79402355704915</text:p>
          </table:table-cell>
          <table:table-cell office:value-type="float" office:value="0.00771195915677749" calcext:value-type="float">
            <text:p>0.007711959156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753005313245" calcext:value-type="float">
            <text:p>0.795753005313245</text:p>
          </table:table-cell>
          <table:table-cell office:value-type="float" office:value="0.00112574796420223" calcext:value-type="float">
            <text:p>0.001125747964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64674288216" calcext:value-type="float">
            <text:p>0.792964674288216</text:p>
          </table:table-cell>
          <table:table-cell office:value-type="float" office:value="0.0126720087609537" calcext:value-type="float">
            <text:p>0.012672008760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11726268394" calcext:value-type="float">
            <text:p>0.795111726268394</text:p>
          </table:table-cell>
          <table:table-cell office:value-type="float" office:value="0.00408159593832223" calcext:value-type="float">
            <text:p>0.004081595938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1793431926" calcext:value-type="float">
            <text:p>0.79341793431926</text:p>
          </table:table-cell>
          <table:table-cell office:value-type="float" office:value="0.0134415534624995" calcext:value-type="float">
            <text:p>0.0134415534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18003812425" calcext:value-type="float">
            <text:p>0.793818003812425</text:p>
          </table:table-cell>
          <table:table-cell office:value-type="float" office:value="0.00981829654445325" calcext:value-type="float">
            <text:p>0.009818296544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53890534894" calcext:value-type="float">
            <text:p>0.791653890534894</text:p>
          </table:table-cell>
          <table:table-cell office:value-type="float" office:value="0.0167293401116235" calcext:value-type="float">
            <text:p>0.016729340111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50993868489" calcext:value-type="float">
            <text:p>0.794150993868489</text:p>
          </table:table-cell>
          <table:table-cell office:value-type="float" office:value="0.0081252180146053" calcext:value-type="float">
            <text:p>0.008125218014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814189871094" calcext:value-type="float">
            <text:p>0.795814189871094</text:p>
          </table:table-cell>
          <table:table-cell office:value-type="float" office:value="0.00106995059615134" calcext:value-type="float">
            <text:p>0.001069950596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69561557417" calcext:value-type="float">
            <text:p>0.794169561557417</text:p>
          </table:table-cell>
          <table:table-cell office:value-type="float" office:value="0.00790196000668768" calcext:value-type="float">
            <text:p>0.007901960006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70239155991" calcext:value-type="float">
            <text:p>0.793170239155991</text:p>
          </table:table-cell>
          <table:table-cell office:value-type="float" office:value="0.0139402397843212" calcext:value-type="float">
            <text:p>0.013940239784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62148706423" calcext:value-type="float">
            <text:p>0.793862148706423</text:p>
          </table:table-cell>
          <table:table-cell office:value-type="float" office:value="0.0087978783219466" calcext:value-type="float">
            <text:p>0.008797878321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2890899576" calcext:value-type="float">
            <text:p>0.79412890899576</text:p>
          </table:table-cell>
          <table:table-cell office:value-type="float" office:value="0.00710148427574563" calcext:value-type="float">
            <text:p>0.007101484275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92993808318" calcext:value-type="float">
            <text:p>0.795092993808318</text:p>
          </table:table-cell>
          <table:table-cell office:value-type="float" office:value="0.00445788151372237" calcext:value-type="float">
            <text:p>0.0044578815137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71808114955" calcext:value-type="float">
            <text:p>0.792571808114955</text:p>
          </table:table-cell>
          <table:table-cell office:value-type="float" office:value="0.012149592734973" calcext:value-type="float">
            <text:p>0.012149592734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90068769482" calcext:value-type="float">
            <text:p>0.793590068769482</text:p>
          </table:table-cell>
          <table:table-cell office:value-type="float" office:value="0.0109255249903569" calcext:value-type="float">
            <text:p>0.010925524990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10052774385" calcext:value-type="float">
            <text:p>0.794510052774385</text:p>
          </table:table-cell>
          <table:table-cell office:value-type="float" office:value="0.00800992094714749" calcext:value-type="float">
            <text:p>0.008009920947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88439733845" calcext:value-type="float">
            <text:p>0.792388439733845</text:p>
          </table:table-cell>
          <table:table-cell office:value-type="float" office:value="0.0181253617165317" calcext:value-type="float">
            <text:p>0.018125361716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30396394411" calcext:value-type="float">
            <text:p>0.794030396394411</text:p>
          </table:table-cell>
          <table:table-cell office:value-type="float" office:value="0.00893130657563813" calcext:value-type="float">
            <text:p>0.008931306575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52994089172" calcext:value-type="float">
            <text:p>0.793452994089172</text:p>
          </table:table-cell>
          <table:table-cell office:value-type="float" office:value="0.00884322488048575" calcext:value-type="float">
            <text:p>0.008843224880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24084173489" calcext:value-type="float">
            <text:p>0.794724084173489</text:p>
          </table:table-cell>
          <table:table-cell office:value-type="float" office:value="0.007502010751663" calcext:value-type="float">
            <text:p>0.007502010751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1555666591" calcext:value-type="float">
            <text:p>0.79391555666591</text:p>
          </table:table-cell>
          <table:table-cell office:value-type="float" office:value="0.00826294940846679" calcext:value-type="float">
            <text:p>0.008262949408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4269063311" calcext:value-type="float">
            <text:p>0.79424269063311</text:p>
          </table:table-cell>
          <table:table-cell office:value-type="float" office:value="0.00810124415999177" calcext:value-type="float">
            <text:p>0.008101244159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47656830031" calcext:value-type="float">
            <text:p>0.794247656830031</text:p>
          </table:table-cell>
          <table:table-cell office:value-type="float" office:value="0.00655028151477944" calcext:value-type="float">
            <text:p>0.006550281514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2565351989" calcext:value-type="float">
            <text:p>0.79322565351989</text:p>
          </table:table-cell>
          <table:table-cell office:value-type="float" office:value="0.0102969344339497" calcext:value-type="float">
            <text:p>0.01029693443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84219851319" calcext:value-type="float">
            <text:p>0.794784219851319</text:p>
          </table:table-cell>
          <table:table-cell office:value-type="float" office:value="0.00622384914304823" calcext:value-type="float">
            <text:p>0.006223849143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34560898553" calcext:value-type="float">
            <text:p>0.794534560898553</text:p>
          </table:table-cell>
          <table:table-cell office:value-type="float" office:value="0.00451422829922365" calcext:value-type="float">
            <text:p>0.004514228299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61976551846" calcext:value-type="float">
            <text:p>0.793461976551846</text:p>
          </table:table-cell>
          <table:table-cell office:value-type="float" office:value="0.00930653736755142" calcext:value-type="float">
            <text:p>0.009306537367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53626184511" calcext:value-type="float">
            <text:p>0.793853626184511</text:p>
          </table:table-cell>
          <table:table-cell office:value-type="float" office:value="0.00998959016800552" calcext:value-type="float">
            <text:p>0.009989590168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47868152353" calcext:value-type="float">
            <text:p>0.794447868152353</text:p>
          </table:table-cell>
          <table:table-cell office:value-type="float" office:value="0.00645898544959021" calcext:value-type="float">
            <text:p>0.00645898544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60004935738" calcext:value-type="float">
            <text:p>0.794960004935738</text:p>
          </table:table-cell>
          <table:table-cell office:value-type="float" office:value="0.00612313155482282" calcext:value-type="float">
            <text:p>0.006123131554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3828766117" calcext:value-type="float">
            <text:p>0.79423828766117</text:p>
          </table:table-cell>
          <table:table-cell office:value-type="float" office:value="0.00818469352856607" calcext:value-type="float">
            <text:p>0.008184693528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06551511078" calcext:value-type="float">
            <text:p>0.793206551511078</text:p>
          </table:table-cell>
          <table:table-cell office:value-type="float" office:value="0.0164854272324459" calcext:value-type="float">
            <text:p>0.016485427232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46107176897" calcext:value-type="float">
            <text:p>0.791546107176897</text:p>
          </table:table-cell>
          <table:table-cell office:value-type="float" office:value="0.0219856700885218" calcext:value-type="float">
            <text:p>0.021985670088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20908157425" calcext:value-type="float">
            <text:p>0.793920908157425</text:p>
          </table:table-cell>
          <table:table-cell office:value-type="float" office:value="0.0110074423467814" calcext:value-type="float">
            <text:p>0.011007442346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98440575172" calcext:value-type="float">
            <text:p>0.794698440575172</text:p>
          </table:table-cell>
          <table:table-cell office:value-type="float" office:value="0.00590654407263198" calcext:value-type="float">
            <text:p>0.005906544072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61555969477" calcext:value-type="float">
            <text:p>0.794361555969477</text:p>
          </table:table-cell>
          <table:table-cell office:value-type="float" office:value="0.00588096480332476" calcext:value-type="float">
            <text:p>0.005880964803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87876417877" calcext:value-type="float">
            <text:p>0.794487876417877</text:p>
          </table:table-cell>
          <table:table-cell office:value-type="float" office:value="0.00703409195474151" calcext:value-type="float">
            <text:p>0.007034091954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37864469881" calcext:value-type="float">
            <text:p>0.792937864469881</text:p>
          </table:table-cell>
          <table:table-cell office:value-type="float" office:value="0.0121319005694565" calcext:value-type="float">
            <text:p>0.012131900569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44884471656" calcext:value-type="float">
            <text:p>0.794444884471656</text:p>
          </table:table-cell>
          <table:table-cell office:value-type="float" office:value="0.00622305068544639" calcext:value-type="float">
            <text:p>0.006223050685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3293336762" calcext:value-type="float">
            <text:p>0.79363293336762</text:p>
          </table:table-cell>
          <table:table-cell office:value-type="float" office:value="0.00848721576698477" calcext:value-type="float">
            <text:p>0.008487215766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52823822379" calcext:value-type="float">
            <text:p>0.794752823822379</text:p>
          </table:table-cell>
          <table:table-cell office:value-type="float" office:value="0.00742913137228758" calcext:value-type="float">
            <text:p>0.007429131372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71285535414" calcext:value-type="float">
            <text:p>0.793971285535414</text:p>
          </table:table-cell>
          <table:table-cell office:value-type="float" office:value="0.0165853671620199" calcext:value-type="float">
            <text:p>0.01658536716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67130111886" calcext:value-type="float">
            <text:p>0.795067130111886</text:p>
          </table:table-cell>
          <table:table-cell office:value-type="float" office:value="0.00443965243509938" calcext:value-type="float">
            <text:p>0.004439652435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00285331919" calcext:value-type="float">
            <text:p>0.793300285331919</text:p>
          </table:table-cell>
          <table:table-cell office:value-type="float" office:value="0.00938800016563831" calcext:value-type="float">
            <text:p>0.009388000165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48392823239" calcext:value-type="float">
            <text:p>0.793548392823239</text:p>
          </table:table-cell>
          <table:table-cell office:value-type="float" office:value="0.0098326758013199" calcext:value-type="float">
            <text:p>0.00983267580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42044962167" calcext:value-type="float">
            <text:p>0.794742044962167</text:p>
          </table:table-cell>
          <table:table-cell office:value-type="float" office:value="0.0047030225040947" calcext:value-type="float">
            <text:p>0.004703022504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95294609296" calcext:value-type="float">
            <text:p>0.793995294609296</text:p>
          </table:table-cell>
          <table:table-cell office:value-type="float" office:value="0.00684733910799168" calcext:value-type="float">
            <text:p>0.006847339107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53358311891" calcext:value-type="float">
            <text:p>0.793253358311891</text:p>
          </table:table-cell>
          <table:table-cell office:value-type="float" office:value="0.0107806928823057" calcext:value-type="float">
            <text:p>0.010780692882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77953288326" calcext:value-type="float">
            <text:p>0.793677953288326</text:p>
          </table:table-cell>
          <table:table-cell office:value-type="float" office:value="0.0120211737285105" calcext:value-type="float">
            <text:p>0.012021173728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20303958369" calcext:value-type="float">
            <text:p>0.793820303958369</text:p>
          </table:table-cell>
          <table:table-cell office:value-type="float" office:value="0.00876601526428977" calcext:value-type="float">
            <text:p>0.00876601526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098272778" calcext:value-type="float">
            <text:p>0.7940098272778</text:p>
          </table:table-cell>
          <table:table-cell office:value-type="float" office:value="0.0117151814616335" calcext:value-type="float">
            <text:p>0.011715181461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21764459871" calcext:value-type="float">
            <text:p>0.793721764459871</text:p>
          </table:table-cell>
          <table:table-cell office:value-type="float" office:value="0.0148517707599348" calcext:value-type="float">
            <text:p>0.014851770759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82788236456" calcext:value-type="float">
            <text:p>0.793382788236456</text:p>
          </table:table-cell>
          <table:table-cell office:value-type="float" office:value="0.0156134542844111" calcext:value-type="float">
            <text:p>0.015613454284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93857590062" calcext:value-type="float">
            <text:p>0.794093857590062</text:p>
          </table:table-cell>
          <table:table-cell office:value-type="float" office:value="0.00732448489320204" calcext:value-type="float">
            <text:p>0.007324484893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72108285359" calcext:value-type="float">
            <text:p>0.793772108285359</text:p>
          </table:table-cell>
          <table:table-cell office:value-type="float" office:value="0.0067601134929764" calcext:value-type="float">
            <text:p>0.006760113492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79366903473" calcext:value-type="float">
            <text:p>0.793479366903473</text:p>
          </table:table-cell>
          <table:table-cell office:value-type="float" office:value="0.0168915388146741" calcext:value-type="float">
            <text:p>0.016891538814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76578716364" calcext:value-type="float">
            <text:p>0.794176578716364</text:p>
          </table:table-cell>
          <table:table-cell office:value-type="float" office:value="0.00665257306372072" calcext:value-type="float">
            <text:p>0.006652573063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46591704033" calcext:value-type="float">
            <text:p>0.793946591704033</text:p>
          </table:table-cell>
          <table:table-cell office:value-type="float" office:value="0.00964739657463781" calcext:value-type="float">
            <text:p>0.009647396574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45599619902" calcext:value-type="float">
            <text:p>0.793045599619902</text:p>
          </table:table-cell>
          <table:table-cell office:value-type="float" office:value="0.00967424987931621" calcext:value-type="float">
            <text:p>0.009674249879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07054591" calcext:value-type="float">
            <text:p>0.794407054591</text:p>
          </table:table-cell>
          <table:table-cell office:value-type="float" office:value="0.0076901550911285" calcext:value-type="float">
            <text:p>0.007690155091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64692111133" calcext:value-type="float">
            <text:p>0.794564692111133</text:p>
          </table:table-cell>
          <table:table-cell office:value-type="float" office:value="0.00696586388425825" calcext:value-type="float">
            <text:p>0.006965863884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79365474378" calcext:value-type="float">
            <text:p>0.792479365474378</text:p>
          </table:table-cell>
          <table:table-cell office:value-type="float" office:value="0.0179056188852772" calcext:value-type="float">
            <text:p>0.017905618885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46577388052" calcext:value-type="float">
            <text:p>0.795146577388052</text:p>
          </table:table-cell>
          <table:table-cell office:value-type="float" office:value="0.00423281848265828" calcext:value-type="float">
            <text:p>0.004232818482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16858089918" calcext:value-type="float">
            <text:p>0.794016858089918</text:p>
          </table:table-cell>
          <table:table-cell office:value-type="float" office:value="0.0085602844217244" calcext:value-type="float">
            <text:p>0.008560284421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75497125785" calcext:value-type="float">
            <text:p>0.794075497125785</text:p>
          </table:table-cell>
          <table:table-cell office:value-type="float" office:value="0.010651102520245" calcext:value-type="float">
            <text:p>0.010651102520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88253287814" calcext:value-type="float">
            <text:p>0.795188253287814</text:p>
          </table:table-cell>
          <table:table-cell office:value-type="float" office:value="0.00422030796212581" calcext:value-type="float">
            <text:p>0.004220307962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57061069829" calcext:value-type="float">
            <text:p>0.794557061069829</text:p>
          </table:table-cell>
          <table:table-cell office:value-type="float" office:value="0.00687315366177643" calcext:value-type="float">
            <text:p>0.006873153661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65256923378" calcext:value-type="float">
            <text:p>0.793765256923378</text:p>
          </table:table-cell>
          <table:table-cell office:value-type="float" office:value="0.0104836966891375" calcext:value-type="float">
            <text:p>0.010483696689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18671394681" calcext:value-type="float">
            <text:p>0.793618671394681</text:p>
          </table:table-cell>
          <table:table-cell office:value-type="float" office:value="0.00859571752009376" calcext:value-type="float">
            <text:p>0.008595717520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15178637559" calcext:value-type="float">
            <text:p>0.794415178637559</text:p>
          </table:table-cell>
          <table:table-cell office:value-type="float" office:value="0.00579072900448918" calcext:value-type="float">
            <text:p>0.005790729004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22248984128" calcext:value-type="float">
            <text:p>0.793822248984128</text:p>
          </table:table-cell>
          <table:table-cell office:value-type="float" office:value="0.00984221726431552" calcext:value-type="float">
            <text:p>0.009842217264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221165956471" calcext:value-type="float">
            <text:p>0.795221165956471</text:p>
          </table:table-cell>
          <table:table-cell office:value-type="float" office:value="0.00323913234579444" calcext:value-type="float">
            <text:p>0.003239132345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28048223877" calcext:value-type="float">
            <text:p>0.793228048223877</text:p>
          </table:table-cell>
          <table:table-cell office:value-type="float" office:value="0.0102551118021094" calcext:value-type="float">
            <text:p>0.010255111802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25441656094" calcext:value-type="float">
            <text:p>0.794525441656094</text:p>
          </table:table-cell>
          <table:table-cell office:value-type="float" office:value="0.00915523477436275" calcext:value-type="float">
            <text:p>0.009155234774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37006366368" calcext:value-type="float">
            <text:p>0.795037006366368</text:p>
          </table:table-cell>
          <table:table-cell office:value-type="float" office:value="0.00562398726517342" calcext:value-type="float">
            <text:p>0.0056239872651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78244337939" calcext:value-type="float">
            <text:p>0.794678244337939</text:p>
          </table:table-cell>
          <table:table-cell office:value-type="float" office:value="0.0052339398579697" calcext:value-type="float">
            <text:p>0.00523393985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50101281024" calcext:value-type="float">
            <text:p>0.793150101281024</text:p>
          </table:table-cell>
          <table:table-cell office:value-type="float" office:value="0.00972654152140119" calcext:value-type="float">
            <text:p>0.009726541521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89446488469" calcext:value-type="float">
            <text:p>0.794789446488469</text:p>
          </table:table-cell>
          <table:table-cell office:value-type="float" office:value="0.00606597273674986" calcext:value-type="float">
            <text:p>0.00606597273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24111440057" calcext:value-type="float">
            <text:p>0.794424111440057</text:p>
          </table:table-cell>
          <table:table-cell office:value-type="float" office:value="0.00663477915179173" calcext:value-type="float">
            <text:p>0.006634779151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851351660014" calcext:value-type="float">
            <text:p>0.790851351660014</text:p>
          </table:table-cell>
          <table:table-cell office:value-type="float" office:value="0.0227493029688045" calcext:value-type="float">
            <text:p>0.0227493029688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41918849159" calcext:value-type="float">
            <text:p>0.794941918849159</text:p>
          </table:table-cell>
          <table:table-cell office:value-type="float" office:value="0.00481682712415917" calcext:value-type="float">
            <text:p>0.004816827124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35801358021" calcext:value-type="float">
            <text:p>0.794035801358021</text:p>
          </table:table-cell>
          <table:table-cell office:value-type="float" office:value="0.00844485932612353" calcext:value-type="float">
            <text:p>0.008444859326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29289777438" calcext:value-type="float">
            <text:p>0.794829289777438</text:p>
          </table:table-cell>
          <table:table-cell office:value-type="float" office:value="0.00485955491412402" calcext:value-type="float">
            <text:p>0.004859554914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38340326341" calcext:value-type="float">
            <text:p>0.795038340326341</text:p>
          </table:table-cell>
          <table:table-cell office:value-type="float" office:value="0.00592778479205401" calcext:value-type="float">
            <text:p>0.005927784792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53182269833" calcext:value-type="float">
            <text:p>0.79553182269833</text:p>
          </table:table-cell>
          <table:table-cell office:value-type="float" office:value="0.00317211624615579" calcext:value-type="float">
            <text:p>0.003172116246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89995185265" calcext:value-type="float">
            <text:p>0.794289995185265</text:p>
          </table:table-cell>
          <table:table-cell office:value-type="float" office:value="0.00864082884713913" calcext:value-type="float">
            <text:p>0.008640828847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80904454671" calcext:value-type="float">
            <text:p>0.795180904454671</text:p>
          </table:table-cell>
          <table:table-cell office:value-type="float" office:value="0.00392459255313986" calcext:value-type="float">
            <text:p>0.00392459255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0079531672493" calcext:value-type="float">
            <text:p>0.790079531672493</text:p>
          </table:table-cell>
          <table:table-cell office:value-type="float" office:value="0.0239705008899747" calcext:value-type="float">
            <text:p>0.023970500889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704581176295" calcext:value-type="float">
            <text:p>0.795704581176295</text:p>
          </table:table-cell>
          <table:table-cell office:value-type="float" office:value="0.00197358862060511" calcext:value-type="float">
            <text:p>0.001973588620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08188482575" calcext:value-type="float">
            <text:p>0.792208188482575</text:p>
          </table:table-cell>
          <table:table-cell office:value-type="float" office:value="0.0188893102000585" calcext:value-type="float">
            <text:p>0.018889310200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09195603362" calcext:value-type="float">
            <text:p>0.793309195603362</text:p>
          </table:table-cell>
          <table:table-cell office:value-type="float" office:value="0.00938183103275932" calcext:value-type="float">
            <text:p>0.0093818310327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473982959337" calcext:value-type="float">
            <text:p>0.795473982959337</text:p>
          </table:table-cell>
          <table:table-cell office:value-type="float" office:value="0.00283215571024386" calcext:value-type="float">
            <text:p>0.002832155710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498830904344" calcext:value-type="float">
            <text:p>0.795498830904344</text:p>
          </table:table-cell>
          <table:table-cell office:value-type="float" office:value="0.00360413534306812" calcext:value-type="float">
            <text:p>0.003604135343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79719091562" calcext:value-type="float">
            <text:p>0.793679719091562</text:p>
          </table:table-cell>
          <table:table-cell office:value-type="float" office:value="0.00923138813351353" calcext:value-type="float">
            <text:p>0.009231388133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22889371652" calcext:value-type="float">
            <text:p>0.793522889371652</text:p>
          </table:table-cell>
          <table:table-cell office:value-type="float" office:value="0.0151455454765538" calcext:value-type="float">
            <text:p>0.015145545476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482603392009" calcext:value-type="float">
            <text:p>0.795482603392009</text:p>
          </table:table-cell>
          <table:table-cell office:value-type="float" office:value="0.00313775091729804" calcext:value-type="float">
            <text:p>0.003137750917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95549130675" calcext:value-type="float">
            <text:p>0.794695549130675</text:p>
          </table:table-cell>
          <table:table-cell office:value-type="float" office:value="0.00514671429092465" calcext:value-type="float">
            <text:p>0.005146714290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419034348105" calcext:value-type="float">
            <text:p>0.795419034348105</text:p>
          </table:table-cell>
          <table:table-cell office:value-type="float" office:value="0.00421106119291456" calcext:value-type="float">
            <text:p>0.004211061192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70364664217" calcext:value-type="float">
            <text:p>0.794270364664217</text:p>
          </table:table-cell>
          <table:table-cell office:value-type="float" office:value="0.0082110290397229" calcext:value-type="float">
            <text:p>0.0082110290397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8057109449" calcext:value-type="float">
            <text:p>0.79468057109449</text:p>
          </table:table-cell>
          <table:table-cell office:value-type="float" office:value="0.00701518171473405" calcext:value-type="float">
            <text:p>0.007015181714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63469349463" calcext:value-type="float">
            <text:p>0.794263469349463</text:p>
          </table:table-cell>
          <table:table-cell office:value-type="float" office:value="0.00679366403936809" calcext:value-type="float">
            <text:p>0.006793664039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41393553099" calcext:value-type="float">
            <text:p>0.794041393553099</text:p>
          </table:table-cell>
          <table:table-cell office:value-type="float" office:value="0.0081370511771062" calcext:value-type="float">
            <text:p>0.008137051177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52423844541" calcext:value-type="float">
            <text:p>0.794252423844541</text:p>
          </table:table-cell>
          <table:table-cell office:value-type="float" office:value="0.00750661517495652" calcext:value-type="float">
            <text:p>0.007506615174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61216727867" calcext:value-type="float">
            <text:p>0.794661216727867</text:p>
          </table:table-cell>
          <table:table-cell office:value-type="float" office:value="0.00734773972175666" calcext:value-type="float">
            <text:p>0.0073477397217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63615546999" calcext:value-type="float">
            <text:p>0.793863615546999</text:p>
          </table:table-cell>
          <table:table-cell office:value-type="float" office:value="0.00808471647446449" calcext:value-type="float">
            <text:p>0.008084716474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62679000131" calcext:value-type="float">
            <text:p>0.794362679000131</text:p>
          </table:table-cell>
          <table:table-cell office:value-type="float" office:value="0.00499454172571824" calcext:value-type="float">
            <text:p>0.0049945417257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432463001933" calcext:value-type="float">
            <text:p>0.795432463001933</text:p>
          </table:table-cell>
          <table:table-cell office:value-type="float" office:value="0.0033379541769009" calcext:value-type="float">
            <text:p>0.003337954176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381739600391" calcext:value-type="float">
            <text:p>0.792381739600391</text:p>
          </table:table-cell>
          <table:table-cell office:value-type="float" office:value="0.0117908695767962" calcext:value-type="float">
            <text:p>0.011790869576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63016076419" calcext:value-type="float">
            <text:p>0.794963016076419</text:p>
          </table:table-cell>
          <table:table-cell office:value-type="float" office:value="0.00718798570542812" calcext:value-type="float">
            <text:p>0.007187985705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14386632275" calcext:value-type="float">
            <text:p>0.794914386632275</text:p>
          </table:table-cell>
          <table:table-cell office:value-type="float" office:value="0.00678697144839914" calcext:value-type="float">
            <text:p>0.006786971448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70521600987" calcext:value-type="float">
            <text:p>0.793970521600987</text:p>
          </table:table-cell>
          <table:table-cell office:value-type="float" office:value="0.0111546038401879" calcext:value-type="float">
            <text:p>0.011154603840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85016857559" calcext:value-type="float">
            <text:p>0.794485016857559</text:p>
          </table:table-cell>
          <table:table-cell office:value-type="float" office:value="0.00817091732893656" calcext:value-type="float">
            <text:p>0.0081709173289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24918421346" calcext:value-type="float">
            <text:p>0.793324918421346</text:p>
          </table:table-cell>
          <table:table-cell office:value-type="float" office:value="0.0141504304874427" calcext:value-type="float">
            <text:p>0.014150430487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51328763402" calcext:value-type="float">
            <text:p>0.794751328763402</text:p>
          </table:table-cell>
          <table:table-cell office:value-type="float" office:value="0.00492936393255967" calcext:value-type="float">
            <text:p>0.00492936393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53624269361" calcext:value-type="float">
            <text:p>0.794653624269361</text:p>
          </table:table-cell>
          <table:table-cell office:value-type="float" office:value="0.00712836073025186" calcext:value-type="float">
            <text:p>0.007128360730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34096805872" calcext:value-type="float">
            <text:p>0.794734096805872</text:p>
          </table:table-cell>
          <table:table-cell office:value-type="float" office:value="0.0058880801903372" calcext:value-type="float">
            <text:p>0.005888080190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699161078991" calcext:value-type="float">
            <text:p>0.795699161078991</text:p>
          </table:table-cell>
          <table:table-cell office:value-type="float" office:value="0.00208912007139379" calcext:value-type="float">
            <text:p>0.0020891200713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61898645526" calcext:value-type="float">
            <text:p>0.794361898645526</text:p>
          </table:table-cell>
          <table:table-cell office:value-type="float" office:value="0.00808294934438917" calcext:value-type="float">
            <text:p>0.008082949344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16583612183" calcext:value-type="float">
            <text:p>0.792416583612183</text:p>
          </table:table-cell>
          <table:table-cell office:value-type="float" office:value="0.0155696099040247" calcext:value-type="float">
            <text:p>0.015569609904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95252478359" calcext:value-type="float">
            <text:p>0.792295252478359</text:p>
          </table:table-cell>
          <table:table-cell office:value-type="float" office:value="0.01233478667511" calcext:value-type="float">
            <text:p>0.01233478667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93555668574" calcext:value-type="float">
            <text:p>0.794193555668574</text:p>
          </table:table-cell>
          <table:table-cell office:value-type="float" office:value="0.00884845674709522" calcext:value-type="float">
            <text:p>0.008848456747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651407805496" calcext:value-type="float">
            <text:p>0.795651407805496</text:p>
          </table:table-cell>
          <table:table-cell office:value-type="float" office:value="0.00334331777029348" calcext:value-type="float">
            <text:p>0.003343317770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03627314911" calcext:value-type="float">
            <text:p>0.792603627314911</text:p>
          </table:table-cell>
          <table:table-cell office:value-type="float" office:value="0.0170492299730508" calcext:value-type="float">
            <text:p>0.017049229973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85306451763" calcext:value-type="float">
            <text:p>0.794885306451763</text:p>
          </table:table-cell>
          <table:table-cell office:value-type="float" office:value="0.00478967135876977" calcext:value-type="float">
            <text:p>0.00478967135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14894261716" calcext:value-type="float">
            <text:p>0.793314894261716</text:p>
          </table:table-cell>
          <table:table-cell office:value-type="float" office:value="0.011916303946831" calcext:value-type="float">
            <text:p>0.011916303946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16615294433" calcext:value-type="float">
            <text:p>0.793916615294433</text:p>
          </table:table-cell>
          <table:table-cell office:value-type="float" office:value="0.0096976685863217" calcext:value-type="float">
            <text:p>0.009697668586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207155379465" calcext:value-type="float">
            <text:p>0.792207155379465</text:p>
          </table:table-cell>
          <table:table-cell office:value-type="float" office:value="0.015606408172258" calcext:value-type="float">
            <text:p>0.015606408172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4989132966" calcext:value-type="float">
            <text:p>0.79384989132966</text:p>
          </table:table-cell>
          <table:table-cell office:value-type="float" office:value="0.00845737515832782" calcext:value-type="float">
            <text:p>0.008457375158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3851051014" calcext:value-type="float">
            <text:p>0.79493851051014</text:p>
          </table:table-cell>
          <table:table-cell office:value-type="float" office:value="0.00541132461687614" calcext:value-type="float">
            <text:p>0.005411324616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72938414436" calcext:value-type="float">
            <text:p>0.794972938414436</text:p>
          </table:table-cell>
          <table:table-cell office:value-type="float" office:value="0.00454466623526849" calcext:value-type="float">
            <text:p>0.004544666235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13721637263" calcext:value-type="float">
            <text:p>0.794513721637263</text:p>
          </table:table-cell>
          <table:table-cell office:value-type="float" office:value="0.00831834669595698" calcext:value-type="float">
            <text:p>0.008318346695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16397394538" calcext:value-type="float">
            <text:p>0.793916397394538</text:p>
          </table:table-cell>
          <table:table-cell office:value-type="float" office:value="0.0127339504429858" calcext:value-type="float">
            <text:p>0.012733950442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31506610765" calcext:value-type="float">
            <text:p>0.794931506610765</text:p>
          </table:table-cell>
          <table:table-cell office:value-type="float" office:value="0.00729234305476944" calcext:value-type="float">
            <text:p>0.007292343054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70946705488" calcext:value-type="float">
            <text:p>0.794870946705488</text:p>
          </table:table-cell>
          <table:table-cell office:value-type="float" office:value="0.00605890289468254" calcext:value-type="float">
            <text:p>0.006058902894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39385278892" calcext:value-type="float">
            <text:p>0.793439385278892</text:p>
          </table:table-cell>
          <table:table-cell office:value-type="float" office:value="0.00955556337436387" calcext:value-type="float">
            <text:p>0.009555563374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30528173148" calcext:value-type="float">
            <text:p>0.794530528173148</text:p>
          </table:table-cell>
          <table:table-cell office:value-type="float" office:value="0.0069364457592187" calcext:value-type="float">
            <text:p>0.006936445759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89593892729" calcext:value-type="float">
            <text:p>0.795189593892729</text:p>
          </table:table-cell>
          <table:table-cell office:value-type="float" office:value="0.00521567699835737" calcext:value-type="float">
            <text:p>0.005215676998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03359945143" calcext:value-type="float">
            <text:p>0.795003359945143</text:p>
          </table:table-cell>
          <table:table-cell office:value-type="float" office:value="0.004229166887391" calcext:value-type="float">
            <text:p>0.004229166887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50040990183" calcext:value-type="float">
            <text:p>0.79550040990183</text:p>
          </table:table-cell>
          <table:table-cell office:value-type="float" office:value="0.00384479743544094" calcext:value-type="float">
            <text:p>0.003844797435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22133338397" calcext:value-type="float">
            <text:p>0.793222133338397</text:p>
          </table:table-cell>
          <table:table-cell office:value-type="float" office:value="0.0109856232796382" calcext:value-type="float">
            <text:p>0.010985623279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313358585092" calcext:value-type="float">
            <text:p>0.795313358585092</text:p>
          </table:table-cell>
          <table:table-cell office:value-type="float" office:value="0.00617711471993459" calcext:value-type="float">
            <text:p>0.006177114719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37905396307" calcext:value-type="float">
            <text:p>0.795037905396307</text:p>
          </table:table-cell>
          <table:table-cell office:value-type="float" office:value="0.00444392490394334" calcext:value-type="float">
            <text:p>0.004443924903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3714097111" calcext:value-type="float">
            <text:p>0.79373714097111</text:p>
          </table:table-cell>
          <table:table-cell office:value-type="float" office:value="0.0099672803871625" calcext:value-type="float">
            <text:p>0.009967280387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65875862782" calcext:value-type="float">
            <text:p>0.794965875862782</text:p>
          </table:table-cell>
          <table:table-cell office:value-type="float" office:value="0.00492195837073396" calcext:value-type="float">
            <text:p>0.004921958370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618041758416" calcext:value-type="float">
            <text:p>0.795618041758416</text:p>
          </table:table-cell>
          <table:table-cell office:value-type="float" office:value="0.00334236856663792" calcext:value-type="float">
            <text:p>0.003342368566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06439798604" calcext:value-type="float">
            <text:p>0.793506439798604</text:p>
          </table:table-cell>
          <table:table-cell office:value-type="float" office:value="0.00958229125212405" calcext:value-type="float">
            <text:p>0.009582291252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21105295981" calcext:value-type="float">
            <text:p>0.793621105295981</text:p>
          </table:table-cell>
          <table:table-cell office:value-type="float" office:value="0.00742157868567361" calcext:value-type="float">
            <text:p>0.007421578685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11229875262" calcext:value-type="float">
            <text:p>0.794111229875262</text:p>
          </table:table-cell>
          <table:table-cell office:value-type="float" office:value="0.00855308856216672" calcext:value-type="float">
            <text:p>0.008553088562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33901173017" calcext:value-type="float">
            <text:p>0.793033901173017</text:p>
          </table:table-cell>
          <table:table-cell office:value-type="float" office:value="0.0124097002108589" calcext:value-type="float">
            <text:p>0.012409700210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3670402773" calcext:value-type="float">
            <text:p>0.79383670402773</text:p>
          </table:table-cell>
          <table:table-cell office:value-type="float" office:value="0.00959040299403097" calcext:value-type="float">
            <text:p>0.009590402994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57072243827" calcext:value-type="float">
            <text:p>0.794557072243827</text:p>
          </table:table-cell>
          <table:table-cell office:value-type="float" office:value="0.00663244927416755" calcext:value-type="float">
            <text:p>0.006632449274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50950147621" calcext:value-type="float">
            <text:p>0.794250950147621</text:p>
          </table:table-cell>
          <table:table-cell office:value-type="float" office:value="0.00673136885532136" calcext:value-type="float">
            <text:p>0.006731368855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253902679237" calcext:value-type="float">
            <text:p>0.795253902679237</text:p>
          </table:table-cell>
          <table:table-cell office:value-type="float" office:value="0.00400182953604039" calcext:value-type="float">
            <text:p>0.00400182953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28659651258" calcext:value-type="float">
            <text:p>0.794428659651258</text:p>
          </table:table-cell>
          <table:table-cell office:value-type="float" office:value="0.00716353052408843" calcext:value-type="float">
            <text:p>0.007163530524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37431408328" calcext:value-type="float">
            <text:p>0.792837431408328</text:p>
          </table:table-cell>
          <table:table-cell office:value-type="float" office:value="0.0116429001764437" calcext:value-type="float">
            <text:p>0.011642900176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49002448872" calcext:value-type="float">
            <text:p>0.795049002448872</text:p>
          </table:table-cell>
          <table:table-cell office:value-type="float" office:value="0.00551356578700784" calcext:value-type="float">
            <text:p>0.005513565787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95576231148" calcext:value-type="float">
            <text:p>0.794195576231148</text:p>
          </table:table-cell>
          <table:table-cell office:value-type="float" office:value="0.00822477299279202" calcext:value-type="float">
            <text:p>0.008224772992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64572376027" calcext:value-type="float">
            <text:p>0.794764572376027</text:p>
          </table:table-cell>
          <table:table-cell office:value-type="float" office:value="0.00700792163177344" calcext:value-type="float">
            <text:p>0.007007921631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91781090666" calcext:value-type="float">
            <text:p>0.795191781090666</text:p>
          </table:table-cell>
          <table:table-cell office:value-type="float" office:value="0.00463693454711258" calcext:value-type="float">
            <text:p>0.004636934547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03159710733" calcext:value-type="float">
            <text:p>0.794203159710733</text:p>
          </table:table-cell>
          <table:table-cell office:value-type="float" office:value="0.00746258080860357" calcext:value-type="float">
            <text:p>0.007462580808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507622456435" calcext:value-type="float">
            <text:p>0.795507622456435</text:p>
          </table:table-cell>
          <table:table-cell office:value-type="float" office:value="0.00387088648504266" calcext:value-type="float">
            <text:p>0.003870886485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87041712366" calcext:value-type="float">
            <text:p>0.794887041712366</text:p>
          </table:table-cell>
          <table:table-cell office:value-type="float" office:value="0.0041118737173424" calcext:value-type="float">
            <text:p>0.004111873717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44119488705" calcext:value-type="float">
            <text:p>0.793944119488705</text:p>
          </table:table-cell>
          <table:table-cell office:value-type="float" office:value="0.00769275501034911" calcext:value-type="float">
            <text:p>0.007692755010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518560217437" calcext:value-type="float">
            <text:p>0.795518560217437</text:p>
          </table:table-cell>
          <table:table-cell office:value-type="float" office:value="0.00347495295468306" calcext:value-type="float">
            <text:p>0.003474952954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27494403004" calcext:value-type="float">
            <text:p>0.793527494403004</text:p>
          </table:table-cell>
          <table:table-cell office:value-type="float" office:value="0.0088712420027622" calcext:value-type="float">
            <text:p>0.008871242002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98020880082" calcext:value-type="float">
            <text:p>0.793698020880082</text:p>
          </table:table-cell>
          <table:table-cell office:value-type="float" office:value="0.00979898133597857" calcext:value-type="float">
            <text:p>0.009798981335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88992676203" calcext:value-type="float">
            <text:p>0.794788992676203</text:p>
          </table:table-cell>
          <table:table-cell office:value-type="float" office:value="0.00567512165023194" calcext:value-type="float">
            <text:p>0.005675121650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96232526269" calcext:value-type="float">
            <text:p>0.793896232526269</text:p>
          </table:table-cell>
          <table:table-cell office:value-type="float" office:value="0.00971683197635472" calcext:value-type="float">
            <text:p>0.009716831976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527098322422" calcext:value-type="float">
            <text:p>0.795527098322422</text:p>
          </table:table-cell>
          <table:table-cell office:value-type="float" office:value="0.00312574408139462" calcext:value-type="float">
            <text:p>0.003125744081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22679836531" calcext:value-type="float">
            <text:p>0.794222679836531</text:p>
          </table:table-cell>
          <table:table-cell office:value-type="float" office:value="0.00935879971467152" calcext:value-type="float">
            <text:p>0.009358799714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5927601469" calcext:value-type="float">
            <text:p>0.7915927601469</text:p>
          </table:table-cell>
          <table:table-cell office:value-type="float" office:value="0.0154819923679684" calcext:value-type="float">
            <text:p>0.015481992367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81987508018" calcext:value-type="float">
            <text:p>0.793381987508018</text:p>
          </table:table-cell>
          <table:table-cell office:value-type="float" office:value="0.0126142740913382" calcext:value-type="float">
            <text:p>0.012614274091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61274240591" calcext:value-type="float">
            <text:p>0.794561274240591</text:p>
          </table:table-cell>
          <table:table-cell office:value-type="float" office:value="0.00754947949496152" calcext:value-type="float">
            <text:p>0.007549479494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04274440433" calcext:value-type="float">
            <text:p>0.792504274440433</text:p>
          </table:table-cell>
          <table:table-cell office:value-type="float" office:value="0.0221430957174068" calcext:value-type="float">
            <text:p>0.0221430957174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73168775012" calcext:value-type="float">
            <text:p>0.793573168775012</text:p>
          </table:table-cell>
          <table:table-cell office:value-type="float" office:value="0.0157824264500282" calcext:value-type="float">
            <text:p>0.015782426450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55162889376" calcext:value-type="float">
            <text:p>0.794155162889376</text:p>
          </table:table-cell>
          <table:table-cell office:value-type="float" office:value="0.00806841331868769" calcext:value-type="float">
            <text:p>0.008068413318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97994038826" calcext:value-type="float">
            <text:p>0.793697994038826</text:p>
          </table:table-cell>
          <table:table-cell office:value-type="float" office:value="0.0170952767810916" calcext:value-type="float">
            <text:p>0.017095276781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168063642956" calcext:value-type="float">
            <text:p>0.794168063642956</text:p>
          </table:table-cell>
          <table:table-cell office:value-type="float" office:value="0.00874612690941417" calcext:value-type="float">
            <text:p>0.008746126909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0335046127" calcext:value-type="float">
            <text:p>0.79510335046127</text:p>
          </table:table-cell>
          <table:table-cell office:value-type="float" office:value="0.0040586632915249" calcext:value-type="float">
            <text:p>0.004058663291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15113240174" calcext:value-type="float">
            <text:p>0.793615113240174</text:p>
          </table:table-cell>
          <table:table-cell office:value-type="float" office:value="0.00914155028164332" calcext:value-type="float">
            <text:p>0.00914155028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19239929647" calcext:value-type="float">
            <text:p>0.792619239929647</text:p>
          </table:table-cell>
          <table:table-cell office:value-type="float" office:value="0.015966459191833" calcext:value-type="float">
            <text:p>0.015966459191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23036473766" calcext:value-type="float">
            <text:p>0.794323036473766</text:p>
          </table:table-cell>
          <table:table-cell office:value-type="float" office:value="0.0110979736234132" calcext:value-type="float">
            <text:p>0.011097973623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306101849021" calcext:value-type="float">
            <text:p>0.795306101849021</text:p>
          </table:table-cell>
          <table:table-cell office:value-type="float" office:value="0.00392042284877819" calcext:value-type="float">
            <text:p>0.003920422848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543028863597" calcext:value-type="float">
            <text:p>0.795543028863597</text:p>
          </table:table-cell>
          <table:table-cell office:value-type="float" office:value="0.00377914021861128" calcext:value-type="float">
            <text:p>0.003779140218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30383691509" calcext:value-type="float">
            <text:p>0.794430383691509</text:p>
          </table:table-cell>
          <table:table-cell office:value-type="float" office:value="0.00613187842221068" calcext:value-type="float">
            <text:p>0.006131878422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1052543571" calcext:value-type="float">
            <text:p>0.79491052543571</text:p>
          </table:table-cell>
          <table:table-cell office:value-type="float" office:value="0.00653603908681378" calcext:value-type="float">
            <text:p>0.006536039086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466991244964" calcext:value-type="float">
            <text:p>0.795466991244964</text:p>
          </table:table-cell>
          <table:table-cell office:value-type="float" office:value="0.00370947293692993" calcext:value-type="float">
            <text:p>0.00370947293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19372924096" calcext:value-type="float">
            <text:p>0.794219372924096</text:p>
          </table:table-cell>
          <table:table-cell office:value-type="float" office:value="0.00878667640898365" calcext:value-type="float">
            <text:p>0.008786676408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45382818712" calcext:value-type="float">
            <text:p>0.794345382818712</text:p>
          </table:table-cell>
          <table:table-cell office:value-type="float" office:value="0.00796550970308673" calcext:value-type="float">
            <text:p>0.007965509703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73273285118" calcext:value-type="float">
            <text:p>0.794073273285118</text:p>
          </table:table-cell>
          <table:table-cell office:value-type="float" office:value="0.00882002224007578" calcext:value-type="float">
            <text:p>0.008820022240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15081404975" calcext:value-type="float">
            <text:p>0.791615081404975</text:p>
          </table:table-cell>
          <table:table-cell office:value-type="float" office:value="0.0215610143534036" calcext:value-type="float">
            <text:p>0.021561014353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7631513893" calcext:value-type="float">
            <text:p>0.79427631513893</text:p>
          </table:table-cell>
          <table:table-cell office:value-type="float" office:value="0.0079062343396753" calcext:value-type="float">
            <text:p>0.007906234339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318208500326" calcext:value-type="float">
            <text:p>0.795318208500326</text:p>
          </table:table-cell>
          <table:table-cell office:value-type="float" office:value="0.00376399970878511" calcext:value-type="float">
            <text:p>0.003763999708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35633042654" calcext:value-type="float">
            <text:p>0.793835633042654</text:p>
          </table:table-cell>
          <table:table-cell office:value-type="float" office:value="0.00888264958328552" calcext:value-type="float">
            <text:p>0.008882649583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7365336761" calcext:value-type="float">
            <text:p>0.79517365336761</text:p>
          </table:table-cell>
          <table:table-cell office:value-type="float" office:value="0.00472550294801175" calcext:value-type="float">
            <text:p>0.004725502948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42397411368" calcext:value-type="float">
            <text:p>0.794542397411368</text:p>
          </table:table-cell>
          <table:table-cell office:value-type="float" office:value="0.00585042872720553" calcext:value-type="float">
            <text:p>0.005850428727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519841493641" calcext:value-type="float">
            <text:p>0.795519841493641</text:p>
          </table:table-cell>
          <table:table-cell office:value-type="float" office:value="0.0035151711597694" calcext:value-type="float">
            <text:p>0.003515171159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85257357733" calcext:value-type="float">
            <text:p>0.795085257357733</text:p>
          </table:table-cell>
          <table:table-cell office:value-type="float" office:value="0.00437362134345134" calcext:value-type="float">
            <text:p>0.004373621343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98379544619" calcext:value-type="float">
            <text:p>0.795198379544619</text:p>
          </table:table-cell>
          <table:table-cell office:value-type="float" office:value="0.00785808057181732" calcext:value-type="float">
            <text:p>0.007858080571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52768919041" calcext:value-type="float">
            <text:p>0.794952768919041</text:p>
          </table:table-cell>
          <table:table-cell office:value-type="float" office:value="0.00688181206733703" calcext:value-type="float">
            <text:p>0.006881812067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94301890169" calcext:value-type="float">
            <text:p>0.792794301890169</text:p>
          </table:table-cell>
          <table:table-cell office:value-type="float" office:value="0.0150254608370537" calcext:value-type="float">
            <text:p>0.015025460837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394249280934" calcext:value-type="float">
            <text:p>0.795394249280934</text:p>
          </table:table-cell>
          <table:table-cell office:value-type="float" office:value="0.00430519895511385" calcext:value-type="float">
            <text:p>0.004305198955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81008584712" calcext:value-type="float">
            <text:p>0.794081008584712</text:p>
          </table:table-cell>
          <table:table-cell office:value-type="float" office:value="0.00839377607004207" calcext:value-type="float">
            <text:p>0.008393776070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36800351318" calcext:value-type="float">
            <text:p>0.79536800351318</text:p>
          </table:table-cell>
          <table:table-cell office:value-type="float" office:value="0.00400215557200013" calcext:value-type="float">
            <text:p>0.004002155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5625801173" calcext:value-type="float">
            <text:p>0.79475625801173</text:p>
          </table:table-cell>
          <table:table-cell office:value-type="float" office:value="0.0109237820932467" calcext:value-type="float">
            <text:p>0.010923782093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24876957563" calcext:value-type="float">
            <text:p>0.793224876957563</text:p>
          </table:table-cell>
          <table:table-cell office:value-type="float" office:value="0.013659179298653" calcext:value-type="float">
            <text:p>0.013659179298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157548209428" calcext:value-type="float">
            <text:p>0.792157548209428</text:p>
          </table:table-cell>
          <table:table-cell office:value-type="float" office:value="0.0147928215277418" calcext:value-type="float">
            <text:p>0.014792821527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908675612305" calcext:value-type="float">
            <text:p>0.792908675612305</text:p>
          </table:table-cell>
          <table:table-cell office:value-type="float" office:value="0.0135983798623717" calcext:value-type="float">
            <text:p>0.0135983798623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7106414952" calcext:value-type="float">
            <text:p>0.79477106414952</text:p>
          </table:table-cell>
          <table:table-cell office:value-type="float" office:value="0.00916246498854238" calcext:value-type="float">
            <text:p>0.009162464988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781919933145" calcext:value-type="float">
            <text:p>0.792781919933145</text:p>
          </table:table-cell>
          <table:table-cell office:value-type="float" office:value="0.0118101239155567" calcext:value-type="float">
            <text:p>0.011810123915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09290481809" calcext:value-type="float">
            <text:p>0.794609290481809</text:p>
          </table:table-cell>
          <table:table-cell office:value-type="float" office:value="0.00591361745107729" calcext:value-type="float">
            <text:p>0.005913617451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40504258345" calcext:value-type="float">
            <text:p>0.793540504258345</text:p>
          </table:table-cell>
          <table:table-cell office:value-type="float" office:value="0.0124375703171539" calcext:value-type="float">
            <text:p>0.012437570317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4998798505" calcext:value-type="float">
            <text:p>0.79384998798505</text:p>
          </table:table-cell>
          <table:table-cell office:value-type="float" office:value="0.00903353214738658" calcext:value-type="float">
            <text:p>0.009033532147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83295032482" calcext:value-type="float">
            <text:p>0.794983295032482</text:p>
          </table:table-cell>
          <table:table-cell office:value-type="float" office:value="0.0048575551641277" calcext:value-type="float">
            <text:p>0.004857555164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41292508774" calcext:value-type="float">
            <text:p>0.794241292508774</text:p>
          </table:table-cell>
          <table:table-cell office:value-type="float" office:value="0.00718119957269025" calcext:value-type="float">
            <text:p>0.00718119957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42493594361" calcext:value-type="float">
            <text:p>0.794442493594361</text:p>
          </table:table-cell>
          <table:table-cell office:value-type="float" office:value="0.0108020074355761" calcext:value-type="float">
            <text:p>0.010802007435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2801608363" calcext:value-type="float">
            <text:p>0.79452801608363</text:p>
          </table:table-cell>
          <table:table-cell office:value-type="float" office:value="0.00768960742400222" calcext:value-type="float">
            <text:p>0.007689607424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14176794652" calcext:value-type="float">
            <text:p>0.794714176794652</text:p>
          </table:table-cell>
          <table:table-cell office:value-type="float" office:value="0.00641022768695073" calcext:value-type="float">
            <text:p>0.006410227686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92992611328" calcext:value-type="float">
            <text:p>0.794592992611328</text:p>
          </table:table-cell>
          <table:table-cell office:value-type="float" office:value="0.00696286034431293" calcext:value-type="float">
            <text:p>0.006962860344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563635933625" calcext:value-type="float">
            <text:p>0.795563635933625</text:p>
          </table:table-cell>
          <table:table-cell office:value-type="float" office:value="0.0032294656832763" calcext:value-type="float">
            <text:p>0.00322946568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71093153384" calcext:value-type="float">
            <text:p>0.79371093153384</text:p>
          </table:table-cell>
          <table:table-cell office:value-type="float" office:value="0.00957066862613672" calcext:value-type="float">
            <text:p>0.009570668626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79882894448" calcext:value-type="float">
            <text:p>0.792479882894448</text:p>
          </table:table-cell>
          <table:table-cell office:value-type="float" office:value="0.0116182141115818" calcext:value-type="float">
            <text:p>0.011618214111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42661457643" calcext:value-type="float">
            <text:p>0.793442661457643</text:p>
          </table:table-cell>
          <table:table-cell office:value-type="float" office:value="0.0100610047284396" calcext:value-type="float">
            <text:p>0.01006100472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90426188587" calcext:value-type="float">
            <text:p>0.793590426188587</text:p>
          </table:table-cell>
          <table:table-cell office:value-type="float" office:value="0.00986192093104675" calcext:value-type="float">
            <text:p>0.009861920931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65855097778" calcext:value-type="float">
            <text:p>0.795065855097778</text:p>
          </table:table-cell>
          <table:table-cell office:value-type="float" office:value="0.00466210879407865" calcext:value-type="float">
            <text:p>0.004662108794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735582264223" calcext:value-type="float">
            <text:p>0.794735582264223</text:p>
          </table:table-cell>
          <table:table-cell office:value-type="float" office:value="0.00542272793930807" calcext:value-type="float">
            <text:p>0.005422727939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89200425808" calcext:value-type="float">
            <text:p>0.793889200425808</text:p>
          </table:table-cell>
          <table:table-cell office:value-type="float" office:value="0.0127889797083524" calcext:value-type="float">
            <text:p>0.012788979708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78083728864" calcext:value-type="float">
            <text:p>0.793178083728864</text:p>
          </table:table-cell>
          <table:table-cell office:value-type="float" office:value="0.0108073175517115" calcext:value-type="float">
            <text:p>0.010807317551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05987109994" calcext:value-type="float">
            <text:p>0.794405987109994</text:p>
          </table:table-cell>
          <table:table-cell office:value-type="float" office:value="0.00790892263211733" calcext:value-type="float">
            <text:p>0.007908922632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727146941803" calcext:value-type="float">
            <text:p>0.795727146941803</text:p>
          </table:table-cell>
          <table:table-cell office:value-type="float" office:value="0.00192804776959624" calcext:value-type="float">
            <text:p>0.001928047769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97486773743" calcext:value-type="float">
            <text:p>0.794997486773743</text:p>
          </table:table-cell>
          <table:table-cell office:value-type="float" office:value="0.00494941942448244" calcext:value-type="float">
            <text:p>0.0049494194244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87805198366" calcext:value-type="float">
            <text:p>0.793187805198366</text:p>
          </table:table-cell>
          <table:table-cell office:value-type="float" office:value="0.0171912212829357" calcext:value-type="float">
            <text:p>0.017191221282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96328831651" calcext:value-type="float">
            <text:p>0.79396328831651</text:p>
          </table:table-cell>
          <table:table-cell office:value-type="float" office:value="0.00829299966533819" calcext:value-type="float">
            <text:p>0.008292999665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894502865709" calcext:value-type="float">
            <text:p>0.791894502865709</text:p>
          </table:table-cell>
          <table:table-cell office:value-type="float" office:value="0.0193528434089683" calcext:value-type="float">
            <text:p>0.019352843408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332759571108" calcext:value-type="float">
            <text:p>0.795332759571108</text:p>
          </table:table-cell>
          <table:table-cell office:value-type="float" office:value="0.00420561273606325" calcext:value-type="float">
            <text:p>0.004205612736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57955491423" calcext:value-type="float">
            <text:p>0.794857955491423</text:p>
          </table:table-cell>
          <table:table-cell office:value-type="float" office:value="0.00668211413663752" calcext:value-type="float">
            <text:p>0.006682114136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95619730834" calcext:value-type="float">
            <text:p>0.794395619730834</text:p>
          </table:table-cell>
          <table:table-cell office:value-type="float" office:value="0.00773480446057511" calcext:value-type="float">
            <text:p>0.007734804460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644523795162" calcext:value-type="float">
            <text:p>0.795644523795162</text:p>
          </table:table-cell>
          <table:table-cell office:value-type="float" office:value="0.00287271323118433" calcext:value-type="float">
            <text:p>0.002872713231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3051278156" calcext:value-type="float">
            <text:p>0.79313051278156</text:p>
          </table:table-cell>
          <table:table-cell office:value-type="float" office:value="0.0119057782082563" calcext:value-type="float">
            <text:p>0.011905778208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85808874545" calcext:value-type="float">
            <text:p>0.794885808874545</text:p>
          </table:table-cell>
          <table:table-cell office:value-type="float" office:value="0.00674133240573321" calcext:value-type="float">
            <text:p>0.006741332405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429786258058" calcext:value-type="float">
            <text:p>0.792429786258058</text:p>
          </table:table-cell>
          <table:table-cell office:value-type="float" office:value="0.0168523751858185" calcext:value-type="float">
            <text:p>0.016852375185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09242821456" calcext:value-type="float">
            <text:p>0.794009242821456</text:p>
          </table:table-cell>
          <table:table-cell office:value-type="float" office:value="0.0167436508625536" calcext:value-type="float">
            <text:p>0.016743650862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802084273058" calcext:value-type="float">
            <text:p>0.794802084273058</text:p>
          </table:table-cell>
          <table:table-cell office:value-type="float" office:value="0.0072977792873921" calcext:value-type="float">
            <text:p>0.007297779287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18036728579" calcext:value-type="float">
            <text:p>0.794018036728579</text:p>
          </table:table-cell>
          <table:table-cell office:value-type="float" office:value="0.00654202835293211" calcext:value-type="float">
            <text:p>0.006542028352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14836673916" calcext:value-type="float">
            <text:p>0.794614836673916</text:p>
          </table:table-cell>
          <table:table-cell office:value-type="float" office:value="0.00727724201263167" calcext:value-type="float">
            <text:p>0.007277242012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376084519128" calcext:value-type="float">
            <text:p>0.795376084519128</text:p>
          </table:table-cell>
          <table:table-cell office:value-type="float" office:value="0.00379406012324851" calcext:value-type="float">
            <text:p>0.003794060123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69109183363" calcext:value-type="float">
            <text:p>0.794069109183363</text:p>
          </table:table-cell>
          <table:table-cell office:value-type="float" office:value="0.0118440002383331" calcext:value-type="float">
            <text:p>0.011844000238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81407300145" calcext:value-type="float">
            <text:p>0.794481407300145</text:p>
          </table:table-cell>
          <table:table-cell office:value-type="float" office:value="0.00797433731562871" calcext:value-type="float">
            <text:p>0.007974337315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30885256501" calcext:value-type="float">
            <text:p>0.794530885256501</text:p>
          </table:table-cell>
          <table:table-cell office:value-type="float" office:value="0.00767307115695543" calcext:value-type="float">
            <text:p>0.007673071156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493127585145" calcext:value-type="float">
            <text:p>0.795493127585145</text:p>
          </table:table-cell>
          <table:table-cell office:value-type="float" office:value="0.00404130265978376" calcext:value-type="float">
            <text:p>0.004041302659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45179039866" calcext:value-type="float">
            <text:p>0.794545179039866</text:p>
          </table:table-cell>
          <table:table-cell office:value-type="float" office:value="0.00748344111316191" calcext:value-type="float">
            <text:p>0.007483441113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57259366078" calcext:value-type="float">
            <text:p>0.793357259366078</text:p>
          </table:table-cell>
          <table:table-cell office:value-type="float" office:value="0.0118054988794893" calcext:value-type="float">
            <text:p>0.011805498879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447472246956" calcext:value-type="float">
            <text:p>0.795447472246956</text:p>
          </table:table-cell>
          <table:table-cell office:value-type="float" office:value="0.00367610509276759" calcext:value-type="float">
            <text:p>0.0036761050927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07143862978" calcext:value-type="float">
            <text:p>0.793407143862978</text:p>
          </table:table-cell>
          <table:table-cell office:value-type="float" office:value="0.0102080169284779" calcext:value-type="float">
            <text:p>0.010208016928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57346881909" calcext:value-type="float">
            <text:p>0.793457346881909</text:p>
          </table:table-cell>
          <table:table-cell office:value-type="float" office:value="0.0113403476035222" calcext:value-type="float">
            <text:p>0.011340347603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499716992574" calcext:value-type="float">
            <text:p>0.795499716992574</text:p>
          </table:table-cell>
          <table:table-cell office:value-type="float" office:value="0.00369778579459039" calcext:value-type="float">
            <text:p>0.00369778579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31730114282" calcext:value-type="float">
            <text:p>0.793831730114282</text:p>
          </table:table-cell>
          <table:table-cell office:value-type="float" office:value="0.0139551179891538" calcext:value-type="float">
            <text:p>0.013955117989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349653668406" calcext:value-type="float">
            <text:p>0.795349653668406</text:p>
          </table:table-cell>
          <table:table-cell office:value-type="float" office:value="0.00305531742362239" calcext:value-type="float">
            <text:p>0.003055317423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02218668814" calcext:value-type="float">
            <text:p>0.793602218668814</text:p>
          </table:table-cell>
          <table:table-cell office:value-type="float" office:value="0.0106652062706673" calcext:value-type="float">
            <text:p>0.010665206270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91626359436" calcext:value-type="float">
            <text:p>0.793091626359436</text:p>
          </table:table-cell>
          <table:table-cell office:value-type="float" office:value="0.0142479248699096" calcext:value-type="float">
            <text:p>0.01424792486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14371078507" calcext:value-type="float">
            <text:p>0.794514371078507</text:p>
          </table:table-cell>
          <table:table-cell office:value-type="float" office:value="0.00657420526838361" calcext:value-type="float">
            <text:p>0.006574205268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28912099326" calcext:value-type="float">
            <text:p>0.793528912099326</text:p>
          </table:table-cell>
          <table:table-cell office:value-type="float" office:value="0.0150919297718395" calcext:value-type="float">
            <text:p>0.01509192977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331337479651" calcext:value-type="float">
            <text:p>0.793331337479651</text:p>
          </table:table-cell>
          <table:table-cell office:value-type="float" office:value="0.0104443655168455" calcext:value-type="float">
            <text:p>0.010444365516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64291499009" calcext:value-type="float">
            <text:p>0.794364291499009</text:p>
          </table:table-cell>
          <table:table-cell office:value-type="float" office:value="0.00831225980004203" calcext:value-type="float">
            <text:p>0.008312259800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71995142245" calcext:value-type="float">
            <text:p>0.794071995142245</text:p>
          </table:table-cell>
          <table:table-cell office:value-type="float" office:value="0.00995811106251069" calcext:value-type="float">
            <text:p>0.009958111062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31704552785" calcext:value-type="float">
            <text:p>0.794331704552785</text:p>
          </table:table-cell>
          <table:table-cell office:value-type="float" office:value="0.00626635332840276" calcext:value-type="float">
            <text:p>0.006266353328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26895666431" calcext:value-type="float">
            <text:p>0.793426895666431</text:p>
          </table:table-cell>
          <table:table-cell office:value-type="float" office:value="0.01389771988049" calcext:value-type="float">
            <text:p>0.013897719880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48975967391" calcext:value-type="float">
            <text:p>0.794048975967391</text:p>
          </table:table-cell>
          <table:table-cell office:value-type="float" office:value="0.00724590769234077" calcext:value-type="float">
            <text:p>0.007245907692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813726850385" calcext:value-type="float">
            <text:p>0.792813726850385</text:p>
          </table:table-cell>
          <table:table-cell office:value-type="float" office:value="0.00979100134412183" calcext:value-type="float">
            <text:p>0.009791001344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48565023256" calcext:value-type="float">
            <text:p>0.794548565023256</text:p>
          </table:table-cell>
          <table:table-cell office:value-type="float" office:value="0.00756283000853222" calcext:value-type="float">
            <text:p>0.007562830008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299762796118" calcext:value-type="float">
            <text:p>0.794299762796118</text:p>
          </table:table-cell>
          <table:table-cell office:value-type="float" office:value="0.00768473088257959" calcext:value-type="float">
            <text:p>0.00768473088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20493328378" calcext:value-type="float">
            <text:p>0.793520493328378</text:p>
          </table:table-cell>
          <table:table-cell office:value-type="float" office:value="0.0105753571616224" calcext:value-type="float">
            <text:p>0.010575357161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696090524392" calcext:value-type="float">
            <text:p>0.795696090524392</text:p>
          </table:table-cell>
          <table:table-cell office:value-type="float" office:value="0.00282292747317404" calcext:value-type="float">
            <text:p>0.002822927473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048797833044" calcext:value-type="float">
            <text:p>0.795048797833044</text:p>
          </table:table-cell>
          <table:table-cell office:value-type="float" office:value="0.00656108136048881" calcext:value-type="float">
            <text:p>0.006561081360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534617968066" calcext:value-type="float">
            <text:p>0.794534617968066</text:p>
          </table:table-cell>
          <table:table-cell office:value-type="float" office:value="0.00970679762057792" calcext:value-type="float">
            <text:p>0.009706797620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193689814472" calcext:value-type="float">
            <text:p>0.795193689814472</text:p>
          </table:table-cell>
          <table:table-cell office:value-type="float" office:value="0.00587906005824977" calcext:value-type="float">
            <text:p>0.00587906005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99891839631" calcext:value-type="float">
            <text:p>0.793699891839631</text:p>
          </table:table-cell>
          <table:table-cell office:value-type="float" office:value="0.0143192396500164" calcext:value-type="float">
            <text:p>0.014319239650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52401472676" calcext:value-type="float">
            <text:p>0.794352401472676</text:p>
          </table:table-cell>
          <table:table-cell office:value-type="float" office:value="0.00758933833843908" calcext:value-type="float">
            <text:p>0.007589338338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549652701483" calcext:value-type="float">
            <text:p>0.795549652701483</text:p>
          </table:table-cell>
          <table:table-cell office:value-type="float" office:value="0.00399819804726509" calcext:value-type="float">
            <text:p>0.003998198047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512722091063" calcext:value-type="float">
            <text:p>0.795512722091063</text:p>
          </table:table-cell>
          <table:table-cell office:value-type="float" office:value="0.00406886366106531" calcext:value-type="float">
            <text:p>0.004068863661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40529864662" calcext:value-type="float">
            <text:p>0.794040529864662</text:p>
          </table:table-cell>
          <table:table-cell office:value-type="float" office:value="0.00946155207321748" calcext:value-type="float">
            <text:p>0.009461552073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219863064006" calcext:value-type="float">
            <text:p>0.793219863064006</text:p>
          </table:table-cell>
          <table:table-cell office:value-type="float" office:value="0.01189928913755" calcext:value-type="float">
            <text:p>0.01189928913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25435024208" calcext:value-type="float">
            <text:p>0.794325435024208</text:p>
          </table:table-cell>
          <table:table-cell office:value-type="float" office:value="0.00967553639198251" calcext:value-type="float">
            <text:p>0.009675536391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65181643111" calcext:value-type="float">
            <text:p>0.79465181643111</text:p>
          </table:table-cell>
          <table:table-cell office:value-type="float" office:value="0.00693856491339079" calcext:value-type="float">
            <text:p>0.006938564913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165373169542" calcext:value-type="float">
            <text:p>0.793165373169542</text:p>
          </table:table-cell>
          <table:table-cell office:value-type="float" office:value="0.0129310229592547" calcext:value-type="float">
            <text:p>0.012931022959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445521015217" calcext:value-type="float">
            <text:p>0.795445521015217</text:p>
          </table:table-cell>
          <table:table-cell office:value-type="float" office:value="0.00361002561472716" calcext:value-type="float">
            <text:p>0.003610025614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495317703069" calcext:value-type="float">
            <text:p>0.795495317703069</text:p>
          </table:table-cell>
          <table:table-cell office:value-type="float" office:value="0.00379138315956976" calcext:value-type="float">
            <text:p>0.00379138315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1667840535879" calcext:value-type="float">
            <text:p>0.791667840535879</text:p>
          </table:table-cell>
          <table:table-cell office:value-type="float" office:value="0.0203308269211972" calcext:value-type="float">
            <text:p>0.020330826921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327591527905" calcext:value-type="float">
            <text:p>0.795327591527905</text:p>
          </table:table-cell>
          <table:table-cell office:value-type="float" office:value="0.00497754988363241" calcext:value-type="float">
            <text:p>0.004977549883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46473286899" calcext:value-type="float">
            <text:p>0.794346473286899</text:p>
          </table:table-cell>
          <table:table-cell office:value-type="float" office:value="0.0079616483473832" calcext:value-type="float">
            <text:p>0.007961648347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19930495077" calcext:value-type="float">
            <text:p>0.793519930495077</text:p>
          </table:table-cell>
          <table:table-cell office:value-type="float" office:value="0.0135634093924637" calcext:value-type="float">
            <text:p>0.013563409392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859669555272" calcext:value-type="float">
            <text:p>0.793859669555272</text:p>
          </table:table-cell>
          <table:table-cell office:value-type="float" office:value="0.00828908471678866" calcext:value-type="float">
            <text:p>0.008289084716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9868112869" calcext:value-type="float">
            <text:p>0.79439868112869</text:p>
          </table:table-cell>
          <table:table-cell office:value-type="float" office:value="0.0081885155173093" calcext:value-type="float">
            <text:p>0.008188515517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589251664347" calcext:value-type="float">
            <text:p>0.793589251664347</text:p>
          </table:table-cell>
          <table:table-cell office:value-type="float" office:value="0.0103890545355463" calcext:value-type="float">
            <text:p>0.010389054535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697342986537" calcext:value-type="float">
            <text:p>0.792697342986537</text:p>
          </table:table-cell>
          <table:table-cell office:value-type="float" office:value="0.0110344154949104" calcext:value-type="float">
            <text:p>0.01103441549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686674819162" calcext:value-type="float">
            <text:p>0.793686674819162</text:p>
          </table:table-cell>
          <table:table-cell office:value-type="float" office:value="0.0138957081977872" calcext:value-type="float">
            <text:p>0.013895708197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30281634883" calcext:value-type="float">
            <text:p>0.794330281634883</text:p>
          </table:table-cell>
          <table:table-cell office:value-type="float" office:value="0.0115397691774684" calcext:value-type="float">
            <text:p>0.011539769177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956858005569" calcext:value-type="float">
            <text:p>0.794956858005569</text:p>
          </table:table-cell>
          <table:table-cell office:value-type="float" office:value="0.0071902177170664" calcext:value-type="float">
            <text:p>0.007190217717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76895080616" calcext:value-type="float">
            <text:p>0.794076895080616</text:p>
          </table:table-cell>
          <table:table-cell office:value-type="float" office:value="0.016669649181098" calcext:value-type="float">
            <text:p>0.016669649181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67554805228" calcext:value-type="float">
            <text:p>0.793467554805228</text:p>
          </table:table-cell>
          <table:table-cell office:value-type="float" office:value="0.010559173748502" calcext:value-type="float">
            <text:p>0.010559173748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775634279781" calcext:value-type="float">
            <text:p>0.795775634279781</text:p>
          </table:table-cell>
          <table:table-cell office:value-type="float" office:value="0.00307515378929082" calcext:value-type="float">
            <text:p>0.003075153789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79334596361" calcext:value-type="float">
            <text:p>0.793479334596361</text:p>
          </table:table-cell>
          <table:table-cell office:value-type="float" office:value="0.0147273266884393" calcext:value-type="float">
            <text:p>0.014727326688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5465802465375" calcext:value-type="float">
            <text:p>0.795465802465375</text:p>
          </table:table-cell>
          <table:table-cell office:value-type="float" office:value="0.00378145975667751" calcext:value-type="float">
            <text:p>0.003781459756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400019234304" calcext:value-type="float">
            <text:p>0.793400019234304</text:p>
          </table:table-cell>
          <table:table-cell office:value-type="float" office:value="0.010983040624419" calcext:value-type="float">
            <text:p>0.010983040624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38041258141" calcext:value-type="float">
            <text:p>0.794338041258141</text:p>
          </table:table-cell>
          <table:table-cell office:value-type="float" office:value="0.00818890760630948" calcext:value-type="float">
            <text:p>0.008188907606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9:28:54.155109974</dc:date>
    <meta:editing-duration>PT1M24S</meta:editing-duration>
    <meta:editing-cycles>1</meta:editing-cycles>
    <meta:generator>LibreOffice/6.0.7.3$Linux_X86_64 LibreOffice_project/00m0$Build-3</meta:generator>
    <meta:document-statistic meta:table-count="1" meta:cell-count="75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2.5k_gens_lin2_greedySel'.B1:'2.5k_gens_lin2_greedySel'.B2501" svg:x="0.32cm" svg:y="0.18cm" svg:width="15.36cm" svg:height="8.64cm">
          <chartooo:coordinate-region svg:x="1.047cm" svg:y="0.379cm" svg:width="14.261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2.5k_gens_lin2_greedySel'.B1:'2.5k_gens_lin2_greedySel'.B2501" chart:class="chart:scatter">
            <chart:data-point chart:repeated="25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1770981053574">
                <text:p>0.651770981053574</text:p>
                <draw:g>
                  <svg:desc>'2.5k_gens_lin2_greedySel'.B1:'2.5k_gens_lin2_greedySel'.B2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0207217758425">
                <text:p>0.660207217758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1436634446199">
                <text:p>0.661436634446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4167952611299">
                <text:p>0.664167952611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0124140716427">
                <text:p>0.670124140716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90702363907089">
                <text:p>0.690702363907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4513840264203">
                <text:p>0.694513840264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4103857531621">
                <text:p>0.6941038575316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5551056849359">
                <text:p>0.695551056849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715069460202">
                <text:p>0.69715069460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0385459262009">
                <text:p>0.700385459262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2104155446315">
                <text:p>0.712104155446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6158241638901">
                <text:p>0.746158241638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3654964134394">
                <text:p>0.753654964134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3331997991401">
                <text:p>0.7533319979914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5158878338499">
                <text:p>0.755158878338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702810778144">
                <text:p>0.75702810778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7369276827156">
                <text:p>0.757369276827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61137698127738">
                <text:p>0.761137698127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2039347064277">
                <text:p>0.7620393470642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64289711701739">
                <text:p>0.764289711701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7286110308024">
                <text:p>0.7672861103080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71642575503505">
                <text:p>0.771642575503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73821255777575">
                <text:p>0.7738212557775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76666148806079">
                <text:p>0.776666148806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78349154097559">
                <text:p>0.7783491540975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80076897143465">
                <text:p>0.780076897143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80869397899316">
                <text:p>0.7808693978993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81465209331036">
                <text:p>0.7814652093310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1607157121732">
                <text:p>0.781607157121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2003686766335">
                <text:p>0.782003686766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8206954116406">
                <text:p>0.782069541164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80154997814176">
                <text:p>0.7801549978141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994777679892">
                <text:p>0.7799947776798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2543254871778">
                <text:p>0.782543254871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82903887393629">
                <text:p>0.7829038873936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85200357256523">
                <text:p>0.7852003572565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85754222483526">
                <text:p>0.785754222483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3830569452081">
                <text:p>0.783830569452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4779668119966">
                <text:p>0.7847796681199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84598502723102">
                <text:p>0.7845985027231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8418265626017">
                <text:p>0.78418265626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86156678869933">
                <text:p>0.7861566788699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84622033559424">
                <text:p>0.7846220335594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5107386888595">
                <text:p>0.7851073868885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84796533737151">
                <text:p>0.7847965337371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84368286827224">
                <text:p>0.784368286827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4749921285078">
                <text:p>0.7847499212850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32447383851">
                <text:p>0.784324473838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83958140303376">
                <text:p>0.7839581403033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85979340795902">
                <text:p>0.785979340795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81903138634181">
                <text:p>0.7819031386341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830402365148">
                <text:p>0.7830402365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82737493318456">
                <text:p>0.7827374933184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84838817696681">
                <text:p>0.7848388176966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84535644973446">
                <text:p>0.784535644973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85968963718556">
                <text:p>0.785968963718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84474354389286">
                <text:p>0.7844743543892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85098972859537">
                <text:p>0.7850989728595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85374093111737">
                <text:p>0.7853740931117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85257859299038">
                <text:p>0.7852578592990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82618499712532">
                <text:p>0.7826184997125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85098738623649">
                <text:p>0.7850987386236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85733189012937">
                <text:p>0.7857331890129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85254092183576">
                <text:p>0.7852540921835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86053336171707">
                <text:p>0.7860533361717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84051170938759">
                <text:p>0.7840511709387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83685457312953">
                <text:p>0.7836854573129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84655069090844">
                <text:p>0.7846550690908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5809078256572">
                <text:p>0.7858090782565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84184905999807">
                <text:p>0.7841849059998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85398448338873">
                <text:p>0.7853984483388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85361030643156">
                <text:p>0.7853610306431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83948687316296">
                <text:p>0.7839486873162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84758780113799">
                <text:p>0.7847587801137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85357870830196">
                <text:p>0.7853578708301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83311149996252">
                <text:p>0.7833111499962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4237163589706">
                <text:p>0.7842371635897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5457722681147">
                <text:p>0.7854577226811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85263036286315">
                <text:p>0.7852630362863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83292645591731">
                <text:p>0.7832926455917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8402963410193">
                <text:p>0.784029634101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83599557687146">
                <text:p>0.7835995576871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84483525753665">
                <text:p>0.7844835257536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83499380189673">
                <text:p>0.7834993801896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8346568418526">
                <text:p>0.783465684185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85298844480119">
                <text:p>0.7852988444801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84110717788032">
                <text:p>0.784110717788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8399595801049">
                <text:p>0.783995958010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84124922158498">
                <text:p>0.7841249221584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84504366133526">
                <text:p>0.7845043661335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85129359959105">
                <text:p>0.7851293599591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84743295800377">
                <text:p>0.7847432958003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85094014385973">
                <text:p>0.7850940143859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85354925698071">
                <text:p>0.7853549256980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452003083709">
                <text:p>0.784520030837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84365844689923">
                <text:p>0.7843658446899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84479542885359">
                <text:p>0.7844795428853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84721436856739">
                <text:p>0.7847214368567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8549487259972">
                <text:p>0.785494872599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84209962488285">
                <text:p>0.7842099624882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84928817697822">
                <text:p>0.7849288176978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84531897029085">
                <text:p>0.7845318970290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85877444490028">
                <text:p>0.7858774444900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84996070283018">
                <text:p>0.7849960702830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83339049108493">
                <text:p>0.7833390491084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85158485138329">
                <text:p>0.7851584851383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85303615870123">
                <text:p>0.785303615870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85754231054544">
                <text:p>0.7857542310545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86049396763523">
                <text:p>0.7860493967635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86133235715419">
                <text:p>0.7861332357154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83561511369437">
                <text:p>0.7835615113694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85574242644181">
                <text:p>0.7855742426441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84704498079974">
                <text:p>0.7847044980799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85611670330641">
                <text:p>0.785611670330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85390670973094">
                <text:p>0.7853906709730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85816739847983">
                <text:p>0.7858167398479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86057398687927">
                <text:p>0.7860573986879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83919527590115">
                <text:p>0.7839195275901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85744876461284">
                <text:p>0.785744876461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84662447212412">
                <text:p>0.7846624472124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83125264028163">
                <text:p>0.7831252640281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85350037507253">
                <text:p>0.7853500375072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8500448525053">
                <text:p>0.785004485250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84501370435506">
                <text:p>0.7845013704355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83455355426466">
                <text:p>0.7834553554264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8462764652326">
                <text:p>0.784627646523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83185852867257">
                <text:p>0.7831858528672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84637289723531">
                <text:p>0.7846372897235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81110628963533">
                <text:p>0.7811106289635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3685530253338">
                <text:p>0.7836855302533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4480734018423">
                <text:p>0.7844807340184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86067204545298">
                <text:p>0.7860672045452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83971673083395">
                <text:p>0.7839716730833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85793894031934">
                <text:p>0.7857938940319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8514862331896">
                <text:p>0.785148623318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86061638473295">
                <text:p>0.7860616384732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82558207707492">
                <text:p>0.7825582077074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86105520743411">
                <text:p>0.7861055207434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84533886141565">
                <text:p>0.7845338861415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86079506265287">
                <text:p>0.7860795062652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84980279083758">
                <text:p>0.7849802790837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86143601333081">
                <text:p>0.7861436013330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85266830800714">
                <text:p>0.7852668308007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85902257667266">
                <text:p>0.7859022576672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8372610459112">
                <text:p>0.783726104591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85747782619676">
                <text:p>0.7857477826196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85909131108">
                <text:p>0.7859091311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86087635188364">
                <text:p>0.7860876351883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85421481486627">
                <text:p>0.7854214814866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85218806748006">
                <text:p>0.7852188067480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84975423931215">
                <text:p>0.7849754239312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85440717953095">
                <text:p>0.7854407179530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85068334727682">
                <text:p>0.7850683347276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86258208670353">
                <text:p>0.7862582086703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85683114405092">
                <text:p>0.7856831144050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6540745666515">
                <text:p>0.7865407456665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85404258097614">
                <text:p>0.7854042580976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85290718801167">
                <text:p>0.7852907188011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86740084835285">
                <text:p>0.7867400848352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86298995081571">
                <text:p>0.7862989950815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86023115284364">
                <text:p>0.7860231152843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85601090210811">
                <text:p>0.7856010902108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85511512545718">
                <text:p>0.7855115125457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85455361790349">
                <text:p>0.7854553617903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86248033081004">
                <text:p>0.7862480330810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85929909239262">
                <text:p>0.7859299092392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84059369305982">
                <text:p>0.7840593693059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86405555363007">
                <text:p>0.7864055553630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85419606742907">
                <text:p>0.7854196067429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84581907803679">
                <text:p>0.7845819078036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86533730292949">
                <text:p>0.7865337302929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8507616686013">
                <text:p>0.785076166860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84379607745334">
                <text:p>0.7843796077453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85848226237034">
                <text:p>0.7858482262370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86330214107867">
                <text:p>0.7863302141078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86034828844327">
                <text:p>0.7860348288443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85436370335472">
                <text:p>0.7854363703354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553079068904">
                <text:p>0.785530790689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85543853863977">
                <text:p>0.7855438538639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84167516804691">
                <text:p>0.7841675168046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86002459666877">
                <text:p>0.7860024596668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85511823417628">
                <text:p>0.7855118234176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85872813617551">
                <text:p>0.7858728136175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86554410652009">
                <text:p>0.7865544106520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8620999459829">
                <text:p>0.786209994598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86209709706282">
                <text:p>0.7862097097062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5977984102514">
                <text:p>0.7859779841025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5098796986751">
                <text:p>0.7850987969867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85941332298814">
                <text:p>0.7859413322988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86350299918708">
                <text:p>0.7863502999187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5126095575952">
                <text:p>0.7851260955759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5317853121952">
                <text:p>0.7853178531219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86582079308628">
                <text:p>0.7865820793086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84450255090667">
                <text:p>0.784450255090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86584015683895">
                <text:p>0.7865840156838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86404949232005">
                <text:p>0.7864049492320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85814602875023">
                <text:p>0.7858146028750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85696110704435">
                <text:p>0.7856961107044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86567103346273">
                <text:p>0.7865671033462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86452284098552">
                <text:p>0.7864522840985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84647601760246">
                <text:p>0.7846476017602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8378998458838">
                <text:p>0.783789984588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85190877345214">
                <text:p>0.7851908773452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86031574568342">
                <text:p>0.7860315745683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85197022306527">
                <text:p>0.7851970223065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83141541460187">
                <text:p>0.783141541460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86841361299926">
                <text:p>0.7868413612999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8477299655525">
                <text:p>0.784772996555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85930592600043">
                <text:p>0.7859305926000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85620286371081">
                <text:p>0.7856202863710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86310148678116">
                <text:p>0.7863101486781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86446021799027">
                <text:p>0.7864460217990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8423951432193">
                <text:p>0.784239514321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85908662517063">
                <text:p>0.7859086625170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85432588414667">
                <text:p>0.785432588414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84101554828066">
                <text:p>0.7841015548280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85011034174926">
                <text:p>0.7850110341749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8603809888757">
                <text:p>0.786038098887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86353906226358">
                <text:p>0.7863539062263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83892988309471">
                <text:p>0.7838929883094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84497806706809">
                <text:p>0.7844978067068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86098200735028">
                <text:p>0.7860982007350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83226481905965">
                <text:p>0.7832264819059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86559717202006">
                <text:p>0.7865597172020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86104205263622">
                <text:p>0.7861042052636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84976019624952">
                <text:p>0.7849760196249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84815781628411">
                <text:p>0.7848157816284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85944312551653">
                <text:p>0.7859443125516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84366392334134">
                <text:p>0.7843663923341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84679941979027">
                <text:p>0.7846799419790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8658804456893">
                <text:p>0.786588044568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84950346391249">
                <text:p>0.7849503463912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85473699276702">
                <text:p>0.7854736992767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86381726528469">
                <text:p>0.7863817265284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86024646182968">
                <text:p>0.7860246461829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86302181965713">
                <text:p>0.7863021819657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84761116545257">
                <text:p>0.7847611165452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86583057113546">
                <text:p>0.7865830571135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85088371079838">
                <text:p>0.7850883710798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86667449017913">
                <text:p>0.7866674490179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86428809295497">
                <text:p>0.7864288092954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86363057041475">
                <text:p>0.7863630570414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83844073902147">
                <text:p>0.7838440739021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85459479628722">
                <text:p>0.7854594796287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85867539371696">
                <text:p>0.7858675393716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86151177901638">
                <text:p>0.7861511779016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85650740714632">
                <text:p>0.7856507407146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85487978053744">
                <text:p>0.7854879780537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85786115431438">
                <text:p>0.7857861154314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8568257327448">
                <text:p>0.785682573274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85268679651478">
                <text:p>0.7852686796514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86437044136963">
                <text:p>0.7864370441369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860670043368">
                <text:p>0.78606700433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86361427654677">
                <text:p>0.7863614276546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84852396273521">
                <text:p>0.7848523962735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84824650770171">
                <text:p>0.7848246507701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84496539805597">
                <text:p>0.7844965398055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8600597515733">
                <text:p>0.786005975157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84835704254729">
                <text:p>0.7848357042547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8638718716149">
                <text:p>0.786387187161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85884610372342">
                <text:p>0.7858846103723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86164060390559">
                <text:p>0.7861640603905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86684382856604">
                <text:p>0.7866843828566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87192903866964">
                <text:p>0.7871929038669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8591197128799">
                <text:p>0.785911971287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86863998080218">
                <text:p>0.7868639980802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8616250692048">
                <text:p>0.786162506920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83015015090796">
                <text:p>0.7830150150907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86750774588136">
                <text:p>0.7867507745881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8636263998307">
                <text:p>0.786362639983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8655539053972">
                <text:p>0.786555390539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86666642919881">
                <text:p>0.7866666429198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81667925781411">
                <text:p>0.7816679257814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86020634983598">
                <text:p>0.7860206349835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86049542696225">
                <text:p>0.7860495426962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87520099662959">
                <text:p>0.7875200996629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87721823810806">
                <text:p>0.7877218238108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85744509643458">
                <text:p>0.7857445096434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87571698041025">
                <text:p>0.7875716980410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87072954743101">
                <text:p>0.7870729547431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86529123386396">
                <text:p>0.7865291233863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87571377164215">
                <text:p>0.7875713771642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87940231448246">
                <text:p>0.7879402314482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85748099573258">
                <text:p>0.7857480995732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85884091468217">
                <text:p>0.7858840914682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87544633170487">
                <text:p>0.7875446331704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84004145290453">
                <text:p>0.7840041452904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87515688319073">
                <text:p>0.7875156883190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87898501593046">
                <text:p>0.7878985015930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85490526032987">
                <text:p>0.7854905260329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87186123077245">
                <text:p>0.7871861230772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87958535200135">
                <text:p>0.7879585352001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87462834256942">
                <text:p>0.7874628342569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8484409183229">
                <text:p>0.784844091832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86631217681034">
                <text:p>0.7866312176810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85101316656069">
                <text:p>0.7851013166560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86078156599225">
                <text:p>0.7860781565992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84707074402568">
                <text:p>0.7847070744025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86820158005865">
                <text:p>0.7868201580058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87312846481538">
                <text:p>0.7873128464815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88325087619655">
                <text:p>0.7883250876196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85582258288278">
                <text:p>0.7855822582882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88113720543148">
                <text:p>0.7881137205431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87665598561113">
                <text:p>0.7876655985611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87030441153064">
                <text:p>0.7870304411530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87728596921644">
                <text:p>0.7877285969216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87275134934614">
                <text:p>0.7872751349346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84289362668422">
                <text:p>0.7842893626684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87913574561107">
                <text:p>0.7879135745611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86939101636653">
                <text:p>0.7869391016366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86305156503195">
                <text:p>0.7863051565031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86845400795254">
                <text:p>0.7868454007952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87260256643643">
                <text:p>0.7872602566436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86739078220021">
                <text:p>0.7867390782200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86484255771126">
                <text:p>0.7864842557711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84805936869083">
                <text:p>0.7848059368690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86536402578178">
                <text:p>0.7865364025781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872692168618">
                <text:p>0.78726921686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8823503469747">
                <text:p>0.788235034697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87737038398089">
                <text:p>0.7877370383980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87541959307527">
                <text:p>0.7875419593075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87823999616964">
                <text:p>0.7878239996169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86997714630991">
                <text:p>0.7869977146309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88506073730099">
                <text:p>0.7885060737300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87751294369157">
                <text:p>0.7877512943691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87079565823833">
                <text:p>0.7870795658238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88330774943416">
                <text:p>0.7883307749434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86939128265383">
                <text:p>0.7869391282653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87680338514483">
                <text:p>0.7876803385144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88603977714702">
                <text:p>0.7886039777147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88701434678407">
                <text:p>0.7887014346784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876031431907">
                <text:p>0.78760314319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87468777492647">
                <text:p>0.7874687774926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87322958611511">
                <text:p>0.7873229586115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87403157841586">
                <text:p>0.7874031578415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87117262151376">
                <text:p>0.7871172621513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87107424664694">
                <text:p>0.7871074246646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87745500271992">
                <text:p>0.7877455002719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87316886914388">
                <text:p>0.7873168869143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88002072380169">
                <text:p>0.7880020723801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88420497376212">
                <text:p>0.7884204973762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8842286944732">
                <text:p>0.788422869447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85795591879533">
                <text:p>0.7857955918795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88209830118025">
                <text:p>0.7882098301180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87763944447201">
                <text:p>0.7877639444472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8934667185841">
                <text:p>0.789346671858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8901870161302">
                <text:p>0.789018701613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88749757287906">
                <text:p>0.7887497572879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88578598049896">
                <text:p>0.7885785980498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89334392983536">
                <text:p>0.7893343929835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88764561621232">
                <text:p>0.7887645616212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88504470473653">
                <text:p>0.7885044704736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90171636614457">
                <text:p>0.7901716366144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90254920188161">
                <text:p>0.7902549201881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89701440493484">
                <text:p>0.7897014404934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89815499722757">
                <text:p>0.7898154997227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90708472555583">
                <text:p>0.7907084725555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8955745666721">
                <text:p>0.789557456667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91047397999912">
                <text:p>0.7910473979999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91405053442155">
                <text:p>0.7914050534421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91311019884257">
                <text:p>0.7913110198842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91993993140796">
                <text:p>0.7919939931407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90642820246041">
                <text:p>0.7906428202460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91042095407905">
                <text:p>0.7910420954079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91329732448189">
                <text:p>0.7913297324481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9120665060311">
                <text:p>0.791206650603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9204828953214">
                <text:p>0.792048289532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920650361155">
                <text:p>0.79206503611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90036081880962">
                <text:p>0.7900360818809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9041848471378">
                <text:p>0.790418484713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90514602198096">
                <text:p>0.7905146021980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791199903121239">
                <text:p>0.7911999031212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791150547799557">
                <text:p>0.7911505477995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9168851079965">
                <text:p>0.791688510799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790928440405737">
                <text:p>0.7909284404057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89461780510738">
                <text:p>0.78946178051073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91036174475926">
                <text:p>0.7910361744759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92303703404384">
                <text:p>0.7923037034043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789556500778667">
                <text:p>0.7895565007786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91691328902738">
                <text:p>0.7916913289027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79138455010788">
                <text:p>0.791384550107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88246662181282">
                <text:p>0.7882466621812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90170363134636">
                <text:p>0.7901703631346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91521678981575">
                <text:p>0.7915216789815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91576574655018">
                <text:p>0.7915765746550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91941155273431">
                <text:p>0.7919411552734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89891170792745">
                <text:p>0.7898911707927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90162285569881">
                <text:p>0.7901622855698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91134970613509">
                <text:p>0.7911349706135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91116297496598">
                <text:p>0.7911162974965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91370704670846">
                <text:p>0.7913707046708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89976752716731">
                <text:p>0.7899767527167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88431916825666">
                <text:p>0.7884319168256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89208937952524">
                <text:p>0.7892089379525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91319070838433">
                <text:p>0.7913190708384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89197349173626">
                <text:p>0.7891973491736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90520082462796">
                <text:p>0.7905200824627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91566583946823">
                <text:p>0.7915665839468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91074294284666">
                <text:p>0.7910742942846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791408632206713">
                <text:p>0.7914086322067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91126972578092">
                <text:p>0.79112697257809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8934768419114">
                <text:p>0.789347684191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89898466051686">
                <text:p>0.7898984660516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792267846870084">
                <text:p>0.7922678468700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89721824718602">
                <text:p>0.7897218247186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91267370000449">
                <text:p>0.7912673700004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91311522018385">
                <text:p>0.79131152201838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791023391186359">
                <text:p>0.7910233911863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789760500564264">
                <text:p>0.7897605005642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791601097187923">
                <text:p>0.7916010971879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90339977379145">
                <text:p>0.7903399773791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91367222759138">
                <text:p>0.7913672227591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790585834267182">
                <text:p>0.7905858342671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791244758654361">
                <text:p>0.7912447586543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789857527621322">
                <text:p>0.7898575276213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91682467111147">
                <text:p>0.7916824671111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91079248829205">
                <text:p>0.7910792488292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790099079911552">
                <text:p>0.7900990799115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90537884305174">
                <text:p>0.7905378843051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90778886988106">
                <text:p>0.7907788869881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9068094766534">
                <text:p>0.790680947665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9134375235241">
                <text:p>0.791343752352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789209290176474">
                <text:p>0.78920929017647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86860790834998">
                <text:p>0.7868607908349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788873176164943">
                <text:p>0.7888731761649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791719214048035">
                <text:p>0.7917192140480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91004334119764">
                <text:p>0.7910043341197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91029239774046">
                <text:p>0.7910292397740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789913817699758">
                <text:p>0.7899138176997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78971433575998">
                <text:p>0.789714335759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88523507777733">
                <text:p>0.7885235077777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89856188660668">
                <text:p>0.7898561886606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91405567795909">
                <text:p>0.79140556779590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788686965722865">
                <text:p>0.7886869657228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90854102071851">
                <text:p>0.7908541020718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91251860394528">
                <text:p>0.7912518603945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79118245713498">
                <text:p>0.791182457134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90446806517688">
                <text:p>0.7904468065176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790401874256074">
                <text:p>0.7904018742560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791573675838864">
                <text:p>0.7915736758388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790819051001569">
                <text:p>0.7908190510015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90258641169842">
                <text:p>0.7902586411698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90011252117233">
                <text:p>0.7900112521172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91329468510903">
                <text:p>0.7913294685109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9137792904427">
                <text:p>0.791377929044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90654333348988">
                <text:p>0.7906543333489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792227324650573">
                <text:p>0.7922273246505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9215748411231">
                <text:p>0.792157484112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90584159408977">
                <text:p>0.7905841594089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91477739049921">
                <text:p>0.7914777390499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9015469600026">
                <text:p>0.790154696000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91338562397557">
                <text:p>0.7913385623975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90207472321166">
                <text:p>0.79020747232116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8946354605935">
                <text:p>0.789463546059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90319343225242">
                <text:p>0.7903193432252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90717591233511">
                <text:p>0.7907175912335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89912990980151">
                <text:p>0.7899129909801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90595229380429">
                <text:p>0.7905952293804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90195213072686">
                <text:p>0.7901952130726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91245424520968">
                <text:p>0.7912454245209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91345160577805">
                <text:p>0.7913451605778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91756454716498">
                <text:p>0.7917564547164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90402511935726">
                <text:p>0.7904025119357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90137080152261">
                <text:p>0.7901370801522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90369570598258">
                <text:p>0.7903695705982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90033034616509">
                <text:p>0.7900330346165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9213247102802">
                <text:p>0.792132471028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8963532131799">
                <text:p>0.789635321317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89692550737748">
                <text:p>0.7896925507377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91017874727683">
                <text:p>0.79101787472768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89483205489443">
                <text:p>0.7894832054894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789679080477599">
                <text:p>0.78967908047759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787976022010653">
                <text:p>0.7879760220106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90884304036156">
                <text:p>0.7908843040361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89724261430561">
                <text:p>0.7897242614305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906560360884">
                <text:p>0.79065603608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9075609382492">
                <text:p>0.790756093824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91002756133553">
                <text:p>0.7910027561335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90749511494547">
                <text:p>0.7907495114945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89083245456141">
                <text:p>0.7890832454561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89988217570231">
                <text:p>0.7899882175702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90205924845482">
                <text:p>0.7902059248454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9263860969452">
                <text:p>0.792638609694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92285058146902">
                <text:p>0.7922850581469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90354726155938">
                <text:p>0.79035472615593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91227393490361">
                <text:p>0.7912273934903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8889446070364">
                <text:p>0.788894460703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89655117149138">
                <text:p>0.7896551171491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9102459317703">
                <text:p>0.791024593177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91955311230034">
                <text:p>0.7919553112300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90369060448044">
                <text:p>0.7903690604480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91206263761942">
                <text:p>0.7912062637619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790709431756235">
                <text:p>0.7907094317562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90322917774221">
                <text:p>0.7903229177742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90853481698622">
                <text:p>0.7908534816986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92550576005912">
                <text:p>0.7925505760059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90418485994534">
                <text:p>0.7904184859945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92346598625929">
                <text:p>0.7923465986259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90869982140881">
                <text:p>0.79086998214088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91281995625161">
                <text:p>0.79128199562516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792012985199406">
                <text:p>0.7920129851994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792053200763116">
                <text:p>0.7920532007631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91304125441377">
                <text:p>0.7913041254413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91960355221534">
                <text:p>0.7919603552215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90281267187621">
                <text:p>0.7902812671876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91178950965238">
                <text:p>0.7911789509652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791431995710527">
                <text:p>0.7914319957105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791158535234967">
                <text:p>0.7911585352349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91001945045013">
                <text:p>0.7910019450450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91050434652751">
                <text:p>0.7910504346527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790431420116821">
                <text:p>0.7904314201168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91622949374449">
                <text:p>0.7916229493744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790239199766551">
                <text:p>0.7902391997665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79212137845639">
                <text:p>0.792121378456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792330425723498">
                <text:p>0.7923304257234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791436985027524">
                <text:p>0.7914369850275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791648823442016">
                <text:p>0.7916488234420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792261982241492">
                <text:p>0.7922619822414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791999583136142">
                <text:p>0.79199958313614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792251818669241">
                <text:p>0.79225181866924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790353838721335">
                <text:p>0.7903538387213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789880644078728">
                <text:p>0.7898806440787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90067622228654">
                <text:p>0.79006762222865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791464540636823">
                <text:p>0.7914645406368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79089815206941">
                <text:p>0.790898152069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791254474095886">
                <text:p>0.79125447409588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91000443520041">
                <text:p>0.7910004435200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791381301409239">
                <text:p>0.79138130140923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790272970835872">
                <text:p>0.7902729708358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791035018939465">
                <text:p>0.7910350189394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89588144143949">
                <text:p>0.7895881441439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789111632427843">
                <text:p>0.7891116324278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790296932696702">
                <text:p>0.7902969326967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790658674916899">
                <text:p>0.7906586749168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791367579178074">
                <text:p>0.79136757917807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788062789740402">
                <text:p>0.7880627897404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789741805259372">
                <text:p>0.7897418052593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790167813452553">
                <text:p>0.79016781345255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790738761423803">
                <text:p>0.79073876142380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790378944588185">
                <text:p>0.79037894458818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790625974351984">
                <text:p>0.7906259743519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790035986903225">
                <text:p>0.7900359869032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788430120408929">
                <text:p>0.7884301204089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790906640903729">
                <text:p>0.79090664090372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790041271364001">
                <text:p>0.7900412713640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790052326749176">
                <text:p>0.79005232674917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788622078010098">
                <text:p>0.7886220780100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791080081688366">
                <text:p>0.7910800816883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791308440304975">
                <text:p>0.7913084403049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788975876186106">
                <text:p>0.7889758761861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792031061752989">
                <text:p>0.79203106175298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91088664161125">
                <text:p>0.7910886641611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791300842958639">
                <text:p>0.79130084295863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790576398848994">
                <text:p>0.79057639884899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790091916357093">
                <text:p>0.79009191635709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91167099892524">
                <text:p>0.7911670998925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790901071970029">
                <text:p>0.79090107197002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79131130908332">
                <text:p>0.791311309083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791429486757468">
                <text:p>0.7914294867574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792747727779532">
                <text:p>0.79274772777953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790193982087658">
                <text:p>0.7901939820876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790970301881112">
                <text:p>0.7909703018811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791562485735277">
                <text:p>0.79156248573527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789689712161899">
                <text:p>0.78968971216189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78937469818813">
                <text:p>0.789374698188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790505341098082">
                <text:p>0.7905053410980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78896398053208">
                <text:p>0.788963980532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790390011649635">
                <text:p>0.7903900116496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791596328202125">
                <text:p>0.7915963282021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789547477735165">
                <text:p>0.78954747773516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79166162207913">
                <text:p>0.791661622079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791129449641716">
                <text:p>0.7911294496417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792004907004232">
                <text:p>0.79200490700423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790154253438726">
                <text:p>0.79015425343872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791655902484655">
                <text:p>0.7916559024846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792467165973011">
                <text:p>0.7924671659730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790570534573956">
                <text:p>0.7905705345739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792553625137734">
                <text:p>0.79255362513773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79133493286862">
                <text:p>0.7913349328686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791739002169383">
                <text:p>0.79173900216938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791660747545126">
                <text:p>0.7916607475451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790018911874357">
                <text:p>0.79001891187435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791561559098874">
                <text:p>0.79156155909887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79146354949894">
                <text:p>0.7914635494989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791482840839451">
                <text:p>0.7914828408394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790255152402335">
                <text:p>0.7902551524023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790950287921324">
                <text:p>0.7909502879213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791942116690596">
                <text:p>0.7919421166905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792883262544582">
                <text:p>0.7928832625445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790964052628329">
                <text:p>0.7909640526283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790630330654373">
                <text:p>0.79063033065437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788404851749802">
                <text:p>0.7884048517498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792409822884077">
                <text:p>0.79240982288407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790940032631754">
                <text:p>0.7909400326317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791514695274386">
                <text:p>0.79151469527438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791381882555013">
                <text:p>0.7913818825550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791095292122827">
                <text:p>0.7910952921228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791187220384368">
                <text:p>0.7911872203843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79111239301443">
                <text:p>0.7911123930144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792171344076504">
                <text:p>0.7921713440765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791300186039639">
                <text:p>0.79130018603963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790860839634072">
                <text:p>0.79086083963407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79056040963386">
                <text:p>0.790560409633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792680832898238">
                <text:p>0.79268083289823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792676217995538">
                <text:p>0.7926762179955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791141463309713">
                <text:p>0.7911414633097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79252054388195">
                <text:p>0.7925205438819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789949819354446">
                <text:p>0.7899498193544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79086377237547">
                <text:p>0.7908637723754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791508759106033">
                <text:p>0.7915087591060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79157569805751">
                <text:p>0.791575698057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788935532564236">
                <text:p>0.78893553256423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792446918850822">
                <text:p>0.79244691885082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789769168249432">
                <text:p>0.7897691682494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791124166984939">
                <text:p>0.79112416698493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792342166682724">
                <text:p>0.7923421666827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789469675911362">
                <text:p>0.78946967591136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792173388246402">
                <text:p>0.79217338824640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791781593382699">
                <text:p>0.7917815933826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791704022172217">
                <text:p>0.7917040221722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791959906182042">
                <text:p>0.79195990618204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791201793406958">
                <text:p>0.79120179340695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791373736686144">
                <text:p>0.79137373668614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791891999957519">
                <text:p>0.79189199995751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791743581548905">
                <text:p>0.7917435815489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792265709427202">
                <text:p>0.79226570942720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791915672057716">
                <text:p>0.79191567205771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79087542620694">
                <text:p>0.7908754262069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791876636702683">
                <text:p>0.79187663670268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790609083646569">
                <text:p>0.79060908364656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791371215324466">
                <text:p>0.79137121532446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791909485037619">
                <text:p>0.7919094850376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79219372098948">
                <text:p>0.7921937209894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791112352782545">
                <text:p>0.7911123527825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791023525342204">
                <text:p>0.7910235253422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791527073979845">
                <text:p>0.79152707397984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79305898929229">
                <text:p>0.793058989292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791790719569403">
                <text:p>0.7917907195694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791365160864274">
                <text:p>0.79136516086427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791687427320834">
                <text:p>0.79168742732083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790445918522701">
                <text:p>0.7904459185227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790901344514288">
                <text:p>0.7909013445142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792203112281801">
                <text:p>0.79220311228180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792055367623663">
                <text:p>0.7920553676236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792403888384868">
                <text:p>0.7924038883848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790253914897939">
                <text:p>0.79025391489793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790572673110526">
                <text:p>0.79057267311052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792442022130796">
                <text:p>0.79244202213079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790661321211394">
                <text:p>0.79066132121139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793006176847189">
                <text:p>0.79300617684718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791987955303344">
                <text:p>0.7919879553033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792489035621624">
                <text:p>0.7924890356216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793061586209012">
                <text:p>0.7930615862090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791866772213271">
                <text:p>0.79186677221327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790754333899445">
                <text:p>0.79075433389944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789306781657637">
                <text:p>0.7893067816576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791772117258576">
                <text:p>0.79177211725857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791725713827007">
                <text:p>0.79172571382700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790485235377717">
                <text:p>0.7904852353777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788773339380537">
                <text:p>0.78877333938053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791574954560334">
                <text:p>0.79157495456033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791992792128934">
                <text:p>0.79199279212893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791986029111788">
                <text:p>0.7919860291117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790863550336798">
                <text:p>0.79086355033679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790293379216275">
                <text:p>0.7902933792162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792073487898154">
                <text:p>0.79207348789815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788770588775068">
                <text:p>0.7887705887750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792745107833745">
                <text:p>0.7927451078337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792131195288048">
                <text:p>0.7921311952880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79230885794617">
                <text:p>0.7923088579461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793106508037335">
                <text:p>0.79310650803733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789733217987535">
                <text:p>0.7897332179875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793030161640284">
                <text:p>0.79303016164028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792683701232744">
                <text:p>0.7926837012327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789727581352791">
                <text:p>0.7897275813527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79136234175362">
                <text:p>0.791362341753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791496977473591">
                <text:p>0.7914969774735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791854505887762">
                <text:p>0.7918545058877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791031621510825">
                <text:p>0.7910316215108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792996180200335">
                <text:p>0.79299618020033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791184232821272">
                <text:p>0.79118423282127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792037807934271">
                <text:p>0.7920378079342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792027928338441">
                <text:p>0.79202792833844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791279631641725">
                <text:p>0.7912796316417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792931070211193">
                <text:p>0.79293107021119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790794504699107">
                <text:p>0.7907945046991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792105772332754">
                <text:p>0.79210577233275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791588784590727">
                <text:p>0.7915887845907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793075777864423">
                <text:p>0.79307577786442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792270415140874">
                <text:p>0.79227041514087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792135222344137">
                <text:p>0.7921352223441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792836141767493">
                <text:p>0.79283614176749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789808517473012">
                <text:p>0.7898085174730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793029170850217">
                <text:p>0.79302917085021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792993064037818">
                <text:p>0.7929930640378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792919583901203">
                <text:p>0.79291958390120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792392607405089">
                <text:p>0.79239260740508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792984627215201">
                <text:p>0.79298462721520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788983489285299">
                <text:p>0.7889834892852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92235677905792">
                <text:p>0.7922356779057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90973202160667">
                <text:p>0.7909732021606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91943882658914">
                <text:p>0.7919438826589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92404695296295">
                <text:p>0.79240469529629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91819555286136">
                <text:p>0.7918195552861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93000681865195">
                <text:p>0.79300068186519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89042278278549">
                <text:p>0.78904227827854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92354811285057">
                <text:p>0.79235481128505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79199562818931">
                <text:p>0.7919956281893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91136294883631">
                <text:p>0.7911362948836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90738112077795">
                <text:p>0.7907381120777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92640649932771">
                <text:p>0.79264064993277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92739074555408">
                <text:p>0.7927390745554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91620077544072">
                <text:p>0.79162007754407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91668839402715">
                <text:p>0.7916688394027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91754513120682">
                <text:p>0.79175451312068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92571827999476">
                <text:p>0.79257182799947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91438215914076">
                <text:p>0.79143821591407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89701296102152">
                <text:p>0.78970129610215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93199022369842">
                <text:p>0.79319902236984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92756842153903">
                <text:p>0.79275684215390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92481884694736">
                <text:p>0.79248188469473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91502850047627">
                <text:p>0.79150285004762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92865940630009">
                <text:p>0.79286594063000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92084697417414">
                <text:p>0.7920846974174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92253983214071">
                <text:p>0.79225398321407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91601265376215">
                <text:p>0.79160126537621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91448302917436">
                <text:p>0.79144830291743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91941979214002">
                <text:p>0.7919419792140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9098428334901">
                <text:p>0.7909842833490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92159428257914">
                <text:p>0.7921594282579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89988808316467">
                <text:p>0.7899888083164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92027817068762">
                <text:p>0.7920278170687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92744357749333">
                <text:p>0.7927443577493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91774099688247">
                <text:p>0.79177409968824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92276371564305">
                <text:p>0.79227637156430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92856806948423">
                <text:p>0.79285680694842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92319179418384">
                <text:p>0.79231917941838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92202010580347">
                <text:p>0.79220201058034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91741088784705">
                <text:p>0.79174108878470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92910159888117">
                <text:p>0.7929101598881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92109219917529">
                <text:p>0.79210921991752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9076155402291">
                <text:p>0.7907615540229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92851156257966">
                <text:p>0.7928511562579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90647142441682">
                <text:p>0.79064714244168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92581051928948">
                <text:p>0.79258105192894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92776895731604">
                <text:p>0.7927768957316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91770959154909">
                <text:p>0.79177095915490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792371626313989">
                <text:p>0.79237162631398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90792668377526">
                <text:p>0.79079266837752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91084570852359">
                <text:p>0.7910845708523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92043058573887">
                <text:p>0.79204305857388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90585081119052">
                <text:p>0.7905850811190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92652349017757">
                <text:p>0.79265234901775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90956559966142">
                <text:p>0.79095655996614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92182659420279">
                <text:p>0.79218265942027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90855431469404">
                <text:p>0.79085543146940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90723156046265">
                <text:p>0.79072315604626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90932702914427">
                <text:p>0.7909327029144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91114036519757">
                <text:p>0.79111403651975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91278678920575">
                <text:p>0.7912786789205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91980242390966">
                <text:p>0.79198024239096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93298987896665">
                <text:p>0.79329898789666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9235528800012">
                <text:p>0.7923552880001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93096753289101">
                <text:p>0.79309675328910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93141054773632">
                <text:p>0.79314105477363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93042004854661">
                <text:p>0.79304200485466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91479485496124">
                <text:p>0.7914794854961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91843430671524">
                <text:p>0.7918434306715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92393356093986">
                <text:p>0.79239335609398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89334701706376">
                <text:p>0.78933470170637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92140390582599">
                <text:p>0.79214039058259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92776448270496">
                <text:p>0.7927764482704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92865724620844">
                <text:p>0.79286572462084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93122780846444">
                <text:p>0.79312278084644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92313567346637">
                <text:p>0.79231356734663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89956913771366">
                <text:p>0.7899569137713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93680917445476">
                <text:p>0.79368091744547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92855767612706">
                <text:p>0.79285576761270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91785930006502">
                <text:p>0.79178593000650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9225803259499">
                <text:p>0.7922580325949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89209010030493">
                <text:p>0.78920901003049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93231604819809">
                <text:p>0.79323160481980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93880816351375">
                <text:p>0.79388081635137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91798461526544">
                <text:p>0.79179846152654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90763662338646">
                <text:p>0.79076366233864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91306882084201">
                <text:p>0.79130688208420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92802333392877">
                <text:p>0.79280233339287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9190093190873">
                <text:p>0.7919009319087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92993899782458">
                <text:p>0.79299389978245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92913183461744">
                <text:p>0.79291318346174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92880130364387">
                <text:p>0.79288013036438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93384576677054">
                <text:p>0.7933845766770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8884088230977">
                <text:p>0.788840882309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91709209269804">
                <text:p>0.79170920926980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93020538499123">
                <text:p>0.7930205384991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92614443220158">
                <text:p>0.79261444322015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91609504244704">
                <text:p>0.79160950424470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93077583632245">
                <text:p>0.7930775836322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91674473494382">
                <text:p>0.7916744734943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790959668628206">
                <text:p>0.79095966862820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793161437401787">
                <text:p>0.79316143740178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791693761401781">
                <text:p>0.79169376140178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791916417662879">
                <text:p>0.79191641766287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792714388766724">
                <text:p>0.7927143887667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791663129268251">
                <text:p>0.79166312926825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792473107789241">
                <text:p>0.79247310778924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792355816961357">
                <text:p>0.79235581696135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92415902289549">
                <text:p>0.79241590228954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792435652547204">
                <text:p>0.7924356525472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791839818485886">
                <text:p>0.7918398184858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79131158059298">
                <text:p>0.7913115805929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790898132108707">
                <text:p>0.79089813210870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793647676332339">
                <text:p>0.79364767633233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792347492901803">
                <text:p>0.79234749290180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793183343818169">
                <text:p>0.7931833438181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91858641113523">
                <text:p>0.7918586411135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792961204878512">
                <text:p>0.79296120487851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791437745882884">
                <text:p>0.79143774588288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790787437991809">
                <text:p>0.79078743799180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792703768537654">
                <text:p>0.79270376853765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792632122387156">
                <text:p>0.79263212238715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79092849748543">
                <text:p>0.7909284974854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792650582410944">
                <text:p>0.79265058241094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79309387941997">
                <text:p>0.7930938794199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792223929543227">
                <text:p>0.79222392954322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792033392545267">
                <text:p>0.7920333925452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791563532225539">
                <text:p>0.79156353222553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791893655744666">
                <text:p>0.79189365574466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792980755967153">
                <text:p>0.79298075596715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792576800055631">
                <text:p>0.79257680005563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79164078002462">
                <text:p>0.7916407800246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793052092663856">
                <text:p>0.7930520926638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791888654366885">
                <text:p>0.79188865436688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790941221169788">
                <text:p>0.7909412211697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792072371094995">
                <text:p>0.79207237109499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790013571242119">
                <text:p>0.7900135712421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791649711386317">
                <text:p>0.79164971138631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791862100610371">
                <text:p>0.79186210061037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792656239810355">
                <text:p>0.79265623981035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792483483475397">
                <text:p>0.7924834834753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793335597833435">
                <text:p>0.79333559783343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791303618776021">
                <text:p>0.79130361877602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792787528678328">
                <text:p>0.79278752867832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7899320802841">
                <text:p>0.789932080284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7921391297318">
                <text:p>0.792139129731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79258368301292">
                <text:p>0.7925836830129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792333244627556">
                <text:p>0.79233324462755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791785508998883">
                <text:p>0.79178550899888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79273636817465">
                <text:p>0.7927363681746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79156535502888">
                <text:p>0.7915653550288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789870628995231">
                <text:p>0.7898706289952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791100627190294">
                <text:p>0.79110062719029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792901557936254">
                <text:p>0.79290155793625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79131763716537">
                <text:p>0.7913176371653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790233644793309">
                <text:p>0.79023364479330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792851595391342">
                <text:p>0.79285159539134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793187252454152">
                <text:p>0.79318725245415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792364712968609">
                <text:p>0.7923647129686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791958037510054">
                <text:p>0.79195803751005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791590320595164">
                <text:p>0.79159032059516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791896091728111">
                <text:p>0.79189609172811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793071212759333">
                <text:p>0.7930712127593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78899622586444">
                <text:p>0.7889962258644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792174389365891">
                <text:p>0.7921743893658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791249861592963">
                <text:p>0.79124986159296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793509204110839">
                <text:p>0.79350920411083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792394013363816">
                <text:p>0.7923940133638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793603698031806">
                <text:p>0.79360369803180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793111973583536">
                <text:p>0.79311197358353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793096073010511">
                <text:p>0.7930960730105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792333999189953">
                <text:p>0.79233399918995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790605291313281">
                <text:p>0.79060529131328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79146349109523">
                <text:p>0.7914634910952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791815673074199">
                <text:p>0.79181567307419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792861966331395">
                <text:p>0.7928619663313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792282123117869">
                <text:p>0.7922821231178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79186346393938">
                <text:p>0.7918634639393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79209303593358">
                <text:p>0.792093035933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792226303527988">
                <text:p>0.7922263035279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790377427388086">
                <text:p>0.79037742738808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792647681984111">
                <text:p>0.79264768198411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790874322887434">
                <text:p>0.7908743228874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792517458018752">
                <text:p>0.79251745801875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791885767122012">
                <text:p>0.79188576712201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793490641239997">
                <text:p>0.79349064123999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793083469050773">
                <text:p>0.79308346905077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789851986094559">
                <text:p>0.78985198609455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79393025825432">
                <text:p>0.793930258254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793003394758155">
                <text:p>0.7930033947581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793717376265438">
                <text:p>0.79371737626543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791904647549828">
                <text:p>0.79190464754982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791958212707048">
                <text:p>0.79195821270704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793268205845722">
                <text:p>0.79326820584572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792946488069343">
                <text:p>0.7929464880693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791616387477304">
                <text:p>0.79161638747730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792709728087542">
                <text:p>0.79270972808754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792788873784315">
                <text:p>0.7927888737843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791120570042703">
                <text:p>0.79112057004270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792810653708164">
                <text:p>0.79281065370816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792157517397401">
                <text:p>0.7921575173974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792741141662875">
                <text:p>0.7927411416628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792731958721714">
                <text:p>0.7927319587217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792029912410624">
                <text:p>0.7920299124106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793055003222889">
                <text:p>0.79305500322288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792819029988513">
                <text:p>0.7928190299885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791856097869385">
                <text:p>0.79185609786938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791935401862417">
                <text:p>0.7919354018624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793618343294693">
                <text:p>0.79361834329469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792005906057633">
                <text:p>0.79200590605763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792310487192633">
                <text:p>0.79231048719263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792269258416626">
                <text:p>0.79226925841662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791480036456256">
                <text:p>0.79148003645625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791827021553071">
                <text:p>0.79182702155307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79275759189088">
                <text:p>0.7927575918908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793672661832767">
                <text:p>0.79367266183276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790988469581331">
                <text:p>0.79098846958133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793402299288625">
                <text:p>0.7934022992886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791746745939667">
                <text:p>0.79174674593966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788882583681481">
                <text:p>0.78888258368148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792274800108384">
                <text:p>0.79227480010838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79125167545711">
                <text:p>0.7912516754571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793732031657657">
                <text:p>0.79373203165765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792466924996315">
                <text:p>0.79246692499631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79021277928576">
                <text:p>0.7902127792857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790127696100624">
                <text:p>0.79012769610062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790283697364138">
                <text:p>0.79028369736413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791379353919798">
                <text:p>0.7913793539197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791656360837032">
                <text:p>0.7916563608370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79137647750957">
                <text:p>0.7913764775095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79112928101057">
                <text:p>0.7911292810105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7924436102182">
                <text:p>0.792443610218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792734343933622">
                <text:p>0.79273434393362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791792361451449">
                <text:p>0.79179236145144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792039899697135">
                <text:p>0.79203989969713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79127641487065">
                <text:p>0.7912764148706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793167922005051">
                <text:p>0.79316792200505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79321832109766">
                <text:p>0.793218321097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793564839599743">
                <text:p>0.79356483959974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793047597767958">
                <text:p>0.79304759776795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792307442509856">
                <text:p>0.79230744250985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792034282976736">
                <text:p>0.79203428297673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792621298075502">
                <text:p>0.79262129807550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790944834728882">
                <text:p>0.79094483472888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793524939928534">
                <text:p>0.79352493992853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792878524240001">
                <text:p>0.7928785242400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792360275723812">
                <text:p>0.79236027572381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792632339703796">
                <text:p>0.7926323397037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791869098375704">
                <text:p>0.79186909837570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793111304863195">
                <text:p>0.79311130486319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791786784112227">
                <text:p>0.79178678411222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792815467833012">
                <text:p>0.79281546783301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792670970710834">
                <text:p>0.79267097071083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792374930668504">
                <text:p>0.79237493066850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791104369777992">
                <text:p>0.79110436977799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793282338958101">
                <text:p>0.79328233895810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793137816833486">
                <text:p>0.79313781683348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793349056313783">
                <text:p>0.79334905631378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792361207177875">
                <text:p>0.79236120717787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793438803668892">
                <text:p>0.79343880366889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792239490892734">
                <text:p>0.7922394908927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790236372415182">
                <text:p>0.79023637241518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79185972861605">
                <text:p>0.791859728616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792559890423195">
                <text:p>0.79255989042319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791707698597698">
                <text:p>0.79170769859769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792821362752964">
                <text:p>0.7928213627529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792969282949919">
                <text:p>0.79296928294991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791553712826195">
                <text:p>0.79155371282619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792650608623467">
                <text:p>0.79265060862346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79101288068391">
                <text:p>0.791012880683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793322294693661">
                <text:p>0.79332229469366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793242526586334">
                <text:p>0.7932425265863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791804128533299">
                <text:p>0.79180412853329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7922882533875">
                <text:p>0.792288253387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79239625336166">
                <text:p>0.7923962533616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791821486558588">
                <text:p>0.7918214865585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792719055251031">
                <text:p>0.7927190552510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79281789248206">
                <text:p>0.7928178924820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791888023593002">
                <text:p>0.79188802359300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791742764325673">
                <text:p>0.79174276432567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792299707515424">
                <text:p>0.7922997075154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792673017699826">
                <text:p>0.79267301769982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793228869600938">
                <text:p>0.79322886960093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792880485902616">
                <text:p>0.7928804859026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791184870257169">
                <text:p>0.79118487025716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793443323481851">
                <text:p>0.79344332348185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792965624394008">
                <text:p>0.79296562439400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792083543970599">
                <text:p>0.79208354397059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79230865467123">
                <text:p>0.7923086546712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792105282353454">
                <text:p>0.79210528235345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79372752680704">
                <text:p>0.7937275268070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791680350182076">
                <text:p>0.79168035018207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792685470911363">
                <text:p>0.79268547091136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791060165376961">
                <text:p>0.7910601653769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793375104836937">
                <text:p>0.79337510483693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792911572130041">
                <text:p>0.79291157213004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792674579821617">
                <text:p>0.79267457982161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792032899924653">
                <text:p>0.79203289992465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792047970359334">
                <text:p>0.79204797035933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792030580454127">
                <text:p>0.79203058045412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792519694992323">
                <text:p>0.79251969499232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792162604855035">
                <text:p>0.79216260485503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791726779920172">
                <text:p>0.79172677992017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792495771697256">
                <text:p>0.79249577169725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791534250994104">
                <text:p>0.79153425099410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793047253733064">
                <text:p>0.79304725373306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793419807247104">
                <text:p>0.79341980724710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792865081206722">
                <text:p>0.79286508120672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792700471135358">
                <text:p>0.79270047113535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791990182897612">
                <text:p>0.79199018289761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792087646249452">
                <text:p>0.79208764624945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792073226167855">
                <text:p>0.79207322616785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793568211819445">
                <text:p>0.79356821181944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793054246628507">
                <text:p>0.79305424662850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793246022515441">
                <text:p>0.79324602251544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792477676170321">
                <text:p>0.79247767617032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790953170662033">
                <text:p>0.79095317066203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791870552708502">
                <text:p>0.79187055270850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792756622674826">
                <text:p>0.79275662267482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792366435682955">
                <text:p>0.79236643568295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791360670870767">
                <text:p>0.79136067087076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793516981716263">
                <text:p>0.79351698171626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792290673160466">
                <text:p>0.79229067316046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79277521801537">
                <text:p>0.7927752180153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792042082013204">
                <text:p>0.79204208201320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792083149936386">
                <text:p>0.79208314993638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791150633470803">
                <text:p>0.79115063347080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790556738741057">
                <text:p>0.79055673874105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7932243458227">
                <text:p>0.793224345822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793174747170586">
                <text:p>0.79317474717058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793060089591735">
                <text:p>0.79306008959173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791310804062112">
                <text:p>0.79131080406211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793351164351351">
                <text:p>0.79335116435135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792438975169927">
                <text:p>0.79243897516992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792246012480901">
                <text:p>0.79224601248090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792348090950095">
                <text:p>0.79234809095009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793042583211076">
                <text:p>0.79304258321107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791674601158998">
                <text:p>0.79167460115899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79327973705327">
                <text:p>0.7932797370532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791916623345692">
                <text:p>0.79191662334569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793578772061248">
                <text:p>0.79357877206124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792916866517887">
                <text:p>0.79291686651788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792816013935635">
                <text:p>0.79281601393563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790946782074221">
                <text:p>0.79094678207422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790483148659854">
                <text:p>0.79048314865985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79302630235103">
                <text:p>0.7930263023510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793083860616924">
                <text:p>0.79308386061692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79350312811152">
                <text:p>0.7935031281115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792778572945811">
                <text:p>0.79277857294581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792283805700316">
                <text:p>0.79228380570031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793144911027031">
                <text:p>0.79314491102703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792662046999853">
                <text:p>0.79266204699985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792919166430363">
                <text:p>0.79291916643036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792591376435239">
                <text:p>0.79259137643523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793140263811323">
                <text:p>0.79314026381132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792853046596739">
                <text:p>0.79285304659673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791221196364518">
                <text:p>0.79122119636451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791119766044832">
                <text:p>0.79111976604483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793641137105078">
                <text:p>0.79364113710507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792440183627555">
                <text:p>0.79244018362755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79380385777048">
                <text:p>0.7938038577704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791958784060878">
                <text:p>0.79195878406087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791921122127633">
                <text:p>0.79192112212763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792459693540618">
                <text:p>0.79245969354061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792602996115043">
                <text:p>0.79260299611504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791586530504417">
                <text:p>0.79158653050441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793133640642241">
                <text:p>0.79313364064224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79293809112818">
                <text:p>0.7929380911281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792517468204413">
                <text:p>0.79251746820441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793342341790884">
                <text:p>0.79334234179088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793304033608567">
                <text:p>0.79330403360856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793372279338319">
                <text:p>0.79337227933831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79366968376874">
                <text:p>0.7936696837687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79227946033745">
                <text:p>0.7922794603374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792750176620051">
                <text:p>0.79275017662005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792560926255261">
                <text:p>0.79256092625526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791092956092959">
                <text:p>0.79109295609295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793096491075369">
                <text:p>0.79309649107536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791589726714651">
                <text:p>0.79158972671465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791822163701216">
                <text:p>0.79182216370121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791730923356138">
                <text:p>0.79173092335613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792460939212897">
                <text:p>0.79246093921289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79372101433666">
                <text:p>0.7937210143366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792259164015986">
                <text:p>0.79225916401598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792631303117351">
                <text:p>0.79263130311735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792139520343586">
                <text:p>0.79213952034358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792400771835748">
                <text:p>0.79240077183574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791745010627796">
                <text:p>0.79174501062779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793555973835575">
                <text:p>0.79355597383557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793079659132281">
                <text:p>0.79307965913228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7931146600233">
                <text:p>0.793114660023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792592102134699">
                <text:p>0.79259210213469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79383861666773">
                <text:p>0.7938386166677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793716050216333">
                <text:p>0.79371605021633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791121463088473">
                <text:p>0.79112146308847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792989560018666">
                <text:p>0.79298956001866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793403759592016">
                <text:p>0.79340375959201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793732636284325">
                <text:p>0.79373263628432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792736775893743">
                <text:p>0.79273677589374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79349339409888">
                <text:p>0.7934933940988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793405429242052">
                <text:p>0.79340542924205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793662017871636">
                <text:p>0.79366201787163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792877654216912">
                <text:p>0.79287765421691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791164375128581">
                <text:p>0.79116437512858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791617457804636">
                <text:p>0.79161745780463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793638215588952">
                <text:p>0.79363821558895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793594501231441">
                <text:p>0.79359450123144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792207824978599">
                <text:p>0.79220782497859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791704729487467">
                <text:p>0.79170472948746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791227926878239">
                <text:p>0.79122792687823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791284708131193">
                <text:p>0.79128470813119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793005827726421">
                <text:p>0.79300582772642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791860535808024">
                <text:p>0.79186053580802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794164883541697">
                <text:p>0.79416488354169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792530984783036">
                <text:p>0.79253098478303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792656017019699">
                <text:p>0.79265601701969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792464989898065">
                <text:p>0.79246498989806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792042509823172">
                <text:p>0.79204250982317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792326755096807">
                <text:p>0.79232675509680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792251206541232">
                <text:p>0.79225120654123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79258793797846">
                <text:p>0.7925879379784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792983360473357">
                <text:p>0.79298336047335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791727561005923">
                <text:p>0.79172756100592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792556142856128">
                <text:p>0.79255614285612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791514215029328">
                <text:p>0.79151421502932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793248755545785">
                <text:p>0.79324875554578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791937854148205">
                <text:p>0.79193785414820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791857817962215">
                <text:p>0.79185781796221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793505435260955">
                <text:p>0.79350543526095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792102052272746">
                <text:p>0.79210205227274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792994647416882">
                <text:p>0.79299464741688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793446142585816">
                <text:p>0.79344614258581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792819230229303">
                <text:p>0.79281923022930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791377667752311">
                <text:p>0.79137766775231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793035152950787">
                <text:p>0.79303515295078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792165426563561">
                <text:p>0.79216542656356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793364050726922">
                <text:p>0.79336405072692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79231891977141">
                <text:p>0.7923189197714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792692176204801">
                <text:p>0.79269217620480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793082542753871">
                <text:p>0.79308254275387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793507005968282">
                <text:p>0.79350700596828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794223632067458">
                <text:p>0.79422363206745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790181959342949">
                <text:p>0.79018195934294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793156932993414">
                <text:p>0.79315693299341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793733984672404">
                <text:p>0.79373398467240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793989066325969">
                <text:p>0.79398906632596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792201188953899">
                <text:p>0.79220118895389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792921920326859">
                <text:p>0.79292192032685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791732962381028">
                <text:p>0.79173296238102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791747087953904">
                <text:p>0.79174708795390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79400606791048">
                <text:p>0.7940060679104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789868862382041">
                <text:p>0.78986886238204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79188831354641">
                <text:p>0.7918883135464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793134676697427">
                <text:p>0.79313467669742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79285379016601">
                <text:p>0.7928537901660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792155157957346">
                <text:p>0.79215515795734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792271532994969">
                <text:p>0.79227153299496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792300048696652">
                <text:p>0.79230004869665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791099405052103">
                <text:p>0.79109940505210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792017645419349">
                <text:p>0.79201764541934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792951314769795">
                <text:p>0.79295131476979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792687244101498">
                <text:p>0.79268724410149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793037821918091">
                <text:p>0.79303782191809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792626552381484">
                <text:p>0.79262655238148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793265729824685">
                <text:p>0.79326572982468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793255577625153">
                <text:p>0.79325557762515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791693170050284">
                <text:p>0.79169317005028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793212394708147">
                <text:p>0.79321239470814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792044883151598">
                <text:p>0.79204488315159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792595016968684">
                <text:p>0.79259501696868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793629145404584">
                <text:p>0.79362914540458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793390616997608">
                <text:p>0.79339061699760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792647778711284">
                <text:p>0.79264777871128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792487045581835">
                <text:p>0.79248704558183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79152664035476">
                <text:p>0.7915266403547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792810468150894">
                <text:p>0.79281046815089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792368433316863">
                <text:p>0.79236843331686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79187099283459">
                <text:p>0.7918709928345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793498713072364">
                <text:p>0.79349871307236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792018464605599">
                <text:p>0.79201846460559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793263986000641">
                <text:p>0.79326398600064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793373775327041">
                <text:p>0.79337377532704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790946739824299">
                <text:p>0.79094673982429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79373089431965">
                <text:p>0.7937308943196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792880163446431">
                <text:p>0.79288016344643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793487156838369">
                <text:p>0.79348715683836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793625234027736">
                <text:p>0.79362523402773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7930367011113">
                <text:p>0.793036701111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79217401621757">
                <text:p>0.7921740162175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79042404689509">
                <text:p>0.7904240468950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79180897565043">
                <text:p>0.7918089756504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791798496063002">
                <text:p>0.79179849606300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793759461594097">
                <text:p>0.79375946159409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793225911376346">
                <text:p>0.79322591137634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792933465289677">
                <text:p>0.79293346528967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790863451942438">
                <text:p>0.79086345194243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792643080701858">
                <text:p>0.79264308070185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792721018816299">
                <text:p>0.79272101881629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793444179348624">
                <text:p>0.79344417934862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792592016236879">
                <text:p>0.79259201623687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793451530434939">
                <text:p>0.79345153043493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791777953446767">
                <text:p>0.79177795344676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792697909500409">
                <text:p>0.79269790950040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79199113171217">
                <text:p>0.7919911317121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792205975817448">
                <text:p>0.79220597581744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793208070895614">
                <text:p>0.79320807089561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792888411266571">
                <text:p>0.79288841126657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792745745119401">
                <text:p>0.79274574511940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791581031984781">
                <text:p>0.79158103198478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792628177238333">
                <text:p>0.79262817723833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792924545008834">
                <text:p>0.79292454500883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791982451492293">
                <text:p>0.79198245149229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794338952441163">
                <text:p>0.79433895244116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792985591489939">
                <text:p>0.79298559148993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793817200650956">
                <text:p>0.79381720065095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790835507997446">
                <text:p>0.79083550799744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793247210966125">
                <text:p>0.79324721096612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792121005688434">
                <text:p>0.79212100568843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792771289728076">
                <text:p>0.79277128972807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793169092550504">
                <text:p>0.79316909255050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793036873747297">
                <text:p>0.79303687374729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793014277061139">
                <text:p>0.79301427706113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791958629534351">
                <text:p>0.79195862953435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791577249681873">
                <text:p>0.79157724968187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79103658741514">
                <text:p>0.7910365874151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793021898001481">
                <text:p>0.79302189800148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792704630009915">
                <text:p>0.79270463000991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793801394340657">
                <text:p>0.79380139434065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792699664905517">
                <text:p>0.79269966490551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79423407311578">
                <text:p>0.7942340731157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793290978755022">
                <text:p>0.79329097875502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79352420411159">
                <text:p>0.7935242041115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792570058697271">
                <text:p>0.79257005869727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792813554286903">
                <text:p>0.79281355428690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791788493818185">
                <text:p>0.79178849381818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791978361934799">
                <text:p>0.79197836193479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79352448506117">
                <text:p>0.7935244850611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793060503093041">
                <text:p>0.79306050309304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791361846911089">
                <text:p>0.79136184691108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791714797521332">
                <text:p>0.79171479752133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79187639085154">
                <text:p>0.7918763908515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794333094188768">
                <text:p>0.79433309418876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793351572625871">
                <text:p>0.79335157262587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792066122801614">
                <text:p>0.79206612280161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792937458778395">
                <text:p>0.79293745877839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792812996352966">
                <text:p>0.79281299635296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793200822717924">
                <text:p>0.79320082271792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792263566404689">
                <text:p>0.79226356640468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792771231833776">
                <text:p>0.79277123183377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792327276898177">
                <text:p>0.79232727689817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792786178511179">
                <text:p>0.79278617851117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790131427107141">
                <text:p>0.79013142710714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792081150400492">
                <text:p>0.79208115040049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791489168647614">
                <text:p>0.79148916864761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793728779975582">
                <text:p>0.79372877997558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79408386670446">
                <text:p>0.7940838667044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793832073153547">
                <text:p>0.79383207315354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791362297075211">
                <text:p>0.79136229707521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793175989891937">
                <text:p>0.79317598989193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791528021902921">
                <text:p>0.79152802190292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793710135106388">
                <text:p>0.79371013510638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791122992062791">
                <text:p>0.79112299206279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790964678558638">
                <text:p>0.79096467855863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793828322531006">
                <text:p>0.79382832253100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793768838509856">
                <text:p>0.79376883850985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793068608544325">
                <text:p>0.79306860854432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792202623612438">
                <text:p>0.79220262361243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794281046544083">
                <text:p>0.79428104654408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793625595156609">
                <text:p>0.79362559515660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79020893921533">
                <text:p>0.7902089392153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793000848541936">
                <text:p>0.79300084854193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792611182035645">
                <text:p>0.79261118203564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793162830793558">
                <text:p>0.79316283079355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79340525924356">
                <text:p>0.7934052592435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792885179730659">
                <text:p>0.79288517973065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793788274657746">
                <text:p>0.79378827465774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792841834263169">
                <text:p>0.79284183426316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793760259398878">
                <text:p>0.79376025939887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793440490029749">
                <text:p>0.79344049002974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793485305652561">
                <text:p>0.79348530565256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792679172077702">
                <text:p>0.79267917207770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793006109548641">
                <text:p>0.79300610954864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79266565377901">
                <text:p>0.7926656537790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791962160382974">
                <text:p>0.79196216038297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793266568967709">
                <text:p>0.79326656896770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79421378224447">
                <text:p>0.7942137822444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793445526111252">
                <text:p>0.79344552611125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792005052168993">
                <text:p>0.79200505216899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791922659669301">
                <text:p>0.79192265966930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793089371498849">
                <text:p>0.79308937149884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793335852637257">
                <text:p>0.79333585263725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793378333412475">
                <text:p>0.79337833341247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793413506853365">
                <text:p>0.79341350685336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792084790250033">
                <text:p>0.79208479025003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793772245329535">
                <text:p>0.79377224532953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793830463668344">
                <text:p>0.79383046366834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793665740274216">
                <text:p>0.79366574027421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793474655747171">
                <text:p>0.79347465574717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792685696080614">
                <text:p>0.79268569608061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793583507492722">
                <text:p>0.79358350749272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791842478469854">
                <text:p>0.79184247846985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792355146239797">
                <text:p>0.79235514623979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793019854765166">
                <text:p>0.79301985476516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791029887230613">
                <text:p>0.79102988723061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791643548360416">
                <text:p>0.79164354836041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793052821415751">
                <text:p>0.79305282141575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793577119680226">
                <text:p>0.79357711968022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793867951727273">
                <text:p>0.79386795172727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793288168442758">
                <text:p>0.79328816844275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793201357804082">
                <text:p>0.79320135780408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792492725912">
                <text:p>0.79249272591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79144484647885">
                <text:p>0.7914448464788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791317573727622">
                <text:p>0.79131757372762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79283879629405">
                <text:p>0.7928387962940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792834925205841">
                <text:p>0.79283492520584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792840234052202">
                <text:p>0.79284023405220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793190842183067">
                <text:p>0.79319084218306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792401641980021">
                <text:p>0.79240164198002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794225128934965">
                <text:p>0.79422512893496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792868772180371">
                <text:p>0.79286877218037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793883199949063">
                <text:p>0.79388319994906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792363803383736">
                <text:p>0.79236380338373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793260224916608">
                <text:p>0.79326022491660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7923187279678">
                <text:p>0.792318727967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793354070027092">
                <text:p>0.79335407002709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794021524524195">
                <text:p>0.79402152452419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793805863459689">
                <text:p>0.79380586345968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7919004865429">
                <text:p>0.791900486542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79254191278863">
                <text:p>0.7925419127886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792685445727833">
                <text:p>0.79268544572783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793223448793988">
                <text:p>0.79322344879398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792636316133377">
                <text:p>0.79263631613337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792216530568659">
                <text:p>0.79221653056865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793465833858864">
                <text:p>0.79346583385886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79356496402946">
                <text:p>0.7935649640294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791166396315778">
                <text:p>0.79116639631577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792054760317142">
                <text:p>0.79205476031714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793364843834781">
                <text:p>0.79336484383478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792267067312141">
                <text:p>0.79226706731214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793547819220104">
                <text:p>0.79354781922010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793742881290382">
                <text:p>0.79374288129038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793917359832947">
                <text:p>0.79391735983294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791870715160993">
                <text:p>0.79187071516099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791441033055816">
                <text:p>0.79144103305581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793501337018435">
                <text:p>0.79350133701843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793203227390829">
                <text:p>0.79320322739082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793104613628247">
                <text:p>0.79310461362824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793095827639989">
                <text:p>0.79309582763998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794152656365945">
                <text:p>0.79415265636594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791947070600991">
                <text:p>0.79194707060099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792720342351994">
                <text:p>0.79272034235199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79397917940791">
                <text:p>0.7939791794079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793695651680804">
                <text:p>0.79369565168080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793313061468375">
                <text:p>0.79331306146837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791880847323652">
                <text:p>0.79188084732365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793098866750864">
                <text:p>0.79309886675086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790359172372879">
                <text:p>0.79035917237287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793218954373876">
                <text:p>0.79321895437387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791305015257856">
                <text:p>0.79130501525785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793006058455781">
                <text:p>0.79300605845578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792621686415544">
                <text:p>0.79262168641554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791958395495832">
                <text:p>0.79195839549583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793881004933782">
                <text:p>0.79388100493378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792342889062029">
                <text:p>0.79234288906202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792446043720848">
                <text:p>0.79244604372084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793957250036838">
                <text:p>0.79395725003683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792958441779573">
                <text:p>0.79295844177957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792411597567338">
                <text:p>0.79241159756733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792325282180587">
                <text:p>0.79232528218058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792165666172233">
                <text:p>0.79216566617223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79434512797624">
                <text:p>0.7943451279762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791571625978106">
                <text:p>0.79157162597810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792705345075488">
                <text:p>0.79270534507548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792983883374102">
                <text:p>0.79298388337410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793829653386564">
                <text:p>0.79382965338656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793585225741039">
                <text:p>0.79358522574103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792933418910041">
                <text:p>0.79293341891004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792749041019713">
                <text:p>0.79274904101971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793894404140148">
                <text:p>0.79389440414014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791788657796109">
                <text:p>0.79178865779610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794287677451997">
                <text:p>0.79428767745199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79219693209824">
                <text:p>0.7921969320982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7924005542972">
                <text:p>0.792400554297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793102397450989">
                <text:p>0.79310239745098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794541356638352">
                <text:p>0.79454135663835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793111307765233">
                <text:p>0.79311130776523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792732454733331">
                <text:p>0.79273245473333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792450269273227">
                <text:p>0.79245026927322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793688681811861">
                <text:p>0.79368868181186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791452144325501">
                <text:p>0.79145214432550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793141324621475">
                <text:p>0.79314132462147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793228250231723">
                <text:p>0.79322825023172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794246768360589">
                <text:p>0.79424676836058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791476493329876">
                <text:p>0.79147649332987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794441280339045">
                <text:p>0.79444128033904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791453572730338">
                <text:p>0.79145357273033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793501940356657">
                <text:p>0.79350194035665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792291190537895">
                <text:p>0.79229119053789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793155359570718">
                <text:p>0.79315535957071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793857701962225">
                <text:p>0.79385770196222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793995338879597">
                <text:p>0.79399533887959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792200018071338">
                <text:p>0.79220001807133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793187125312532">
                <text:p>0.79318712531253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79288277599586">
                <text:p>0.7928827759958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790791202550361">
                <text:p>0.79079120255036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794277170296251">
                <text:p>0.79427717029625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79264567924282">
                <text:p>0.7926456792428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792623103664735">
                <text:p>0.79262310366473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793439757627787">
                <text:p>0.79343975762778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791051292844073">
                <text:p>0.79105129284407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793869554307115">
                <text:p>0.79386955430711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79278694437595">
                <text:p>0.7927869443759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793507755773967">
                <text:p>0.79350775577396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793959815162806">
                <text:p>0.79395981516280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793979596732014">
                <text:p>0.79397959673201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79407218527209">
                <text:p>0.7940721852720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793849544289187">
                <text:p>0.79384954428918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792871693322562">
                <text:p>0.79287169332256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790753810829197">
                <text:p>0.79075381082919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793673225141641">
                <text:p>0.79367322514164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793607603704555">
                <text:p>0.79360760370455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794112437678388">
                <text:p>0.79411243767838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793674608468499">
                <text:p>0.79367460846849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791627274290393">
                <text:p>0.79162727429039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793104686833236">
                <text:p>0.79310468683323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793826948980939">
                <text:p>0.79382694898093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793369124865997">
                <text:p>0.79336912486599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792789882574255">
                <text:p>0.79278988257425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792922832018789">
                <text:p>0.79292283201878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793784349901461">
                <text:p>0.79378434990146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792963302716718">
                <text:p>0.79296330271671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793417112276847">
                <text:p>0.79341711227684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792182261265082">
                <text:p>0.79218226126508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790651644440178">
                <text:p>0.79065164444017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794070953578842">
                <text:p>0.79407095357884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793602959643787">
                <text:p>0.79360295964378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792316377375176">
                <text:p>0.79231637737517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794454062864604">
                <text:p>0.79445406286460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793178489464385">
                <text:p>0.79317848946438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793405167351167">
                <text:p>0.79340516735116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793285691694454">
                <text:p>0.79328569169445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794078120296516">
                <text:p>0.79407812029651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793370465318526">
                <text:p>0.79337046531852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792723814002497">
                <text:p>0.79272381400249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793473853168893">
                <text:p>0.79347385316889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793167734323684">
                <text:p>0.79316773432368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793392454448325">
                <text:p>0.79339245444832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793283969037631">
                <text:p>0.79328396903763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794554849883109">
                <text:p>0.79455484988310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792886751994691">
                <text:p>0.79288675199469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793292497987448">
                <text:p>0.79329249798744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793693312038972">
                <text:p>0.79369331203897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793236017513688">
                <text:p>0.79323601751368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794785836172575">
                <text:p>0.79478583617257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793714712376597">
                <text:p>0.79371471237659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793627140033816">
                <text:p>0.79362714003381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793942694586381">
                <text:p>0.79394269458638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792797528910371">
                <text:p>0.79279752891037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792830163033672">
                <text:p>0.79283016303367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79213484996034">
                <text:p>0.7921348499603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792261705421377">
                <text:p>0.79226170542137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794474193415959">
                <text:p>0.79447419341595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792178857510872">
                <text:p>0.79217885751087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793346415365854">
                <text:p>0.79334641536585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791928285104">
                <text:p>0.79192828510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794194012526174">
                <text:p>0.79419401252617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792477018165493">
                <text:p>0.79247701816549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791652548032306">
                <text:p>0.79165254803230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791728870757024">
                <text:p>0.79172887075702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792422197838278">
                <text:p>0.79242219783827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793655045802088">
                <text:p>0.79365504580208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794299943432006">
                <text:p>0.79429994343200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792546911088898">
                <text:p>0.79254691108889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792337832132234">
                <text:p>0.79233783213223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791637292603642">
                <text:p>0.79163729260364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792811810411758">
                <text:p>0.79281181041175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79233460284164">
                <text:p>0.7923346028416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792608191101441">
                <text:p>0.79260819110144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793869690465709">
                <text:p>0.79386969046570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792245309128091">
                <text:p>0.79224530912809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792796184338784">
                <text:p>0.79279618433878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791714249081645">
                <text:p>0.79171424908164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794176066106767">
                <text:p>0.79417606610676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793557101149272">
                <text:p>0.79355710114927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794785120155047">
                <text:p>0.79478512015504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793019986432067">
                <text:p>0.79301998643206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793679874886764">
                <text:p>0.79367987488676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790975982758488">
                <text:p>0.79097598275848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791967839690611">
                <text:p>0.79196783969061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790455960465573">
                <text:p>0.79045596046557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793602635952439">
                <text:p>0.79360263595243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793158192976966">
                <text:p>0.79315819297696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791416983427779">
                <text:p>0.79141698342777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792286367115399">
                <text:p>0.79228636711539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793574157485145">
                <text:p>0.79357415748514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792853749346545">
                <text:p>0.79285374934654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794516783851776">
                <text:p>0.79451678385177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792592231283204">
                <text:p>0.79259223128320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793132304022042">
                <text:p>0.79313230402204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79405413613688">
                <text:p>0.7940541361368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794346351456659">
                <text:p>0.79434635145665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793159480048571">
                <text:p>0.79315948004857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792252315523423">
                <text:p>0.79225231552342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794040209600508">
                <text:p>0.79404020960050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793766534663726">
                <text:p>0.79376653466372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793942513406806">
                <text:p>0.79394251340680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793696006504355">
                <text:p>0.79369600650435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79445827163386">
                <text:p>0.7944582716338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794260756329331">
                <text:p>0.79426075632933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792931956797331">
                <text:p>0.79293195679733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793042599232968">
                <text:p>0.79304259923296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79207897280189">
                <text:p>0.7920789728018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793434955104417">
                <text:p>0.79343495510441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790807780122733">
                <text:p>0.79080778012273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793320451193933">
                <text:p>0.79332045119393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79309424608292">
                <text:p>0.7930942460829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793268478572614">
                <text:p>0.79326847857261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79290325790027">
                <text:p>0.7929032579002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794189891321524">
                <text:p>0.79418989132152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792732246150732">
                <text:p>0.79273224615073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792441502117923">
                <text:p>0.79244150211792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789516248971857">
                <text:p>0.78951624897185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793691220028287">
                <text:p>0.79369122002828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793066471579871">
                <text:p>0.79306647157987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791780567779492">
                <text:p>0.79178056777949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793697538769102">
                <text:p>0.79369753876910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792531343192426">
                <text:p>0.79253134319242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792706792940522">
                <text:p>0.79270679294052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794247384658906">
                <text:p>0.79424738465890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793092341631721">
                <text:p>0.79309234163172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79239979399529">
                <text:p>0.7923997939952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793047974081335">
                <text:p>0.79304797408133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792062718768218">
                <text:p>0.79206271876821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793644092926321">
                <text:p>0.79364409292632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792922638979002">
                <text:p>0.79292263897900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794058145322231">
                <text:p>0.79405814532223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791690439908668">
                <text:p>0.79169043990866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791054700704478">
                <text:p>0.79105470070447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794285301446458">
                <text:p>0.79428530144645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793828037578977">
                <text:p>0.79382803757897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792436079169862">
                <text:p>0.79243607916986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79205424746368">
                <text:p>0.7920542474636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793283081633602">
                <text:p>0.79328308163360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790220003752711">
                <text:p>0.79022000375271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79337389855065">
                <text:p>0.7933738985506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788245297632125">
                <text:p>0.78824529763212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793814587074479">
                <text:p>0.79381458707447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792188095892845">
                <text:p>0.79218809589284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793420025691574">
                <text:p>0.79342002569157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790147576560472">
                <text:p>0.79014757656047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792891767574052">
                <text:p>0.79289176757405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793448641003436">
                <text:p>0.79344864100343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792915626754909">
                <text:p>0.79291562675490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79210365618953">
                <text:p>0.7921036561895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793288950454963">
                <text:p>0.79328895045496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79175201343899">
                <text:p>0.7917520134389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794592402406961">
                <text:p>0.79459240240696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793675435194406">
                <text:p>0.79367543519440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793320868568926">
                <text:p>0.79332086856892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793880983928508">
                <text:p>0.79388098392850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79401953692145">
                <text:p>0.7940195369214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792750444325362">
                <text:p>0.79275044432536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793199655774735">
                <text:p>0.79319965577473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794096363663412">
                <text:p>0.79409636366341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791976268623373">
                <text:p>0.79197626862337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792865797235229">
                <text:p>0.79286579723522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793938047751576">
                <text:p>0.79393804775157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792379410529524">
                <text:p>0.79237941052952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792664224097828">
                <text:p>0.79266422409782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792368556754498">
                <text:p>0.79236855675449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792513216662179">
                <text:p>0.79251321666217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793912670037829">
                <text:p>0.79391267003782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793801447658703">
                <text:p>0.79380144765870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793346506183155">
                <text:p>0.79334650618315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792420651936717">
                <text:p>0.79242065193671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792716337814448">
                <text:p>0.79271633781444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792144972214564">
                <text:p>0.79214497221456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79303696632135">
                <text:p>0.7930369663213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793879240656853">
                <text:p>0.79387924065685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791665678726069">
                <text:p>0.79166567872606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793077875232765">
                <text:p>0.79307787523276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792710423574268">
                <text:p>0.79271042357426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794367908933247">
                <text:p>0.79436790893324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794581260267645">
                <text:p>0.79458126026764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793052791733638">
                <text:p>0.79305279173363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792586455434105">
                <text:p>0.79258645543410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792329689010554">
                <text:p>0.79232968901055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792623266467648">
                <text:p>0.79262326646764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7938995926322">
                <text:p>0.793899592632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793824318294309">
                <text:p>0.79382431829430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792947214509656">
                <text:p>0.79294721450965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7937881807533">
                <text:p>0.793788180753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793375274046942">
                <text:p>0.79337527404694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792040841208241">
                <text:p>0.79204084120824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793903713667561">
                <text:p>0.79390371366756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794423489122885">
                <text:p>0.79442348912288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791136199508503">
                <text:p>0.79113619950850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793419808925229">
                <text:p>0.79341980892522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79263525131878">
                <text:p>0.7926352513187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794677015748848">
                <text:p>0.79467701574884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791290838053223">
                <text:p>0.79129083805322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792793435995463">
                <text:p>0.79279343599546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79206287022636">
                <text:p>0.7920628702263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794286076709887">
                <text:p>0.794286076709887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793120064003463">
                <text:p>0.79312006400346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792256903785922">
                <text:p>0.79225690378592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793098288685333">
                <text:p>0.79309828868533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793443004354347">
                <text:p>0.79344300435434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791522379687193">
                <text:p>0.79152237968719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791385966485315">
                <text:p>0.79138596648531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794033158161154">
                <text:p>0.79403315816115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791507401762182">
                <text:p>0.79150740176218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79415831797461">
                <text:p>0.7941583179746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793661918411987">
                <text:p>0.79366191841198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794767643299891">
                <text:p>0.79476764329989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792934613778869">
                <text:p>0.79293461377886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792147042845837">
                <text:p>0.79214704284583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792692648540313">
                <text:p>0.79269264854031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793815486762359">
                <text:p>0.79381548676235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792340679605764">
                <text:p>0.79234067960576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794244564342128">
                <text:p>0.79424456434212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793648841499222">
                <text:p>0.79364884149922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791990633675633">
                <text:p>0.79199063367563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790534307726237">
                <text:p>0.790534307726237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794674666988448">
                <text:p>0.79467466698844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794292247065613">
                <text:p>0.79429224706561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790138553708854">
                <text:p>0.79013855370885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791998069448968">
                <text:p>0.79199806944896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792915381191882">
                <text:p>0.79291538119188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792893017236076">
                <text:p>0.79289301723607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792255606472085">
                <text:p>0.79225560647208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792860283418448">
                <text:p>0.79286028341844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792548754376361">
                <text:p>0.79254875437636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791149174619466">
                <text:p>0.79114917461946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793870178152979">
                <text:p>0.79387017815297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794006765596086">
                <text:p>0.79400676559608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793641973629885">
                <text:p>0.79364197362988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794020084224834">
                <text:p>0.79402008422483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794188977453285">
                <text:p>0.79418897745328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794060490277027">
                <text:p>0.79406049027702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792967040850077">
                <text:p>0.79296704085007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79348441081408">
                <text:p>0.7934844108140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794565774018139">
                <text:p>0.79456577401813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792464926060482">
                <text:p>0.79246492606048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791681425478939">
                <text:p>0.79168142547893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793682302974195">
                <text:p>0.79368230297419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792999624992868">
                <text:p>0.79299962499286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794847226794788">
                <text:p>0.79484722679478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794255616793399">
                <text:p>0.79425561679339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792726386191206">
                <text:p>0.79272638619120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793739476323447">
                <text:p>0.79373947632344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793068511487894">
                <text:p>0.79306851148789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79242302427039">
                <text:p>0.7924230242703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793935378546533">
                <text:p>0.79393537854653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792594534116919">
                <text:p>0.79259453411691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794160405495024">
                <text:p>0.79416040549502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793560033795001">
                <text:p>0.79356003379500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793309131635661">
                <text:p>0.79330913163566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794096073160707">
                <text:p>0.79409607316070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792256049500975">
                <text:p>0.79225604950097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793979003780274">
                <text:p>0.79397900378027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793197048659418">
                <text:p>0.79319704865941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794830871348352">
                <text:p>0.79483087134835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794268109382277">
                <text:p>0.79426810938227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79189042464845">
                <text:p>0.7918904246484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794261040223503">
                <text:p>0.79426104022350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793346740151893">
                <text:p>0.79334674015189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793434921895647">
                <text:p>0.79343492189564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793881584788159">
                <text:p>0.79388158478815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793488490087406">
                <text:p>0.79348849008740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794019260862267">
                <text:p>0.79401926086226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791998916939391">
                <text:p>0.79199891693939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793453230084021">
                <text:p>0.79345323008402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794492582563756">
                <text:p>0.79449258256375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794582279515088">
                <text:p>0.79458227951508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791721196487086">
                <text:p>0.79172119648708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794391404406037">
                <text:p>0.794391404406037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79400423359421">
                <text:p>0.7940042335942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792154069362305">
                <text:p>0.79215406936230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794140625132921">
                <text:p>0.79414062513292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794338868207846">
                <text:p>0.79433886820784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794085414016208">
                <text:p>0.79408541401620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793546452446775">
                <text:p>0.79354645244677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791361931025798">
                <text:p>0.79136193102579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793206341699063">
                <text:p>0.79320634169906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794320563437743">
                <text:p>0.79432056343774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793954775553613">
                <text:p>0.79395477555361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792734766601148">
                <text:p>0.79273476660114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791767415513048">
                <text:p>0.79176741551304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793042268813316">
                <text:p>0.79304226881331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793193792845279">
                <text:p>0.793193792845279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794650384670372">
                <text:p>0.79465038467037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793444129391695">
                <text:p>0.79344412939169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792745219243552">
                <text:p>0.79274521924355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793873394159289">
                <text:p>0.79387339415928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79336039441561">
                <text:p>0.7933603944156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792090598380438">
                <text:p>0.79209059838043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793956371722289">
                <text:p>0.793956371722289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792720841990404">
                <text:p>0.79272084199040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794089578693668">
                <text:p>0.79408957869366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791614233752782">
                <text:p>0.79161423375278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794030391587446">
                <text:p>0.79403039158744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793105864324567">
                <text:p>0.79310586432456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793560321853511">
                <text:p>0.79356032185351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791850896860602">
                <text:p>0.79185089686060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792439339557925">
                <text:p>0.79243933955792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791780012270665">
                <text:p>0.79178001227066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793576971127064">
                <text:p>0.79357697112706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793897564679902">
                <text:p>0.79389756467990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79286595282863">
                <text:p>0.7928659528286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793337865085279">
                <text:p>0.79333786508527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79463781542901">
                <text:p>0.7946378154290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794084959804166">
                <text:p>0.79408495980416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792928366340592">
                <text:p>0.79292836634059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793079990384718">
                <text:p>0.79307999038471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791454145318032">
                <text:p>0.79145414531803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792688557550231">
                <text:p>0.79268855755023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793990309806">
                <text:p>0.79399030980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793161343779088">
                <text:p>0.79316134377908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793431320230379">
                <text:p>0.79343132023037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792932172016765">
                <text:p>0.79293217201676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793178219121237">
                <text:p>0.79317821912123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79444342650254">
                <text:p>0.7944434265025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792635312581474">
                <text:p>0.79263531258147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794447427651546">
                <text:p>0.79444742765154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794421852064505">
                <text:p>0.79442185206450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792771939805576">
                <text:p>0.79277193980557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791925317709759">
                <text:p>0.79192531770975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794341459495836">
                <text:p>0.79434145949583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793919043305997">
                <text:p>0.79391904330599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794461356244392">
                <text:p>0.79446135624439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794325863117511">
                <text:p>0.79432586311751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793079374377365">
                <text:p>0.79307937437736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793549445023508">
                <text:p>0.79354944502350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793361703186746">
                <text:p>0.79336170318674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791824105043269">
                <text:p>0.79182410504326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792893084737203">
                <text:p>0.79289308473720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790579030311478">
                <text:p>0.79057903031147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793494862647774">
                <text:p>0.79349486264777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794630315349352">
                <text:p>0.79463031534935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792554844403872">
                <text:p>0.79255484440387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793037329587694">
                <text:p>0.79303732958769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795208623292707">
                <text:p>0.79520862329270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792441959920269">
                <text:p>0.79244195992026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79348318876036">
                <text:p>0.7934831887603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792099002124056">
                <text:p>0.79209900212405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794882634773014">
                <text:p>0.79488263477301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792118206245574">
                <text:p>0.79211820624557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7935743754525">
                <text:p>0.793574375452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791482973019904">
                <text:p>0.79148297301990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794317365202707">
                <text:p>0.79431736520270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793756978173014">
                <text:p>0.79375697817301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793534503202502">
                <text:p>0.79353450320250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794593284163968">
                <text:p>0.79459328416396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792005844472028">
                <text:p>0.79200584447202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794148228221346">
                <text:p>0.79414822822134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794283525038282">
                <text:p>0.79428352503828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792112218689934">
                <text:p>0.79211221868993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794611316342751">
                <text:p>0.79461131634275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793935007846568">
                <text:p>0.79393500784656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792738951913013">
                <text:p>0.79273895191301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793682953721296">
                <text:p>0.79368295372129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793887906907701">
                <text:p>0.793887906907701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794447671440896">
                <text:p>0.79444767144089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792406209657355">
                <text:p>0.79240620965735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793803080014957">
                <text:p>0.79380308001495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794347736062024">
                <text:p>0.79434773606202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793512882474927">
                <text:p>0.79351288247492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792705050112033">
                <text:p>0.79270505011203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794593330850135">
                <text:p>0.79459333085013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793044954996944">
                <text:p>0.79304495499694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793293469337787">
                <text:p>0.79329346933778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791170514622499">
                <text:p>0.79117051462249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793044554385532">
                <text:p>0.79304455438553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792393470586624">
                <text:p>0.79239347058662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793377265525602">
                <text:p>0.79337726552560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792227703823291">
                <text:p>0.79222770382329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794246303171023">
                <text:p>0.79424630317102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793047812015311">
                <text:p>0.79304781201531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79309620544851">
                <text:p>0.7930962054485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793530101852068">
                <text:p>0.79353010185206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793736477158913">
                <text:p>0.79373647715891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792707365904757">
                <text:p>0.79270736590475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794760209309203">
                <text:p>0.79476020930920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79089759057325">
                <text:p>0.7908975905732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793869914802385">
                <text:p>0.79386991480238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792846872469719">
                <text:p>0.79284687246971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794270557466477">
                <text:p>0.79427055746647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794614872451895">
                <text:p>0.79461487245189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793107827601315">
                <text:p>0.79310782760131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793695895732535">
                <text:p>0.79369589573253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790856887045438">
                <text:p>0.79085688704543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793723476790265">
                <text:p>0.79372347679026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793655117231899">
                <text:p>0.793655117231899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793759427329617">
                <text:p>0.79375942732961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793955335677305">
                <text:p>0.79395533567730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793839225769129">
                <text:p>0.79383922576912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79205867242789">
                <text:p>0.7920586724278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793662047052883">
                <text:p>0.79366204705288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79394705453035">
                <text:p>0.7939470545303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793906076765866">
                <text:p>0.79390607676586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794096335018977">
                <text:p>0.79409633501897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792709429856877">
                <text:p>0.792709429856877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791883647471546">
                <text:p>0.79188364747154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792560307855925">
                <text:p>0.79256030785592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794921528199377">
                <text:p>0.79492152819937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793469558014163">
                <text:p>0.79346955801416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793389818944943">
                <text:p>0.79338981894494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793822091731728">
                <text:p>0.79382209173172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791872763640929">
                <text:p>0.79187276364092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793787729009096">
                <text:p>0.79378772900909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794040239314346">
                <text:p>0.79404023931434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792736164455462">
                <text:p>0.79273616445546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792946734225049">
                <text:p>0.79294673422504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794997303982161">
                <text:p>0.79499730398216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793834717020772">
                <text:p>0.79383471702077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792728350035132">
                <text:p>0.79272835003513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7946498519824">
                <text:p>0.794649851982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794071683165545">
                <text:p>0.79407168316554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792308894647652">
                <text:p>0.79230889464765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791652667334125">
                <text:p>0.79165266733412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794002800568611">
                <text:p>0.79400280056861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793707923835413">
                <text:p>0.79370792383541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792816746766418">
                <text:p>0.792816746766418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794757513273148">
                <text:p>0.79475751327314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793800987452668">
                <text:p>0.79380098745266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793162281131395">
                <text:p>0.79316228113139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792605496921759">
                <text:p>0.79260549692175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79419303077282">
                <text:p>0.7941930307728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792648244090182">
                <text:p>0.79264824409018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79319633079923">
                <text:p>0.7931963307992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792829058993265">
                <text:p>0.79282905899326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794279304876006">
                <text:p>0.79427930487600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794208476884299">
                <text:p>0.79420847688429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792982661796419">
                <text:p>0.79298266179641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79412901753275">
                <text:p>0.7941290175327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794225830100451">
                <text:p>0.79422583010045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794832183717012">
                <text:p>0.79483218371701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791438891314354">
                <text:p>0.79143889131435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794882553126237">
                <text:p>0.79488255312623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793942103030593">
                <text:p>0.79394210303059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79235456259441">
                <text:p>0.7923545625944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793427675875416">
                <text:p>0.79342767587541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792434066378795">
                <text:p>0.79243406637879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79386333212865">
                <text:p>0.7938633321286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792670419214971">
                <text:p>0.79267041921497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791229894706187">
                <text:p>0.79122989470618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794521748485098">
                <text:p>0.79452174848509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794136895679092">
                <text:p>0.79413689567909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793856243391036">
                <text:p>0.79385624339103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793577355606769">
                <text:p>0.79357735560676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794839510789939">
                <text:p>0.79483951078993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79289614432671">
                <text:p>0.7928961443267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792250865876662">
                <text:p>0.792250865876662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793800551115362">
                <text:p>0.79380055111536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79319739336175">
                <text:p>0.7931973933617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794672939491407">
                <text:p>0.794672939491407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794711610521537">
                <text:p>0.794711610521537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79520982093799">
                <text:p>0.7952098209379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794208942218176">
                <text:p>0.794208942218176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792901010100305">
                <text:p>0.79290101010030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794136135670133">
                <text:p>0.79413613567013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793707797750133">
                <text:p>0.79370779775013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794756856518636">
                <text:p>0.79475685651863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7937668149267">
                <text:p>0.793766814926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794058669789692">
                <text:p>0.79405866978969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792577107676881">
                <text:p>0.792577107676881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793187653516965">
                <text:p>0.79318765351696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793804471478055">
                <text:p>0.79380447147805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794009301034353">
                <text:p>0.79400930103435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794533867484651">
                <text:p>0.79453386748465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794534814292268">
                <text:p>0.79453481429226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794414985520872">
                <text:p>0.79441498552087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794198094847963">
                <text:p>0.79419809484796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794533192665032">
                <text:p>0.794533192665032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794247850547814">
                <text:p>0.79424785054781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792989238108312">
                <text:p>0.79298923810831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794201975979118">
                <text:p>0.79420197597911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794557219355578">
                <text:p>0.79455721935557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793725861722747">
                <text:p>0.79372586172274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793723903018592">
                <text:p>0.79372390301859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793911629430113">
                <text:p>0.79391162943011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793067581254957">
                <text:p>0.79306758125495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793270464237304">
                <text:p>0.793270464237304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79509610633821">
                <text:p>0.7950961063382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794650002557207">
                <text:p>0.79465000255720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793854894058594">
                <text:p>0.79385489405859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794545173926091">
                <text:p>0.79454517392609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793143544245818">
                <text:p>0.79314354424581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793684456505475">
                <text:p>0.79368445650547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793769849292498">
                <text:p>0.79376984929249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791586722390436">
                <text:p>0.79158672239043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793003586153948">
                <text:p>0.79300358615394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793912895284253">
                <text:p>0.79391289528425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794047546914151">
                <text:p>0.79404754691415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794694820386854">
                <text:p>0.794694820386854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794028415010263">
                <text:p>0.79402841501026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793080347640163">
                <text:p>0.79308034764016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793321845214057">
                <text:p>0.79332184521405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793545738201237">
                <text:p>0.79354573820123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795207066482099">
                <text:p>0.79520706648209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794465148009989">
                <text:p>0.79446514800998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794391075018816">
                <text:p>0.79439107501881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793084163047892">
                <text:p>0.79308416304789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794017004670704">
                <text:p>0.79401700467070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79467064757019">
                <text:p>0.7946706475701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793860755324983">
                <text:p>0.793860755324983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794495444214045">
                <text:p>0.79449544421404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794236945829058">
                <text:p>0.79423694582905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794239344505741">
                <text:p>0.79423934450574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794045414085088">
                <text:p>0.79404541408508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794329799870828">
                <text:p>0.79432979987082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794970460735888">
                <text:p>0.79497046073588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792914746628921">
                <text:p>0.79291474662892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793407822510222">
                <text:p>0.79340782251022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792006763014221">
                <text:p>0.79200676301422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795032636908426">
                <text:p>0.79503263690842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794518695459237">
                <text:p>0.79451869545923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793819388633417">
                <text:p>0.79381938863341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791634412385976">
                <text:p>0.79163441238597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793476832694835">
                <text:p>0.79347683269483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793889789488075">
                <text:p>0.79388978948807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792623519586519">
                <text:p>0.79262351958651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79389251551185">
                <text:p>0.7938925155118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794201929594856">
                <text:p>0.79420192959485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794599929202133">
                <text:p>0.79459992920213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794907004422003">
                <text:p>0.79490700442200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792501655552647">
                <text:p>0.79250165555264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793188784054307">
                <text:p>0.79318878405430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795448166952332">
                <text:p>0.79544816695233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792484697081684">
                <text:p>0.79248469708168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793589760967781">
                <text:p>0.79358976096778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793912327428944">
                <text:p>0.79391232742894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794113483920111">
                <text:p>0.79411348392011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794369451989729">
                <text:p>0.79436945198972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793070128659213">
                <text:p>0.79307012865921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794158336712901">
                <text:p>0.79415833671290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793566939189403">
                <text:p>0.79356693918940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794691447054333">
                <text:p>0.79469144705433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793837788995215">
                <text:p>0.79383778899521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794278250850928">
                <text:p>0.79427825085092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794734196266851">
                <text:p>0.79473419626685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794338802126078">
                <text:p>0.79433880212607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79329128645224">
                <text:p>0.7932912864522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794744300816977">
                <text:p>0.79474430081697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791524338298464">
                <text:p>0.79152433829846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794370101362214">
                <text:p>0.79437010136221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794632268037723">
                <text:p>0.79463226803772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794628850689163">
                <text:p>0.79462885068916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794124824244179">
                <text:p>0.79412482424417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79428877797166">
                <text:p>0.7942887779716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792390248357304">
                <text:p>0.79239024835730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792988300224553">
                <text:p>0.79298830022455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794997212039938">
                <text:p>0.79499721203993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79331196525246">
                <text:p>0.7933119652524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793618959626451">
                <text:p>0.793618959626451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795323278017159">
                <text:p>0.79532327801715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79236123030282">
                <text:p>0.7923612303028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792971803455072">
                <text:p>0.79297180345507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794691612070106">
                <text:p>0.79469161207010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794649005861322">
                <text:p>0.79464900586132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792690001323648">
                <text:p>0.79269000132364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793598325489753">
                <text:p>0.79359832548975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793619803399909">
                <text:p>0.79361980339990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794020720892584">
                <text:p>0.79402072089258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79412103296959">
                <text:p>0.7941210329695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795104717422238">
                <text:p>0.795104717422238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795051711036853">
                <text:p>0.79505171103685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792478355945554">
                <text:p>0.79247835594555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793688125955056">
                <text:p>0.79368812595505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793653775383702">
                <text:p>0.79365377538370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794603431688449">
                <text:p>0.79460343168844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793846476768314">
                <text:p>0.79384647676831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794315801600255">
                <text:p>0.79431580160025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794287636115059">
                <text:p>0.79428763611505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793297285573164">
                <text:p>0.79329728557316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792314248645227">
                <text:p>0.792314248645227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794339542488863">
                <text:p>0.79433954248886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793710560378479">
                <text:p>0.79371056037847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793944398564739">
                <text:p>0.793944398564739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795166120805329">
                <text:p>0.79516612080532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795248197696822">
                <text:p>0.79524819769682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794240645399055">
                <text:p>0.79424064539905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793949576291943">
                <text:p>0.79394957629194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793212577873919">
                <text:p>0.79321257787391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793946699883181">
                <text:p>0.79394669988318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794363013433629">
                <text:p>0.79436301343362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79432606446929">
                <text:p>0.7943260644692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795355517656895">
                <text:p>0.79535551765689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793756182252006">
                <text:p>0.79375618225200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793607636526858">
                <text:p>0.79360763652685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79397183891119">
                <text:p>0.7939718389111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793369182106625">
                <text:p>0.79336918210662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791585754069736">
                <text:p>0.79158575406973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793040474615185">
                <text:p>0.79304047461518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795315433163189">
                <text:p>0.79531543316318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793596108970958">
                <text:p>0.79359610897095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794660369420563">
                <text:p>0.79466036942056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792774277571142">
                <text:p>0.79277427757114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794237860759228">
                <text:p>0.794237860759228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792709468227099">
                <text:p>0.79270946822709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792905636650294">
                <text:p>0.79290563665029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792689674056592">
                <text:p>0.79268967405659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792233589728371">
                <text:p>0.792233589728371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795055394848465">
                <text:p>0.79505539484846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79282231093001">
                <text:p>0.7928223109300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794226066190144">
                <text:p>0.79422606619014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794884044449454">
                <text:p>0.79488404444945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794732655047116">
                <text:p>0.794732655047116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794674584719511">
                <text:p>0.79467458471951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793621546478065">
                <text:p>0.79362154647806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793249611570325">
                <text:p>0.79324961157032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793631911660921">
                <text:p>0.79363191166092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794404857002933">
                <text:p>0.79440485700293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792505501424966">
                <text:p>0.79250550142496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795594666465969">
                <text:p>0.79559466646596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792724348326388">
                <text:p>0.792724348326388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792890231120818">
                <text:p>0.79289023112081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794371644411799">
                <text:p>0.79437164441179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791899345921078">
                <text:p>0.79189934592107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79362563190427">
                <text:p>0.7936256319042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795223245338594">
                <text:p>0.795223245338594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792217269841453">
                <text:p>0.79221726984145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793930885077722">
                <text:p>0.793930885077722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793587056574966">
                <text:p>0.79358705657496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795039707767801">
                <text:p>0.79503970776780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794176789095477">
                <text:p>0.794176789095477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793029083973706">
                <text:p>0.793029083973706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791593763800325">
                <text:p>0.79159376380032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794761741386031">
                <text:p>0.794761741386031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794260210092576">
                <text:p>0.79426021009257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79461684539589">
                <text:p>0.7946168453958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791503908618693">
                <text:p>0.79150390861869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793247364271855">
                <text:p>0.79324736427185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792075961051621">
                <text:p>0.792075961051621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793782276952156">
                <text:p>0.793782276952156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794164443889711">
                <text:p>0.79416444388971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794670801448036">
                <text:p>0.794670801448036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793578933134952">
                <text:p>0.79357893313495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79415005846159">
                <text:p>0.7941500584615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79394178694397">
                <text:p>0.7939417869439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79338861310038">
                <text:p>0.7933886131003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794136061786721">
                <text:p>0.794136061786721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793701009599919">
                <text:p>0.79370100959991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794668617936591">
                <text:p>0.794668617936591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794192877975495">
                <text:p>0.79419287797549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793817696267152">
                <text:p>0.79381769626715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794498756837275">
                <text:p>0.79449875683727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793527919670467">
                <text:p>0.793527919670467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793270163134194">
                <text:p>0.79327016313419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793981908993834">
                <text:p>0.793981908993834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794191446441708">
                <text:p>0.794191446441708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794400555876551">
                <text:p>0.79440055587655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793222113895647">
                <text:p>0.793222113895647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794369359364393">
                <text:p>0.794369359364393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794801006693669">
                <text:p>0.794801006693669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794383351367889">
                <text:p>0.794383351367889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795043258985784">
                <text:p>0.795043258985784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793951702682689">
                <text:p>0.793951702682689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793217789850868">
                <text:p>0.793217789850868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792281617059331">
                <text:p>0.79228161705933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794233087033963">
                <text:p>0.794233087033963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792801094140809">
                <text:p>0.792801094140809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793747550341374">
                <text:p>0.79374755034137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795116656984866">
                <text:p>0.795116656984866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791734905885332">
                <text:p>0.79173490588533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794088265448866">
                <text:p>0.79408826544886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794401540638301">
                <text:p>0.794401540638301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793165374692471">
                <text:p>0.79316537469247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794305074176223">
                <text:p>0.794305074176223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794336330831671">
                <text:p>0.79433633083167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795497489282996">
                <text:p>0.795497489282996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794725165055764">
                <text:p>0.79472516505576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792746941199864">
                <text:p>0.792746941199864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794194693289965">
                <text:p>0.79419469328996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794342729585126">
                <text:p>0.79434272958512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794241381295466">
                <text:p>0.794241381295466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793426233082577">
                <text:p>0.79342623308257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795079012570509">
                <text:p>0.79507901257050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794535165331736">
                <text:p>0.794535165331736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79502644833225">
                <text:p>0.7950264483322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794747219164901">
                <text:p>0.79474721916490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793801253710385">
                <text:p>0.79380125371038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794038203381189">
                <text:p>0.794038203381189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794695039058363">
                <text:p>0.79469503905836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792166303090886">
                <text:p>0.792166303090886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795128613809625">
                <text:p>0.79512861380962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793768181894671">
                <text:p>0.793768181894671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794245459430431">
                <text:p>0.794245459430431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793913343704836">
                <text:p>0.793913343704836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794497545834846">
                <text:p>0.79449754583484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7942179331312">
                <text:p>0.794217933131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794421091132946">
                <text:p>0.79442109113294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792974395053426">
                <text:p>0.792974395053426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794018671675292">
                <text:p>0.79401867167529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794039835314806">
                <text:p>0.794039835314806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79472307158376">
                <text:p>0.7947230715837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791785909820132">
                <text:p>0.791785909820132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793932480670705">
                <text:p>0.79393248067070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794893223260775">
                <text:p>0.79489322326077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794548520269329">
                <text:p>0.794548520269329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793860642758062">
                <text:p>0.79386064275806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794208537354222">
                <text:p>0.79420853735422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793879873806077">
                <text:p>0.793879873806077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795020844598543">
                <text:p>0.795020844598543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794951538455813">
                <text:p>0.79495153845581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793858376781025">
                <text:p>0.79385837678102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792333283914573">
                <text:p>0.792333283914573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794362802382625">
                <text:p>0.79436280238262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793747396110105">
                <text:p>0.79374739611010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793953752960494">
                <text:p>0.793953752960494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794447687927243">
                <text:p>0.794447687927243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794037870490287">
                <text:p>0.794037870490287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793747381736575">
                <text:p>0.793747381736575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793757175725957">
                <text:p>0.793757175725957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795038310117378">
                <text:p>0.79503831011737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793918377285011">
                <text:p>0.79391837728501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791865712337544">
                <text:p>0.791865712337544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794885815383904">
                <text:p>0.794885815383904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794289221705309">
                <text:p>0.79428922170530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795071595337643">
                <text:p>0.79507159533764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795252975053459">
                <text:p>0.795252975053459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793940280564554">
                <text:p>0.793940280564554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795219616590221">
                <text:p>0.795219616590221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793241045181308">
                <text:p>0.793241045181308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795150075793189">
                <text:p>0.795150075793189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794252501246059">
                <text:p>0.79425250124605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793632137142124">
                <text:p>0.79363213714212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794511658644268">
                <text:p>0.79451165864426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793126270400911">
                <text:p>0.79312627040091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792691413594259">
                <text:p>0.792691413594259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794601240892769">
                <text:p>0.794601240892769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79565493856739">
                <text:p>0.79565493856739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793328340569423">
                <text:p>0.793328340569423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791956663768335">
                <text:p>0.79195666376833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793868584017246">
                <text:p>0.79386858401724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793264244698733">
                <text:p>0.793264244698733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793061356477977">
                <text:p>0.793061356477977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795171628237901">
                <text:p>0.795171628237901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794986092896499">
                <text:p>0.79498609289649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794976806554881">
                <text:p>0.794976806554881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793490458980611">
                <text:p>0.793490458980611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793137630660688">
                <text:p>0.79313763066068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795115073864424">
                <text:p>0.79511507386442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794466767768268">
                <text:p>0.794466767768268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794953264054452">
                <text:p>0.79495326405445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79433121120363">
                <text:p>0.7943312112036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793950882637505">
                <text:p>0.79395088263750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79226007664629">
                <text:p>0.79226007664629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7948592178324">
                <text:p>0.7948592178324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792649673375501">
                <text:p>0.79264967337550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792937816625662">
                <text:p>0.792937816625662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794774955245897">
                <text:p>0.79477495524589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793809778831943">
                <text:p>0.793809778831943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792430857014352">
                <text:p>0.79243085701435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791880639064052">
                <text:p>0.791880639064052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794647189938705">
                <text:p>0.79464718993870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793723719191766">
                <text:p>0.793723719191766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794215643804176">
                <text:p>0.79421564380417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79343545827185">
                <text:p>0.7934354582718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79426763256726">
                <text:p>0.79426763256726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794725633145807">
                <text:p>0.794725633145807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792757110445054">
                <text:p>0.792757110445054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793239813950117">
                <text:p>0.793239813950117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793208647254123">
                <text:p>0.79320864725412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79367894029848">
                <text:p>0.79367894029848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795112831122172">
                <text:p>0.795112831122172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793425413159558">
                <text:p>0.793425413159558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795150644600035">
                <text:p>0.79515064460003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790482413511754">
                <text:p>0.79048241351175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793994830625571">
                <text:p>0.793994830625571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794297942821794">
                <text:p>0.794297942821794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794607661360163">
                <text:p>0.79460766136016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795036712173446">
                <text:p>0.795036712173446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79371464102219">
                <text:p>0.79371464102219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794199223611749">
                <text:p>0.79419922361174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794404329645958">
                <text:p>0.794404329645958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794735974353252">
                <text:p>0.794735974353252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794825358200866">
                <text:p>0.794825358200866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794312703129906">
                <text:p>0.794312703129906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792760944696185">
                <text:p>0.79276094469618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793778831966189">
                <text:p>0.79377883196618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792647540210235">
                <text:p>0.79264754021023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793785774396466">
                <text:p>0.793785774396466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794216999999358">
                <text:p>0.79421699999935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793446716548769">
                <text:p>0.793446716548769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794178952511123">
                <text:p>0.79417895251112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79359595879711">
                <text:p>0.79359595879711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792594553451808">
                <text:p>0.79259455345180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79249387789063">
                <text:p>0.79249387789063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793387154984065">
                <text:p>0.79338715498406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793103233375762">
                <text:p>0.79310323337576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793621036761877">
                <text:p>0.793621036761877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795186626879322">
                <text:p>0.795186626879322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795028538338777">
                <text:p>0.795028538338777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79402355704915">
                <text:p>0.7940235570491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795753005313245">
                <text:p>0.79575300531324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792964674288216">
                <text:p>0.792964674288216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795111726268394">
                <text:p>0.795111726268394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79341793431926">
                <text:p>0.79341793431926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793818003812425">
                <text:p>0.79381800381242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791653890534894">
                <text:p>0.79165389053489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794150993868489">
                <text:p>0.794150993868489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795814189871094">
                <text:p>0.79581418987109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794169561557417">
                <text:p>0.794169561557417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793170239155991">
                <text:p>0.793170239155991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793862148706423">
                <text:p>0.793862148706423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79412890899576">
                <text:p>0.7941289089957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795092993808318">
                <text:p>0.79509299380831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792571808114955">
                <text:p>0.79257180811495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793590068769482">
                <text:p>0.793590068769482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794510052774385">
                <text:p>0.79451005277438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792388439733845">
                <text:p>0.79238843973384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794030396394411">
                <text:p>0.794030396394411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793452994089172">
                <text:p>0.79345299408917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794724084173489">
                <text:p>0.794724084173489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79391555666591">
                <text:p>0.79391555666591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79424269063311">
                <text:p>0.7942426906331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794247656830031">
                <text:p>0.794247656830031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79322565351989">
                <text:p>0.79322565351989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794784219851319">
                <text:p>0.794784219851319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794534560898553">
                <text:p>0.794534560898553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793461976551846">
                <text:p>0.793461976551846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793853626184511">
                <text:p>0.79385362618451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794447868152353">
                <text:p>0.794447868152353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794960004935738">
                <text:p>0.79496000493573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79423828766117">
                <text:p>0.7942382876611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793206551511078">
                <text:p>0.793206551511078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791546107176897">
                <text:p>0.791546107176897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793920908157425">
                <text:p>0.79392090815742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794698440575172">
                <text:p>0.79469844057517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794361555969477">
                <text:p>0.79436155596947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794487876417877">
                <text:p>0.794487876417877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792937864469881">
                <text:p>0.792937864469881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794444884471656">
                <text:p>0.794444884471656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79363293336762">
                <text:p>0.79363293336762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794752823822379">
                <text:p>0.794752823822379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793971285535414">
                <text:p>0.79397128553541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795067130111886">
                <text:p>0.795067130111886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793300285331919">
                <text:p>0.79330028533191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793548392823239">
                <text:p>0.793548392823239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794742044962167">
                <text:p>0.794742044962167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793995294609296">
                <text:p>0.793995294609296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793253358311891">
                <text:p>0.79325335831189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793677953288326">
                <text:p>0.793677953288326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793820303958369">
                <text:p>0.793820303958369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7940098272778">
                <text:p>0.7940098272778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793721764459871">
                <text:p>0.79372176445987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793382788236456">
                <text:p>0.793382788236456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794093857590062">
                <text:p>0.79409385759006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793772108285359">
                <text:p>0.793772108285359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793479366903473">
                <text:p>0.793479366903473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794176578716364">
                <text:p>0.794176578716364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793946591704033">
                <text:p>0.793946591704033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793045599619902">
                <text:p>0.79304559961990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794407054591">
                <text:p>0.794407054591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794564692111133">
                <text:p>0.794564692111133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792479365474378">
                <text:p>0.792479365474378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795146577388052">
                <text:p>0.795146577388052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794016858089918">
                <text:p>0.79401685808991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794075497125785">
                <text:p>0.79407549712578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795188253287814">
                <text:p>0.795188253287814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794557061069829">
                <text:p>0.794557061069829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793765256923378">
                <text:p>0.793765256923378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793618671394681">
                <text:p>0.793618671394681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794415178637559">
                <text:p>0.79441517863755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793822248984128">
                <text:p>0.79382224898412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795221165956471">
                <text:p>0.795221165956471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793228048223877">
                <text:p>0.793228048223877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794525441656094">
                <text:p>0.79452544165609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795037006366368">
                <text:p>0.79503700636636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794678244337939">
                <text:p>0.794678244337939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793150101281024">
                <text:p>0.793150101281024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794789446488469">
                <text:p>0.794789446488469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794424111440057">
                <text:p>0.794424111440057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790851351660014">
                <text:p>0.790851351660014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794941918849159">
                <text:p>0.794941918849159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794035801358021">
                <text:p>0.79403580135802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794829289777438">
                <text:p>0.794829289777438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795038340326341">
                <text:p>0.79503834032634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79553182269833">
                <text:p>0.79553182269833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794289995185265">
                <text:p>0.79428999518526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795180904454671">
                <text:p>0.795180904454671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790079531672493">
                <text:p>0.790079531672493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795704581176295">
                <text:p>0.795704581176295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792208188482575">
                <text:p>0.792208188482575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793309195603362">
                <text:p>0.793309195603362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795473982959337">
                <text:p>0.795473982959337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795498830904344">
                <text:p>0.795498830904344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793679719091562">
                <text:p>0.793679719091562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793522889371652">
                <text:p>0.793522889371652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795482603392009">
                <text:p>0.795482603392009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794695549130675">
                <text:p>0.794695549130675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795419034348105">
                <text:p>0.79541903434810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794270364664217">
                <text:p>0.79427036466421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.79468057109449">
                <text:p>0.79468057109449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.794263469349463">
                <text:p>0.79426346934946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.794041393553099">
                <text:p>0.794041393553099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794252423844541">
                <text:p>0.79425242384454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794661216727867">
                <text:p>0.794661216727867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.793863615546999">
                <text:p>0.793863615546999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.794362679000131">
                <text:p>0.794362679000131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.795432463001933">
                <text:p>0.795432463001933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.792381739600391">
                <text:p>0.792381739600391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.794963016076419">
                <text:p>0.794963016076419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.794914386632275">
                <text:p>0.79491438663227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.793970521600987">
                <text:p>0.793970521600987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.794485016857559">
                <text:p>0.794485016857559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.793324918421346">
                <text:p>0.793324918421346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.794751328763402">
                <text:p>0.794751328763402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.794653624269361">
                <text:p>0.794653624269361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.794734096805872">
                <text:p>0.794734096805872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.795699161078991">
                <text:p>0.795699161078991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.794361898645526">
                <text:p>0.79436189864552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.792416583612183">
                <text:p>0.792416583612183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.792295252478359">
                <text:p>0.79229525247835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.794193555668574">
                <text:p>0.794193555668574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.795651407805496">
                <text:p>0.795651407805496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.792603627314911">
                <text:p>0.792603627314911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.794885306451763">
                <text:p>0.794885306451763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.793314894261716">
                <text:p>0.793314894261716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.793916615294433">
                <text:p>0.793916615294433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.792207155379465">
                <text:p>0.79220715537946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.79384989132966">
                <text:p>0.79384989132966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.79493851051014">
                <text:p>0.79493851051014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.794972938414436">
                <text:p>0.794972938414436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.794513721637263">
                <text:p>0.79451372163726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.793916397394538">
                <text:p>0.793916397394538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.794931506610765">
                <text:p>0.79493150661076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.794870946705488">
                <text:p>0.794870946705488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.793439385278892">
                <text:p>0.793439385278892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.794530528173148">
                <text:p>0.794530528173148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.795189593892729">
                <text:p>0.79518959389272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.795003359945143">
                <text:p>0.79500335994514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.79550040990183">
                <text:p>0.7955004099018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.793222133338397">
                <text:p>0.793222133338397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.795313358585092">
                <text:p>0.795313358585092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795037905396307">
                <text:p>0.795037905396307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79373714097111">
                <text:p>0.79373714097111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794965875862782">
                <text:p>0.794965875862782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795618041758416">
                <text:p>0.795618041758416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793506439798604">
                <text:p>0.793506439798604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793621105295981">
                <text:p>0.79362110529598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794111229875262">
                <text:p>0.794111229875262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793033901173017">
                <text:p>0.793033901173017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79383670402773">
                <text:p>0.79383670402773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794557072243827">
                <text:p>0.794557072243827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794250950147621">
                <text:p>0.794250950147621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795253902679237">
                <text:p>0.795253902679237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794428659651258">
                <text:p>0.794428659651258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792837431408328">
                <text:p>0.79283743140832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795049002448872">
                <text:p>0.795049002448872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794195576231148">
                <text:p>0.794195576231148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794764572376027">
                <text:p>0.794764572376027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795191781090666">
                <text:p>0.79519178109066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794203159710733">
                <text:p>0.79420315971073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795507622456435">
                <text:p>0.79550762245643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794887041712366">
                <text:p>0.794887041712366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793944119488705">
                <text:p>0.79394411948870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795518560217437">
                <text:p>0.795518560217437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793527494403004">
                <text:p>0.793527494403004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793698020880082">
                <text:p>0.793698020880082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794788992676203">
                <text:p>0.794788992676203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793896232526269">
                <text:p>0.793896232526269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795527098322422">
                <text:p>0.795527098322422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794222679836531">
                <text:p>0.794222679836531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7915927601469">
                <text:p>0.7915927601469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793381987508018">
                <text:p>0.793381987508018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794561274240591">
                <text:p>0.79456127424059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792504274440433">
                <text:p>0.792504274440433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793573168775012">
                <text:p>0.793573168775012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794155162889376">
                <text:p>0.794155162889376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793697994038826">
                <text:p>0.793697994038826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794168063642956">
                <text:p>0.79416806364295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79510335046127">
                <text:p>0.7951033504612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793615113240174">
                <text:p>0.79361511324017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792619239929647">
                <text:p>0.792619239929647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794323036473766">
                <text:p>0.794323036473766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795306101849021">
                <text:p>0.795306101849021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795543028863597">
                <text:p>0.795543028863597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794430383691509">
                <text:p>0.794430383691509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79491052543571">
                <text:p>0.79491052543571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795466991244964">
                <text:p>0.79546699124496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794219372924096">
                <text:p>0.794219372924096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794345382818712">
                <text:p>0.794345382818712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794073273285118">
                <text:p>0.794073273285118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791615081404975">
                <text:p>0.79161508140497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79427631513893">
                <text:p>0.79427631513893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795318208500326">
                <text:p>0.795318208500326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793835633042654">
                <text:p>0.79383563304265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79517365336761">
                <text:p>0.79517365336761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794542397411368">
                <text:p>0.794542397411368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795519841493641">
                <text:p>0.79551984149364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795085257357733">
                <text:p>0.795085257357733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795198379544619">
                <text:p>0.79519837954461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794952768919041">
                <text:p>0.794952768919041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792794301890169">
                <text:p>0.792794301890169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795394249280934">
                <text:p>0.795394249280934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794081008584712">
                <text:p>0.79408100858471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79536800351318">
                <text:p>0.79536800351318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79475625801173">
                <text:p>0.79475625801173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793224876957563">
                <text:p>0.793224876957563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792157548209428">
                <text:p>0.792157548209428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792908675612305">
                <text:p>0.792908675612305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79477106414952">
                <text:p>0.79477106414952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792781919933145">
                <text:p>0.79278191993314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.794609290481809">
                <text:p>0.794609290481809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793540504258345">
                <text:p>0.793540504258345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79384998798505">
                <text:p>0.7938499879850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794983295032482">
                <text:p>0.79498329503248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794241292508774">
                <text:p>0.794241292508774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794442493594361">
                <text:p>0.794442493594361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79452801608363">
                <text:p>0.79452801608363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794714176794652">
                <text:p>0.794714176794652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794592992611328">
                <text:p>0.794592992611328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795563635933625">
                <text:p>0.795563635933625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79371093153384">
                <text:p>0.79371093153384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792479882894448">
                <text:p>0.792479882894448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793442661457643">
                <text:p>0.793442661457643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793590426188587">
                <text:p>0.793590426188587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795065855097778">
                <text:p>0.795065855097778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794735582264223">
                <text:p>0.794735582264223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793889200425808">
                <text:p>0.793889200425808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793178083728864">
                <text:p>0.793178083728864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794405987109994">
                <text:p>0.794405987109994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795727146941803">
                <text:p>0.795727146941803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794997486773743">
                <text:p>0.794997486773743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793187805198366">
                <text:p>0.793187805198366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79396328831651">
                <text:p>0.79396328831651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791894502865709">
                <text:p>0.791894502865709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795332759571108">
                <text:p>0.795332759571108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794857955491423">
                <text:p>0.794857955491423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794395619730834">
                <text:p>0.794395619730834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795644523795162">
                <text:p>0.79564452379516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79313051278156">
                <text:p>0.79313051278156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794885808874545">
                <text:p>0.794885808874545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792429786258058">
                <text:p>0.792429786258058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.794009242821456">
                <text:p>0.794009242821456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.794802084273058">
                <text:p>0.79480208427305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.794018036728579">
                <text:p>0.794018036728579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.794614836673916">
                <text:p>0.794614836673916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.795376084519128">
                <text:p>0.795376084519128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.794069109183363">
                <text:p>0.794069109183363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.794481407300145">
                <text:p>0.79448140730014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.794530885256501">
                <text:p>0.794530885256501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.795493127585145">
                <text:p>0.795493127585145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.794545179039866">
                <text:p>0.794545179039866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.793357259366078">
                <text:p>0.793357259366078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.795447472246956">
                <text:p>0.795447472246956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.793407143862978">
                <text:p>0.793407143862978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.793457346881909">
                <text:p>0.793457346881909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.795499716992574">
                <text:p>0.79549971699257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.793831730114282">
                <text:p>0.793831730114282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.795349653668406">
                <text:p>0.795349653668406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.793602218668814">
                <text:p>0.793602218668814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.793091626359436">
                <text:p>0.793091626359436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.794514371078507">
                <text:p>0.794514371078507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.793528912099326">
                <text:p>0.793528912099326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.793331337479651">
                <text:p>0.793331337479651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794364291499009">
                <text:p>0.79436429149900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.794071995142245">
                <text:p>0.79407199514224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.794331704552785">
                <text:p>0.794331704552785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.793426895666431">
                <text:p>0.793426895666431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.794048975967391">
                <text:p>0.794048975967391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792813726850385">
                <text:p>0.79281372685038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.794548565023256">
                <text:p>0.794548565023256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.794299762796118">
                <text:p>0.794299762796118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.793520493328378">
                <text:p>0.79352049332837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.795696090524392">
                <text:p>0.795696090524392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.795048797833044">
                <text:p>0.795048797833044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.794534617968066">
                <text:p>0.794534617968066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.795193689814472">
                <text:p>0.79519368981447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.793699891839631">
                <text:p>0.793699891839631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.794352401472676">
                <text:p>0.794352401472676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.795549652701483">
                <text:p>0.79554965270148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.795512722091063">
                <text:p>0.795512722091063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.794040529864662">
                <text:p>0.79404052986466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793219863064006">
                <text:p>0.793219863064006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.794325435024208">
                <text:p>0.794325435024208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.79465181643111">
                <text:p>0.79465181643111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.793165373169542">
                <text:p>0.793165373169542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795445521015217">
                <text:p>0.795445521015217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.795495317703069">
                <text:p>0.795495317703069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.791667840535879">
                <text:p>0.791667840535879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.795327591527905">
                <text:p>0.79532759152790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.794346473286899">
                <text:p>0.794346473286899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.793519930495077">
                <text:p>0.793519930495077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.793859669555272">
                <text:p>0.793859669555272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.79439868112869">
                <text:p>0.79439868112869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.793589251664347">
                <text:p>0.793589251664347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.792697342986537">
                <text:p>0.792697342986537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.793686674819162">
                <text:p>0.79368667481916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.794330281634883">
                <text:p>0.794330281634883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.794956858005569">
                <text:p>0.794956858005569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.794076895080616">
                <text:p>0.794076895080616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.793467554805228">
                <text:p>0.793467554805228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.795775634279781">
                <text:p>0.79577563427978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.793479334596361">
                <text:p>0.793479334596361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.795465802465375">
                <text:p>0.79546580246537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793400019234304">
                <text:p>0.793400019234304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.794338041258141">
                <text:p>0.794338041258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